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Gothic" svg:font-family="TakaoGothic" style:font-family-generic="system" style:font-pitch="variable"/>
    <style:font-face style:name="Ubuntu Light" svg:font-family="'Ubuntu Light'"/>
    <style:font-face style:name="apple-system" svg:font-family="apple-system, BlinkMacSystemFont, 'Helvetica Neue', 'Segoe UI', Helvetica, 'Hiragino Kaku Gothic ProN', 'Hiragino Kaku Gothic Pro', Meiryo, sans-serif"/>
  </office:font-face-decls>
  <office:automatic-styles>
    <style:style style:name="P1"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style:font-name-asian="apple-system" style:font-size-asian="12pt" style:font-style-asian="normal" style:font-weight-asian="bold" style:font-size-complex="12pt" loext:padding-left="0in" loext:padding-right="0in" loext:padding-top="0in" loext:padding-bottom="0.0417in" loext:border-left="none" loext:border-right="none" loext:border-top="none" loext:border-bottom="2.24pt solid #ff1744"/>
    </style:style>
    <style:style style:name="P2"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style:font-name-asian="apple-system" style:font-size-asian="12pt" style:font-style-asian="normal" style:font-weight-asian="bold" style:font-size-complex="12pt" loext:padding-left="0in" loext:padding-right="0in" loext:padding-top="0in" loext:padding-bottom="0.0382in" loext:border-left="none" loext:border-right="none" loext:border-top="none" loext:border-bottom="2.04pt solid #ff1744"/>
    </style:style>
    <style:style style:name="P3" style:family="paragraph" style:parent-style-name="Text_20_body">
      <style:paragraph-properties fo:margin-left="0in" fo:margin-right="0in" fo:margin-top="0in" fo:margin-bottom="0.0972in" style:contextual-spacing="false" fo:line-height="200%" fo:orphans="2" fo:widows="2" fo:text-indent="0in" style:auto-text-indent="false"/>
      <style:text-properties fo:font-variant="normal" fo:text-transform="none" fo:color="#000000" loext:opacity="100%" fo:font-size="12pt" fo:letter-spacing="normal" officeooo:paragraph-rsid="00d5e333" style:font-name-asian="apple-system" style:font-size-asian="12pt" style:font-style-asian="normal" style:font-weight-asian="bold" style:font-size-complex="12pt" loext:padding-left="0in" loext:padding-right="0in" loext:padding-top="0in" loext:padding-bottom="0.0382in" loext:border-left="none" loext:border-right="none" loext:border-top="none" loext:border-bottom="2.04pt solid #ff1744"/>
    </style:style>
    <style:style style:name="P4" style:family="paragraph" style:parent-style-name="Text_20_body">
      <style:paragraph-properties fo:margin-top="0in" fo:margin-bottom="0.0972in" style:contextual-spacing="false" fo:line-height="200%" fo:orphans="2" fo:widows="2"/>
      <style:text-properties fo:font-variant="normal" fo:text-transform="none" fo:color="#000000" loext:opacity="100%" fo:font-size="12pt" fo:letter-spacing="normal" fo:background-color="#ffffff" style:font-name-asian="apple-system" style:font-size-asian="12pt" style:font-style-asian="normal" style:font-weight-asian="bold" style:font-size-complex="12pt" loext:padding-left="0in" loext:padding-right="0in" loext:padding-top="0in" loext:padding-bottom="0.0417in" loext:border-left="none" loext:border-right="none" loext:border-top="none" loext:border-bottom="2.24pt solid #ff1744"/>
    </style:style>
    <style:style style:name="P5" style:family="paragraph" style:parent-style-name="Text_20_body">
      <style:paragraph-properties fo:margin-top="0in" fo:margin-bottom="0.0972in" style:contextual-spacing="false" fo:line-height="200%" fo:orphans="2" fo:widows="2"/>
      <style:text-properties fo:font-variant="normal" fo:text-transform="none" fo:color="#000000" loext:opacity="100%" fo:font-size="12pt" fo:letter-spacing="normal" fo:background-color="#ffffff" style:font-name-asian="apple-system" style:font-size-asian="12pt" style:font-style-asian="normal" style:font-weight-asian="bold" style:font-size-complex="12pt" loext:padding-left="0in" loext:padding-right="0in" loext:padding-top="0in" loext:padding-bottom="0.0382in" loext:border-left="none" loext:border-right="none" loext:border-top="none" loext:border-bottom="2.04pt solid #ff1744"/>
    </style:style>
    <style:style style:name="P6"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style:font-size-asian="12pt" style:font-size-complex="12pt"/>
    </style:style>
    <style:style style:name="P7"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style:font-size-asian="12pt" style:font-size-complex="12pt"/>
    </style:style>
    <style:style style:name="P8"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officeooo:paragraph-rsid="00d5e333" style:font-size-asian="12pt" style:font-size-complex="12pt"/>
    </style:style>
    <style:style style:name="P9" style:family="paragraph" style:parent-style-name="Text_20_body">
      <style:text-properties fo:font-variant="normal" fo:text-transform="none" fo:color="#000000" loext:opacity="100%" style:font-name="apple-system" fo:font-size="12pt" fo:letter-spacing="normal" fo:font-style="normal" fo:font-weight="bold" officeooo:rsid="01503373" officeooo:paragraph-rsid="01503373" style:font-size-asian="12pt" style:font-size-complex="12pt"/>
    </style:style>
    <style:style style:name="P10"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fo:background-color="#ffffff" style:font-size-asian="12pt" style:font-size-complex="12pt" loext:padding="0in" loext:border="none"/>
    </style:style>
    <style:style style:name="P11"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bold" fo:background-color="#ffffff" style:font-size-asian="12pt" style:font-size-complex="12pt" loext:padding="0in" loext:border="none"/>
    </style:style>
    <style:style style:name="P12" style:family="paragraph" style:parent-style-name="Text_20_body">
      <style:paragraph-properties fo:margin-left="0in" fo:margin-right="0in" fo:margin-top="0.0835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0764in" fo:margin-bottom="0in" style:contextual-spacing="false" fo:orphans="2" fo:widows="2" fo:text-indent="0in" style:auto-text-indent="false"/>
      <style:text-properties fo:font-variant="normal" fo:text-transform="none" fo:color="#000000" loext:opacity="100%" style:font-name="apple-system" fo:font-size="12pt" fo:letter-spacing="normal" fo:font-style="normal" fo:font-weight="normal" style:font-size-asian="12pt" style:font-weight-asian="normal" style:font-size-complex="12pt" style:font-weight-complex="normal"/>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font-size="18pt" fo:letter-spacing="normal" fo:font-style="normal" fo:font-weight="normal" style:font-size-asian="18pt" style:font-size-complex="18pt"/>
    </style:style>
    <style:style style:name="P15" style:family="paragraph" style:parent-style-name="Standard">
      <style:text-properties fo:font-variant="normal" fo:text-transform="none" fo:color="#000000" loext:opacity="100%" style:font-name="apple-system" fo:font-size="18pt" fo:letter-spacing="normal" fo:font-style="normal" fo:font-weight="normal" officeooo:rsid="0011623a" officeooo:paragraph-rsid="003e034c" style:font-size-asian="18pt" style:font-size-complex="18pt"/>
    </style:style>
    <style:style style:name="P16" style:family="paragraph" style:parent-style-name="Text_20_body">
      <style:text-properties fo:font-variant="normal" fo:text-transform="none" fo:color="#000000" loext:opacity="100%" style:font-name="apple-system" fo:font-size="18pt" fo:letter-spacing="normal" fo:font-style="normal" fo:font-weight="normal" officeooo:paragraph-rsid="002dd264" style:font-size-asian="18pt" style:font-size-complex="18pt"/>
    </style:style>
    <style:style style:name="P17" style:family="paragraph" style:parent-style-name="Text_20_body">
      <style:text-properties fo:font-variant="normal" fo:text-transform="none" fo:color="#000000" loext:opacity="100%" style:font-name="apple-system" fo:font-size="18pt" fo:letter-spacing="normal" fo:font-style="normal" fo:font-weight="normal" officeooo:paragraph-rsid="009340e8" style:font-size-asian="18pt" style:font-size-complex="18pt"/>
    </style:style>
    <style:style style:name="P18" style:family="paragraph" style:parent-style-name="Text_20_body">
      <style:text-properties fo:font-variant="normal" fo:text-transform="none" fo:color="#000000" loext:opacity="100%" style:font-name="apple-system" fo:font-size="18pt" fo:letter-spacing="normal" fo:font-style="normal" fo:font-weight="normal" officeooo:paragraph-rsid="009b7e19" style:font-size-asian="18pt" style:font-size-complex="18pt"/>
    </style:style>
    <style:style style:name="P19" style:family="paragraph" style:parent-style-name="Text_20_body">
      <style:text-properties fo:font-variant="normal" fo:text-transform="none" fo:color="#000000" loext:opacity="100%" style:font-name="apple-system" fo:font-size="18pt" fo:letter-spacing="normal" fo:font-style="normal" fo:font-weight="normal" officeooo:paragraph-rsid="00af42b8" style:font-size-asian="18pt" style:font-size-complex="18pt"/>
    </style:style>
    <style:style style:name="P20" style:family="paragraph" style:parent-style-name="Text_20_body">
      <style:text-properties fo:font-variant="normal" fo:text-transform="none" fo:color="#000000" loext:opacity="100%" style:font-name="apple-system" fo:font-size="18pt" fo:letter-spacing="normal" fo:font-style="normal" fo:font-weight="normal" officeooo:paragraph-rsid="00c9aff2" style:font-size-asian="18pt" style:font-size-complex="18pt"/>
    </style:style>
    <style:style style:name="P21" style:family="paragraph" style:parent-style-name="Text_20_body">
      <style:text-properties fo:font-variant="normal" fo:text-transform="none" fo:color="#000000" loext:opacity="100%" style:font-name="apple-system" fo:font-size="18pt" fo:letter-spacing="normal" fo:font-style="normal" fo:font-weight="normal" officeooo:paragraph-rsid="00e38d74" style:font-size-asian="18pt" style:font-size-complex="18pt"/>
    </style:style>
    <style:style style:name="P22" style:family="paragraph" style:parent-style-name="Text_20_body">
      <style:text-properties fo:font-variant="normal" fo:text-transform="none" fo:color="#000000" loext:opacity="100%" style:font-name="apple-system" fo:font-size="18pt" fo:letter-spacing="normal" fo:font-style="normal" fo:font-weight="normal" officeooo:paragraph-rsid="00f47595" style:font-size-asian="18pt" style:font-size-complex="18pt"/>
    </style:style>
    <style:style style:name="P23" style:family="paragraph" style:parent-style-name="Text_20_body">
      <style:text-properties fo:font-variant="normal" fo:text-transform="none" fo:color="#000000" loext:opacity="100%" style:font-name="apple-system" fo:font-size="18pt" fo:letter-spacing="normal" fo:font-style="normal" fo:font-weight="normal" officeooo:paragraph-rsid="0129e262" style:font-size-asian="18pt" style:font-size-complex="18pt"/>
    </style:style>
    <style:style style:name="P24" style:family="paragraph" style:parent-style-name="Text_20_body">
      <style:text-properties fo:font-variant="normal" fo:text-transform="none" fo:color="#000000" loext:opacity="100%" style:font-name="apple-system" fo:font-size="18pt" fo:letter-spacing="normal" fo:font-style="normal" fo:font-weight="normal" officeooo:paragraph-rsid="013f0b44" style:font-size-asian="18pt" style:font-size-complex="18pt"/>
    </style:style>
    <style:style style:name="P25" style:family="paragraph" style:parent-style-name="Text_20_body">
      <style:text-properties fo:font-variant="normal" fo:text-transform="none" fo:color="#000000" loext:opacity="100%" style:font-name="apple-system" fo:font-size="18pt" fo:letter-spacing="normal" fo:font-style="normal" fo:font-weight="normal" officeooo:paragraph-rsid="01503373" style:font-size-asian="18pt" style:font-size-complex="18pt"/>
    </style:style>
    <style:style style:name="P26" style:family="paragraph" style:parent-style-name="Text_20_body">
      <style:text-properties fo:font-variant="normal" fo:text-transform="none" fo:color="#000000" loext:opacity="100%" style:font-name="apple-system" fo:font-size="18pt" fo:letter-spacing="normal" fo:font-style="normal" fo:font-weight="normal" officeooo:paragraph-rsid="016c87ad" style:font-size-asian="18pt" style:font-size-complex="18pt"/>
    </style:style>
    <style:style style:name="P27" style:family="paragraph" style:parent-style-name="Text_20_body">
      <style:text-properties fo:font-variant="normal" fo:text-transform="none" fo:color="#000000" loext:opacity="100%" style:font-name="apple-system" fo:font-size="18pt" fo:letter-spacing="normal" fo:font-style="normal" fo:font-weight="normal" officeooo:paragraph-rsid="0179bcd7" style:font-size-asian="18pt" style:font-size-complex="18pt"/>
    </style:style>
    <style:style style:name="P28" style:family="paragraph" style:parent-style-name="Text_20_body">
      <style:text-properties fo:font-variant="normal" fo:text-transform="none" fo:color="#000000" loext:opacity="100%" style:font-name="apple-system" fo:font-size="18pt" fo:letter-spacing="normal" fo:font-style="normal" fo:font-weight="normal" officeooo:paragraph-rsid="0194af25" style:font-size-asian="18pt" style:font-size-complex="18pt"/>
    </style:style>
    <style:style style:name="P29" style:family="paragraph" style:parent-style-name="Text_20_body">
      <style:text-properties fo:font-variant="normal" fo:text-transform="none" fo:color="#000000" loext:opacity="100%" style:font-name="apple-system" fo:font-size="18pt" fo:letter-spacing="normal" fo:font-style="normal" fo:font-weight="normal" officeooo:paragraph-rsid="01ad7b6f" style:font-size-asian="18pt" style:font-size-complex="18pt"/>
    </style:style>
    <style:style style:name="P30" style:family="paragraph" style:parent-style-name="Text_20_body">
      <style:text-properties fo:font-variant="normal" fo:text-transform="none" fo:color="#000000" loext:opacity="100%" style:font-name="apple-system" fo:font-size="18pt" fo:letter-spacing="normal" fo:font-style="normal" fo:font-weight="normal" officeooo:paragraph-rsid="01c3dfca" style:font-size-asian="18pt" style:font-size-complex="18pt"/>
    </style:style>
    <style:style style:name="P31" style:family="paragraph" style:parent-style-name="Text_20_body">
      <style:text-properties fo:font-variant="normal" fo:text-transform="none" fo:color="#000000" loext:opacity="100%" style:font-name="apple-system" fo:font-size="18pt" fo:letter-spacing="normal" fo:font-style="normal" fo:font-weight="normal" officeooo:paragraph-rsid="01dd31f5" style:font-size-asian="18pt" style:font-size-complex="18pt"/>
    </style:style>
    <style:style style:name="P32" style:family="paragraph" style:parent-style-name="Text_20_body">
      <style:text-properties fo:font-variant="normal" fo:text-transform="none" fo:color="#000000" loext:opacity="100%" style:font-name="apple-system" fo:font-size="18pt" fo:letter-spacing="normal" fo:font-style="normal" fo:font-weight="normal" officeooo:paragraph-rsid="01f974ef" style:font-size-asian="18pt" style:font-size-complex="18pt"/>
    </style:style>
    <style:style style:name="P33" style:family="paragraph" style:parent-style-name="Text_20_body">
      <style:text-properties fo:font-variant="normal" fo:text-transform="none" fo:color="#000000" loext:opacity="100%" style:font-name="apple-system" fo:font-size="18pt" fo:letter-spacing="normal" fo:font-style="normal" fo:font-weight="normal" officeooo:paragraph-rsid="02337be4" style:font-size-asian="18pt" style:font-size-complex="18pt"/>
    </style:style>
    <style:style style:name="P34" style:family="paragraph" style:parent-style-name="Text_20_body">
      <style:text-properties fo:font-variant="normal" fo:text-transform="none" fo:color="#000000" loext:opacity="100%" style:font-name="apple-system" fo:font-size="18pt" fo:letter-spacing="normal" fo:font-style="normal" fo:font-weight="normal" officeooo:paragraph-rsid="025a0bd9" style:font-size-asian="18pt" style:font-size-complex="18pt"/>
    </style:style>
    <style:style style:name="P35" style:family="paragraph" style:parent-style-name="Text_20_body">
      <style:paragraph-properties fo:break-before="page"/>
      <style:text-properties fo:font-variant="normal" fo:text-transform="none" fo:color="#000000" loext:opacity="100%" style:font-name="apple-system" fo:font-size="18pt" fo:letter-spacing="normal" fo:font-style="normal" fo:font-weight="normal" officeooo:paragraph-rsid="02ab7435" style:font-size-asian="18pt" style:font-size-complex="18pt"/>
    </style:style>
    <style:style style:name="P36" style:family="paragraph" style:parent-style-name="Text_20_body">
      <style:text-properties fo:font-variant="normal" fo:text-transform="none" fo:color="#000000" loext:opacity="100%" style:font-name="apple-system" fo:font-size="18pt" fo:letter-spacing="normal" fo:font-style="normal" fo:font-weight="normal" officeooo:paragraph-rsid="006b2b87" style:font-size-asian="18pt" style:font-weight-asian="normal" style:font-size-complex="18pt" style:font-weight-complex="normal"/>
    </style:style>
    <style:style style:name="P37" style:family="paragraph" style:parent-style-name="Text_20_body">
      <style:text-properties fo:font-variant="normal" fo:text-transform="none" fo:color="#000000" loext:opacity="100%" style:font-name="apple-system" fo:font-size="18pt" fo:letter-spacing="normal" fo:font-style="normal" fo:font-weight="bold" officeooo:paragraph-rsid="0243f1f3" fo:background-color="#ffffff" style:font-size-asian="18pt" style:font-size-complex="18pt" loext:padding="0in" loext:border="none"/>
    </style:style>
    <style:style style:name="P38"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letter-spacing="normal" fo:font-style="normal" fo:font-weight="normal" officeooo:paragraph-rsid="003e3153"/>
    </style:style>
    <style:style style:name="P39" style:family="paragraph" style:parent-style-name="Heading_20_2">
      <style:text-properties fo:font-variant="normal" fo:text-transform="none" fo:color="#ff1744" loext:opacity="100%" style:font-name="apple-system" fo:letter-spacing="normal" fo:font-style="normal" fo:font-weight="normal" officeooo:rsid="020f018c" officeooo:paragraph-rsid="02130a32"/>
    </style:style>
    <style:style style:name="P40"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font-size="18pt" fo:letter-spacing="normal" fo:font-style="normal" fo:font-weight="normal" officeooo:paragraph-rsid="003e72b5" style:font-size-asian="18pt" style:font-size-complex="18pt"/>
    </style:style>
    <style:style style:name="P41"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font-size="18pt" fo:letter-spacing="normal" fo:font-style="normal" fo:font-weight="bold" officeooo:paragraph-rsid="003e3153" fo:background-color="#ffffff" style:font-size-asian="18pt" style:font-size-complex="18pt" loext:padding="0in" loext:border="none"/>
    </style:style>
    <style:style style:name="P42" style:family="paragraph" style:parent-style-name="List_20_Heading">
      <style:text-properties fo:font-variant="normal" fo:text-transform="none" fo:color="#ff8a80" loext:opacity="100%" style:font-name="apple-system" fo:letter-spacing="normal" fo:font-style="normal" fo:font-weight="normal" officeooo:rsid="02687d70" officeooo:paragraph-rsid="02ab7435"/>
    </style:style>
    <style:style style:name="P43" style:family="paragraph" style:parent-style-name="Text_20_body">
      <style:paragraph-properties fo:margin-left="0in" fo:margin-right="0in" fo:margin-top="0.0335in" fo:margin-bottom="0in" style:contextual-spacing="false" fo:text-align="start" style:justify-single-word="false" fo:orphans="2" fo:widows="2" fo:text-indent="0in" style:auto-text-indent="false"/>
      <style:text-properties fo:font-variant="normal" fo:text-transform="none" fo:color="#0d47a1" loext:opacity="100%" style:font-name="apple-system" fo:letter-spacing="normal" fo:font-style="normal" fo:font-weight="normal"/>
    </style:style>
    <style:style style:name="P44" style:family="paragraph" style:parent-style-name="Heading_20_2">
      <style:paragraph-properties fo:margin-left="0in" fo:margin-right="0in" fo:margin-top="0in" fo:margin-bottom="0.1457in" style:contextual-spacing="false" fo:orphans="2" fo:widows="2" fo:text-indent="0in" style:auto-text-indent="false"/>
      <style:text-properties officeooo:paragraph-rsid="003e877b"/>
    </style:style>
    <style:style style:name="P45" style:family="paragraph" style:parent-style-name="Text_20_body">
      <style:paragraph-properties fo:margin-left="0in" fo:margin-right="0in" fo:margin-top="0in" fo:margin-bottom="0in" style:contextual-spacing="false" fo:orphans="2" fo:widows="2" fo:text-indent="0in" style:auto-text-indent="false"/>
      <style:text-properties loext:padding="0in" loext:border="none"/>
    </style:style>
    <style:style style:name="P46" style:family="paragraph" style:parent-style-name="Standard">
      <style:text-properties officeooo:rsid="0005a355" officeooo:paragraph-rsid="0005a355"/>
    </style:style>
    <style:style style:name="P47" style:family="paragraph" style:parent-style-name="Standard">
      <style:text-properties officeooo:rsid="0011623a" officeooo:paragraph-rsid="0011623a"/>
    </style:style>
    <style:style style:name="P48" style:family="paragraph" style:parent-style-name="Standard">
      <style:text-properties officeooo:rsid="0011623a" officeooo:paragraph-rsid="003e034c"/>
    </style:style>
    <style:style style:name="P49" style:family="paragraph" style:parent-style-name="Standard">
      <style:text-properties officeooo:rsid="001ebbe7" officeooo:paragraph-rsid="001ebbe7"/>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weight="bold" officeooo:rsid="001ebbe7" officeooo:paragraph-rsid="001ebbe7" style:font-weight-asian="bold" style:font-weight-complex="bold"/>
    </style:style>
    <style:style style:name="P52" style:family="paragraph" style:parent-style-name="Standard">
      <style:text-properties fo:font-weight="bold" officeooo:rsid="001ebbe7" officeooo:paragraph-rsid="0026a69d" style:font-weight-asian="bold" style:font-weight-complex="bold"/>
    </style:style>
    <style:style style:name="P53" style:family="paragraph" style:parent-style-name="Standard">
      <style:text-properties fo:font-weight="bold" officeooo:rsid="002c0532" officeooo:paragraph-rsid="002dd264" style:font-weight-asian="bold" style:font-weight-complex="bold"/>
    </style:style>
    <style:style style:name="P54" style:family="paragraph" style:parent-style-name="Standard">
      <style:text-properties fo:font-weight="bold" officeooo:rsid="0243f1f3" officeooo:paragraph-rsid="0243f1f3" style:font-weight-asian="bold" style:font-weight-complex="bold"/>
    </style:style>
    <style:style style:name="P55" style:family="paragraph" style:parent-style-name="Standard">
      <style:text-properties fo:font-weight="bold" officeooo:rsid="009b7e19" officeooo:paragraph-rsid="009b7e19" style:font-weight-asian="bold" style:font-weight-complex="bold"/>
    </style:style>
    <style:style style:name="P56" style:family="paragraph" style:parent-style-name="Standard">
      <style:text-properties fo:font-weight="bold" officeooo:rsid="00af42b8" officeooo:paragraph-rsid="00af42b8" style:font-weight-asian="bold" style:font-weight-complex="bold"/>
    </style:style>
    <style:style style:name="P57" style:family="paragraph" style:parent-style-name="Standard">
      <style:text-properties fo:font-weight="bold" officeooo:rsid="00c9aff2" officeooo:paragraph-rsid="00c9aff2" style:font-weight-asian="bold" style:font-weight-complex="bold"/>
    </style:style>
    <style:style style:name="P58" style:family="paragraph" style:parent-style-name="Standard">
      <style:text-properties fo:font-weight="bold" officeooo:rsid="00c9aff2" officeooo:paragraph-rsid="0297f302" style:font-weight-asian="bold" style:font-weight-complex="bold"/>
    </style:style>
    <style:style style:name="P59" style:family="paragraph" style:parent-style-name="Standard">
      <style:text-properties fo:font-weight="bold" officeooo:rsid="00e38d74" officeooo:paragraph-rsid="00ea1d33" style:font-weight-asian="bold" style:font-weight-complex="bold"/>
    </style:style>
    <style:style style:name="P60" style:family="paragraph" style:parent-style-name="Standard">
      <style:text-properties fo:font-weight="bold" officeooo:rsid="00e38d74" officeooo:paragraph-rsid="00e38d74" style:font-weight-asian="bold" style:font-weight-complex="bold"/>
    </style:style>
    <style:style style:name="P61" style:family="paragraph" style:parent-style-name="Standard">
      <style:text-properties fo:font-weight="bold" officeooo:rsid="00f47595" officeooo:paragraph-rsid="00f47595" style:font-weight-asian="bold" style:font-weight-complex="bold"/>
    </style:style>
    <style:style style:name="P62" style:family="paragraph" style:parent-style-name="Standard">
      <style:text-properties fo:font-weight="bold" officeooo:rsid="0011623a" officeooo:paragraph-rsid="0011623a" style:font-weight-asian="bold" style:font-weight-complex="bold"/>
    </style:style>
    <style:style style:name="P63" style:family="paragraph" style:parent-style-name="Standard">
      <style:text-properties fo:font-weight="bold" officeooo:rsid="0005a355" officeooo:paragraph-rsid="0005a355" style:font-weight-asian="bold" style:font-weight-complex="bold"/>
    </style:style>
    <style:style style:name="P64" style:family="paragraph" style:parent-style-name="Standard">
      <style:text-properties fo:font-weight="bold" officeooo:rsid="009340e8" officeooo:paragraph-rsid="009340e8" style:font-weight-asian="bold" style:font-weight-complex="bold"/>
    </style:style>
    <style:style style:name="P65" style:family="paragraph" style:parent-style-name="Standard">
      <style:text-properties fo:font-weight="bold" officeooo:paragraph-rsid="02bf29e1" style:font-weight-asian="bold" style:font-weight-complex="bold"/>
    </style:style>
    <style:style style:name="P66" style:family="paragraph" style:parent-style-name="Standard">
      <style:text-properties fo:font-weight="bold" officeooo:paragraph-rsid="02d22a08" style:font-weight-asian="bold" style:font-weight-complex="bold"/>
    </style:style>
    <style:style style:name="P67" style:family="paragraph" style:parent-style-name="Standard">
      <style:text-properties fo:font-weight="bold" officeooo:paragraph-rsid="02d416cc" style:font-weight-asian="bold" style:font-weight-complex="bold"/>
    </style:style>
    <style:style style:name="P68" style:family="paragraph" style:parent-style-name="Standard">
      <style:text-properties fo:font-weight="bold" officeooo:rsid="020f018c" officeooo:paragraph-rsid="020f018c" style:font-weight-asian="bold" style:font-weight-complex="bold"/>
    </style:style>
    <style:style style:name="P69" style:family="paragraph" style:parent-style-name="Standard">
      <style:text-properties fo:font-weight="bold" officeooo:rsid="020f018c" officeooo:paragraph-rsid="02130a32" style:font-weight-asian="bold" style:font-weight-complex="bold"/>
    </style:style>
    <style:style style:name="P70" style:family="paragraph" style:parent-style-name="Standard">
      <style:text-properties fo:font-weight="bold" officeooo:rsid="022d38ed" officeooo:paragraph-rsid="022d38ed" style:font-weight-asian="bold" style:font-weight-complex="bold"/>
    </style:style>
    <style:style style:name="P71" style:family="paragraph" style:parent-style-name="Standard">
      <style:text-properties fo:font-weight="bold" officeooo:rsid="022d38ed" officeooo:paragraph-rsid="02337be4" style:font-weight-asian="bold" style:font-weight-complex="bold"/>
    </style:style>
    <style:style style:name="P72" style:family="paragraph" style:parent-style-name="Standard">
      <style:text-properties fo:font-weight="bold" officeooo:rsid="02de11c0" officeooo:paragraph-rsid="02de11c0" style:font-weight-asian="bold" style:font-weight-complex="bold"/>
    </style:style>
    <style:style style:name="P73" style:family="paragraph" style:parent-style-name="Standard">
      <style:text-properties fo:font-weight="bold" officeooo:rsid="02555848" officeooo:paragraph-rsid="02555848" style:font-weight-asian="bold" style:font-weight-complex="bold"/>
    </style:style>
    <style:style style:name="P74" style:family="paragraph" style:parent-style-name="Standard">
      <style:text-properties fo:font-weight="bold" officeooo:rsid="02555848" officeooo:paragraph-rsid="025a0bd9" style:font-weight-asian="bold" style:font-weight-complex="bold"/>
    </style:style>
    <style:style style:name="P75" style:family="paragraph" style:parent-style-name="Standard">
      <style:text-properties fo:font-weight="bold" officeooo:rsid="02555848" officeooo:paragraph-rsid="02dfc3b6" style:font-weight-asian="bold" style:font-weight-complex="bold"/>
    </style:style>
    <style:style style:name="P76" style:family="paragraph" style:parent-style-name="Standard">
      <style:text-properties fo:font-weight="bold" officeooo:rsid="02687d70" officeooo:paragraph-rsid="02687d70" style:font-weight-asian="bold" style:font-weight-complex="bold"/>
    </style:style>
    <style:style style:name="P77" style:family="paragraph" style:parent-style-name="Text_20_body">
      <style:text-properties fo:font-weight="bold" style:font-weight-asian="bold" style:font-weight-complex="bold"/>
    </style:style>
    <style:style style:name="P78" style:family="paragraph" style:parent-style-name="Standard">
      <style:text-properties fo:font-size="12pt" officeooo:rsid="001ebbe7" officeooo:paragraph-rsid="001ebbe7" style:font-size-asian="12pt" style:font-size-complex="12pt"/>
    </style:style>
    <style:style style:name="P79" style:family="paragraph" style:parent-style-name="Standard">
      <style:text-properties fo:font-size="12pt" officeooo:paragraph-rsid="016c87ad" style:font-size-asian="12pt" style:font-size-complex="12pt"/>
    </style:style>
    <style:style style:name="P80" style:family="paragraph" style:parent-style-name="Standard">
      <style:text-properties fo:font-size="12pt" officeooo:rsid="01797eb1" officeooo:paragraph-rsid="01797eb1" style:font-size-asian="12pt" style:font-size-complex="12pt"/>
    </style:style>
    <style:style style:name="P81" style:family="paragraph" style:parent-style-name="Standard">
      <style:text-properties fo:font-size="12pt" officeooo:rsid="0179bcd7" officeooo:paragraph-rsid="0179bcd7" style:font-size-asian="12pt" style:font-size-complex="12pt"/>
    </style:style>
    <style:style style:name="P82" style:family="paragraph" style:parent-style-name="Standard">
      <style:text-properties fo:font-size="12pt" officeooo:rsid="0179bcd7" officeooo:paragraph-rsid="017d3723" style:font-size-asian="12pt" style:font-size-complex="12pt"/>
    </style:style>
    <style:style style:name="P83" style:family="paragraph" style:parent-style-name="Standard">
      <style:text-properties fo:font-size="12pt" officeooo:rsid="0179bcd7" officeooo:paragraph-rsid="02784d8d" style:font-size-asian="12pt" style:font-size-complex="12pt"/>
    </style:style>
    <style:style style:name="P84" style:family="paragraph" style:parent-style-name="Standard">
      <style:text-properties fo:font-size="12pt" officeooo:rsid="0192bd89" officeooo:paragraph-rsid="0192bd89" style:font-size-asian="12pt" style:font-size-complex="12pt"/>
    </style:style>
    <style:style style:name="P85" style:family="paragraph" style:parent-style-name="Standard">
      <style:text-properties fo:font-size="12pt" officeooo:rsid="0192bd89" officeooo:paragraph-rsid="0194af25" style:font-size-asian="12pt" style:font-size-complex="12pt"/>
    </style:style>
    <style:style style:name="P86" style:family="paragraph" style:parent-style-name="Standard">
      <style:text-properties fo:font-size="12pt" officeooo:rsid="0192bd89" officeooo:paragraph-rsid="0274e6bd" style:font-size-asian="12pt" style:font-size-complex="12pt"/>
    </style:style>
    <style:style style:name="P87" style:family="paragraph" style:parent-style-name="Standard">
      <style:text-properties fo:font-size="12pt" officeooo:rsid="01a7d8ed" officeooo:paragraph-rsid="01a7d8ed" style:font-size-asian="12pt" style:font-size-complex="12pt"/>
    </style:style>
    <style:style style:name="P88" style:family="paragraph" style:parent-style-name="Standard">
      <style:text-properties fo:font-size="12pt" officeooo:rsid="01a80d4c" officeooo:paragraph-rsid="01a80d4c" style:font-size-asian="12pt" style:font-size-complex="12pt"/>
    </style:style>
    <style:style style:name="P89" style:family="paragraph" style:parent-style-name="Standard">
      <style:text-properties fo:font-size="12pt" officeooo:rsid="01a80d4c" officeooo:paragraph-rsid="01acd8a3" style:font-size-asian="12pt" style:font-size-complex="12pt"/>
    </style:style>
    <style:style style:name="P90" style:family="paragraph" style:parent-style-name="Standard">
      <style:text-properties fo:font-size="12pt" officeooo:rsid="01a80d4c" officeooo:paragraph-rsid="01ad7b6f" style:font-size-asian="12pt" style:font-size-complex="12pt"/>
    </style:style>
    <style:style style:name="P91" style:family="paragraph" style:parent-style-name="Standard">
      <style:text-properties fo:font-size="12pt" officeooo:rsid="01a80d4c" officeooo:paragraph-rsid="02778fe8" style:font-size-asian="12pt" style:font-size-complex="12pt"/>
    </style:style>
    <style:style style:name="P92" style:family="paragraph" style:parent-style-name="Standard">
      <style:text-properties fo:font-size="12pt" officeooo:rsid="01acd8a3" officeooo:paragraph-rsid="01acd8a3" style:font-size-asian="12pt" style:font-size-complex="12pt"/>
    </style:style>
    <style:style style:name="P93" style:family="paragraph" style:parent-style-name="Standard">
      <style:text-properties fo:font-size="12pt" officeooo:rsid="01c1cc1a" officeooo:paragraph-rsid="01c1cc1a" style:font-size-asian="12pt" style:font-size-complex="12pt"/>
    </style:style>
    <style:style style:name="P94" style:family="paragraph" style:parent-style-name="Standard">
      <style:text-properties fo:font-size="12pt" officeooo:rsid="01c3a816" officeooo:paragraph-rsid="01c3a816" style:font-size-asian="12pt" style:font-size-complex="12pt"/>
    </style:style>
    <style:style style:name="P95" style:family="paragraph" style:parent-style-name="Standard">
      <style:text-properties fo:font-size="12pt" officeooo:rsid="01c3a816" officeooo:paragraph-rsid="01c3dfca" style:font-size-asian="12pt" style:font-size-complex="12pt"/>
    </style:style>
    <style:style style:name="P96" style:family="paragraph" style:parent-style-name="Standard">
      <style:text-properties fo:font-size="12pt" officeooo:rsid="01c3a816" officeooo:paragraph-rsid="01c51af0" style:font-size-asian="12pt" style:font-size-complex="12pt"/>
    </style:style>
    <style:style style:name="P97" style:family="paragraph" style:parent-style-name="Standard">
      <style:text-properties fo:font-size="12pt" officeooo:rsid="01c3a816" officeooo:paragraph-rsid="01c567a0" style:font-size-asian="12pt" style:font-size-complex="12pt"/>
    </style:style>
    <style:style style:name="P98" style:family="paragraph" style:parent-style-name="Standard">
      <style:text-properties fo:font-size="12pt" officeooo:rsid="01c3a816" officeooo:paragraph-rsid="01c75db2" style:font-size-asian="12pt" style:font-size-complex="12pt"/>
    </style:style>
    <style:style style:name="P99" style:family="paragraph" style:parent-style-name="Standard">
      <style:text-properties fo:font-size="12pt" officeooo:rsid="01c3a816" officeooo:paragraph-rsid="01c90df3" style:font-size-asian="12pt" style:font-size-complex="12pt"/>
    </style:style>
    <style:style style:name="P100" style:family="paragraph" style:parent-style-name="Standard">
      <style:text-properties fo:font-size="12pt" officeooo:rsid="01c3a816" officeooo:paragraph-rsid="01dd31f5" style:font-size-asian="12pt" style:font-size-complex="12pt"/>
    </style:style>
    <style:style style:name="P101" style:family="paragraph" style:parent-style-name="Standard">
      <style:text-properties fo:font-size="12pt" officeooo:rsid="01c3a816" officeooo:paragraph-rsid="01dfa746" style:font-size-asian="12pt" style:font-size-complex="12pt"/>
    </style:style>
    <style:style style:name="P102" style:family="paragraph" style:parent-style-name="Standard">
      <style:text-properties fo:font-size="12pt" officeooo:rsid="01c51af0" officeooo:paragraph-rsid="01c51af0" style:font-size-asian="12pt" style:font-size-complex="12pt"/>
    </style:style>
    <style:style style:name="P103" style:family="paragraph" style:parent-style-name="Standard">
      <style:text-properties fo:font-size="12pt" officeooo:rsid="01dca232" officeooo:paragraph-rsid="01dca232" style:font-size-asian="12pt" style:font-size-complex="12pt"/>
    </style:style>
    <style:style style:name="P104" style:family="paragraph" style:parent-style-name="Standard">
      <style:text-properties fo:font-size="12pt" officeooo:rsid="01f6139e" officeooo:paragraph-rsid="01f6139e" style:font-size-asian="12pt" style:font-size-complex="12pt"/>
    </style:style>
    <style:style style:name="P105" style:family="paragraph" style:parent-style-name="Standard">
      <style:text-properties fo:font-size="12pt" officeooo:rsid="01f6139e" officeooo:paragraph-rsid="01f9e8fb" style:font-size-asian="12pt" style:font-size-complex="12pt"/>
    </style:style>
    <style:style style:name="P106" style:family="paragraph" style:parent-style-name="Standard">
      <style:text-properties fo:font-size="12pt" officeooo:rsid="01f6139e" officeooo:paragraph-rsid="01fb093f" style:font-size-asian="12pt" style:font-size-complex="12pt"/>
    </style:style>
    <style:style style:name="P107" style:family="paragraph" style:parent-style-name="Standard">
      <style:text-properties fo:font-size="12pt" fo:font-weight="normal" officeooo:rsid="002c0532" officeooo:paragraph-rsid="002dd264" style:font-size-asian="12pt" style:font-weight-asian="normal" style:font-size-complex="12pt" style:font-weight-complex="normal"/>
    </style:style>
    <style:style style:name="P108" style:family="paragraph" style:parent-style-name="Standard">
      <style:text-properties fo:font-size="12pt" fo:font-weight="normal" officeooo:rsid="01f6139e" officeooo:paragraph-rsid="01f6139e" style:font-size-asian="12pt" style:font-weight-asian="normal" style:font-size-complex="12pt" style:font-weight-complex="normal"/>
    </style:style>
    <style:style style:name="P109" style:family="paragraph" style:parent-style-name="Standard">
      <style:text-properties fo:font-size="12pt" fo:font-weight="normal" officeooo:rsid="0192bd89" officeooo:paragraph-rsid="0192bd89" style:font-size-asian="12pt" style:font-weight-asian="normal" style:font-size-complex="12pt" style:font-weight-complex="normal"/>
    </style:style>
    <style:style style:name="P110" style:family="paragraph" style:parent-style-name="Standard">
      <style:text-properties fo:font-size="12pt" fo:font-weight="normal" officeooo:rsid="01f7a696" officeooo:paragraph-rsid="01f6139e" style:font-size-asian="12pt" style:font-weight-asian="normal" style:font-size-complex="12pt" style:font-weight-complex="normal"/>
    </style:style>
    <style:style style:name="P111" style:family="paragraph" style:parent-style-name="Standard">
      <style:text-properties fo:font-size="12pt" fo:font-weight="normal" officeooo:rsid="01c3a816" officeooo:paragraph-rsid="01c3a816" style:font-size-asian="12pt" style:font-weight-asian="normal" style:font-size-complex="12pt" style:font-weight-complex="normal"/>
    </style:style>
    <style:style style:name="P112" style:family="paragraph" style:parent-style-name="Standard">
      <style:text-properties fo:font-size="12pt" fo:font-weight="normal" officeooo:rsid="01a80d4c" officeooo:paragraph-rsid="01ad7b6f" style:font-size-asian="12pt" style:font-weight-asian="normal" style:font-size-complex="12pt" style:font-weight-complex="normal"/>
    </style:style>
    <style:style style:name="P113" style:family="paragraph" style:parent-style-name="Standard">
      <style:text-properties fo:font-size="12pt" fo:font-weight="bold" officeooo:rsid="01a80d4c" officeooo:paragraph-rsid="01a80d4c" style:font-size-asian="12pt" style:font-weight-asian="bold" style:font-size-complex="12pt" style:font-weight-complex="bold"/>
    </style:style>
    <style:style style:name="P114" style:family="paragraph" style:parent-style-name="Standard">
      <style:text-properties fo:font-size="12pt" fo:font-weight="bold" officeooo:rsid="01a80d4c" officeooo:paragraph-rsid="01acd8a3" style:font-size-asian="12pt" style:font-weight-asian="bold" style:font-size-complex="12pt" style:font-weight-complex="bold"/>
    </style:style>
    <style:style style:name="P115" style:family="paragraph" style:parent-style-name="Standard">
      <style:text-properties fo:font-size="12pt" fo:font-weight="bold" officeooo:rsid="01a80d4c" officeooo:paragraph-rsid="01ad7b6f" style:font-size-asian="12pt" style:font-weight-asian="bold" style:font-size-complex="12pt" style:font-weight-complex="bold"/>
    </style:style>
    <style:style style:name="P116" style:family="paragraph" style:parent-style-name="Standard">
      <style:text-properties fo:font-size="12pt" fo:font-weight="bold" officeooo:rsid="01c3a816" officeooo:paragraph-rsid="01c3a816" style:font-size-asian="12pt" style:font-weight-asian="bold" style:font-size-complex="12pt" style:font-weight-complex="bold"/>
    </style:style>
    <style:style style:name="P117" style:family="paragraph" style:parent-style-name="Standard">
      <style:text-properties fo:font-size="12pt" fo:font-weight="bold" officeooo:rsid="01c3a816" officeooo:paragraph-rsid="01c3dfca" style:font-size-asian="12pt" style:font-weight-asian="bold" style:font-size-complex="12pt" style:font-weight-complex="bold"/>
    </style:style>
    <style:style style:name="P118" style:family="paragraph" style:parent-style-name="Standard">
      <style:text-properties fo:font-size="12pt" fo:font-weight="bold" officeooo:rsid="01c3a816" officeooo:paragraph-rsid="01dd31f5" style:font-size-asian="12pt" style:font-weight-asian="bold" style:font-size-complex="12pt" style:font-weight-complex="bold"/>
    </style:style>
    <style:style style:name="P119" style:family="paragraph" style:parent-style-name="Standard">
      <style:text-properties fo:font-size="12pt" fo:font-weight="bold" officeooo:rsid="01f6139e" officeooo:paragraph-rsid="01f6139e" style:font-size-asian="12pt" style:font-weight-asian="bold" style:font-size-complex="12pt" style:font-weight-complex="bold"/>
    </style:style>
    <style:style style:name="P120" style:family="paragraph" style:parent-style-name="Standard">
      <style:text-properties fo:font-size="12pt" fo:font-weight="bold" officeooo:paragraph-rsid="016c87ad" style:font-size-asian="12pt" style:font-weight-asian="bold" style:font-size-complex="12pt" style:font-weight-complex="bold"/>
    </style:style>
    <style:style style:name="P121" style:family="paragraph" style:parent-style-name="Standard">
      <style:text-properties fo:font-size="12pt" fo:font-weight="bold" officeooo:rsid="0179bcd7" officeooo:paragraph-rsid="0179bcd7" style:font-size-asian="12pt" style:font-weight-asian="bold" style:font-size-complex="12pt" style:font-weight-complex="bold"/>
    </style:style>
    <style:style style:name="P122" style:family="paragraph" style:parent-style-name="Standard">
      <style:text-properties fo:font-size="12pt" fo:font-weight="bold" officeooo:rsid="0179bcd7" officeooo:paragraph-rsid="02d76bcf" style:font-size-asian="12pt" style:font-weight-asian="bold" style:font-size-complex="12pt" style:font-weight-complex="bold"/>
    </style:style>
    <style:style style:name="P123" style:family="paragraph" style:parent-style-name="Standard">
      <style:text-properties fo:font-size="12pt" fo:font-weight="bold" officeooo:rsid="0192bd89" officeooo:paragraph-rsid="0192bd89" style:font-size-asian="12pt" style:font-weight-asian="bold" style:font-size-complex="12pt" style:font-weight-complex="bold"/>
    </style:style>
    <style:style style:name="P124" style:family="paragraph" style:parent-style-name="Standard">
      <style:text-properties fo:font-size="12pt" fo:font-weight="bold" officeooo:rsid="0192bd89" officeooo:paragraph-rsid="0194af25" style:font-size-asian="12pt" style:font-weight-asian="bold" style:font-size-complex="12pt" style:font-weight-complex="bold"/>
    </style:style>
    <style:style style:name="P125" style:family="paragraph" style:parent-style-name="Standard">
      <style:text-properties fo:font-size="12pt" fo:font-weight="bold" officeooo:rsid="01f7a696" officeooo:paragraph-rsid="01f6139e" style:font-size-asian="12pt" style:font-weight-asian="bold" style:font-size-complex="12pt" style:font-weight-complex="bold"/>
    </style:style>
    <style:style style:name="P126" style:family="paragraph" style:parent-style-name="Standard">
      <style:text-properties fo:font-size="12pt" fo:font-weight="250" officeooo:rsid="01f7a696" officeooo:paragraph-rsid="01f6139e" style:font-size-asian="12pt" style:font-size-complex="12pt"/>
    </style:style>
    <style:style style:name="P127" style:family="paragraph" style:parent-style-name="Standard">
      <style:text-properties fo:font-size="12pt" fo:font-weight="250" officeooo:rsid="01f7a696" officeooo:paragraph-rsid="01fb093f" style:font-size-asian="12pt" style:font-size-complex="12pt"/>
    </style:style>
    <style:style style:name="P128" style:family="paragraph" style:parent-style-name="Standard">
      <style:text-properties fo:font-size="12pt" fo:font-weight="250" officeooo:rsid="01f7a696" officeooo:paragraph-rsid="01f7a696" style:font-size-asian="12pt" style:font-size-complex="12pt"/>
    </style:style>
    <style:style style:name="P129" style:family="paragraph" style:parent-style-name="Standard">
      <style:text-properties fo:font-size="12pt" fo:font-weight="250" officeooo:rsid="01f7a696" officeooo:paragraph-rsid="01f974ef" style:font-size-asian="12pt" style:font-size-complex="12pt"/>
    </style:style>
    <style:style style:name="P130" style:family="paragraph" style:parent-style-name="Standard">
      <style:text-properties officeooo:rsid="002c0532" officeooo:paragraph-rsid="002dd264"/>
    </style:style>
    <style:style style:name="P131" style:family="paragraph" style:parent-style-name="Standard">
      <style:text-properties fo:font-weight="normal" style:font-weight-asian="normal" style:font-weight-complex="normal"/>
    </style:style>
    <style:style style:name="P132" style:family="paragraph" style:parent-style-name="Standard">
      <style:text-properties fo:font-weight="normal" officeooo:rsid="002c0532" officeooo:paragraph-rsid="002dd264" style:font-weight-asian="normal" style:font-weight-complex="normal"/>
    </style:style>
    <style:style style:name="P133" style:family="paragraph" style:parent-style-name="Standard">
      <style:text-properties fo:font-weight="normal" officeooo:rsid="016806e9" officeooo:paragraph-rsid="016806e9" style:font-weight-asian="normal" style:font-weight-complex="normal"/>
    </style:style>
    <style:style style:name="P134" style:family="paragraph" style:parent-style-name="Standard">
      <style:text-properties fo:font-weight="normal" officeooo:rsid="020f018c" officeooo:paragraph-rsid="020f018c" style:font-weight-asian="normal" style:font-weight-complex="normal"/>
    </style:style>
    <style:style style:name="P135" style:family="paragraph" style:parent-style-name="Standard">
      <style:text-properties fo:font-weight="normal" officeooo:rsid="022d38ed" officeooo:paragraph-rsid="022d38ed" style:font-weight-asian="normal" style:font-weight-complex="normal"/>
    </style:style>
    <style:style style:name="P136" style:family="paragraph" style:parent-style-name="Standard">
      <style:text-properties fo:font-weight="normal" officeooo:rsid="0243f1f3" officeooo:paragraph-rsid="0243f1f3" style:font-weight-asian="normal" style:font-weight-complex="normal"/>
    </style:style>
    <style:style style:name="P137" style:family="paragraph" style:parent-style-name="Standard">
      <style:text-properties fo:font-weight="normal" officeooo:rsid="0243f1f3" officeooo:paragraph-rsid="024843f4" style:font-weight-asian="normal" style:font-weight-complex="normal"/>
    </style:style>
    <style:style style:name="P138" style:family="paragraph" style:parent-style-name="Standard">
      <style:text-properties fo:font-weight="normal" officeooo:rsid="02687d70" officeooo:paragraph-rsid="02687d70" style:font-weight-asian="normal" style:font-weight-complex="normal"/>
    </style:style>
    <style:style style:name="P139" style:family="paragraph" style:parent-style-name="Standard">
      <style:text-properties fo:font-weight="normal" officeooo:paragraph-rsid="016ac83a" style:font-weight-asian="normal" style:font-weight-complex="normal"/>
    </style:style>
    <style:style style:name="P140" style:family="paragraph" style:parent-style-name="Standard">
      <style:text-properties fo:font-weight="normal" officeooo:rsid="009340e8" officeooo:paragraph-rsid="009340e8" style:font-weight-asian="normal" style:font-weight-complex="normal"/>
    </style:style>
    <style:style style:name="P141" style:family="paragraph" style:parent-style-name="Standard">
      <style:text-properties fo:font-weight="normal" officeooo:rsid="009b7e19" officeooo:paragraph-rsid="009b7e19" style:font-weight-asian="normal" style:font-weight-complex="normal"/>
    </style:style>
    <style:style style:name="P142" style:family="paragraph" style:parent-style-name="Standard">
      <style:text-properties fo:font-weight="normal" officeooo:rsid="00af42b8" officeooo:paragraph-rsid="00af42b8" style:font-weight-asian="normal" style:font-weight-complex="normal"/>
    </style:style>
    <style:style style:name="P143" style:family="paragraph" style:parent-style-name="Standard">
      <style:text-properties fo:font-weight="normal" officeooo:rsid="02555848" officeooo:paragraph-rsid="02555848" style:font-weight-asian="normal" style:font-weight-complex="normal"/>
    </style:style>
    <style:style style:name="P144" style:family="paragraph" style:parent-style-name="Standard">
      <style:text-properties fo:font-weight="normal" officeooo:paragraph-rsid="02d416cc" style:font-weight-asian="normal" style:font-weight-complex="normal"/>
    </style:style>
    <style:style style:name="P145" style:family="paragraph" style:parent-style-name="Standard">
      <style:text-properties officeooo:rsid="009340e8" officeooo:paragraph-rsid="009340e8"/>
    </style:style>
    <style:style style:name="P146" style:family="paragraph" style:parent-style-name="Standard">
      <style:text-properties officeooo:rsid="009340e8" officeooo:paragraph-rsid="02bf29e1"/>
    </style:style>
    <style:style style:name="P147" style:family="paragraph" style:parent-style-name="Standard">
      <style:text-properties officeooo:rsid="009b7e19" officeooo:paragraph-rsid="009b7e19"/>
    </style:style>
    <style:style style:name="P148" style:family="paragraph" style:parent-style-name="Standard">
      <style:text-properties officeooo:rsid="009b7e19" officeooo:paragraph-rsid="00a71559"/>
    </style:style>
    <style:style style:name="P149" style:family="paragraph" style:parent-style-name="Standard">
      <style:text-properties officeooo:rsid="00af42b8" officeooo:paragraph-rsid="00af42b8"/>
    </style:style>
    <style:style style:name="P150" style:family="paragraph" style:parent-style-name="Standard">
      <style:text-properties officeooo:rsid="00c9aff2" officeooo:paragraph-rsid="00c9aff2"/>
    </style:style>
    <style:style style:name="P151" style:family="paragraph" style:parent-style-name="Standard">
      <style:text-properties officeooo:rsid="00c9aff2" officeooo:paragraph-rsid="0297f302"/>
    </style:style>
    <style:style style:name="P152" style:family="paragraph" style:parent-style-name="Standard">
      <style:text-properties officeooo:rsid="00e38d74" officeooo:paragraph-rsid="00e38d74"/>
    </style:style>
    <style:style style:name="P153" style:family="paragraph" style:parent-style-name="Standard">
      <style:text-properties officeooo:rsid="00f47595" officeooo:paragraph-rsid="00f47595"/>
    </style:style>
    <style:style style:name="P154" style:family="paragraph" style:parent-style-name="Standard">
      <style:text-properties officeooo:rsid="016806e9" officeooo:paragraph-rsid="016806e9"/>
    </style:style>
    <style:style style:name="P155" style:family="paragraph" style:parent-style-name="Standard">
      <style:text-properties officeooo:rsid="016909e0" officeooo:paragraph-rsid="027b0810"/>
    </style:style>
    <style:style style:name="P156" style:family="paragraph" style:parent-style-name="Standard">
      <style:text-properties officeooo:paragraph-rsid="016ac83a"/>
    </style:style>
    <style:style style:name="P157" style:family="paragraph" style:parent-style-name="Standard">
      <style:text-properties officeooo:paragraph-rsid="016c87ad"/>
    </style:style>
    <style:style style:name="P158" style:family="paragraph" style:parent-style-name="Standard">
      <style:text-properties officeooo:rsid="020f018c" officeooo:paragraph-rsid="020f018c"/>
    </style:style>
    <style:style style:name="P159" style:family="paragraph" style:parent-style-name="Standard">
      <style:text-properties officeooo:rsid="020f018c" officeooo:paragraph-rsid="02130a32"/>
    </style:style>
    <style:style style:name="P160" style:family="paragraph" style:parent-style-name="Standard">
      <style:text-properties officeooo:rsid="020f018c" officeooo:paragraph-rsid="02143f29"/>
    </style:style>
    <style:style style:name="P161" style:family="paragraph" style:parent-style-name="Standard">
      <style:text-properties officeooo:rsid="020f018c" officeooo:paragraph-rsid="0215cfeb"/>
    </style:style>
    <style:style style:name="P162" style:family="paragraph" style:parent-style-name="Standard">
      <style:text-properties officeooo:rsid="02130a32" officeooo:paragraph-rsid="02130a32"/>
    </style:style>
    <style:style style:name="P163" style:family="paragraph" style:parent-style-name="Standard">
      <style:text-properties officeooo:rsid="02143f29" officeooo:paragraph-rsid="02143f29"/>
    </style:style>
    <style:style style:name="P164" style:family="paragraph" style:parent-style-name="Standard">
      <style:text-properties officeooo:rsid="022b9482" officeooo:paragraph-rsid="022b9482"/>
    </style:style>
    <style:style style:name="P165" style:family="paragraph" style:parent-style-name="Standard">
      <style:text-properties officeooo:rsid="022d38ed" officeooo:paragraph-rsid="022d38ed"/>
    </style:style>
    <style:style style:name="P166" style:family="paragraph" style:parent-style-name="Standard">
      <style:text-properties officeooo:rsid="022d38ed" officeooo:paragraph-rsid="02328106"/>
    </style:style>
    <style:style style:name="P167" style:family="paragraph" style:parent-style-name="Standard">
      <style:text-properties officeooo:rsid="022d38ed" officeooo:paragraph-rsid="0232b64d"/>
    </style:style>
    <style:style style:name="P168" style:family="paragraph" style:parent-style-name="Standard">
      <style:text-properties officeooo:rsid="022d38ed" officeooo:paragraph-rsid="02334293"/>
    </style:style>
    <style:style style:name="P169" style:family="paragraph" style:parent-style-name="Standard">
      <style:text-properties officeooo:rsid="022d38ed" officeooo:paragraph-rsid="02337be4"/>
    </style:style>
    <style:style style:name="P170" style:family="paragraph" style:parent-style-name="Standard">
      <style:text-properties officeooo:rsid="0243981b" officeooo:paragraph-rsid="0243981b"/>
    </style:style>
    <style:style style:name="P171" style:family="paragraph" style:parent-style-name="Standard">
      <style:text-properties officeooo:rsid="0243f1f3" officeooo:paragraph-rsid="0243f1f3"/>
    </style:style>
    <style:style style:name="P172" style:family="paragraph" style:parent-style-name="Standard">
      <style:text-properties officeooo:rsid="0243f1f3" officeooo:paragraph-rsid="024756a3"/>
    </style:style>
    <style:style style:name="P173" style:family="paragraph" style:parent-style-name="Standard">
      <style:text-properties officeooo:rsid="0243f1f3" officeooo:paragraph-rsid="024843f4"/>
    </style:style>
    <style:style style:name="P174" style:family="paragraph" style:parent-style-name="Standard">
      <style:text-properties officeooo:rsid="0243f1f3" officeooo:paragraph-rsid="0249dbe1"/>
    </style:style>
    <style:style style:name="P175" style:family="paragraph" style:parent-style-name="Standard">
      <style:text-properties officeooo:rsid="0243f1f3" officeooo:paragraph-rsid="0249fe0b"/>
    </style:style>
    <style:style style:name="P176" style:family="paragraph" style:parent-style-name="Standard">
      <style:text-properties officeooo:rsid="02555848" officeooo:paragraph-rsid="02555848"/>
    </style:style>
    <style:style style:name="P177" style:family="paragraph" style:parent-style-name="Standard">
      <style:text-properties officeooo:rsid="02555848" officeooo:paragraph-rsid="02563817"/>
    </style:style>
    <style:style style:name="P178" style:family="paragraph" style:parent-style-name="Standard">
      <style:text-properties officeooo:rsid="02555848" officeooo:paragraph-rsid="02576493"/>
    </style:style>
    <style:style style:name="P179" style:family="paragraph" style:parent-style-name="Standard">
      <style:text-properties officeooo:rsid="02555848" officeooo:paragraph-rsid="025a0bd9"/>
    </style:style>
    <style:style style:name="P180" style:family="paragraph" style:parent-style-name="Standard">
      <style:paragraph-properties fo:break-before="page"/>
      <style:text-properties officeooo:rsid="02555848" officeooo:paragraph-rsid="025a0bd9"/>
    </style:style>
    <style:style style:name="P181" style:family="paragraph" style:parent-style-name="Standard">
      <style:text-properties officeooo:rsid="0266c43a" officeooo:paragraph-rsid="0266c43a"/>
    </style:style>
    <style:style style:name="P182" style:family="paragraph" style:parent-style-name="Standard">
      <style:text-properties officeooo:rsid="02687d70" officeooo:paragraph-rsid="02687d70"/>
    </style:style>
    <style:style style:name="P183" style:family="paragraph" style:parent-style-name="Standard">
      <style:text-properties officeooo:rsid="02687d70" officeooo:paragraph-rsid="02a47716"/>
    </style:style>
    <style:style style:name="P184" style:family="paragraph" style:parent-style-name="Standard">
      <style:text-properties officeooo:rsid="02687d70" officeooo:paragraph-rsid="02a54b53"/>
    </style:style>
    <style:style style:name="P185" style:family="paragraph" style:parent-style-name="Standard">
      <style:text-properties officeooo:rsid="02687d70" officeooo:paragraph-rsid="02ab7435"/>
    </style:style>
    <style:style style:name="P186" style:family="paragraph" style:parent-style-name="Standard">
      <style:text-properties officeooo:paragraph-rsid="028309e4"/>
    </style:style>
    <style:style style:name="P187" style:family="paragraph" style:parent-style-name="Standard">
      <style:text-properties officeooo:paragraph-rsid="0290517a"/>
    </style:style>
    <style:style style:name="P188" style:family="paragraph" style:parent-style-name="Standard">
      <style:text-properties officeooo:paragraph-rsid="0005a355"/>
    </style:style>
    <style:style style:name="P189" style:family="paragraph" style:parent-style-name="Standard">
      <style:text-properties fo:font-style="normal" fo:font-weight="bold" style:font-style-asian="normal" style:font-weight-asian="bold" style:font-style-complex="normal" style:font-weight-complex="bold"/>
    </style:style>
    <style:style style:name="P190" style:family="paragraph" style:parent-style-name="Standard">
      <style:text-properties officeooo:paragraph-rsid="02bbee33"/>
    </style:style>
    <style:style style:name="P191" style:family="paragraph" style:parent-style-name="Standard">
      <style:text-properties officeooo:paragraph-rsid="02bf29e1"/>
    </style:style>
    <style:style style:name="P192" style:family="paragraph" style:parent-style-name="Text_20_body">
      <style:text-properties officeooo:rsid="006b2b87" officeooo:paragraph-rsid="006b2b87"/>
    </style:style>
    <style:style style:name="P193" style:family="paragraph" style:parent-style-name="Text_20_body">
      <style:text-properties officeooo:rsid="013f0b44" officeooo:paragraph-rsid="013f0b44"/>
    </style:style>
    <style:style style:name="P194" style:family="paragraph" style:parent-style-name="Text_20_body">
      <style:text-properties officeooo:rsid="01503373" officeooo:paragraph-rsid="01503373"/>
    </style:style>
    <style:style style:name="P195" style:family="paragraph" style:parent-style-name="Text_20_body">
      <style:text-properties officeooo:rsid="0105f334" officeooo:paragraph-rsid="0105f334"/>
    </style:style>
    <style:style style:name="P196" style:family="paragraph" style:parent-style-name="Text_20_body">
      <style:text-properties officeooo:rsid="0129e262" officeooo:paragraph-rsid="0129e262"/>
    </style:style>
    <style:style style:name="P197" style:family="paragraph" style:parent-style-name="Text_20_body">
      <style:text-properties officeooo:paragraph-rsid="0105f334"/>
    </style:style>
    <style:style style:name="P198" style:family="paragraph" style:parent-style-name="Text_20_body">
      <style:text-properties officeooo:paragraph-rsid="01181dd8"/>
    </style:style>
    <style:style style:name="P199"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style:style>
    <style:style style:name="P200"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officeooo:paragraph-rsid="02f44f61"/>
    </style:style>
    <style:style style:name="P201" style:family="paragraph" style:parent-style-name="List_20_Contents">
      <style:paragraph-properties fo:margin-left="0in" fo:margin-right="0in" fo:margin-top="0in" fo:margin-bottom="0in" style:contextual-spacing="false" fo:orphans="2" fo:widows="2" fo:text-indent="0in" style:auto-text-indent="false"/>
      <style:text-properties fo:color="#000000" loext:opacity="100%" officeooo:rsid="02f45dfb" officeooo:paragraph-rsid="02f45dfb"/>
    </style:style>
    <style:style style:name="P202" style:family="paragraph" style:parent-style-name="List_20_Contents">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pple-system" fo:letter-spacing="normal" fo:font-style="normal" fo:font-weight="normal"/>
    </style:style>
    <style:style style:name="P203" style:family="paragraph" style:parent-style-name="List_20_Contents">
      <style:paragraph-properties fo:margin-left="0in" fo:margin-right="0in" fo:margin-top="0in" fo:margin-bottom="0in" style:contextual-spacing="false" fo:orphans="2" fo:widows="2" fo:text-indent="0in" style:auto-text-indent="false"/>
      <style:text-properties fo:font-variant="normal" fo:text-transform="none" fo:color="#000000" loext:opacity="100%" fo:letter-spacing="normal" fo:font-weight="250" officeooo:rsid="02f45dfb" officeooo:paragraph-rsid="02f45dfb" style:font-name-asian="apple-system" style:font-style-asian="normal" style:font-weight-asian="normal"/>
    </style:style>
    <style:style style:name="P204" style:family="paragraph" style:parent-style-name="List_20_Contents">
      <style:paragraph-properties fo:margin-left="0in" fo:margin-right="0in" fo:margin-top="0in" fo:margin-bottom="0in" style:contextual-spacing="false" fo:orphans="2" fo:widows="2" fo:text-indent="0in" style:auto-text-indent="false"/>
      <style:text-properties fo:font-variant="normal" fo:text-transform="none" fo:color="#000000" loext:opacity="100%" fo:letter-spacing="normal" fo:font-weight="bold" officeooo:rsid="02f45dfb" officeooo:paragraph-rsid="02f45dfb" style:font-name-asian="apple-system" style:font-style-asian="normal" style:font-weight-asian="bold" style:font-weight-complex="bold"/>
    </style:style>
    <style:style style:name="P205"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000000" loext:opacity="100%" style:font-name="apple-system" fo:font-size="18pt" fo:letter-spacing="normal" fo:font-style="normal" fo:font-weight="normal" officeooo:paragraph-rsid="003e3153" style:font-size-asian="18pt" style:font-size-complex="18pt"/>
    </style:style>
    <style:style style:name="P206" style:family="paragraph" style:parent-style-name="Heading_20_2">
      <style:paragraph-properties fo:margin-left="0in" fo:margin-right="0in" fo:margin-top="0in" fo:margin-bottom="0.1457in" style:contextual-spacing="false" fo:orphans="2" fo:widows="2" fo:text-indent="0in" style:auto-text-indent="false"/>
      <style:text-properties fo:font-variant="normal" fo:text-transform="none" fo:color="#ff1744" loext:opacity="100%" style:font-name="apple-system" fo:letter-spacing="normal" fo:font-style="normal" fo:font-weight="normal" officeooo:paragraph-rsid="003e3153"/>
    </style:style>
    <style:style style:name="P207" style:family="paragraph" style:parent-style-name="Standard">
      <style:text-properties fo:font-weight="bold" officeooo:rsid="0005a355" officeooo:paragraph-rsid="0005a355" style:font-weight-asian="bold" style:font-weight-complex="bold"/>
    </style:style>
    <style:style style:name="P208" style:family="paragraph" style:parent-style-name="Standard">
      <style:text-properties fo:font-weight="bold" style:font-weight-asian="bold" style:font-weight-complex="bold"/>
    </style:style>
    <style:style style:name="P209" style:family="paragraph" style:parent-style-name="Standard" style:list-style-name="L1"/>
    <style:style style:name="P210" style:family="paragraph" style:parent-style-name="Standard" style:list-style-name="L2">
      <style:text-properties officeooo:rsid="002c0532" officeooo:paragraph-rsid="002dd264"/>
    </style:style>
    <style:style style:name="P211" style:family="paragraph" style:parent-style-name="Standard" style:list-style-name="L3">
      <style:text-properties officeooo:rsid="002c0532" officeooo:paragraph-rsid="002dd264"/>
    </style:style>
    <style:style style:name="P212" style:family="paragraph" style:parent-style-name="Standard" style:list-style-name="L4"/>
    <style:style style:name="P213" style:family="paragraph" style:parent-style-name="Standard">
      <style:text-properties officeooo:paragraph-rsid="0005a355"/>
    </style:style>
    <style:style style:name="P214" style:family="paragraph" style:parent-style-name="Standard">
      <style:text-properties officeooo:rsid="0005a355" officeooo:paragraph-rsid="0005a355"/>
    </style:style>
    <style:style style:name="P215" style:family="paragraph" style:parent-style-name="Standard">
      <style:text-properties officeooo:rsid="02687d70" officeooo:paragraph-rsid="02a54b53"/>
    </style:style>
    <style:style style:name="P216" style:family="paragraph" style:parent-style-name="Standard">
      <style:text-properties officeooo:rsid="02687d70" officeooo:paragraph-rsid="02ab7435"/>
    </style:style>
    <style:style style:name="P217" style:family="paragraph" style:parent-style-name="Text_20_body">
      <style:text-properties fo:font-variant="normal" fo:text-transform="none" fo:color="#000000" loext:opacity="100%" style:font-name="apple-system" fo:font-size="18pt" fo:letter-spacing="normal" fo:font-style="normal" fo:font-weight="bold" officeooo:rsid="0005a355" officeooo:paragraph-rsid="0005a355" fo:background-color="#ffffff" style:font-size-asian="18pt" style:font-size-complex="18pt" loext:padding="0in" loext:border="none"/>
    </style:style>
    <style:style style:name="P218" style:family="paragraph" style:parent-style-name="Text_20_body">
      <style:text-properties fo:font-variant="normal" fo:text-transform="none" fo:color="#000000" loext:opacity="100%" style:font-name="apple-system" fo:font-size="18pt" fo:letter-spacing="normal" fo:font-style="normal" fo:font-weight="bold" officeooo:paragraph-rsid="0243f1f3" fo:background-color="#ffffff" style:font-size-asian="18pt" style:font-size-complex="18pt" loext:padding="0in" loext:border="none"/>
    </style:style>
    <style:style style:name="T1" style:family="text">
      <style:text-properties fo:font-style="normal" style:font-style-asian="normal" style:font-style-complex="normal"/>
    </style:style>
    <style:style style:name="T2" style:family="text">
      <style:text-properties fo:font-style="normal" officeooo:rsid="0005f2c0" style:font-style-asian="normal" style:font-style-complex="normal"/>
    </style:style>
    <style:style style:name="T3" style:family="text">
      <style:text-properties fo:font-style="italic" officeooo:rsid="0005f2c0" style:font-style-asian="italic" style:font-style-complex="italic"/>
    </style:style>
    <style:style style:name="T4" style:family="text">
      <style:text-properties officeooo:rsid="0006818b"/>
    </style:style>
    <style:style style:name="T5" style:family="text">
      <style:text-properties officeooo:rsid="0007d84c"/>
    </style:style>
    <style:style style:name="T6" style:family="text">
      <style:text-properties officeooo:rsid="000b4967"/>
    </style:style>
    <style:style style:name="T7" style:family="text">
      <style:text-properties officeooo:rsid="000c3f8e"/>
    </style:style>
    <style:style style:name="T8" style:family="text">
      <style:text-properties fo:font-size="18pt" style:font-size-asian="18pt" style:font-size-complex="18pt"/>
    </style:style>
    <style:style style:name="T9" style:family="text">
      <style:text-properties officeooo:rsid="0016fb9f"/>
    </style:style>
    <style:style style:name="T10" style:family="text">
      <style:text-properties officeooo:rsid="00188d9e"/>
    </style:style>
    <style:style style:name="T11" style:family="text">
      <style:text-properties officeooo:rsid="001f2043"/>
    </style:style>
    <style:style style:name="T12" style:family="text">
      <style:text-properties officeooo:rsid="0024f306"/>
    </style:style>
    <style:style style:name="T13" style:family="text">
      <style:text-properties officeooo:rsid="002dd264"/>
    </style:style>
    <style:style style:name="T14" style:family="text">
      <style:text-properties fo:color="#ff1744" loext:opacity="100%"/>
    </style:style>
    <style:style style:name="T15" style:family="text">
      <style:text-properties officeooo:rsid="002c0532" style:font-weight-asian="normal" style:font-weight-complex="normal"/>
    </style:style>
    <style:style style:name="T16" style:family="text">
      <style:text-properties officeooo:rsid="003e3153" style:font-weight-asian="normal" style:font-weight-complex="normal"/>
    </style:style>
    <style:style style:name="T17" style:family="text">
      <style:text-properties officeooo:rsid="01f7a696" style:font-weight-asian="normal" style:font-weight-complex="normal"/>
    </style:style>
    <style:style style:name="T18" style:family="text">
      <style:text-properties fo:color="#000000" loext:opacity="100%" fo:font-size="18pt" style:font-size-asian="18pt" style:font-size-complex="18pt"/>
    </style:style>
    <style:style style:name="T19" style:family="text">
      <style:text-properties fo:color="#000000" loext:opacity="100%" fo:font-size="18pt" officeooo:rsid="003e3153" style:font-size-asian="18pt" style:font-size-complex="18pt"/>
    </style:style>
    <style:style style:name="T20" style:family="text">
      <style:text-properties fo:color="#000000" loext:opacity="100%" officeooo:rsid="0005a355"/>
    </style:style>
    <style:style style:name="T21" style:family="text">
      <style:text-properties fo:color="#000000" loext:opacity="100%" officeooo:rsid="003e3153"/>
    </style:style>
    <style:style style:name="T22" style:family="text">
      <style:text-properties fo:color="#000000" loext:opacity="100%" officeooo:rsid="0011623a"/>
    </style:style>
    <style:style style:name="T23" style:family="text">
      <style:text-properties fo:color="#000000" loext:opacity="100%" fo:font-weight="bold"/>
    </style:style>
    <style:style style:name="T24" style:family="text">
      <style:text-properties fo:color="#000000" loext:opacity="100%" style:font-weight-asian="normal" style:font-weight-complex="normal"/>
    </style:style>
    <style:style style:name="T25" style:family="text">
      <style:text-properties officeooo:rsid="0046e39f"/>
    </style:style>
    <style:style style:name="T26" style:family="text">
      <style:text-properties officeooo:rsid="006b2b87"/>
    </style:style>
    <style:style style:name="T27" style:family="text">
      <style:text-properties officeooo:rsid="0074c982"/>
    </style:style>
    <style:style style:name="T28" style:family="text">
      <style:text-properties officeooo:rsid="009340e8"/>
    </style:style>
    <style:style style:name="T29" style:family="text">
      <style:text-properties officeooo:rsid="00938dc7"/>
    </style:style>
    <style:style style:name="T30" style:family="text">
      <style:text-properties officeooo:rsid="0093b1bb"/>
    </style:style>
    <style:style style:name="T31" style:family="text">
      <style:text-properties officeooo:rsid="00973105"/>
    </style:style>
    <style:style style:name="T32" style:family="text">
      <style:text-properties officeooo:rsid="009b7e19"/>
    </style:style>
    <style:style style:name="T33" style:family="text">
      <style:text-properties officeooo:rsid="009b965f"/>
    </style:style>
    <style:style style:name="T34" style:family="text">
      <style:text-properties officeooo:rsid="00a5df08"/>
    </style:style>
    <style:style style:name="T35" style:family="text">
      <style:text-properties officeooo:rsid="00a71559"/>
    </style:style>
    <style:style style:name="T36" style:family="text">
      <style:text-properties officeooo:rsid="00a80de9"/>
    </style:style>
    <style:style style:name="T37" style:family="text">
      <style:text-properties officeooo:rsid="00b0b834"/>
    </style:style>
    <style:style style:name="T38" style:family="text">
      <style:text-properties officeooo:rsid="00bb1664"/>
    </style:style>
    <style:style style:name="T39" style:family="text">
      <style:text-properties fo:font-weight="bold" style:font-weight-asian="bold" style:font-weight-complex="bold"/>
    </style:style>
    <style:style style:name="T40" style:family="text">
      <style:text-properties fo:font-weight="bold" officeooo:rsid="0194af25" style:font-weight-asian="bold" style:font-weight-complex="bold"/>
    </style:style>
    <style:style style:name="T41" style:family="text">
      <style:text-properties fo:font-weight="bold" officeooo:rsid="016a6788" style:font-weight-asian="bold" style:font-weight-complex="bold"/>
    </style:style>
    <style:style style:name="T42" style:family="text">
      <style:text-properties fo:font-weight="bold" officeooo:rsid="0007d84c" style:font-weight-asian="bold" style:font-weight-complex="bold"/>
    </style:style>
    <style:style style:name="T43" style:family="text">
      <style:text-properties fo:font-weight="bold" officeooo:rsid="0006c45a" style:font-weight-asian="bold" style:font-weight-complex="bold"/>
    </style:style>
    <style:style style:name="T44" style:family="text">
      <style:text-properties fo:font-weight="bold" officeooo:rsid="0005f2c0" style:font-weight-asian="bold" style:font-weight-complex="bold"/>
    </style:style>
    <style:style style:name="T45" style:family="text">
      <style:text-properties fo:font-weight="bold" officeooo:rsid="00a57d3a" style:font-weight-asian="bold" style:font-weight-complex="bold"/>
    </style:style>
    <style:style style:name="T46" style:family="text">
      <style:text-properties officeooo:rsid="00af42b8"/>
    </style:style>
    <style:style style:name="T47" style:family="text">
      <style:text-properties officeooo:rsid="00c9aff2"/>
    </style:style>
    <style:style style:name="T48" style:family="text">
      <style:text-properties officeooo:rsid="00cab6e1"/>
    </style:style>
    <style:style style:name="T49" style:family="text">
      <style:text-properties officeooo:rsid="00cb312d"/>
    </style:style>
    <style:style style:name="T50" style:family="text">
      <style:text-properties officeooo:rsid="00cc04d0"/>
    </style:style>
    <style:style style:name="T51" style:family="text">
      <style:text-properties officeooo:rsid="00d0f6c2"/>
    </style:style>
    <style:style style:name="T52" style:family="text">
      <style:text-properties style:font-size-asian="8.5pt"/>
    </style:style>
    <style:style style:name="T53" style:family="text">
      <style:text-properties officeooo:rsid="00d0f6c2" style:font-size-asian="8.5pt"/>
    </style:style>
    <style:style style:name="T54" style:family="text">
      <style:text-properties officeooo:rsid="00e38d74"/>
    </style:style>
    <style:style style:name="T55" style:family="text">
      <style:text-properties officeooo:rsid="00f47595"/>
    </style:style>
    <style:style style:name="T56" style:family="text">
      <style:text-properties officeooo:rsid="0129e262"/>
    </style:style>
    <style:style style:name="T57" style:family="text">
      <style:text-properties officeooo:rsid="013f0b44"/>
    </style:style>
    <style:style style:name="T58" style:family="text">
      <style:text-properties fo:font-variant="normal" fo:text-transform="none" fo:color="#000000" loext:opacity="100%" style:font-name="apple-system" fo:font-size="18pt" fo:letter-spacing="normal" fo:font-style="normal" fo:font-weight="normal" style:font-size-asian="18pt" style:font-size-complex="18pt"/>
    </style:style>
    <style:style style:name="T59" style:family="text">
      <style:text-properties fo:font-variant="normal" fo:text-transform="none" fo:color="#000000" loext:opacity="100%" style:font-name="apple-system" fo:font-size="18pt" fo:letter-spacing="normal" fo:font-style="normal" fo:font-weight="normal" officeooo:rsid="0105f334" style:font-size-asian="18pt" style:font-size-complex="18pt"/>
    </style:style>
    <style:style style:name="T60" style:family="text">
      <style:text-properties fo:font-variant="normal" fo:text-transform="none" fo:color="#000000" loext:opacity="100%" style:font-name="apple-system" fo:font-size="18pt" fo:letter-spacing="normal" fo:font-style="normal" fo:font-weight="normal" officeooo:rsid="01181dd8" style:font-size-asian="18pt" style:font-size-complex="18pt"/>
    </style:style>
    <style:style style:name="T61" style:family="text">
      <style:text-properties fo:font-variant="normal" fo:text-transform="none" fo:color="#000000" loext:opacity="100%" style:font-name="apple-system" fo:font-size="18pt" fo:letter-spacing="normal" fo:font-style="normal" fo:font-weight="normal" officeooo:rsid="001ebbe7" style:font-size-asian="18pt" style:font-size-complex="18pt"/>
    </style:style>
    <style:style style:name="T62" style:family="text">
      <style:text-properties fo:font-variant="normal" fo:text-transform="none" fo:color="#ff1744" loext:opacity="100%" style:font-name="apple-system" fo:font-size="18pt" fo:letter-spacing="normal" fo:font-style="normal" fo:font-weight="normal" style:font-size-asian="18pt" style:font-size-complex="18pt"/>
    </style:style>
    <style:style style:name="T63" style:family="text">
      <style:text-properties fo:font-variant="normal" fo:text-transform="none" fo:color="#ff1744" loext:opacity="100%" style:font-name="apple-system" fo:letter-spacing="normal" fo:font-style="normal" fo:font-weight="normal"/>
    </style:style>
    <style:style style:name="T64" style:family="text">
      <style:text-properties fo:font-variant="normal" fo:text-transform="none" fo:letter-spacing="normal" style:font-name-asian="apple-system" style:font-style-asian="normal" style:font-weight-asian="normal"/>
    </style:style>
    <style:style style:name="T65" style:family="text">
      <style:text-properties fo:font-variant="normal" fo:text-transform="none" fo:letter-spacing="normal" fo:font-weight="250" style:font-name-asian="apple-system" style:font-style-asian="normal" style:font-weight-asian="normal"/>
    </style:style>
    <style:style style:name="T66" style:family="text">
      <style:text-properties officeooo:rsid="01503373"/>
    </style:style>
    <style:style style:name="T67" style:family="text">
      <style:text-properties officeooo:rsid="016a6788"/>
    </style:style>
    <style:style style:name="T68" style:family="text">
      <style:text-properties officeooo:rsid="016af103"/>
    </style:style>
    <style:style style:name="T69" style:family="text">
      <style:text-properties fo:font-size="12pt" fo:font-weight="250" officeooo:rsid="0192bd89" style:font-size-asian="12pt" style:font-size-complex="12pt"/>
    </style:style>
    <style:style style:name="T70" style:family="text">
      <style:text-properties fo:font-size="12pt" fo:font-weight="250" officeooo:rsid="027c9b95" style:font-size-asian="12pt" style:font-size-complex="12pt"/>
    </style:style>
    <style:style style:name="T71" style:family="text">
      <style:text-properties officeooo:rsid="0179bcd7"/>
    </style:style>
    <style:style style:name="T72" style:family="text">
      <style:text-properties officeooo:rsid="017b9978"/>
    </style:style>
    <style:style style:name="T73" style:family="text">
      <style:text-properties officeooo:rsid="017d3723"/>
    </style:style>
    <style:style style:name="T74" style:family="text">
      <style:text-properties officeooo:rsid="017ffc01"/>
    </style:style>
    <style:style style:name="T75" style:family="text">
      <style:text-properties officeooo:rsid="01809b29"/>
    </style:style>
    <style:style style:name="T76" style:family="text">
      <style:text-properties officeooo:rsid="0192bd89"/>
    </style:style>
    <style:style style:name="T77" style:family="text">
      <style:text-properties officeooo:rsid="0194af25"/>
    </style:style>
    <style:style style:name="T78" style:family="text">
      <style:text-properties officeooo:rsid="01a80d4c"/>
    </style:style>
    <style:style style:name="T79" style:family="text">
      <style:text-properties officeooo:rsid="01aae4f7"/>
    </style:style>
    <style:style style:name="T80" style:family="text">
      <style:text-properties officeooo:rsid="01afcc31"/>
    </style:style>
    <style:style style:name="T81" style:family="text">
      <style:text-properties officeooo:rsid="01b103d7"/>
    </style:style>
    <style:style style:name="T82" style:family="text">
      <style:text-properties officeooo:rsid="01b23fe7"/>
    </style:style>
    <style:style style:name="T83" style:family="text">
      <style:text-properties officeooo:rsid="01c3a816"/>
    </style:style>
    <style:style style:name="T84" style:family="text">
      <style:text-properties officeooo:rsid="01c489bc"/>
    </style:style>
    <style:style style:name="T85" style:family="text">
      <style:text-properties officeooo:rsid="01c6df82"/>
    </style:style>
    <style:style style:name="T86" style:family="text">
      <style:text-properties officeooo:rsid="01c9d2ed"/>
    </style:style>
    <style:style style:name="T87" style:family="text">
      <style:text-properties officeooo:rsid="01dd31f5"/>
    </style:style>
    <style:style style:name="T88" style:family="text">
      <style:text-properties fo:font-weight="250"/>
    </style:style>
    <style:style style:name="T89" style:family="text">
      <style:text-properties fo:font-weight="250" officeooo:rsid="01f7a696"/>
    </style:style>
    <style:style style:name="T90" style:family="text">
      <style:text-properties fo:font-weight="250" officeooo:rsid="01f9e8fb"/>
    </style:style>
    <style:style style:name="T91" style:family="text">
      <style:text-properties fo:font-weight="250" officeooo:rsid="01fb093f"/>
    </style:style>
    <style:style style:name="T92" style:family="text">
      <style:text-properties fo:font-weight="250" officeooo:rsid="022eb288"/>
    </style:style>
    <style:style style:name="T93" style:family="text">
      <style:text-properties fo:font-weight="250" officeooo:rsid="02563817"/>
    </style:style>
    <style:style style:name="T94" style:family="text">
      <style:text-properties fo:font-weight="250" officeooo:rsid="0192bd89"/>
    </style:style>
    <style:style style:name="T95" style:family="text">
      <style:text-properties fo:font-weight="normal" style:font-weight-asian="normal" style:font-weight-complex="normal"/>
    </style:style>
    <style:style style:name="T96" style:family="text">
      <style:text-properties fo:font-weight="normal" officeooo:rsid="02182009" style:font-weight-asian="normal" style:font-weight-complex="normal"/>
    </style:style>
    <style:style style:name="T97" style:family="text">
      <style:text-properties fo:font-weight="normal" officeooo:rsid="02563817" style:font-weight-asian="normal" style:font-weight-complex="normal"/>
    </style:style>
    <style:style style:name="T98" style:family="text">
      <style:text-properties fo:font-weight="normal" officeooo:rsid="0268bace" style:font-weight-asian="normal" style:font-weight-complex="normal"/>
    </style:style>
    <style:style style:name="T99" style:family="text">
      <style:text-properties fo:font-weight="normal" officeooo:rsid="02caa4b3" style:font-weight-asian="normal" style:font-weight-complex="normal"/>
    </style:style>
    <style:style style:name="T100" style:family="text">
      <style:text-properties officeooo:rsid="01de3331"/>
    </style:style>
    <style:style style:name="T101" style:family="text">
      <style:text-properties officeooo:rsid="01f7a696"/>
    </style:style>
    <style:style style:name="T102" style:family="text">
      <style:text-properties officeooo:rsid="01fcece9"/>
    </style:style>
    <style:style style:name="T103" style:family="text">
      <style:text-properties officeooo:rsid="02143f29"/>
    </style:style>
    <style:style style:name="T104" style:family="text">
      <style:text-properties officeooo:rsid="02162dbc"/>
    </style:style>
    <style:style style:name="T105" style:family="text">
      <style:text-properties officeooo:rsid="0226c133"/>
    </style:style>
    <style:style style:name="T106" style:family="text">
      <style:text-properties officeooo:rsid="022d38ed"/>
    </style:style>
    <style:style style:name="T107" style:family="text">
      <style:text-properties officeooo:rsid="02309b77"/>
    </style:style>
    <style:style style:name="T108" style:family="text">
      <style:text-properties officeooo:rsid="0243f1f3"/>
    </style:style>
    <style:style style:name="T109" style:family="text">
      <style:text-properties officeooo:rsid="024756a3"/>
    </style:style>
    <style:style style:name="T110" style:family="text">
      <style:text-properties officeooo:rsid="02555848"/>
    </style:style>
    <style:style style:name="T111" style:family="text">
      <style:text-properties officeooo:rsid="0268bace"/>
    </style:style>
    <style:style style:name="T112" style:family="text">
      <style:text-properties officeooo:rsid="02747d0c"/>
    </style:style>
    <style:style style:name="T113" style:family="text">
      <style:text-properties officeooo:rsid="027a2ee9"/>
    </style:style>
    <style:style style:name="T114" style:family="text">
      <style:text-properties officeooo:rsid="02819c25"/>
    </style:style>
    <style:style style:name="T115" style:family="text">
      <style:text-properties officeooo:rsid="029030ae"/>
    </style:style>
    <style:style style:name="T116" style:family="text">
      <style:text-properties officeooo:rsid="0005a355"/>
    </style:style>
    <style:style style:name="T117" style:family="text">
      <style:text-properties officeooo:rsid="02687d70"/>
    </style:style>
    <style:style style:name="T118" style:family="text">
      <style:text-properties officeooo:rsid="02f44f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259368368" text:id="ct259368368">
          <text:deletion>
            <office:change-info>
              <dc:creator>Bagus Tris Atmaja</dc:creator>
              <dc:date>2021-02-12T07:41:47</dc:date>
            </office:change-info>
            <text:h text:style-name="P205" text:outline-level="2">#1</text:h>
            <text:h text:style-name="P38" text:outline-level="2"><text:span text:style-name="T18"/></text:h>
          </text:deletion>
        </text:changed-region>
        <text:changed-region xml:id="ct259368944" text:id="ct259368944">
          <text:insertion>
            <office:change-info>
              <dc:creator>Bagus Tris Atmaja</dc:creator>
              <dc:date>2021-02-12T07:41:45</dc:date>
            </office:change-info>
          </text:insertion>
        </text:changed-region>
        <text:changed-region xml:id="ct259370096" text:id="ct259370096">
          <text:format-change>
            <office:change-info>
              <dc:creator>Bagus Tris Atmaja</dc:creator>
              <dc:date>2021-02-18T07:41:27</dc:date>
            </office:change-info>
          </text:format-change>
        </text:changed-region>
        <text:changed-region xml:id="ct259371248" text:id="ct259371248">
          <text:format-change>
            <office:change-info>
              <dc:creator>Bagus Tris Atmaja</dc:creator>
              <dc:date>2021-02-18T07:47:40</dc:date>
            </office:change-info>
          </text:format-change>
        </text:changed-region>
        <text:changed-region xml:id="ct259410832" text:id="ct259410832">
          <text:format-change>
            <office:change-info>
              <dc:creator>Bagus Tris Atmaja</dc:creator>
              <dc:date>2021-02-18T07:47:49</dc:date>
            </office:change-info>
          </text:format-change>
        </text:changed-region>
        <text:changed-region xml:id="ct260581376" text:id="ct260581376">
          <text:format-change>
            <office:change-info>
              <dc:creator>Bagus Tris Atmaja</dc:creator>
              <dc:date>2021-02-18T07:47:53</dc:date>
            </office:change-info>
          </text:format-change>
        </text:changed-region>
        <text:changed-region xml:id="ct260588672" text:id="ct260588672">
          <text:deletion>
            <office:change-info>
              <dc:creator>Bagus Tris Atmaja</dc:creator>
              <dc:date>2021-02-18T07:55:15</dc:date>
            </office:change-info>
            <text:p text:style-name="P50"/>
            <text:p text:style-name="Standard"/>
            <text:p text:style-name="P50"/>
          </text:deletion>
        </text:changed-region>
        <text:changed-region xml:id="ct260592016" text:id="ct260592016">
          <text:format-change>
            <office:change-info>
              <dc:creator>Bagus Tris Atmaja</dc:creator>
              <dc:date>2021-02-18T07:47:59</dc:date>
            </office:change-info>
          </text:format-change>
        </text:changed-region>
        <text:changed-region xml:id="ct260592992" text:id="ct260592992">
          <text:deletion>
            <office:change-info>
              <dc:creator>Bagus Tris Atmaja</dc:creator>
              <dc:date>2021-02-18T07:55:18</dc:date>
            </office:change-info>
            <text:p text:style-name="Standard"/>
            <text:p text:style-name="Standard"/>
          </text:deletion>
        </text:changed-region>
        <text:changed-region xml:id="ct260598688" text:id="ct260598688">
          <text:format-change>
            <office:change-info>
              <dc:creator>Bagus Tris Atmaja</dc:creator>
              <dc:date>2021-02-18T07:48:26</dc:date>
            </office:change-info>
          </text:format-change>
        </text:changed-region>
        <text:changed-region xml:id="ct260599664" text:id="ct260599664">
          <text:format-change>
            <office:change-info>
              <dc:creator>Bagus Tris Atmaja</dc:creator>
              <dc:date>2021-02-18T07:48:30</dc:date>
            </office:change-info>
          </text:format-change>
        </text:changed-region>
        <text:changed-region xml:id="ct260614736" text:id="ct260614736">
          <text:format-change>
            <office:change-info>
              <dc:creator>Bagus Tris Atmaja</dc:creator>
              <dc:date>2021-02-18T07:48:33</dc:date>
            </office:change-info>
          </text:format-change>
        </text:changed-region>
        <text:changed-region xml:id="ct260619248" text:id="ct260619248">
          <text:insertion>
            <office:change-info>
              <dc:creator>Bagus Tris Atmaja</dc:creator>
              <dc:date>2021-02-18T08:12:31</dc:date>
            </office:change-info>
          </text:insertion>
        </text:changed-region>
        <text:changed-region xml:id="ct260619648" text:id="ct260619648">
          <text:deletion>
            <office:change-info>
              <dc:creator>Bagus Tris Atmaja</dc:creator>
              <dc:date>2021-02-18T08:12:30</dc:date>
            </office:change-info>
            <text:p text:style-name="Standard">　</text:p>
          </text:deletion>
        </text:changed-region>
        <text:changed-region xml:id="ct260623152" text:id="ct260623152">
          <text:insertion>
            <office:change-info>
              <dc:creator>Bagus Tris Atmaja</dc:creator>
              <dc:date>2021-02-18T07:53:06</dc:date>
            </office:change-info>
          </text:insertion>
        </text:changed-region>
        <text:changed-region xml:id="ct260630208" text:id="ct260630208">
          <text:deletion>
            <office:change-info>
              <dc:creator>Bagus Tris Atmaja</dc:creator>
              <dc:date>2021-02-18T07:53:22</dc:date>
            </office:change-info>
            <text:p text:style-name="P188"/>
            <text:p text:style-name="P188"/>
          </text:deletion>
        </text:changed-region>
        <text:changed-region xml:id="ct260635088" text:id="ct260635088">
          <text:format-change>
            <office:change-info>
              <dc:creator>Bagus Tris Atmaja</dc:creator>
              <dc:date>2021-02-18T07:48:37</dc:date>
            </office:change-info>
          </text:format-change>
        </text:changed-region>
        <text:changed-region xml:id="ct260637536" text:id="ct260637536">
          <text:format-change>
            <office:change-info>
              <dc:creator>Bagus Tris Atmaja</dc:creator>
              <dc:date>2021-02-18T07:48:44</dc:date>
            </office:change-info>
          </text:format-change>
        </text:changed-region>
        <text:changed-region xml:id="ct260647120" text:id="ct260647120">
          <text:format-change>
            <office:change-info>
              <dc:creator>Bagus Tris Atmaja</dc:creator>
              <dc:date>2021-02-18T07:48:53</dc:date>
            </office:change-info>
          </text:format-change>
        </text:changed-region>
        <text:changed-region xml:id="ct260649568" text:id="ct260649568">
          <text:format-change>
            <office:change-info>
              <dc:creator>Bagus Tris Atmaja</dc:creator>
              <dc:date>2021-02-18T07:48:50</dc:date>
            </office:change-info>
          </text:format-change>
        </text:changed-region>
        <text:changed-region xml:id="ct260659008" text:id="ct260659008">
          <text:format-change>
            <office:change-info>
              <dc:creator>Bagus Tris Atmaja</dc:creator>
              <dc:date>2021-02-18T07:48:57</dc:date>
            </office:change-info>
          </text:format-change>
        </text:changed-region>
        <text:changed-region xml:id="ct260660960" text:id="ct260660960">
          <text:format-change>
            <office:change-info>
              <dc:creator>Bagus Tris Atmaja</dc:creator>
              <dc:date>2021-02-18T07:55:05</dc:date>
            </office:change-info>
          </text:format-change>
        </text:changed-region>
        <text:changed-region xml:id="ct260663344" text:id="ct260663344">
          <text:format-change>
            <office:change-info>
              <dc:creator>Bagus Tris Atmaja</dc:creator>
              <dc:date>2021-02-16T13:38:11</dc:date>
            </office:change-info>
          </text:format-change>
        </text:changed-region>
        <text:changed-region xml:id="ct260663584" text:id="ct260663584">
          <text:deletion>
            <office:change-info>
              <dc:creator>Bagus Tris Atmaja</dc:creator>
              <dc:date>2021-02-16T13:38:06</dc:date>
            </office:change-info>
            <text:p text:style-name="P63"><text:span text:style-name="T95"/></text:p>
            <text:p text:style-name="P63"><text:span text:style-name="T95"/></text:p>
          </text:deletion>
        </text:changed-region>
        <text:changed-region xml:id="ct260668288" text:id="ct260668288">
          <text:insertion>
            <office:change-info>
              <dc:creator>Bagus Tris Atmaja</dc:creator>
              <dc:date>2021-02-18T08:13:27</dc:date>
            </office:change-info>
          </text:insertion>
        </text:changed-region>
        <text:changed-region xml:id="ct260668528" text:id="ct260668528">
          <text:deletion>
            <office:change-info>
              <dc:creator>Bagus Tris Atmaja</dc:creator>
              <dc:date>2021-02-18T08:12:52</dc:date>
            </office:change-info>
            <text:p text:style-name="P46"><text:span text:style-name="T5">営業部長</text:span></text:p>
          </text:deletion>
        </text:changed-region>
        <text:changed-region xml:id="ct260670064" text:id="ct260670064">
          <text:insertion>
            <office:change-info>
              <dc:creator>Bagus Tris Atmaja</dc:creator>
              <dc:date>2021-02-18T08:13:42</dc:date>
            </office:change-info>
          </text:insertion>
        </text:changed-region>
        <text:changed-region xml:id="ct260670304" text:id="ct260670304">
          <text:deletion>
            <office:change-info>
              <dc:creator>Bagus Tris Atmaja</dc:creator>
              <dc:date>2021-02-18T08:13:39</dc:date>
            </office:change-info>
            <text:p text:style-name="P46">部長代理</text:p>
          </text:deletion>
        </text:changed-region>
        <text:changed-region xml:id="ct260670704" text:id="ct260670704">
          <text:deletion>
            <office:change-info>
              <dc:creator>Bagus Tris Atmaja</dc:creator>
              <dc:date>2021-02-18T07:56:51</dc:date>
            </office:change-info>
            <text:p text:style-name="P46"/>
            <text:p text:style-name="P46"/>
          </text:deletion>
        </text:changed-region>
        <text:changed-region xml:id="ct260671680" text:id="ct260671680">
          <text:insertion>
            <office:change-info>
              <dc:creator>Bagus Tris Atmaja</dc:creator>
              <dc:date>2021-02-16T13:38:35</dc:date>
            </office:change-info>
          </text:insertion>
        </text:changed-region>
        <text:changed-region xml:id="ct260671920" text:id="ct260671920">
          <text:deletion>
            <office:change-info>
              <dc:creator>Unknown Author</dc:creator>
              <dc:date>2024-09-12T14:10:03</dc:date>
            </office:change-info>
            <text:p text:style-name="P46"><text:span text:style-name="T39"/></text:p>
            <text:p text:style-name="P46"><text:span text:style-name="T39"/></text:p>
          </text:deletion>
        </text:changed-region>
        <text:changed-region xml:id="ct260672160" text:id="ct260672160">
          <text:deletion>
            <office:change-info>
              <dc:creator>Bagus Tris Atmaja</dc:creator>
              <dc:date>2021-02-18T07:56:35</dc:date>
            </office:change-info>
            <text:p text:style-name="P46"><text:span text:style-name="T39"/></text:p>
            <text:p text:style-name="P46"><text:span text:style-name="T39"/></text:p>
          </text:deletion>
        </text:changed-region>
        <text:changed-region xml:id="ct260672400" text:id="ct260672400">
          <text:deletion>
            <office:change-info>
              <dc:creator>Unknown Author</dc:creator>
              <dc:date>2024-09-12T14:10:03</dc:date>
            </office:change-info>
            <text:p text:style-name="P46"><text:span text:style-name="T39"/></text:p>
            <text:p text:style-name="P63"/>
            <text:p text:style-name="P46"><text:span text:style-name="T39"/></text:p>
          </text:deletion>
        </text:changed-region>
        <text:changed-region xml:id="ct260678192" text:id="ct260678192">
          <text:format-change>
            <office:change-info>
              <dc:creator>Bagus Tris Atmaja</dc:creator>
              <dc:date>2021-02-16T13:38:28</dc:date>
            </office:change-info>
          </text:format-change>
        </text:changed-region>
        <text:changed-region xml:id="ct260678464" text:id="ct260678464">
          <text:deletion>
            <office:change-info>
              <dc:creator>Bagus Tris Atmaja</dc:creator>
              <dc:date>2021-02-16T13:38:44</dc:date>
            </office:change-info>
            <text:p text:style-name="P46"><text:span text:style-name="T95"/></text:p>
            <text:p text:style-name="P46"><text:span text:style-name="T95"/></text:p>
          </text:deletion>
        </text:changed-region>
        <text:changed-region xml:id="ct260679808" text:id="ct260679808">
          <text:insertion>
            <office:change-info>
              <dc:creator>Bagus Tris Atmaja</dc:creator>
              <dc:date>2021-02-18T07:56:57</dc:date>
            </office:change-info>
          </text:insertion>
        </text:changed-region>
        <text:changed-region xml:id="ct260680048" text:id="ct260680048">
          <text:deletion>
            <office:change-info>
              <dc:creator>Bagus Tris Atmaja</dc:creator>
              <dc:date>2021-02-18T07:56:56</dc:date>
            </office:change-info>
            <text:p text:style-name="P46"/>
            <text:p text:style-name="P46"/>
          </text:deletion>
        </text:changed-region>
        <text:changed-region xml:id="ct260684176" text:id="ct260684176">
          <text:insertion>
            <office:change-info>
              <dc:creator>Bagus Tris Atmaja</dc:creator>
              <dc:date>2021-02-16T13:38:52</dc:date>
            </office:change-info>
          </text:insertion>
        </text:changed-region>
        <text:changed-region xml:id="ct260684416" text:id="ct260684416">
          <text:deletion>
            <office:change-info>
              <dc:creator>Bagus Tris Atmaja</dc:creator>
              <dc:date>2021-02-16T13:38:50</dc:date>
            </office:change-info>
            <text:p text:style-name="P46"/>
            <text:p text:style-name="P46"/>
          </text:deletion>
        </text:changed-region>
        <text:changed-region xml:id="ct260685728" text:id="ct260685728">
          <text:format-change>
            <office:change-info>
              <dc:creator>Bagus Tris Atmaja</dc:creator>
              <dc:date>2021-02-16T13:38:57</dc:date>
            </office:change-info>
          </text:format-change>
        </text:changed-region>
        <text:changed-region xml:id="ct260686848" text:id="ct260686848">
          <text:format-change>
            <office:change-info>
              <dc:creator>Bagus Tris Atmaja</dc:creator>
              <dc:date>2021-02-16T13:39:01</dc:date>
            </office:change-info>
          </text:format-change>
        </text:changed-region>
        <text:changed-region xml:id="ct260687088" text:id="ct260687088">
          <text:deletion>
            <office:change-info>
              <dc:creator>Bagus Tris Atmaja</dc:creator>
              <dc:date>2021-02-16T13:38:54</dc:date>
            </office:change-info>
            <text:p text:style-name="P46"><text:span text:style-name="T95"/></text:p>
            <text:p text:style-name="P46"><text:span text:style-name="T95"/></text:p>
          </text:deletion>
        </text:changed-region>
        <text:changed-region xml:id="ct260616048" text:id="ct260616048">
          <text:insertion>
            <office:change-info>
              <dc:creator>Bagus Tris Atmaja</dc:creator>
              <dc:date>2021-02-12T07:38:01</dc:date>
            </office:change-info>
          </text:insertion>
        </text:changed-region>
        <text:changed-region xml:id="ct260616288" text:id="ct260616288">
          <text:deletion>
            <office:change-info>
              <dc:creator>Bagus Tris Atmaja</dc:creator>
              <dc:date>2021-02-12T07:41:55</dc:date>
            </office:change-info>
            <text:p text:style-name="P217">#2</text:p>
          </text:deletion>
        </text:changed-region>
        <text:changed-region xml:id="ct260616592" text:id="ct260616592">
          <text:deletion>
            <office:change-info>
              <dc:creator>Bagus Tris Atmaja</dc:creator>
              <dc:date>2021-02-12T07:37:46</dc:date>
            </office:change-info>
            <text:p text:style-name="P217"/>
            <text:p text:style-name="P217"/>
          </text:deletion>
        </text:changed-region>
        <text:changed-region xml:id="ct260677696" text:id="ct260677696">
          <text:insertion>
            <office:change-info>
              <dc:creator>Bagus Tris Atmaja</dc:creator>
              <dc:date>2021-02-12T07:41:57</dc:date>
            </office:change-info>
          </text:insertion>
        </text:changed-region>
        <text:changed-region xml:id="ct260696080" text:id="ct260696080">
          <text:insertion>
            <office:change-info>
              <dc:creator>Bagus Tris Atmaja</dc:creator>
              <dc:date>2021-02-12T07:42:03</dc:date>
            </office:change-info>
          </text:insertion>
        </text:changed-region>
        <text:changed-region xml:id="ct260697056" text:id="ct260697056">
          <text:format-change>
            <office:change-info>
              <dc:creator>Bagus Tris Atmaja</dc:creator>
              <dc:date>2021-02-18T07:57:20</dc:date>
            </office:change-info>
          </text:format-change>
        </text:changed-region>
        <text:changed-region xml:id="ct260677200" text:id="ct260677200">
          <text:format-change>
            <office:change-info>
              <dc:creator>Bagus Tris Atmaja</dc:creator>
              <dc:date>2021-02-18T07:57:34</dc:date>
            </office:change-info>
          </text:format-change>
        </text:changed-region>
        <text:changed-region xml:id="ct260672640" text:id="ct260672640">
          <text:format-change>
            <office:change-info>
              <dc:creator>Bagus Tris Atmaja</dc:creator>
              <dc:date>2021-02-18T07:58:11</dc:date>
            </office:change-info>
          </text:format-change>
        </text:changed-region>
        <text:changed-region xml:id="ct260711248" text:id="ct260711248">
          <text:insertion>
            <office:change-info>
              <dc:creator>Bagus Tris Atmaja</dc:creator>
              <dc:date>2021-02-16T13:39:12</dc:date>
            </office:change-info>
          </text:insertion>
        </text:changed-region>
        <text:changed-region xml:id="ct260711488" text:id="ct260711488">
          <text:deletion>
            <office:change-info>
              <dc:creator>Bagus Tris Atmaja</dc:creator>
              <dc:date>2021-02-16T13:39:13</dc:date>
            </office:change-info>
            <text:p text:style-name="Standard"/>
            <text:p text:style-name="Standard"/>
          </text:deletion>
        </text:changed-region>
        <text:changed-region xml:id="ct260711728" text:id="ct260711728">
          <text:insertion>
            <office:change-info>
              <dc:creator>Bagus Tris Atmaja</dc:creator>
              <dc:date>2021-02-16T13:39:15</dc:date>
            </office:change-info>
          </text:insertion>
        </text:changed-region>
        <text:changed-region xml:id="ct260712704" text:id="ct260712704">
          <text:format-change>
            <office:change-info>
              <dc:creator>Bagus Tris Atmaja</dc:creator>
              <dc:date>2021-02-18T07:58:20</dc:date>
            </office:change-info>
          </text:format-change>
        </text:changed-region>
        <text:changed-region xml:id="ct260716624" text:id="ct260716624">
          <text:format-change>
            <office:change-info>
              <dc:creator>Bagus Tris Atmaja</dc:creator>
              <dc:date>2021-02-18T07:59:59</dc:date>
            </office:change-info>
          </text:format-change>
        </text:changed-region>
        <text:changed-region xml:id="ct260721440" text:id="ct260721440">
          <text:format-change>
            <office:change-info>
              <dc:creator>Bagus Tris Atmaja</dc:creator>
              <dc:date>2021-02-18T07:58:26</dc:date>
            </office:change-info>
          </text:format-change>
        </text:changed-region>
        <text:changed-region xml:id="ct260730512" text:id="ct260730512">
          <text:format-change>
            <office:change-info>
              <dc:creator>Bagus Tris Atmaja</dc:creator>
              <dc:date>2021-02-18T07:58:30</dc:date>
            </office:change-info>
          </text:format-change>
        </text:changed-region>
        <text:changed-region xml:id="ct260734672" text:id="ct260734672">
          <text:format-change>
            <office:change-info>
              <dc:creator>Bagus Tris Atmaja</dc:creator>
              <dc:date>2021-02-18T07:58:33</dc:date>
            </office:change-info>
          </text:format-change>
        </text:changed-region>
        <text:changed-region xml:id="ct260735648" text:id="ct260735648">
          <text:insertion>
            <office:change-info>
              <dc:creator>Bagus Tris Atmaja</dc:creator>
              <dc:date>2021-02-16T13:39:26</dc:date>
            </office:change-info>
          </text:insertion>
        </text:changed-region>
        <text:changed-region xml:id="ct260752656" text:id="ct260752656">
          <text:format-change>
            <office:change-info>
              <dc:creator>Bagus Tris Atmaja</dc:creator>
              <dc:date>2021-02-18T07:58:41</dc:date>
            </office:change-info>
          </text:format-change>
        </text:changed-region>
        <text:changed-region xml:id="ct260765376" text:id="ct260765376">
          <text:insertion>
            <office:change-info>
              <dc:creator>Bagus Tris Atmaja</dc:creator>
              <dc:date>2021-02-11T09:08:00</dc:date>
            </office:change-info>
          </text:insertion>
        </text:changed-region>
        <text:changed-region xml:id="ct260772368" text:id="ct260772368">
          <text:insertion>
            <office:change-info>
              <dc:creator>Bagus Tris Atmaja</dc:creator>
              <dc:date>2021-02-11T09:10:33</dc:date>
            </office:change-info>
          </text:insertion>
        </text:changed-region>
        <text:changed-region xml:id="ct260777104" text:id="ct260777104">
          <text:insertion>
            <office:change-info>
              <dc:creator>Bagus Tris Atmaja</dc:creator>
              <dc:date>2021-02-11T09:11:01</dc:date>
            </office:change-info>
          </text:insertion>
        </text:changed-region>
        <text:changed-region xml:id="ct260791968" text:id="ct260791968">
          <text:insertion>
            <office:change-info>
              <dc:creator>Bagus Tris Atmaja</dc:creator>
              <dc:date>2021-02-11T09:26:43</dc:date>
            </office:change-info>
          </text:insertion>
        </text:changed-region>
        <text:changed-region xml:id="ct260793152" text:id="ct260793152">
          <text:insertion>
            <office:change-info>
              <dc:creator>Bagus Tris Atmaja</dc:creator>
              <dc:date>2021-02-12T07:39:53</dc:date>
            </office:change-info>
          </text:insertion>
        </text:changed-region>
        <text:changed-region xml:id="ct260794864" text:id="ct260794864">
          <text:insertion>
            <office:change-info>
              <dc:creator>Bagus Tris Atmaja</dc:creator>
              <dc:date>2021-02-11T17:49:00</dc:date>
            </office:change-info>
          </text:insertion>
        </text:changed-region>
        <text:changed-region xml:id="ct260804560" text:id="ct260804560">
          <text:insertion>
            <office:change-info>
              <dc:creator>Bagus Tris Atmaja</dc:creator>
              <dc:date>2021-02-11T17:53:25</dc:date>
            </office:change-info>
          </text:insertion>
        </text:changed-region>
        <text:changed-region xml:id="ct260821248" text:id="ct260821248">
          <text:insertion>
            <office:change-info>
              <dc:creator>Bagus Tris Atmaja</dc:creator>
              <dc:date>2021-02-11T17:56:16</dc:date>
            </office:change-info>
          </text:insertion>
        </text:changed-region>
        <text:changed-region xml:id="ct260823216" text:id="ct260823216">
          <text:insertion>
            <office:change-info>
              <dc:creator>Bagus Tris Atmaja</dc:creator>
              <dc:date>2021-02-11T17:58:48</dc:date>
            </office:change-info>
          </text:insertion>
        </text:changed-region>
        <text:changed-region xml:id="ct260840560" text:id="ct260840560">
          <text:insertion>
            <office:change-info>
              <dc:creator>Bagus Tris Atmaja</dc:creator>
              <dc:date>2021-02-11T17:59:51</dc:date>
            </office:change-info>
          </text:insertion>
        </text:changed-region>
        <text:changed-region xml:id="ct260842432" text:id="ct260842432">
          <text:insertion>
            <office:change-info>
              <dc:creator>Bagus Tris Atmaja</dc:creator>
              <dc:date>2021-02-11T18:00:10</dc:date>
            </office:change-info>
          </text:insertion>
        </text:changed-region>
        <text:changed-region xml:id="ct260853712" text:id="ct260853712">
          <text:insertion>
            <office:change-info>
              <dc:creator>Bagus Tris Atmaja</dc:creator>
              <dc:date>2021-02-11T18:03:09</dc:date>
            </office:change-info>
          </text:insertion>
        </text:changed-region>
        <text:changed-region xml:id="ct260869936" text:id="ct260869936">
          <text:insertion>
            <office:change-info>
              <dc:creator>Bagus Tris Atmaja</dc:creator>
              <dc:date>2021-02-11T18:04:08</dc:date>
            </office:change-info>
          </text:insertion>
        </text:changed-region>
        <text:changed-region xml:id="ct260880400" text:id="ct260880400">
          <text:insertion>
            <office:change-info>
              <dc:creator>Bagus Tris Atmaja</dc:creator>
              <dc:date>2021-02-11T18:05:00</dc:date>
            </office:change-info>
          </text:insertion>
        </text:changed-region>
        <text:changed-region xml:id="ct260882720" text:id="ct260882720">
          <text:insertion>
            <office:change-info>
              <dc:creator>Bagus Tris Atmaja</dc:creator>
              <dc:date>2021-02-11T18:06:57</dc:date>
            </office:change-info>
          </text:insertion>
        </text:changed-region>
        <text:changed-region xml:id="ct260891712" text:id="ct260891712">
          <text:insertion>
            <office:change-info>
              <dc:creator>Bagus Tris Atmaja</dc:creator>
              <dc:date>2021-02-11T18:07:01</dc:date>
            </office:change-info>
          </text:insertion>
        </text:changed-region>
        <text:changed-region xml:id="ct260893424" text:id="ct260893424">
          <text:insertion>
            <office:change-info>
              <dc:creator>Bagus Tris Atmaja</dc:creator>
              <dc:date>2021-02-18T08:04:36</dc:date>
            </office:change-info>
          </text:insertion>
        </text:changed-region>
        <text:changed-region xml:id="ct260894960" text:id="ct260894960">
          <text:insertion>
            <office:change-info>
              <dc:creator>Bagus Tris Atmaja</dc:creator>
              <dc:date>2021-02-12T07:11:28</dc:date>
            </office:change-info>
          </text:insertion>
        </text:changed-region>
        <text:changed-region xml:id="ct260897712" text:id="ct260897712">
          <text:insertion>
            <office:change-info>
              <dc:creator>Bagus Tris Atmaja</dc:creator>
              <dc:date>2021-02-12T07:12:54</dc:date>
            </office:change-info>
          </text:insertion>
        </text:changed-region>
        <text:changed-region xml:id="ct260927712" text:id="ct260927712">
          <text:insertion>
            <office:change-info>
              <dc:creator>Bagus Tris Atmaja</dc:creator>
              <dc:date>2021-02-12T07:13:00</dc:date>
            </office:change-info>
          </text:insertion>
        </text:changed-region>
        <text:changed-region xml:id="ct260936144" text:id="ct260936144">
          <text:insertion>
            <office:change-info>
              <dc:creator>Bagus Tris Atmaja</dc:creator>
              <dc:date>2021-02-12T07:14:04</dc:date>
            </office:change-info>
          </text:insertion>
        </text:changed-region>
        <text:changed-region xml:id="ct260937344" text:id="ct260937344">
          <text:insertion>
            <office:change-info>
              <dc:creator>Bagus Tris Atmaja</dc:creator>
              <dc:date>2021-02-12T07:15:03</dc:date>
            </office:change-info>
          </text:insertion>
        </text:changed-region>
        <text:changed-region xml:id="ct260938752" text:id="ct260938752">
          <text:insertion>
            <office:change-info>
              <dc:creator>Bagus Tris Atmaja</dc:creator>
              <dc:date>2021-02-12T07:16:16</dc:date>
            </office:change-info>
          </text:insertion>
        </text:changed-region>
        <text:changed-region xml:id="ct260940320" text:id="ct260940320">
          <text:insertion>
            <office:change-info>
              <dc:creator>Bagus Tris Atmaja</dc:creator>
              <dc:date>2021-02-12T07:17:14</dc:date>
            </office:change-info>
          </text:insertion>
        </text:changed-region>
        <text:changed-region xml:id="ct260943520" text:id="ct260943520">
          <text:insertion>
            <office:change-info>
              <dc:creator>Bagus Tris Atmaja</dc:creator>
              <dc:date>2021-02-12T07:18:00</dc:date>
            </office:change-info>
          </text:insertion>
        </text:changed-region>
        <text:changed-region xml:id="ct260966256" text:id="ct260966256">
          <text:insertion>
            <office:change-info>
              <dc:creator>Bagus Tris Atmaja</dc:creator>
              <dc:date>2021-02-12T07:19:14</dc:date>
            </office:change-info>
          </text:insertion>
        </text:changed-region>
        <text:changed-region xml:id="ct260975440" text:id="ct260975440">
          <text:insertion>
            <office:change-info>
              <dc:creator>Bagus Tris Atmaja</dc:creator>
              <dc:date>2021-02-12T07:20:02</dc:date>
            </office:change-info>
          </text:insertion>
        </text:changed-region>
        <text:changed-region xml:id="ct261002224" text:id="ct261002224">
          <text:insertion>
            <office:change-info>
              <dc:creator>Bagus Tris Atmaja</dc:creator>
              <dc:date>2021-02-12T07:21:08</dc:date>
            </office:change-info>
          </text:insertion>
        </text:changed-region>
        <text:changed-region xml:id="ct261007328" text:id="ct261007328">
          <text:insertion>
            <office:change-info>
              <dc:creator>Bagus Tris Atmaja</dc:creator>
              <dc:date>2021-02-12T07:22:46</dc:date>
            </office:change-info>
          </text:insertion>
        </text:changed-region>
        <text:changed-region xml:id="ct261016640" text:id="ct261016640">
          <text:insertion>
            <office:change-info>
              <dc:creator>Bagus Tris Atmaja</dc:creator>
              <dc:date>2021-02-12T07:23:28</dc:date>
            </office:change-info>
          </text:insertion>
        </text:changed-region>
        <text:changed-region xml:id="ct261032656" text:id="ct261032656">
          <text:insertion>
            <office:change-info>
              <dc:creator>Bagus Tris Atmaja</dc:creator>
              <dc:date>2021-02-12T07:24:24</dc:date>
            </office:change-info>
          </text:insertion>
        </text:changed-region>
        <text:changed-region xml:id="ct261042224" text:id="ct261042224">
          <text:insertion>
            <office:change-info>
              <dc:creator>Bagus Tris Atmaja</dc:creator>
              <dc:date>2021-02-12T07:25:00</dc:date>
            </office:change-info>
          </text:insertion>
        </text:changed-region>
        <text:changed-region xml:id="ct261045904" text:id="ct261045904">
          <text:insertion>
            <office:change-info>
              <dc:creator>Bagus Tris Atmaja</dc:creator>
              <dc:date>2021-02-12T07:26:03</dc:date>
            </office:change-info>
          </text:insertion>
        </text:changed-region>
        <text:changed-region xml:id="ct261075056" text:id="ct261075056">
          <text:insertion>
            <office:change-info>
              <dc:creator>Bagus Tris Atmaja</dc:creator>
              <dc:date>2021-02-12T07:40:15</dc:date>
            </office:change-info>
          </text:insertion>
        </text:changed-region>
        <text:changed-region xml:id="ct261075376" text:id="ct261075376">
          <text:insertion>
            <office:change-info>
              <dc:creator>Bagus Tris Atmaja</dc:creator>
              <dc:date>2021-02-12T07:45:38</dc:date>
            </office:change-info>
          </text:insertion>
        </text:changed-region>
        <text:changed-region xml:id="ct261079488" text:id="ct261079488">
          <text:insertion>
            <office:change-info>
              <dc:creator>Bagus Tris Atmaja</dc:creator>
              <dc:date>2021-02-12T07:46:42</dc:date>
            </office:change-info>
          </text:insertion>
        </text:changed-region>
        <text:changed-region xml:id="ct261079728" text:id="ct261079728">
          <text:insertion>
            <office:change-info>
              <dc:creator>Bagus Tris Atmaja</dc:creator>
              <dc:date>2021-02-12T07:50:10</dc:date>
            </office:change-info>
          </text:insertion>
        </text:changed-region>
        <text:changed-region xml:id="ct261131376" text:id="ct261131376">
          <text:insertion>
            <office:change-info>
              <dc:creator>Bagus Tris Atmaja</dc:creator>
              <dc:date>2021-02-12T07:51:05</dc:date>
            </office:change-info>
          </text:insertion>
        </text:changed-region>
        <text:changed-region xml:id="ct261142800" text:id="ct261142800">
          <text:insertion>
            <office:change-info>
              <dc:creator>Bagus Tris Atmaja</dc:creator>
              <dc:date>2021-02-12T07:53:21</dc:date>
            </office:change-info>
          </text:insertion>
        </text:changed-region>
        <text:changed-region xml:id="ct261143088" text:id="ct261143088">
          <text:insertion>
            <office:change-info>
              <dc:creator>Bagus Tris Atmaja</dc:creator>
              <dc:date>2021-02-16T13:37:19</dc:date>
            </office:change-info>
          </text:insertion>
        </text:changed-region>
        <text:changed-region xml:id="ct261143328" text:id="ct261143328">
          <text:insertion>
            <office:change-info>
              <dc:creator>Bagus Tris Atmaja</dc:creator>
              <dc:date>2021-02-12T07:54:54</dc:date>
            </office:change-info>
          </text:insertion>
        </text:changed-region>
        <text:changed-region xml:id="ct261143568" text:id="ct261143568">
          <text:insertion>
            <office:change-info>
              <dc:creator>Bagus Tris Atmaja</dc:creator>
              <dc:date>2021-02-16T13:37:22</dc:date>
            </office:change-info>
          </text:insertion>
        </text:changed-region>
        <text:changed-region xml:id="ct261143888" text:id="ct261143888">
          <text:insertion>
            <office:change-info>
              <dc:creator>Bagus Tris Atmaja</dc:creator>
              <dc:date>2021-02-12T07:56:00</dc:date>
            </office:change-info>
          </text:insertion>
        </text:changed-region>
        <text:changed-region xml:id="ct261144128" text:id="ct261144128">
          <text:insertion>
            <office:change-info>
              <dc:creator>Bagus Tris Atmaja</dc:creator>
              <dc:date>2021-02-12T07:57:05</dc:date>
            </office:change-info>
          </text:insertion>
        </text:changed-region>
        <text:changed-region xml:id="ct261148592" text:id="ct261148592">
          <text:insertion>
            <office:change-info>
              <dc:creator>Bagus Tris Atmaja</dc:creator>
              <dc:date>2021-02-12T07:58:09</dc:date>
            </office:change-info>
          </text:insertion>
        </text:changed-region>
        <text:changed-region xml:id="ct261155200" text:id="ct261155200">
          <text:insertion>
            <office:change-info>
              <dc:creator>Bagus Tris Atmaja</dc:creator>
              <dc:date>2021-02-12T08:01:51</dc:date>
            </office:change-info>
          </text:insertion>
        </text:changed-region>
        <text:changed-region xml:id="ct261160416" text:id="ct261160416">
          <text:insertion>
            <office:change-info>
              <dc:creator>Bagus Tris Atmaja</dc:creator>
              <dc:date>2021-02-12T08:02:27</dc:date>
            </office:change-info>
          </text:insertion>
        </text:changed-region>
        <text:changed-region xml:id="ct261166400" text:id="ct261166400">
          <text:insertion>
            <office:change-info>
              <dc:creator>Bagus Tris Atmaja</dc:creator>
              <dc:date>2021-02-12T08:03:23</dc:date>
            </office:change-info>
          </text:insertion>
        </text:changed-region>
        <text:changed-region xml:id="ct261168192" text:id="ct261168192">
          <text:insertion>
            <office:change-info>
              <dc:creator>Bagus Tris Atmaja</dc:creator>
              <dc:date>2021-02-16T18:48:47</dc:date>
            </office:change-info>
          </text:insertion>
        </text:changed-region>
        <text:changed-region xml:id="ct261169168" text:id="ct261169168">
          <text:insertion>
            <office:change-info>
              <dc:creator>Bagus Tris Atmaja</dc:creator>
              <dc:date>2021-02-16T13:43:24</dc:date>
            </office:change-info>
          </text:insertion>
        </text:changed-region>
        <text:changed-region xml:id="ct261176176" text:id="ct261176176">
          <text:insertion>
            <office:change-info>
              <dc:creator>Bagus Tris Atmaja</dc:creator>
              <dc:date>2021-02-12T10:57:12</dc:date>
            </office:change-info>
          </text:insertion>
        </text:changed-region>
        <text:changed-region xml:id="ct261178048" text:id="ct261178048">
          <text:insertion>
            <office:change-info>
              <dc:creator>Bagus Tris Atmaja</dc:creator>
              <dc:date>2021-02-12T10:58:23</dc:date>
            </office:change-info>
          </text:insertion>
        </text:changed-region>
        <text:changed-region xml:id="ct261182448" text:id="ct261182448">
          <text:insertion>
            <office:change-info>
              <dc:creator>Bagus Tris Atmaja</dc:creator>
              <dc:date>2021-02-12T11:04:23</dc:date>
            </office:change-info>
          </text:insertion>
        </text:changed-region>
        <text:changed-region xml:id="ct261182768" text:id="ct261182768">
          <text:insertion>
            <office:change-info>
              <dc:creator>Bagus Tris Atmaja</dc:creator>
              <dc:date>2021-02-12T11:05:09</dc:date>
            </office:change-info>
          </text:insertion>
        </text:changed-region>
        <text:changed-region xml:id="ct261194976" text:id="ct261194976">
          <text:insertion>
            <office:change-info>
              <dc:creator>Bagus Tris Atmaja</dc:creator>
              <dc:date>2021-02-12T11:06:27</dc:date>
            </office:change-info>
          </text:insertion>
        </text:changed-region>
        <text:changed-region xml:id="ct261201152" text:id="ct261201152">
          <text:insertion>
            <office:change-info>
              <dc:creator>Bagus Tris Atmaja</dc:creator>
              <dc:date>2021-02-12T11:07:06</dc:date>
            </office:change-info>
          </text:insertion>
        </text:changed-region>
        <text:changed-region xml:id="ct261212224" text:id="ct261212224">
          <text:insertion>
            <office:change-info>
              <dc:creator>Bagus Tris Atmaja</dc:creator>
              <dc:date>2021-02-12T11:08:00</dc:date>
            </office:change-info>
          </text:insertion>
        </text:changed-region>
        <text:changed-region xml:id="ct261213280" text:id="ct261213280">
          <text:insertion>
            <office:change-info>
              <dc:creator>Bagus Tris Atmaja</dc:creator>
              <dc:date>2021-02-12T11:09:03</dc:date>
            </office:change-info>
          </text:insertion>
        </text:changed-region>
        <text:changed-region xml:id="ct261216192" text:id="ct261216192">
          <text:insertion>
            <office:change-info>
              <dc:creator>Bagus Tris Atmaja</dc:creator>
              <dc:date>2021-02-12T11:10:10</dc:date>
            </office:change-info>
          </text:insertion>
        </text:changed-region>
        <text:changed-region xml:id="ct261237440" text:id="ct261237440">
          <text:insertion>
            <office:change-info>
              <dc:creator>Bagus Tris Atmaja</dc:creator>
              <dc:date>2021-02-12T11:11:02</dc:date>
            </office:change-info>
          </text:insertion>
        </text:changed-region>
        <text:changed-region xml:id="ct261249328" text:id="ct261249328">
          <text:insertion>
            <office:change-info>
              <dc:creator>Bagus Tris Atmaja</dc:creator>
              <dc:date>2021-02-12T11:15:02</dc:date>
            </office:change-info>
          </text:insertion>
        </text:changed-region>
        <text:changed-region xml:id="ct261253856" text:id="ct261253856">
          <text:insertion>
            <office:change-info>
              <dc:creator>Bagus Tris Atmaja</dc:creator>
              <dc:date>2021-02-12T11:16:00</dc:date>
            </office:change-info>
          </text:insertion>
        </text:changed-region>
        <text:changed-region xml:id="ct261261216" text:id="ct261261216">
          <text:insertion>
            <office:change-info>
              <dc:creator>Bagus Tris Atmaja</dc:creator>
              <dc:date>2021-02-12T11:17:16</dc:date>
            </office:change-info>
          </text:insertion>
        </text:changed-region>
        <text:changed-region xml:id="ct261274064" text:id="ct261274064">
          <text:insertion>
            <office:change-info>
              <dc:creator>Bagus Tris Atmaja</dc:creator>
              <dc:date>2021-02-12T11:18:00</dc:date>
            </office:change-info>
          </text:insertion>
        </text:changed-region>
        <text:changed-region xml:id="ct261279952" text:id="ct261279952">
          <text:insertion>
            <office:change-info>
              <dc:creator>Bagus Tris Atmaja</dc:creator>
              <dc:date>2021-02-12T11:19:27</dc:date>
            </office:change-info>
          </text:insertion>
        </text:changed-region>
        <text:changed-region xml:id="ct261288832" text:id="ct261288832">
          <text:insertion>
            <office:change-info>
              <dc:creator>Bagus Tris Atmaja</dc:creator>
              <dc:date>2021-02-12T11:20:04</dc:date>
            </office:change-info>
          </text:insertion>
        </text:changed-region>
        <text:changed-region xml:id="ct261301104" text:id="ct261301104">
          <text:insertion>
            <office:change-info>
              <dc:creator>Bagus Tris Atmaja</dc:creator>
              <dc:date>2021-02-12T11:21:09</dc:date>
            </office:change-info>
          </text:insertion>
        </text:changed-region>
        <text:changed-region xml:id="ct261302976" text:id="ct261302976">
          <text:insertion>
            <office:change-info>
              <dc:creator>Bagus Tris Atmaja</dc:creator>
              <dc:date>2021-02-12T11:22:15</dc:date>
            </office:change-info>
          </text:insertion>
        </text:changed-region>
        <text:changed-region xml:id="ct261303408" text:id="ct261303408">
          <text:insertion>
            <office:change-info>
              <dc:creator>Bagus Tris Atmaja</dc:creator>
              <dc:date>2021-02-12T11:23:09</dc:date>
            </office:change-info>
          </text:insertion>
        </text:changed-region>
        <text:changed-region xml:id="ct261308976" text:id="ct261308976">
          <text:insertion>
            <office:change-info>
              <dc:creator>Bagus Tris Atmaja</dc:creator>
              <dc:date>2021-02-12T11:24:00</dc:date>
            </office:change-info>
          </text:insertion>
        </text:changed-region>
        <text:changed-region xml:id="ct261309216" text:id="ct261309216">
          <text:insertion>
            <office:change-info>
              <dc:creator>Bagus Tris Atmaja</dc:creator>
              <dc:date>2021-02-12T11:25:15</dc:date>
            </office:change-info>
          </text:insertion>
        </text:changed-region>
        <text:changed-region xml:id="ct261323824" text:id="ct261323824">
          <text:insertion>
            <office:change-info>
              <dc:creator>Bagus Tris Atmaja</dc:creator>
              <dc:date>2021-02-12T11:26:00</dc:date>
            </office:change-info>
          </text:insertion>
        </text:changed-region>
        <text:changed-region xml:id="ct261324160" text:id="ct261324160">
          <text:insertion>
            <office:change-info>
              <dc:creator>Bagus Tris Atmaja</dc:creator>
              <dc:date>2021-02-12T11:32:06</dc:date>
            </office:change-info>
          </text:insertion>
        </text:changed-region>
        <text:changed-region xml:id="ct261336784" text:id="ct261336784">
          <text:insertion>
            <office:change-info>
              <dc:creator>Bagus Tris Atmaja</dc:creator>
              <dc:date>2021-02-12T11:33:05</dc:date>
            </office:change-info>
          </text:insertion>
        </text:changed-region>
        <text:changed-region xml:id="ct261351328" text:id="ct261351328">
          <text:insertion>
            <office:change-info>
              <dc:creator>Bagus Tris Atmaja</dc:creator>
              <dc:date>2021-02-12T11:34:11</dc:date>
            </office:change-info>
          </text:insertion>
        </text:changed-region>
        <text:changed-region xml:id="ct261369104" text:id="ct261369104">
          <text:insertion>
            <office:change-info>
              <dc:creator>Bagus Tris Atmaja</dc:creator>
              <dc:date>2021-02-12T11:35:00</dc:date>
            </office:change-info>
          </text:insertion>
        </text:changed-region>
        <text:changed-region xml:id="ct261369952" text:id="ct261369952">
          <text:insertion>
            <office:change-info>
              <dc:creator>Bagus Tris Atmaja</dc:creator>
              <dc:date>2021-02-12T11:36:02</dc:date>
            </office:change-info>
          </text:insertion>
        </text:changed-region>
        <text:changed-region xml:id="ct261372128" text:id="ct261372128">
          <text:insertion>
            <office:change-info>
              <dc:creator>Bagus Tris Atmaja</dc:creator>
              <dc:date>2021-02-12T11:37:15</dc:date>
            </office:change-info>
          </text:insertion>
        </text:changed-region>
        <text:changed-region xml:id="ct261380880" text:id="ct261380880">
          <text:insertion>
            <office:change-info>
              <dc:creator>Bagus Tris Atmaja</dc:creator>
              <dc:date>2021-02-12T11:38:02</dc:date>
            </office:change-info>
          </text:insertion>
        </text:changed-region>
        <text:changed-region xml:id="ct261383872" text:id="ct261383872">
          <text:insertion>
            <office:change-info>
              <dc:creator>Bagus Tris Atmaja</dc:creator>
              <dc:date>2021-02-12T11:39:00</dc:date>
            </office:change-info>
          </text:insertion>
        </text:changed-region>
        <text:changed-region xml:id="ct261394480" text:id="ct261394480">
          <text:insertion>
            <office:change-info>
              <dc:creator>Bagus Tris Atmaja</dc:creator>
              <dc:date>2021-02-12T11:44:15</dc:date>
            </office:change-info>
          </text:insertion>
        </text:changed-region>
        <text:changed-region xml:id="ct261402640" text:id="ct261402640">
          <text:insertion>
            <office:change-info>
              <dc:creator>Bagus Tris Atmaja</dc:creator>
              <dc:date>2021-02-12T11:45:30</dc:date>
            </office:change-info>
          </text:insertion>
        </text:changed-region>
        <text:changed-region xml:id="ct261402880" text:id="ct261402880">
          <text:insertion>
            <office:change-info>
              <dc:creator>Bagus Tris Atmaja</dc:creator>
              <dc:date>2021-02-12T11:46:17</dc:date>
            </office:change-info>
          </text:insertion>
        </text:changed-region>
        <text:changed-region xml:id="ct261419104" text:id="ct261419104">
          <text:insertion>
            <office:change-info>
              <dc:creator>Bagus Tris Atmaja</dc:creator>
              <dc:date>2021-02-12T11:47:07</dc:date>
            </office:change-info>
          </text:insertion>
        </text:changed-region>
        <text:changed-region xml:id="ct261425104" text:id="ct261425104">
          <text:insertion>
            <office:change-info>
              <dc:creator>Bagus Tris Atmaja</dc:creator>
              <dc:date>2021-02-12T11:48:00</dc:date>
            </office:change-info>
          </text:insertion>
        </text:changed-region>
        <text:changed-region xml:id="ct261438464" text:id="ct261438464">
          <text:insertion>
            <office:change-info>
              <dc:creator>Bagus Tris Atmaja</dc:creator>
              <dc:date>2021-02-12T11:49:05</dc:date>
            </office:change-info>
          </text:insertion>
        </text:changed-region>
        <text:changed-region xml:id="ct261459952" text:id="ct261459952">
          <text:insertion>
            <office:change-info>
              <dc:creator>Bagus Tris Atmaja</dc:creator>
              <dc:date>2021-02-12T11:50:07</dc:date>
            </office:change-info>
          </text:insertion>
        </text:changed-region>
        <text:changed-region xml:id="ct261467216" text:id="ct261467216">
          <text:insertion>
            <office:change-info>
              <dc:creator>Bagus Tris Atmaja</dc:creator>
              <dc:date>2021-02-12T11:53:15</dc:date>
            </office:change-info>
          </text:insertion>
        </text:changed-region>
        <text:changed-region xml:id="ct261504624" text:id="ct261504624">
          <text:insertion>
            <office:change-info>
              <dc:creator>Bagus Tris Atmaja</dc:creator>
              <dc:date>2021-02-12T11:54:01</dc:date>
            </office:change-info>
          </text:insertion>
        </text:changed-region>
        <text:changed-region xml:id="ct261505024" text:id="ct261505024">
          <text:insertion>
            <office:change-info>
              <dc:creator>Bagus Tris Atmaja</dc:creator>
              <dc:date>2021-02-12T12:05:27</dc:date>
            </office:change-info>
          </text:insertion>
        </text:changed-region>
        <text:changed-region xml:id="ct261508816" text:id="ct261508816">
          <text:insertion>
            <office:change-info>
              <dc:creator>Bagus Tris Atmaja</dc:creator>
              <dc:date>2021-02-12T11:54:01</dc:date>
            </office:change-info>
          </text:insertion>
        </text:changed-region>
        <text:changed-region xml:id="ct261524256" text:id="ct261524256">
          <text:insertion>
            <office:change-info>
              <dc:creator>Bagus Tris Atmaja</dc:creator>
              <dc:date>2021-02-12T12:06:11</dc:date>
            </office:change-info>
          </text:insertion>
        </text:changed-region>
        <text:changed-region xml:id="ct261531136" text:id="ct261531136">
          <text:insertion>
            <office:change-info>
              <dc:creator>Bagus Tris Atmaja</dc:creator>
              <dc:date>2021-02-12T12:07:02</dc:date>
            </office:change-info>
          </text:insertion>
        </text:changed-region>
        <text:changed-region xml:id="ct261535392" text:id="ct261535392">
          <text:insertion>
            <office:change-info>
              <dc:creator>Bagus Tris Atmaja</dc:creator>
              <dc:date>2021-02-12T12:08:00</dc:date>
            </office:change-info>
          </text:insertion>
        </text:changed-region>
        <text:changed-region xml:id="ct261552240" text:id="ct261552240">
          <text:insertion>
            <office:change-info>
              <dc:creator>Bagus Tris Atmaja</dc:creator>
              <dc:date>2021-02-12T12:09:04</dc:date>
            </office:change-info>
          </text:insertion>
        </text:changed-region>
        <text:changed-region xml:id="ct261562864" text:id="ct261562864">
          <text:insertion>
            <office:change-info>
              <dc:creator>Bagus Tris Atmaja</dc:creator>
              <dc:date>2021-02-12T12:10:15</dc:date>
            </office:change-info>
          </text:insertion>
        </text:changed-region>
        <text:changed-region xml:id="ct261574560" text:id="ct261574560">
          <text:insertion>
            <office:change-info>
              <dc:creator>Bagus Tris Atmaja</dc:creator>
              <dc:date>2021-02-12T12:11:03</dc:date>
            </office:change-info>
          </text:insertion>
        </text:changed-region>
        <text:changed-region xml:id="ct261580848" text:id="ct261580848">
          <text:insertion>
            <office:change-info>
              <dc:creator>Bagus Tris Atmaja</dc:creator>
              <dc:date>2021-02-12T16:51:31</dc:date>
            </office:change-info>
          </text:insertion>
        </text:changed-region>
        <text:changed-region xml:id="ct261581088" text:id="ct261581088">
          <text:insertion>
            <office:change-info>
              <dc:creator>Bagus Tris Atmaja</dc:creator>
              <dc:date>2021-02-12T16:53:15</dc:date>
            </office:change-info>
          </text:insertion>
        </text:changed-region>
        <text:changed-region xml:id="ct261596960" text:id="ct261596960">
          <text:insertion>
            <office:change-info>
              <dc:creator>Bagus Tris Atmaja</dc:creator>
              <dc:date>2021-02-12T16:54:01</dc:date>
            </office:change-info>
          </text:insertion>
        </text:changed-region>
        <text:changed-region xml:id="ct261096448" text:id="ct261096448">
          <text:insertion>
            <office:change-info>
              <dc:creator>Bagus Tris Atmaja</dc:creator>
              <dc:date>2021-02-12T16:55:17</dc:date>
            </office:change-info>
          </text:insertion>
        </text:changed-region>
        <text:changed-region xml:id="ct261099776" text:id="ct261099776">
          <text:insertion>
            <office:change-info>
              <dc:creator>Bagus Tris Atmaja</dc:creator>
              <dc:date>2021-02-12T16:56:13</dc:date>
            </office:change-info>
          </text:insertion>
        </text:changed-region>
        <text:changed-region xml:id="ct261100560" text:id="ct261100560">
          <text:insertion>
            <office:change-info>
              <dc:creator>Bagus Tris Atmaja</dc:creator>
              <dc:date>2021-02-12T16:57:02</dc:date>
            </office:change-info>
          </text:insertion>
        </text:changed-region>
        <text:changed-region xml:id="ct261101744" text:id="ct261101744">
          <text:insertion>
            <office:change-info>
              <dc:creator>Bagus Tris Atmaja</dc:creator>
              <dc:date>2021-02-12T17:05:48</dc:date>
            </office:change-info>
          </text:insertion>
        </text:changed-region>
        <text:changed-region xml:id="ct261103360" text:id="ct261103360">
          <text:insertion>
            <office:change-info>
              <dc:creator>Bagus Tris Atmaja</dc:creator>
              <dc:date>2021-02-12T17:06:16</dc:date>
            </office:change-info>
          </text:insertion>
        </text:changed-region>
        <text:changed-region xml:id="ct261106256" text:id="ct261106256">
          <text:insertion>
            <office:change-info>
              <dc:creator>Bagus Tris Atmaja</dc:creator>
              <dc:date>2021-02-12T17:07:33</dc:date>
            </office:change-info>
          </text:insertion>
        </text:changed-region>
        <text:changed-region xml:id="ct261643280" text:id="ct261643280">
          <text:insertion>
            <office:change-info>
              <dc:creator>Bagus Tris Atmaja</dc:creator>
              <dc:date>2021-02-12T17:09:20</dc:date>
            </office:change-info>
          </text:insertion>
        </text:changed-region>
        <text:changed-region xml:id="ct261666112" text:id="ct261666112">
          <text:insertion>
            <office:change-info>
              <dc:creator>Bagus Tris Atmaja</dc:creator>
              <dc:date>2021-02-12T17:10:03</dc:date>
            </office:change-info>
          </text:insertion>
        </text:changed-region>
        <text:changed-region xml:id="ct261670032" text:id="ct261670032">
          <text:insertion>
            <office:change-info>
              <dc:creator>Bagus Tris Atmaja</dc:creator>
              <dc:date>2021-02-12T17:33:30</dc:date>
            </office:change-info>
          </text:insertion>
        </text:changed-region>
        <text:changed-region xml:id="ct261671008" text:id="ct261671008">
          <text:insertion>
            <office:change-info>
              <dc:creator>Bagus Tris Atmaja</dc:creator>
              <dc:date>2021-02-16T18:52:29</dc:date>
            </office:change-info>
          </text:insertion>
        </text:changed-region>
        <text:changed-region xml:id="ct261673360" text:id="ct261673360">
          <text:insertion>
            <office:change-info>
              <dc:creator>Bagus Tris Atmaja</dc:creator>
              <dc:date>2021-02-12T17:38:21</dc:date>
            </office:change-info>
          </text:insertion>
        </text:changed-region>
        <text:changed-region xml:id="ct261674736" text:id="ct261674736">
          <text:insertion>
            <office:change-info>
              <dc:creator>Bagus Tris Atmaja</dc:creator>
              <dc:date>2021-02-16T18:52:23</dc:date>
            </office:change-info>
          </text:insertion>
        </text:changed-region>
        <text:changed-region xml:id="ct261678736" text:id="ct261678736">
          <text:insertion>
            <office:change-info>
              <dc:creator>Bagus Tris Atmaja</dc:creator>
              <dc:date>2021-02-12T17:39:21</dc:date>
            </office:change-info>
          </text:insertion>
        </text:changed-region>
        <text:changed-region xml:id="ct261687072" text:id="ct261687072">
          <text:insertion>
            <office:change-info>
              <dc:creator>Bagus Tris Atmaja</dc:creator>
              <dc:date>2021-02-12T18:12:18</dc:date>
            </office:change-info>
          </text:insertion>
        </text:changed-region>
        <text:changed-region xml:id="ct261702608" text:id="ct261702608">
          <text:insertion>
            <office:change-info>
              <dc:creator>Bagus Tris Atmaja</dc:creator>
              <dc:date>2021-02-12T18:13:08</dc:date>
            </office:change-info>
          </text:insertion>
        </text:changed-region>
        <text:changed-region xml:id="ct261718688" text:id="ct261718688">
          <text:insertion>
            <office:change-info>
              <dc:creator>Bagus Tris Atmaja</dc:creator>
              <dc:date>2021-02-12T18:14:20</dc:date>
            </office:change-info>
          </text:insertion>
        </text:changed-region>
        <text:changed-region xml:id="ct261719024" text:id="ct261719024">
          <text:insertion>
            <office:change-info>
              <dc:creator>Bagus Tris Atmaja</dc:creator>
              <dc:date>2021-02-12T18:15:00</dc:date>
            </office:change-info>
          </text:insertion>
        </text:changed-region>
        <text:changed-region xml:id="ct261719408" text:id="ct261719408">
          <text:insertion>
            <office:change-info>
              <dc:creator>Bagus Tris Atmaja</dc:creator>
              <dc:date>2021-02-12T18:16:58</dc:date>
            </office:change-info>
          </text:insertion>
        </text:changed-region>
        <text:changed-region xml:id="ct261723920" text:id="ct261723920">
          <text:insertion>
            <office:change-info>
              <dc:creator>Bagus Tris Atmaja</dc:creator>
              <dc:date>2021-02-12T18:17:05</dc:date>
            </office:change-info>
          </text:insertion>
        </text:changed-region>
        <text:changed-region xml:id="ct261737744" text:id="ct261737744">
          <text:insertion>
            <office:change-info>
              <dc:creator>Bagus Tris Atmaja</dc:creator>
              <dc:date>2021-02-12T18:18:00</dc:date>
            </office:change-info>
          </text:insertion>
        </text:changed-region>
        <text:changed-region xml:id="ct261751152" text:id="ct261751152">
          <text:insertion>
            <office:change-info>
              <dc:creator>Bagus Tris Atmaja</dc:creator>
              <dc:date>2021-02-12T18:26:06</dc:date>
            </office:change-info>
          </text:insertion>
        </text:changed-region>
        <text:changed-region xml:id="ct261766768" text:id="ct261766768">
          <text:insertion>
            <office:change-info>
              <dc:creator>Bagus Tris Atmaja</dc:creator>
              <dc:date>2021-02-12T18:27:03</dc:date>
            </office:change-info>
          </text:insertion>
        </text:changed-region>
        <text:changed-region xml:id="ct261775504" text:id="ct261775504">
          <text:insertion>
            <office:change-info>
              <dc:creator>Bagus Tris Atmaja</dc:creator>
              <dc:date>2021-02-12T18:28:01</dc:date>
            </office:change-info>
          </text:insertion>
        </text:changed-region>
        <text:changed-region xml:id="ct261775968" text:id="ct261775968">
          <text:insertion>
            <office:change-info>
              <dc:creator>Bagus Tris Atmaja</dc:creator>
              <dc:date>2021-02-12T18:29:02</dc:date>
            </office:change-info>
          </text:insertion>
        </text:changed-region>
        <text:changed-region xml:id="ct261794560" text:id="ct261794560">
          <text:insertion>
            <office:change-info>
              <dc:creator>Bagus Tris Atmaja</dc:creator>
              <dc:date>2021-02-12T18:30:12</dc:date>
            </office:change-info>
          </text:insertion>
        </text:changed-region>
        <text:changed-region xml:id="ct261794864" text:id="ct261794864">
          <text:insertion>
            <office:change-info>
              <dc:creator>Bagus Tris Atmaja</dc:creator>
              <dc:date>2021-02-12T18:31:15</dc:date>
            </office:change-info>
          </text:insertion>
        </text:changed-region>
        <text:changed-region xml:id="ct261833872" text:id="ct261833872">
          <text:insertion>
            <office:change-info>
              <dc:creator>Bagus Tris Atmaja</dc:creator>
              <dc:date>2021-02-12T18:32:10</dc:date>
            </office:change-info>
          </text:insertion>
        </text:changed-region>
        <text:changed-region xml:id="ct261839056" text:id="ct261839056">
          <text:insertion>
            <office:change-info>
              <dc:creator>Bagus Tris Atmaja</dc:creator>
              <dc:date>2021-02-12T18:46:42</dc:date>
            </office:change-info>
          </text:insertion>
        </text:changed-region>
        <text:changed-region xml:id="ct261840320" text:id="ct261840320">
          <text:insertion>
            <office:change-info>
              <dc:creator>Bagus Tris Atmaja</dc:creator>
              <dc:date>2021-02-18T09:29:16</dc:date>
            </office:change-info>
          </text:insertion>
        </text:changed-region>
        <text:changed-region xml:id="ct261841296" text:id="ct261841296">
          <text:insertion>
            <office:change-info>
              <dc:creator>Bagus Tris Atmaja</dc:creator>
              <dc:date>2021-02-16T13:49:22</dc:date>
            </office:change-info>
          </text:insertion>
        </text:changed-region>
        <text:changed-region xml:id="ct261843088" text:id="ct261843088">
          <text:insertion>
            <office:change-info>
              <dc:creator>Bagus Tris Atmaja</dc:creator>
              <dc:date>2021-02-12T18:47:45</dc:date>
            </office:change-info>
          </text:insertion>
        </text:changed-region>
        <text:changed-region xml:id="ct261858656" text:id="ct261858656">
          <text:insertion>
            <office:change-info>
              <dc:creator>Bagus Tris Atmaja</dc:creator>
              <dc:date>2021-02-12T18:48:05</dc:date>
            </office:change-info>
          </text:insertion>
        </text:changed-region>
        <text:changed-region xml:id="ct261864880" text:id="ct261864880">
          <text:insertion>
            <office:change-info>
              <dc:creator>Bagus Tris Atmaja</dc:creator>
              <dc:date>2021-02-12T18:49:14</dc:date>
            </office:change-info>
          </text:insertion>
        </text:changed-region>
        <text:changed-region xml:id="ct261865120" text:id="ct261865120">
          <text:insertion>
            <office:change-info>
              <dc:creator>Bagus Tris Atmaja</dc:creator>
              <dc:date>2021-02-12T18:56:02</dc:date>
            </office:change-info>
          </text:insertion>
        </text:changed-region>
        <text:changed-region xml:id="ct261865360" text:id="ct261865360">
          <text:insertion>
            <office:change-info>
              <dc:creator>Bagus Tris Atmaja</dc:creator>
              <dc:date>2021-02-12T18:57:10</dc:date>
            </office:change-info>
          </text:insertion>
        </text:changed-region>
        <text:changed-region xml:id="ct261865600" text:id="ct261865600">
          <text:insertion>
            <office:change-info>
              <dc:creator>Bagus Tris Atmaja</dc:creator>
              <dc:date>2021-02-12T18:58:30</dc:date>
            </office:change-info>
          </text:insertion>
        </text:changed-region>
        <text:changed-region xml:id="ct261881264" text:id="ct261881264">
          <text:insertion>
            <office:change-info>
              <dc:creator>Bagus Tris Atmaja</dc:creator>
              <dc:date>2021-02-12T18:50:18</dc:date>
            </office:change-info>
          </text:insertion>
        </text:changed-region>
        <text:changed-region xml:id="ct261898624" text:id="ct261898624">
          <text:insertion>
            <office:change-info>
              <dc:creator>Bagus Tris Atmaja</dc:creator>
              <dc:date>2021-02-12T18:51:10</dc:date>
            </office:change-info>
          </text:insertion>
        </text:changed-region>
        <text:changed-region xml:id="ct261900416" text:id="ct261900416">
          <text:insertion>
            <office:change-info>
              <dc:creator>Bagus Tris Atmaja</dc:creator>
              <dc:date>2021-02-16T18:53:22</dc:date>
            </office:change-info>
          </text:insertion>
        </text:changed-region>
        <text:changed-region xml:id="ct261904464" text:id="ct261904464">
          <text:insertion>
            <office:change-info>
              <dc:creator>Bagus Tris Atmaja</dc:creator>
              <dc:date>2021-02-12T19:02:30</dc:date>
            </office:change-info>
          </text:insertion>
        </text:changed-region>
        <text:changed-region xml:id="ct261905440" text:id="ct261905440">
          <text:insertion>
            <office:change-info>
              <dc:creator>Bagus Tris Atmaja</dc:creator>
              <dc:date>2021-02-16T13:50:26</dc:date>
            </office:change-info>
          </text:insertion>
        </text:changed-region>
        <text:changed-region xml:id="ct261911984" text:id="ct261911984">
          <text:insertion>
            <office:change-info>
              <dc:creator>Bagus Tris Atmaja</dc:creator>
              <dc:date>2021-02-12T19:03:11</dc:date>
            </office:change-info>
          </text:insertion>
        </text:changed-region>
        <text:changed-region xml:id="ct261921792" text:id="ct261921792">
          <text:insertion>
            <office:change-info>
              <dc:creator>Bagus Tris Atmaja</dc:creator>
              <dc:date>2021-02-12T19:04:19</dc:date>
            </office:change-info>
          </text:insertion>
        </text:changed-region>
        <text:changed-region xml:id="ct261933376" text:id="ct261933376">
          <text:insertion>
            <office:change-info>
              <dc:creator>Bagus Tris Atmaja</dc:creator>
              <dc:date>2021-02-12T19:05:11</dc:date>
            </office:change-info>
          </text:insertion>
        </text:changed-region>
        <text:changed-region xml:id="ct261935792" text:id="ct261935792">
          <text:insertion>
            <office:change-info>
              <dc:creator>Bagus Tris Atmaja</dc:creator>
              <dc:date>2021-02-12T19:06:03</dc:date>
            </office:change-info>
          </text:insertion>
        </text:changed-region>
        <text:changed-region xml:id="ct261943456" text:id="ct261943456">
          <text:insertion>
            <office:change-info>
              <dc:creator>Bagus Tris Atmaja</dc:creator>
              <dc:date>2021-02-12T19:07:29</dc:date>
            </office:change-info>
          </text:insertion>
        </text:changed-region>
        <text:changed-region xml:id="ct261948160" text:id="ct261948160">
          <text:insertion>
            <office:change-info>
              <dc:creator>Bagus Tris Atmaja</dc:creator>
              <dc:date>2021-02-12T19:08:03</dc:date>
            </office:change-info>
          </text:insertion>
        </text:changed-region>
        <text:changed-region xml:id="ct261971872" text:id="ct261971872">
          <text:insertion>
            <office:change-info>
              <dc:creator>Bagus Tris Atmaja</dc:creator>
              <dc:date>2021-02-12T19:09:26</dc:date>
            </office:change-info>
          </text:insertion>
        </text:changed-region>
        <text:changed-region xml:id="ct261972928" text:id="ct261972928">
          <text:insertion>
            <office:change-info>
              <dc:creator>Bagus Tris Atmaja</dc:creator>
              <dc:date>2021-02-18T09:33:57</dc:date>
            </office:change-info>
          </text:insertion>
        </text:changed-region>
        <text:changed-region xml:id="ct261973904" text:id="ct261973904">
          <text:insertion>
            <office:change-info>
              <dc:creator>Bagus Tris Atmaja</dc:creator>
              <dc:date>2021-02-12T19:11:06</dc:date>
            </office:change-info>
          </text:insertion>
        </text:changed-region>
        <text:changed-region xml:id="ct261977840" text:id="ct261977840">
          <text:insertion>
            <office:change-info>
              <dc:creator>Bagus Tris Atmaja</dc:creator>
              <dc:date>2021-02-12T19:17:35</dc:date>
            </office:change-info>
          </text:insertion>
        </text:changed-region>
        <text:changed-region xml:id="ct261978416" text:id="ct261978416">
          <text:insertion>
            <office:change-info>
              <dc:creator>Bagus Tris Atmaja</dc:creator>
              <dc:date>2021-02-12T19:18:03</dc:date>
            </office:change-info>
          </text:insertion>
        </text:changed-region>
        <text:changed-region xml:id="ct262017328" text:id="ct262017328">
          <text:insertion>
            <office:change-info>
              <dc:creator>Bagus Tris Atmaja</dc:creator>
              <dc:date>2021-02-12T19:19:09</dc:date>
            </office:change-info>
          </text:insertion>
        </text:changed-region>
        <text:changed-region xml:id="ct262037456" text:id="ct262037456">
          <text:insertion>
            <office:change-info>
              <dc:creator>Bagus Tris Atmaja</dc:creator>
              <dc:date>2021-02-12T19:20:06</dc:date>
            </office:change-info>
          </text:insertion>
        </text:changed-region>
        <text:changed-region xml:id="ct262037760" text:id="ct262037760">
          <text:insertion>
            <office:change-info>
              <dc:creator>Bagus Tris Atmaja</dc:creator>
              <dc:date>2021-02-12T19:25:34</dc:date>
            </office:change-info>
          </text:insertion>
        </text:changed-region>
        <text:changed-region xml:id="ct262038000" text:id="ct262038000">
          <text:insertion>
            <office:change-info>
              <dc:creator>Bagus Tris Atmaja</dc:creator>
              <dc:date>2021-02-12T19:26:39</dc:date>
            </office:change-info>
          </text:insertion>
        </text:changed-region>
        <text:changed-region xml:id="ct262038320" text:id="ct262038320">
          <text:insertion>
            <office:change-info>
              <dc:creator>Bagus Tris Atmaja</dc:creator>
              <dc:date>2021-02-12T19:27:05</dc:date>
            </office:change-info>
          </text:insertion>
        </text:changed-region>
        <text:changed-region xml:id="ct262062528" text:id="ct262062528">
          <text:insertion>
            <office:change-info>
              <dc:creator>Bagus Tris Atmaja</dc:creator>
              <dc:date>2021-02-12T19:21:14</dc:date>
            </office:change-info>
          </text:insertion>
        </text:changed-region>
        <text:changed-region xml:id="ct262068176" text:id="ct262068176">
          <text:insertion>
            <office:change-info>
              <dc:creator>Bagus Tris Atmaja</dc:creator>
              <dc:date>2021-02-12T19:28:41</dc:date>
            </office:change-info>
          </text:insertion>
        </text:changed-region>
        <text:changed-region xml:id="ct262069152" text:id="ct262069152">
          <text:insertion>
            <office:change-info>
              <dc:creator>Bagus Tris Atmaja</dc:creator>
              <dc:date>2021-02-16T13:51:50</dc:date>
            </office:change-info>
          </text:insertion>
        </text:changed-region>
        <text:changed-region xml:id="ct262074736" text:id="ct262074736">
          <text:insertion>
            <office:change-info>
              <dc:creator>Bagus Tris Atmaja</dc:creator>
              <dc:date>2021-02-12T19:29:22</dc:date>
            </office:change-info>
          </text:insertion>
        </text:changed-region>
        <text:changed-region xml:id="ct262090016" text:id="ct262090016">
          <text:insertion>
            <office:change-info>
              <dc:creator>Bagus Tris Atmaja</dc:creator>
              <dc:date>2021-02-12T19:30:02</dc:date>
            </office:change-info>
          </text:insertion>
        </text:changed-region>
        <text:changed-region xml:id="ct262115456" text:id="ct262115456">
          <text:insertion>
            <office:change-info>
              <dc:creator>Bagus Tris Atmaja</dc:creator>
              <dc:date>2021-02-12T19:31:14</dc:date>
            </office:change-info>
          </text:insertion>
        </text:changed-region>
        <text:changed-region xml:id="ct262128480" text:id="ct262128480">
          <text:insertion>
            <office:change-info>
              <dc:creator>Bagus Tris Atmaja</dc:creator>
              <dc:date>2021-02-12T19:32:14</dc:date>
            </office:change-info>
          </text:insertion>
        </text:changed-region>
        <text:changed-region xml:id="ct262128784" text:id="ct262128784">
          <text:insertion>
            <office:change-info>
              <dc:creator>Bagus Tris Atmaja</dc:creator>
              <dc:date>2021-02-12T19:33:01</dc:date>
            </office:change-info>
          </text:insertion>
        </text:changed-region>
        <text:changed-region xml:id="ct262129840" text:id="ct262129840">
          <text:insertion>
            <office:change-info>
              <dc:creator>Bagus Tris Atmaja</dc:creator>
              <dc:date>2021-02-18T18:31:33</dc:date>
            </office:change-info>
          </text:insertion>
        </text:changed-region>
        <text:changed-region xml:id="ct262144064" text:id="ct262144064">
          <text:insertion>
            <office:change-info>
              <dc:creator>Bagus Tris Atmaja</dc:creator>
              <dc:date>2021-02-12T19:34:06</dc:date>
            </office:change-info>
          </text:insertion>
        </text:changed-region>
        <text:changed-region xml:id="ct262144304" text:id="ct262144304">
          <text:insertion>
            <office:change-info>
              <dc:creator>Bagus Tris Atmaja</dc:creator>
              <dc:date>2021-02-12T19:41:39</dc:date>
            </office:change-info>
          </text:insertion>
        </text:changed-region>
        <text:changed-region xml:id="ct262154016" text:id="ct262154016">
          <text:insertion>
            <office:change-info>
              <dc:creator>Bagus Tris Atmaja</dc:creator>
              <dc:date>2021-02-12T19:42:24</dc:date>
            </office:change-info>
          </text:insertion>
        </text:changed-region>
        <text:changed-region xml:id="ct262175136" text:id="ct262175136">
          <text:insertion>
            <office:change-info>
              <dc:creator>Bagus Tris Atmaja</dc:creator>
              <dc:date>2021-02-12T19:43:03</dc:date>
            </office:change-info>
          </text:insertion>
        </text:changed-region>
        <text:changed-region xml:id="ct262187376" text:id="ct262187376">
          <text:insertion>
            <office:change-info>
              <dc:creator>Bagus Tris Atmaja</dc:creator>
              <dc:date>2021-02-12T19:44:04</dc:date>
            </office:change-info>
          </text:insertion>
        </text:changed-region>
        <text:changed-region xml:id="ct262202048" text:id="ct262202048">
          <text:insertion>
            <office:change-info>
              <dc:creator>Bagus Tris Atmaja</dc:creator>
              <dc:date>2021-02-12T19:45:05</dc:date>
            </office:change-info>
          </text:insertion>
        </text:changed-region>
        <text:changed-region xml:id="ct262202288" text:id="ct262202288">
          <text:insertion>
            <office:change-info>
              <dc:creator>Bagus Tris Atmaja</dc:creator>
              <dc:date>2021-02-12T19:46:04</dc:date>
            </office:change-info>
          </text:insertion>
        </text:changed-region>
        <text:changed-region xml:id="ct262231216" text:id="ct262231216">
          <text:insertion>
            <office:change-info>
              <dc:creator>Bagus Tris Atmaja</dc:creator>
              <dc:date>2021-02-12T19:47:09</dc:date>
            </office:change-info>
          </text:insertion>
        </text:changed-region>
        <text:changed-region xml:id="ct262234688" text:id="ct262234688">
          <text:insertion>
            <office:change-info>
              <dc:creator>Bagus Tris Atmaja</dc:creator>
              <dc:date>2021-02-15T18:48:27</dc:date>
            </office:change-info>
          </text:insertion>
        </text:changed-region>
        <text:changed-region xml:id="ct262235664" text:id="ct262235664">
          <text:insertion>
            <office:change-info>
              <dc:creator>Bagus Tris Atmaja</dc:creator>
              <dc:date>2021-02-12T19:47:09</dc:date>
            </office:change-info>
          </text:insertion>
        </text:changed-region>
        <text:changed-region xml:id="ct262243936" text:id="ct262243936">
          <text:insertion>
            <office:change-info>
              <dc:creator>Bagus Tris Atmaja</dc:creator>
              <dc:date>2021-02-15T18:49:22</dc:date>
            </office:change-info>
          </text:insertion>
        </text:changed-region>
        <text:changed-region xml:id="ct262271472" text:id="ct262271472">
          <text:insertion>
            <office:change-info>
              <dc:creator>Bagus Tris Atmaja</dc:creator>
              <dc:date>2021-02-15T18:50:06</dc:date>
            </office:change-info>
          </text:insertion>
        </text:changed-region>
        <text:changed-region xml:id="ct262285312" text:id="ct262285312">
          <text:insertion>
            <office:change-info>
              <dc:creator>Bagus Tris Atmaja</dc:creator>
              <dc:date>2021-02-15T18:51:13</dc:date>
            </office:change-info>
          </text:insertion>
        </text:changed-region>
        <text:changed-region xml:id="ct262294976" text:id="ct262294976">
          <text:insertion>
            <office:change-info>
              <dc:creator>Bagus Tris Atmaja</dc:creator>
              <dc:date>2021-02-15T18:52:07</dc:date>
            </office:change-info>
          </text:insertion>
        </text:changed-region>
        <text:changed-region xml:id="ct262310192" text:id="ct262310192">
          <text:insertion>
            <office:change-info>
              <dc:creator>Bagus Tris Atmaja</dc:creator>
              <dc:date>2021-02-15T18:53:00</dc:date>
            </office:change-info>
          </text:insertion>
        </text:changed-region>
        <text:changed-region xml:id="ct262314496" text:id="ct262314496">
          <text:insertion>
            <office:change-info>
              <dc:creator>Bagus Tris Atmaja</dc:creator>
              <dc:date>2021-02-15T18:54:04</dc:date>
            </office:change-info>
          </text:insertion>
        </text:changed-region>
        <text:changed-region xml:id="ct262315472" text:id="ct262315472">
          <text:insertion>
            <office:change-info>
              <dc:creator>Bagus Tris Atmaja</dc:creator>
              <dc:date>2021-02-18T18:37:53</dc:date>
            </office:change-info>
          </text:insertion>
        </text:changed-region>
        <text:changed-region xml:id="ct262321696" text:id="ct262321696">
          <text:insertion>
            <office:change-info>
              <dc:creator>Bagus Tris Atmaja</dc:creator>
              <dc:date>2021-02-15T18:58:00</dc:date>
            </office:change-info>
          </text:insertion>
        </text:changed-region>
        <text:changed-region xml:id="ct262328512" text:id="ct262328512">
          <text:insertion>
            <office:change-info>
              <dc:creator>Bagus Tris Atmaja</dc:creator>
              <dc:date>2021-02-15T19:00:07</dc:date>
            </office:change-info>
          </text:insertion>
        </text:changed-region>
        <text:changed-region xml:id="ct262340208" text:id="ct262340208">
          <text:insertion>
            <office:change-info>
              <dc:creator>Bagus Tris Atmaja</dc:creator>
              <dc:date>2021-02-15T19:04:56</dc:date>
            </office:change-info>
          </text:insertion>
        </text:changed-region>
        <text:changed-region xml:id="ct262344784" text:id="ct262344784">
          <text:insertion>
            <office:change-info>
              <dc:creator>Bagus Tris Atmaja</dc:creator>
              <dc:date>2021-02-15T19:09:03</dc:date>
            </office:change-info>
          </text:insertion>
        </text:changed-region>
        <text:changed-region xml:id="ct262345840" text:id="ct262345840">
          <text:insertion>
            <office:change-info>
              <dc:creator>Bagus Tris Atmaja</dc:creator>
              <dc:date>2021-02-16T18:55:09</dc:date>
            </office:change-info>
          </text:insertion>
        </text:changed-region>
        <text:changed-region xml:id="ct262349616" text:id="ct262349616">
          <text:insertion>
            <office:change-info>
              <dc:creator>Bagus Tris Atmaja</dc:creator>
              <dc:date>2021-02-15T19:10:42</dc:date>
            </office:change-info>
          </text:insertion>
        </text:changed-region>
        <text:changed-region xml:id="ct262349856" text:id="ct262349856">
          <text:insertion>
            <office:change-info>
              <dc:creator>Bagus Tris Atmaja</dc:creator>
              <dc:date>2021-02-15T19:11:07</dc:date>
            </office:change-info>
          </text:insertion>
        </text:changed-region>
        <text:changed-region xml:id="ct262368160" text:id="ct262368160">
          <text:insertion>
            <office:change-info>
              <dc:creator>Bagus Tris Atmaja</dc:creator>
              <dc:date>2021-02-15T19:12:03</dc:date>
            </office:change-info>
          </text:insertion>
        </text:changed-region>
        <text:changed-region xml:id="ct262377920" text:id="ct262377920">
          <text:insertion>
            <office:change-info>
              <dc:creator>Bagus Tris Atmaja</dc:creator>
              <dc:date>2021-02-15T19:13:05</dc:date>
            </office:change-info>
          </text:insertion>
        </text:changed-region>
        <text:changed-region xml:id="ct262395792" text:id="ct262395792">
          <text:insertion>
            <office:change-info>
              <dc:creator>Bagus Tris Atmaja</dc:creator>
              <dc:date>2021-02-15T19:14:27</dc:date>
            </office:change-info>
          </text:insertion>
        </text:changed-region>
        <text:changed-region xml:id="ct262411360" text:id="ct262411360">
          <text:insertion>
            <office:change-info>
              <dc:creator>Bagus Tris Atmaja</dc:creator>
              <dc:date>2021-02-15T19:15:22</dc:date>
            </office:change-info>
          </text:insertion>
        </text:changed-region>
        <text:changed-region xml:id="ct262411664" text:id="ct262411664">
          <text:insertion>
            <office:change-info>
              <dc:creator>Bagus Tris Atmaja</dc:creator>
              <dc:date>2021-02-15T19:16:01</dc:date>
            </office:change-info>
          </text:insertion>
        </text:changed-region>
        <text:changed-region xml:id="ct262425776" text:id="ct262425776">
          <text:insertion>
            <office:change-info>
              <dc:creator>Bagus Tris Atmaja</dc:creator>
              <dc:date>2021-02-15T19:17:00</dc:date>
            </office:change-info>
          </text:insertion>
        </text:changed-region>
        <text:changed-region xml:id="ct262426992" text:id="ct262426992">
          <text:insertion>
            <office:change-info>
              <dc:creator>Bagus Tris Atmaja</dc:creator>
              <dc:date>2021-02-15T19:18:36</dc:date>
            </office:change-info>
          </text:insertion>
        </text:changed-region>
        <text:changed-region xml:id="ct261304064" text:id="ct261304064">
          <text:insertion>
            <office:change-info>
              <dc:creator>Bagus Tris Atmaja</dc:creator>
              <dc:date>2021-02-16T13:30:41</dc:date>
            </office:change-info>
          </text:insertion>
        </text:changed-region>
        <text:changed-region xml:id="ct262452768" text:id="ct262452768">
          <text:insertion>
            <office:change-info>
              <dc:creator>Bagus Tris Atmaja</dc:creator>
              <dc:date>2021-02-15T19:19:04</dc:date>
            </office:change-info>
          </text:insertion>
        </text:changed-region>
        <text:changed-region xml:id="ct262456096" text:id="ct262456096">
          <text:insertion>
            <office:change-info>
              <dc:creator>Bagus Tris Atmaja</dc:creator>
              <dc:date>2021-02-15T19:26:18</dc:date>
            </office:change-info>
          </text:insertion>
        </text:changed-region>
        <text:changed-region xml:id="ct262468832" text:id="ct262468832">
          <text:insertion>
            <office:change-info>
              <dc:creator>Bagus Tris Atmaja</dc:creator>
              <dc:date>2021-02-15T19:27:19</dc:date>
            </office:change-info>
          </text:insertion>
        </text:changed-region>
        <text:changed-region xml:id="ct262474160" text:id="ct262474160">
          <text:insertion>
            <office:change-info>
              <dc:creator>Bagus Tris Atmaja</dc:creator>
              <dc:date>2021-02-15T19:19:04</dc:date>
            </office:change-info>
          </text:insertion>
        </text:changed-region>
        <text:changed-region xml:id="ct262477664" text:id="ct262477664">
          <text:insertion>
            <office:change-info>
              <dc:creator>Bagus Tris Atmaja</dc:creator>
              <dc:date>2021-02-15T19:27:57</dc:date>
            </office:change-info>
          </text:insertion>
        </text:changed-region>
        <text:changed-region xml:id="ct262495872" text:id="ct262495872">
          <text:insertion>
            <office:change-info>
              <dc:creator>Bagus Tris Atmaja</dc:creator>
              <dc:date>2021-02-15T19:28:10</dc:date>
            </office:change-info>
          </text:insertion>
        </text:changed-region>
        <text:changed-region xml:id="ct262499104" text:id="ct262499104">
          <text:insertion>
            <office:change-info>
              <dc:creator>Bagus Tris Atmaja</dc:creator>
              <dc:date>2021-02-15T19:29:09</dc:date>
            </office:change-info>
          </text:insertion>
        </text:changed-region>
        <text:changed-region xml:id="ct262510688" text:id="ct262510688">
          <text:insertion>
            <office:change-info>
              <dc:creator>Bagus Tris Atmaja</dc:creator>
              <dc:date>2021-02-15T19:33:01</dc:date>
            </office:change-info>
          </text:insertion>
        </text:changed-region>
        <text:changed-region xml:id="ct262524144" text:id="ct262524144">
          <text:insertion>
            <office:change-info>
              <dc:creator>Bagus Tris Atmaja</dc:creator>
              <dc:date>2021-02-15T19:34:43</dc:date>
            </office:change-info>
          </text:insertion>
        </text:changed-region>
        <text:changed-region xml:id="ct262536608" text:id="ct262536608">
          <text:insertion>
            <office:change-info>
              <dc:creator>Bagus Tris Atmaja</dc:creator>
              <dc:date>2021-02-15T19:35:00</dc:date>
            </office:change-info>
          </text:insertion>
        </text:changed-region>
        <text:changed-region xml:id="ct262537248" text:id="ct262537248">
          <text:insertion>
            <office:change-info>
              <dc:creator>Bagus Tris Atmaja</dc:creator>
              <dc:date>2021-02-15T19:36:39</dc:date>
            </office:change-info>
          </text:insertion>
        </text:changed-region>
        <text:changed-region xml:id="ct262538496" text:id="ct262538496">
          <text:insertion>
            <office:change-info>
              <dc:creator>Bagus Tris Atmaja</dc:creator>
              <dc:date>2021-02-15T19:37:18</dc:date>
            </office:change-info>
          </text:insertion>
        </text:changed-region>
        <text:changed-region xml:id="ct262539856" text:id="ct262539856">
          <text:insertion>
            <office:change-info>
              <dc:creator>Bagus Tris Atmaja</dc:creator>
              <dc:date>2021-02-15T19:38:02</dc:date>
            </office:change-info>
          </text:insertion>
        </text:changed-region>
        <text:changed-region xml:id="ct262548944" text:id="ct262548944">
          <text:insertion>
            <office:change-info>
              <dc:creator>Bagus Tris Atmaja</dc:creator>
              <dc:date>2021-02-15T19:39:06</dc:date>
            </office:change-info>
          </text:insertion>
        </text:changed-region>
        <text:changed-region xml:id="ct262551648" text:id="ct262551648">
          <text:insertion>
            <office:change-info>
              <dc:creator>Bagus Tris Atmaja</dc:creator>
              <dc:date>2021-02-15T19:42:35</dc:date>
            </office:change-info>
          </text:insertion>
        </text:changed-region>
        <text:changed-region xml:id="ct262560304" text:id="ct262560304">
          <text:insertion>
            <office:change-info>
              <dc:creator>Bagus Tris Atmaja</dc:creator>
              <dc:date>2021-02-15T19:45:34</dc:date>
            </office:change-info>
          </text:insertion>
        </text:changed-region>
        <text:changed-region xml:id="ct262560544" text:id="ct262560544">
          <text:insertion>
            <office:change-info>
              <dc:creator>Bagus Tris Atmaja</dc:creator>
              <dc:date>2021-02-16T08:57:19</dc:date>
            </office:change-info>
          </text:insertion>
        </text:changed-region>
        <text:changed-region xml:id="ct262592288" text:id="ct262592288">
          <text:insertion>
            <office:change-info>
              <dc:creator>Bagus Tris Atmaja</dc:creator>
              <dc:date>2021-02-16T08:58:00</dc:date>
            </office:change-info>
          </text:insertion>
        </text:changed-region>
        <text:changed-region xml:id="ct262592528" text:id="ct262592528">
          <text:insertion>
            <office:change-info>
              <dc:creator>Bagus Tris Atmaja</dc:creator>
              <dc:date>2021-02-16T08:59:27</dc:date>
            </office:change-info>
          </text:insertion>
        </text:changed-region>
        <text:changed-region xml:id="ct261625376" text:id="ct261625376">
          <text:insertion>
            <office:change-info>
              <dc:creator>Bagus Tris Atmaja</dc:creator>
              <dc:date>2021-02-16T09:00:03</dc:date>
            </office:change-info>
          </text:insertion>
        </text:changed-region>
        <text:changed-region xml:id="ct261634736" text:id="ct261634736">
          <text:insertion>
            <office:change-info>
              <dc:creator>Bagus Tris Atmaja</dc:creator>
              <dc:date>2021-02-16T09:01:10</dc:date>
            </office:change-info>
          </text:insertion>
        </text:changed-region>
        <text:changed-region xml:id="ct261634976" text:id="ct261634976">
          <text:insertion>
            <office:change-info>
              <dc:creator>Bagus Tris Atmaja</dc:creator>
              <dc:date>2021-02-16T09:02:00</dc:date>
            </office:change-info>
          </text:insertion>
        </text:changed-region>
        <text:changed-region xml:id="ct262666048" text:id="ct262666048">
          <text:insertion>
            <office:change-info>
              <dc:creator>Bagus Tris Atmaja</dc:creator>
              <dc:date>2021-02-16T09:04:02</dc:date>
            </office:change-info>
          </text:insertion>
        </text:changed-region>
        <text:changed-region xml:id="ct262668976" text:id="ct262668976">
          <text:insertion>
            <office:change-info>
              <dc:creator>Bagus Tris Atmaja</dc:creator>
              <dc:date>2021-02-16T13:29:05</dc:date>
            </office:change-info>
          </text:insertion>
        </text:changed-region>
        <text:changed-region xml:id="ct262669248" text:id="ct262669248">
          <text:insertion>
            <office:change-info>
              <dc:creator>Bagus Tris Atmaja</dc:creator>
              <dc:date>2021-02-16T09:05:57</dc:date>
            </office:change-info>
          </text:insertion>
        </text:changed-region>
        <text:changed-region xml:id="ct262670752" text:id="ct262670752">
          <text:insertion>
            <office:change-info>
              <dc:creator>Bagus Tris Atmaja</dc:creator>
              <dc:date>2021-02-16T09:06:47</dc:date>
            </office:change-info>
          </text:insertion>
        </text:changed-region>
        <text:changed-region xml:id="ct262680448" text:id="ct262680448">
          <text:insertion>
            <office:change-info>
              <dc:creator>Bagus Tris Atmaja</dc:creator>
              <dc:date>2021-02-16T09:07:01</dc:date>
            </office:change-info>
          </text:insertion>
        </text:changed-region>
        <text:changed-region xml:id="ct262669632" text:id="ct262669632">
          <text:insertion>
            <office:change-info>
              <dc:creator>Bagus Tris Atmaja</dc:creator>
              <dc:date>2021-02-16T09:10:12</dc:date>
            </office:change-info>
          </text:insertion>
        </text:changed-region>
        <text:changed-region xml:id="ct262688080" text:id="ct262688080">
          <text:insertion>
            <office:change-info>
              <dc:creator>Bagus Tris Atmaja</dc:creator>
              <dc:date>2021-02-16T09:14:11</dc:date>
            </office:change-info>
          </text:insertion>
        </text:changed-region>
        <text:changed-region xml:id="ct262704880" text:id="ct262704880">
          <text:insertion>
            <office:change-info>
              <dc:creator>Bagus Tris Atmaja</dc:creator>
              <dc:date>2021-02-16T09:39:08</dc:date>
            </office:change-info>
          </text:insertion>
        </text:changed-region>
        <text:changed-region xml:id="ct262705120" text:id="ct262705120">
          <text:insertion>
            <office:change-info>
              <dc:creator>Bagus Tris Atmaja</dc:creator>
              <dc:date>2021-02-16T09:40:00</dc:date>
            </office:change-info>
          </text:insertion>
        </text:changed-region>
        <text:changed-region xml:id="ct262737520" text:id="ct262737520">
          <text:insertion>
            <office:change-info>
              <dc:creator>Bagus Tris Atmaja</dc:creator>
              <dc:date>2021-02-16T09:41:07</dc:date>
            </office:change-info>
          </text:insertion>
        </text:changed-region>
        <text:changed-region xml:id="ct262737760" text:id="ct262737760">
          <text:insertion>
            <office:change-info>
              <dc:creator>Bagus Tris Atmaja</dc:creator>
              <dc:date>2021-02-16T09:42:03</dc:date>
            </office:change-info>
          </text:insertion>
        </text:changed-region>
        <text:changed-region xml:id="ct262775760" text:id="ct262775760">
          <text:insertion>
            <office:change-info>
              <dc:creator>Bagus Tris Atmaja</dc:creator>
              <dc:date>2021-02-16T09:43:13</dc:date>
            </office:change-info>
          </text:insertion>
        </text:changed-region>
        <text:changed-region xml:id="ct262782256" text:id="ct262782256">
          <text:insertion>
            <office:change-info>
              <dc:creator>Bagus Tris Atmaja</dc:creator>
              <dc:date>2021-02-16T09:44:03</dc:date>
            </office:change-info>
          </text:insertion>
        </text:changed-region>
        <text:changed-region xml:id="ct262782576" text:id="ct262782576">
          <text:insertion>
            <office:change-info>
              <dc:creator>Bagus Tris Atmaja</dc:creator>
              <dc:date>2021-02-16T09:45:32</dc:date>
            </office:change-info>
          </text:insertion>
        </text:changed-region>
        <text:changed-region xml:id="ct262783552" text:id="ct262783552">
          <text:insertion>
            <office:change-info>
              <dc:creator>Bagus Tris Atmaja</dc:creator>
              <dc:date>2021-02-16T09:46:20</dc:date>
            </office:change-info>
          </text:insertion>
        </text:changed-region>
        <text:changed-region xml:id="ct262784112" text:id="ct262784112">
          <text:insertion>
            <office:change-info>
              <dc:creator>Bagus Tris Atmaja</dc:creator>
              <dc:date>2021-02-16T13:22:49</dc:date>
            </office:change-info>
          </text:insertion>
        </text:changed-region>
        <text:changed-region xml:id="ct262789568" text:id="ct262789568">
          <text:insertion>
            <office:change-info>
              <dc:creator>Bagus Tris Atmaja</dc:creator>
              <dc:date>2021-02-16T09:47:45</dc:date>
            </office:change-info>
          </text:insertion>
        </text:changed-region>
        <text:changed-region xml:id="ct262828320" text:id="ct262828320">
          <text:insertion>
            <office:change-info>
              <dc:creator>Bagus Tris Atmaja</dc:creator>
              <dc:date>2021-02-16T10:02:28</dc:date>
            </office:change-info>
          </text:insertion>
        </text:changed-region>
        <text:changed-region xml:id="ct262829296" text:id="ct262829296">
          <text:insertion>
            <office:change-info>
              <dc:creator>Bagus Tris Atmaja</dc:creator>
              <dc:date>2021-02-16T10:06:41</dc:date>
            </office:change-info>
          </text:insertion>
        </text:changed-region>
        <text:changed-region xml:id="ct262831424" text:id="ct262831424">
          <text:insertion>
            <office:change-info>
              <dc:creator>Bagus Tris Atmaja</dc:creator>
              <dc:date>2021-02-16T10:05:37</dc:date>
            </office:change-info>
          </text:insertion>
        </text:changed-region>
        <text:changed-region xml:id="ct262836272" text:id="ct262836272">
          <text:insertion>
            <office:change-info>
              <dc:creator>Bagus Tris Atmaja</dc:creator>
              <dc:date>2021-02-16T10:06:30</dc:date>
            </office:change-info>
          </text:insertion>
        </text:changed-region>
        <text:changed-region xml:id="ct262838144" text:id="ct262838144">
          <text:insertion>
            <office:change-info>
              <dc:creator>Bagus Tris Atmaja</dc:creator>
              <dc:date>2021-02-16T09:47:45</dc:date>
            </office:change-info>
          </text:insertion>
        </text:changed-region>
        <text:changed-region xml:id="ct262840832" text:id="ct262840832">
          <text:insertion>
            <office:change-info>
              <dc:creator>Bagus Tris Atmaja</dc:creator>
              <dc:date>2021-02-16T10:06:53</dc:date>
            </office:change-info>
          </text:insertion>
        </text:changed-region>
        <text:changed-region xml:id="ct262849296" text:id="ct262849296">
          <text:insertion>
            <office:change-info>
              <dc:creator>Bagus Tris Atmaja</dc:creator>
              <dc:date>2021-02-16T10:08:20</dc:date>
            </office:change-info>
          </text:insertion>
        </text:changed-region>
        <text:changed-region xml:id="ct262867888" text:id="ct262867888">
          <text:insertion>
            <office:change-info>
              <dc:creator>Bagus Tris Atmaja</dc:creator>
              <dc:date>2021-02-16T10:09:04</dc:date>
            </office:change-info>
          </text:insertion>
        </text:changed-region>
        <text:changed-region xml:id="ct262882880" text:id="ct262882880">
          <text:insertion>
            <office:change-info>
              <dc:creator>Bagus Tris Atmaja</dc:creator>
              <dc:date>2021-02-16T10:10:14</dc:date>
            </office:change-info>
          </text:insertion>
        </text:changed-region>
        <text:changed-region xml:id="ct262902976" text:id="ct262902976">
          <text:insertion>
            <office:change-info>
              <dc:creator>Bagus Tris Atmaja</dc:creator>
              <dc:date>2021-02-16T10:11:01</dc:date>
            </office:change-info>
          </text:insertion>
        </text:changed-region>
        <text:changed-region xml:id="ct262926560" text:id="ct262926560">
          <text:insertion>
            <office:change-info>
              <dc:creator>Bagus Tris Atmaja</dc:creator>
              <dc:date>2021-02-16T10:16:16</dc:date>
            </office:change-info>
          </text:insertion>
        </text:changed-region>
        <text:changed-region xml:id="ct262933264" text:id="ct262933264">
          <text:insertion>
            <office:change-info>
              <dc:creator>Bagus Tris Atmaja</dc:creator>
              <dc:date>2021-02-16T10:28:06</dc:date>
            </office:change-info>
          </text:insertion>
        </text:changed-region>
        <text:changed-region xml:id="ct262937056" text:id="ct262937056">
          <text:insertion>
            <office:change-info>
              <dc:creator>Bagus Tris Atmaja</dc:creator>
              <dc:date>2021-02-16T10:29:58</dc:date>
            </office:change-info>
          </text:insertion>
        </text:changed-region>
        <text:changed-region xml:id="ct262939824" text:id="ct262939824">
          <text:insertion>
            <office:change-info>
              <dc:creator>Bagus Tris Atmaja</dc:creator>
              <dc:date>2021-02-16T10:30:12</dc:date>
            </office:change-info>
          </text:insertion>
        </text:changed-region>
        <text:changed-region xml:id="ct262948864" text:id="ct262948864">
          <text:insertion>
            <office:change-info>
              <dc:creator>Bagus Tris Atmaja</dc:creator>
              <dc:date>2021-02-16T10:31:43</dc:date>
            </office:change-info>
          </text:insertion>
        </text:changed-region>
        <text:changed-region xml:id="ct262963472" text:id="ct262963472">
          <text:insertion>
            <office:change-info>
              <dc:creator>Bagus Tris Atmaja</dc:creator>
              <dc:date>2021-02-16T10:32:11</dc:date>
            </office:change-info>
          </text:insertion>
        </text:changed-region>
        <text:changed-region xml:id="ct262982624" text:id="ct262982624">
          <text:insertion>
            <office:change-info>
              <dc:creator>Bagus Tris Atmaja</dc:creator>
              <dc:date>2021-02-16T10:33:01</dc:date>
            </office:change-info>
          </text:insertion>
        </text:changed-region>
        <text:changed-region xml:id="ct263001792" text:id="ct263001792">
          <text:insertion>
            <office:change-info>
              <dc:creator>Bagus Tris Atmaja</dc:creator>
              <dc:date>2021-02-16T10:34:02</dc:date>
            </office:change-info>
          </text:insertion>
        </text:changed-region>
        <text:changed-region xml:id="ct263007696" text:id="ct263007696">
          <text:insertion>
            <office:change-info>
              <dc:creator>Bagus Tris Atmaja</dc:creator>
              <dc:date>2021-02-16T10:35:13</dc:date>
            </office:change-info>
          </text:insertion>
        </text:changed-region>
        <text:changed-region xml:id="ct263008016" text:id="ct263008016">
          <text:insertion>
            <office:change-info>
              <dc:creator>Bagus Tris Atmaja</dc:creator>
              <dc:date>2021-02-16T10:36:04</dc:date>
            </office:change-info>
          </text:insertion>
        </text:changed-region>
        <text:changed-region xml:id="ct263008992" text:id="ct263008992">
          <text:insertion>
            <office:change-info>
              <dc:creator>Bagus Tris Atmaja</dc:creator>
              <dc:date>2021-02-16T10:37:16</dc:date>
            </office:change-info>
          </text:insertion>
        </text:changed-region>
        <text:changed-region xml:id="ct263010912" text:id="ct263010912">
          <text:insertion>
            <office:change-info>
              <dc:creator>Bagus Tris Atmaja</dc:creator>
              <dc:date>2021-02-16T10:38:46</dc:date>
            </office:change-info>
          </text:insertion>
        </text:changed-region>
        <text:changed-region xml:id="ct263031248" text:id="ct263031248">
          <text:insertion>
            <office:change-info>
              <dc:creator>Bagus Tris Atmaja</dc:creator>
              <dc:date>2021-02-16T10:40:00</dc:date>
            </office:change-info>
          </text:insertion>
        </text:changed-region>
        <text:changed-region xml:id="ct263036576" text:id="ct263036576">
          <text:insertion>
            <office:change-info>
              <dc:creator>Bagus Tris Atmaja</dc:creator>
              <dc:date>2021-02-16T11:11:24</dc:date>
            </office:change-info>
          </text:insertion>
        </text:changed-region>
        <text:changed-region xml:id="ct263044656" text:id="ct263044656">
          <text:insertion>
            <office:change-info>
              <dc:creator>Bagus Tris Atmaja</dc:creator>
              <dc:date>2021-02-16T11:17:38</dc:date>
            </office:change-info>
          </text:insertion>
        </text:changed-region>
        <text:changed-region xml:id="ct263058000" text:id="ct263058000">
          <text:insertion>
            <office:change-info>
              <dc:creator>Bagus Tris Atmaja</dc:creator>
              <dc:date>2021-02-16T11:18:28</dc:date>
            </office:change-info>
          </text:insertion>
        </text:changed-region>
        <text:changed-region xml:id="ct263071872" text:id="ct263071872">
          <text:insertion>
            <office:change-info>
              <dc:creator>Bagus Tris Atmaja</dc:creator>
              <dc:date>2021-02-16T11:19:04</dc:date>
            </office:change-info>
          </text:insertion>
        </text:changed-region>
        <text:changed-region xml:id="ct263085168" text:id="ct263085168">
          <text:insertion>
            <office:change-info>
              <dc:creator>Bagus Tris Atmaja</dc:creator>
              <dc:date>2021-02-16T11:20:09</dc:date>
            </office:change-info>
          </text:insertion>
        </text:changed-region>
        <text:changed-region xml:id="ct263091904" text:id="ct263091904">
          <text:insertion>
            <office:change-info>
              <dc:creator>Bagus Tris Atmaja</dc:creator>
              <dc:date>2021-02-16T11:21:40</dc:date>
            </office:change-info>
          </text:insertion>
        </text:changed-region>
        <text:changed-region xml:id="ct263103584" text:id="ct263103584">
          <text:insertion>
            <office:change-info>
              <dc:creator>Bagus Tris Atmaja</dc:creator>
              <dc:date>2021-02-16T11:22:09</dc:date>
            </office:change-info>
          </text:insertion>
        </text:changed-region>
        <text:changed-region xml:id="ct263107904" text:id="ct263107904">
          <text:insertion>
            <office:change-info>
              <dc:creator>Bagus Tris Atmaja</dc:creator>
              <dc:date>2021-02-16T11:25:52</dc:date>
            </office:change-info>
          </text:insertion>
        </text:changed-region>
        <text:changed-region xml:id="ct263112512" text:id="ct263112512">
          <text:insertion>
            <office:change-info>
              <dc:creator>Bagus Tris Atmaja</dc:creator>
              <dc:date>2021-02-16T11:26:04</dc:date>
            </office:change-info>
          </text:insertion>
        </text:changed-region>
        <text:changed-region xml:id="ct263112832" text:id="ct263112832">
          <text:insertion>
            <office:change-info>
              <dc:creator>Bagus Tris Atmaja</dc:creator>
              <dc:date>2021-02-16T11:28:01</dc:date>
            </office:change-info>
          </text:insertion>
        </text:changed-region>
        <text:changed-region xml:id="ct263113072" text:id="ct263113072">
          <text:insertion>
            <office:change-info>
              <dc:creator>Bagus Tris Atmaja</dc:creator>
              <dc:date>2021-02-16T11:27:17</dc:date>
            </office:change-info>
          </text:insertion>
        </text:changed-region>
        <text:changed-region xml:id="ct263114592" text:id="ct263114592">
          <text:insertion>
            <office:change-info>
              <dc:creator>Bagus Tris Atmaja</dc:creator>
              <dc:date>2021-02-16T11:28:21</dc:date>
            </office:change-info>
          </text:insertion>
        </text:changed-region>
        <text:changed-region xml:id="ct263115776" text:id="ct263115776">
          <text:insertion>
            <office:change-info>
              <dc:creator>Bagus Tris Atmaja</dc:creator>
              <dc:date>2021-02-16T11:29:01</dc:date>
            </office:change-info>
          </text:insertion>
        </text:changed-region>
        <text:changed-region xml:id="ct263133232" text:id="ct263133232">
          <text:insertion>
            <office:change-info>
              <dc:creator>Bagus Tris Atmaja</dc:creator>
              <dc:date>2021-02-16T11:30:17</dc:date>
            </office:change-info>
          </text:insertion>
        </text:changed-region>
        <text:changed-region xml:id="ct263134608" text:id="ct263134608">
          <text:insertion>
            <office:change-info>
              <dc:creator>Bagus Tris Atmaja</dc:creator>
              <dc:date>2021-02-16T11:35:44</dc:date>
            </office:change-info>
          </text:insertion>
        </text:changed-region>
        <text:changed-region xml:id="ct263136880" text:id="ct263136880">
          <text:insertion>
            <office:change-info>
              <dc:creator>Bagus Tris Atmaja</dc:creator>
              <dc:date>2021-02-16T11:41:11</dc:date>
            </office:change-info>
          </text:insertion>
        </text:changed-region>
        <text:changed-region xml:id="ct263151472" text:id="ct263151472">
          <text:insertion>
            <office:change-info>
              <dc:creator>Bagus Tris Atmaja</dc:creator>
              <dc:date>2021-02-16T11:42:24</dc:date>
            </office:change-info>
          </text:insertion>
        </text:changed-region>
        <text:changed-region xml:id="ct263174032" text:id="ct263174032">
          <text:insertion>
            <office:change-info>
              <dc:creator>Bagus Tris Atmaja</dc:creator>
              <dc:date>2021-02-16T11:43:01</dc:date>
            </office:change-info>
          </text:insertion>
        </text:changed-region>
        <text:changed-region xml:id="ct263180080" text:id="ct263180080">
          <text:insertion>
            <office:change-info>
              <dc:creator>Bagus Tris Atmaja</dc:creator>
              <dc:date>2021-02-16T11:44:18</dc:date>
            </office:change-info>
          </text:insertion>
        </text:changed-region>
        <text:changed-region xml:id="ct263180528" text:id="ct263180528">
          <text:insertion>
            <office:change-info>
              <dc:creator>Bagus Tris Atmaja</dc:creator>
              <dc:date>2021-02-16T11:45:23</dc:date>
            </office:change-info>
          </text:insertion>
        </text:changed-region>
        <text:changed-region xml:id="ct263199504" text:id="ct263199504">
          <text:insertion>
            <office:change-info>
              <dc:creator>Bagus Tris Atmaja</dc:creator>
              <dc:date>2021-02-16T11:46:00</dc:date>
            </office:change-info>
          </text:insertion>
        </text:changed-region>
        <text:changed-region xml:id="ct263203392" text:id="ct263203392">
          <text:insertion>
            <office:change-info>
              <dc:creator>Bagus Tris Atmaja</dc:creator>
              <dc:date>2021-02-16T11:47:07</dc:date>
            </office:change-info>
          </text:insertion>
        </text:changed-region>
        <text:changed-region xml:id="ct263227536" text:id="ct263227536">
          <text:insertion>
            <office:change-info>
              <dc:creator>Bagus Tris Atmaja</dc:creator>
              <dc:date>2021-02-16T11:48:11</dc:date>
            </office:change-info>
          </text:insertion>
        </text:changed-region>
        <text:changed-region xml:id="ct263228480" text:id="ct263228480">
          <text:insertion>
            <office:change-info>
              <dc:creator>Bagus Tris Atmaja</dc:creator>
              <dc:date>2021-02-16T11:49:38</dc:date>
            </office:change-info>
          </text:insertion>
        </text:changed-region>
        <text:changed-region xml:id="ct263250864" text:id="ct263250864">
          <text:insertion>
            <office:change-info>
              <dc:creator>Bagus Tris Atmaja</dc:creator>
              <dc:date>2021-02-16T11:50:14</dc:date>
            </office:change-info>
          </text:insertion>
        </text:changed-region>
        <text:changed-region xml:id="ct263256448" text:id="ct263256448">
          <text:insertion>
            <office:change-info>
              <dc:creator>Bagus Tris Atmaja</dc:creator>
              <dc:date>2021-02-16T12:02:11</dc:date>
            </office:change-info>
          </text:insertion>
        </text:changed-region>
        <text:changed-region xml:id="ct263258160" text:id="ct263258160">
          <text:insertion>
            <office:change-info>
              <dc:creator>Bagus Tris Atmaja</dc:creator>
              <dc:date>2021-02-16T12:03:03</dc:date>
            </office:change-info>
          </text:insertion>
        </text:changed-region>
        <text:changed-region xml:id="ct263275568" text:id="ct263275568">
          <text:insertion>
            <office:change-info>
              <dc:creator>Bagus Tris Atmaja</dc:creator>
              <dc:date>2021-02-16T12:04:00</dc:date>
            </office:change-info>
          </text:insertion>
        </text:changed-region>
        <text:changed-region xml:id="ct263291824" text:id="ct263291824">
          <text:insertion>
            <office:change-info>
              <dc:creator>Bagus Tris Atmaja</dc:creator>
              <dc:date>2021-02-16T12:05:07</dc:date>
            </office:change-info>
          </text:insertion>
        </text:changed-region>
        <text:changed-region xml:id="ct263292064" text:id="ct263292064">
          <text:insertion>
            <office:change-info>
              <dc:creator>Bagus Tris Atmaja</dc:creator>
              <dc:date>2021-02-16T12:06:05</dc:date>
            </office:change-info>
          </text:insertion>
        </text:changed-region>
        <text:changed-region xml:id="ct263326000" text:id="ct263326000">
          <text:insertion>
            <office:change-info>
              <dc:creator>Bagus Tris Atmaja</dc:creator>
              <dc:date>2021-02-16T12:07:08</dc:date>
            </office:change-info>
          </text:insertion>
        </text:changed-region>
        <text:changed-region xml:id="ct263333008" text:id="ct263333008">
          <text:insertion>
            <office:change-info>
              <dc:creator>Bagus Tris Atmaja</dc:creator>
              <dc:date>2021-02-16T12:09:40</dc:date>
            </office:change-info>
          </text:insertion>
        </text:changed-region>
        <text:changed-region xml:id="ct263337520" text:id="ct263337520">
          <text:insertion>
            <office:change-info>
              <dc:creator>Bagus Tris Atmaja</dc:creator>
              <dc:date>2021-02-16T12:10:06</dc:date>
            </office:change-info>
          </text:insertion>
        </text:changed-region>
        <text:changed-region xml:id="ct263337760" text:id="ct263337760">
          <text:insertion>
            <office:change-info>
              <dc:creator>Bagus Tris Atmaja</dc:creator>
              <dc:date>2021-02-16T12:11:45</dc:date>
            </office:change-info>
          </text:insertion>
        </text:changed-region>
        <text:changed-region xml:id="ct263340224" text:id="ct263340224">
          <text:insertion>
            <office:change-info>
              <dc:creator>Bagus Tris Atmaja</dc:creator>
              <dc:date>2021-02-16T12:12:15</dc:date>
            </office:change-info>
          </text:insertion>
        </text:changed-region>
        <text:changed-region xml:id="ct263362368" text:id="ct263362368">
          <text:insertion>
            <office:change-info>
              <dc:creator>Bagus Tris Atmaja</dc:creator>
              <dc:date>2021-02-16T12:13:02</dc:date>
            </office:change-info>
          </text:insertion>
        </text:changed-region>
        <text:changed-region xml:id="ct263367232" text:id="ct263367232">
          <text:deletion>
            <office:change-info>
              <dc:creator>Unknown Author</dc:creator>
              <dc:date>2024-09-12T13:56:51</dc:date>
            </office:change-info>
            <text:p text:style-name="P37"/>
            <text:p text:style-name="P37"/>
            <text:p text:style-name="P37"/>
            <text:p text:style-name="P37"/>
          </text:deletion>
        </text:changed-region>
        <text:changed-region xml:id="ct263371952" text:id="ct263371952">
          <text:insertion>
            <office:change-info>
              <dc:creator>Bagus Tris Atmaja</dc:creator>
              <dc:date>2021-02-16T12:21:08</dc:date>
            </office:change-info>
          </text:insertion>
        </text:changed-region>
        <text:changed-region xml:id="ct263375152" text:id="ct263375152">
          <text:insertion>
            <office:change-info>
              <dc:creator>Bagus Tris Atmaja</dc:creator>
              <dc:date>2021-02-16T12:24:54</dc:date>
            </office:change-info>
          </text:insertion>
        </text:changed-region>
        <text:changed-region xml:id="ct263390432" text:id="ct263390432">
          <text:insertion>
            <office:change-info>
              <dc:creator>Bagus Tris Atmaja</dc:creator>
              <dc:date>2021-02-16T12:25:04</dc:date>
            </office:change-info>
          </text:insertion>
        </text:changed-region>
        <text:changed-region xml:id="ct263404608" text:id="ct263404608">
          <text:insertion>
            <office:change-info>
              <dc:creator>Bagus Tris Atmaja</dc:creator>
              <dc:date>2021-02-16T12:26:13</dc:date>
            </office:change-info>
          </text:insertion>
        </text:changed-region>
        <text:changed-region xml:id="ct263413776" text:id="ct263413776">
          <text:insertion>
            <office:change-info>
              <dc:creator>Bagus Tris Atmaja</dc:creator>
              <dc:date>2021-02-16T12:27:06</dc:date>
            </office:change-info>
          </text:insertion>
        </text:changed-region>
        <text:changed-region xml:id="ct263424144" text:id="ct263424144">
          <text:insertion>
            <office:change-info>
              <dc:creator>Bagus Tris Atmaja</dc:creator>
              <dc:date>2021-02-16T12:28:00</dc:date>
            </office:change-info>
          </text:insertion>
        </text:changed-region>
        <text:changed-region xml:id="ct263424384" text:id="ct263424384">
          <text:insertion>
            <office:change-info>
              <dc:creator>Bagus Tris Atmaja</dc:creator>
              <dc:date>2021-02-16T12:29:09</dc:date>
            </office:change-info>
          </text:insertion>
        </text:changed-region>
        <text:changed-region xml:id="ct263445312" text:id="ct263445312">
          <text:insertion>
            <office:change-info>
              <dc:creator>Bagus Tris Atmaja</dc:creator>
              <dc:date>2021-02-16T12:30:00</dc:date>
            </office:change-info>
          </text:insertion>
        </text:changed-region>
        <text:changed-region xml:id="ct263465648" text:id="ct263465648">
          <text:insertion>
            <office:change-info>
              <dc:creator>Bagus Tris Atmaja</dc:creator>
              <dc:date>2021-02-16T12:31:07</dc:date>
            </office:change-info>
          </text:insertion>
        </text:changed-region>
        <text:changed-region xml:id="ct263488272" text:id="ct263488272">
          <text:insertion>
            <office:change-info>
              <dc:creator>Bagus Tris Atmaja</dc:creator>
              <dc:date>2021-02-16T12:32:29</dc:date>
            </office:change-info>
          </text:insertion>
        </text:changed-region>
        <text:changed-region xml:id="ct263489248" text:id="ct263489248">
          <text:insertion>
            <office:change-info>
              <dc:creator>Bagus Tris Atmaja</dc:creator>
              <dc:date>2021-02-16T13:07:10</dc:date>
            </office:change-info>
          </text:insertion>
        </text:changed-region>
        <text:changed-region xml:id="ct263490224" text:id="ct263490224">
          <text:insertion>
            <office:change-info>
              <dc:creator>Unknown Author</dc:creator>
              <dc:date>2024-09-12T14:04:57</dc:date>
            </office:change-info>
          </text:insertion>
        </text:changed-region>
        <text:changed-region xml:id="ct263497888" text:id="ct263497888">
          <text:insertion>
            <office:change-info>
              <dc:creator>Bagus Tris Atmaja</dc:creator>
              <dc:date>2021-02-16T13:07:10</dc:date>
            </office:change-info>
          </text:insertion>
        </text:changed-region>
        <text:changed-region xml:id="ct263510640" text:id="ct263510640">
          <text:insertion>
            <office:change-info>
              <dc:creator>Bagus Tris Atmaja</dc:creator>
              <dc:date>2021-02-16T13:08:30</dc:date>
            </office:change-info>
          </text:insertion>
        </text:changed-region>
        <text:changed-region xml:id="ct263526320" text:id="ct263526320">
          <text:insertion>
            <office:change-info>
              <dc:creator>Bagus Tris Atmaja</dc:creator>
              <dc:date>2021-02-16T13:09:08</dc:date>
            </office:change-info>
          </text:insertion>
        </text:changed-region>
        <text:changed-region xml:id="ct263540336" text:id="ct263540336">
          <text:insertion>
            <office:change-info>
              <dc:creator>Bagus Tris Atmaja</dc:creator>
              <dc:date>2021-02-16T13:10:11</dc:date>
            </office:change-info>
          </text:insertion>
        </text:changed-region>
        <text:changed-region xml:id="ct263578768" text:id="ct263578768">
          <text:insertion>
            <office:change-info>
              <dc:creator>Bagus Tris Atmaja</dc:creator>
              <dc:date>2021-02-16T13:11:15</dc:date>
            </office:change-info>
          </text:insertion>
        </text:changed-region>
        <text:changed-region xml:id="ct263579152" text:id="ct263579152">
          <text:insertion>
            <office:change-info>
              <dc:creator>Bagus Tris Atmaja</dc:creator>
              <dc:date>2021-02-16T13:13:07</dc:date>
            </office:change-info>
          </text:insertion>
        </text:changed-region>
        <text:changed-region xml:id="ct263580976" text:id="ct263580976">
          <text:insertion>
            <office:change-info>
              <dc:creator>Bagus Tris Atmaja</dc:creator>
              <dc:date>2021-02-16T13:14:25</dc:date>
            </office:change-info>
          </text:insertion>
        </text:changed-region>
        <text:changed-region xml:id="ct263581296" text:id="ct263581296">
          <text:insertion>
            <office:change-info>
              <dc:creator>Bagus Tris Atmaja</dc:creator>
              <dc:date>2021-02-16T13:17:22</dc:date>
            </office:change-info>
          </text:insertion>
        </text:changed-region>
        <text:changed-region xml:id="ct263596400" text:id="ct263596400">
          <text:insertion>
            <office:change-info>
              <dc:creator>Bagus Tris Atmaja</dc:creator>
              <dc:date>2021-02-16T13:15:26</dc:date>
            </office:change-info>
          </text:insertion>
        </text:changed-region>
        <text:changed-region xml:id="ct263596640" text:id="ct263596640">
          <text:deletion>
            <office:change-info>
              <dc:creator>Unknown Author</dc:creator>
              <dc:date>2023-12-15T17:09:32</dc:date>
            </office:change-info>
            <text:p text:style-name="P184"/>
            <text:p text:style-name="P184"/>
          </text:deletion>
        </text:changed-region>
        <text:changed-region xml:id="ct263597616" text:id="ct263597616">
          <text:insertion>
            <office:change-info>
              <dc:creator>Unknown Author</dc:creator>
              <dc:date>2023-12-15T17:09:34</dc:date>
            </office:change-info>
          </text:insertion>
        </text:changed-region>
        <text:changed-region xml:id="ct263610288" text:id="ct263610288">
          <text:insertion>
            <office:change-info>
              <dc:creator>Bagus Tris Atmaja</dc:creator>
              <dc:date>2021-02-16T13:15:26</dc:date>
            </office:change-info>
          </text:insertion>
        </text:changed-region>
        <text:changed-region xml:id="ct263616224" text:id="ct263616224">
          <text:insertion>
            <office:change-info>
              <dc:creator>Unknown Author</dc:creator>
              <dc:date>2023-12-15T17:09:40</dc:date>
            </office:change-info>
          </text:insertion>
        </text:changed-region>
        <text:changed-region xml:id="ct263617200" text:id="ct263617200">
          <text:insertion>
            <office:change-info>
              <dc:creator>Unknown Author</dc:creator>
              <dc:date>2023-12-15T17:11:28</dc:date>
            </office:change-info>
          </text:insertion>
        </text:changed-region>
        <text:changed-region xml:id="ct263623040" text:id="ct263623040">
          <text:insertion>
            <office:change-info>
              <dc:creator>Unknown Author</dc:creator>
              <dc:date>2024-09-12T13:56:06</dc:date>
            </office:change-info>
          </text:insertion>
        </text:changed-region>
        <text:changed-region xml:id="ct263635248" text:id="ct263635248">
          <text:insertion>
            <office:change-info>
              <dc:creator>Unknown Author</dc:creator>
              <dc:date>2024-09-12T13:57:11</dc:date>
            </office:change-info>
          </text:insertion>
        </text:changed-region>
        <text:changed-region xml:id="ct263642640" text:id="ct263642640">
          <text:insertion>
            <office:change-info>
              <dc:creator>Unknown Author</dc:creator>
              <dc:date>2024-09-12T13:58:19</dc:date>
            </office:change-info>
          </text:insertion>
        </text:changed-region>
        <text:changed-region xml:id="ct263655552" text:id="ct263655552">
          <text:insertion>
            <office:change-info>
              <dc:creator>Unknown Author</dc:creator>
              <dc:date>2024-09-12T13:59:01</dc:date>
            </office:change-info>
          </text:insertion>
        </text:changed-region>
        <text:changed-region xml:id="ct263661808" text:id="ct263661808">
          <text:insertion>
            <office:change-info>
              <dc:creator>Unknown Author</dc:creator>
              <dc:date>2024-09-12T14:00:05</dc:date>
            </office:change-info>
          </text:insertion>
        </text:changed-region>
        <text:changed-region xml:id="ct263688016" text:id="ct263688016">
          <text:insertion>
            <office:change-info>
              <dc:creator>Unknown Author</dc:creator>
              <dc:date>2024-09-12T14:01:23</dc:date>
            </office:change-info>
          </text:insertion>
        </text:changed-region>
        <text:changed-region xml:id="ct263695840" text:id="ct263695840">
          <text:insertion>
            <office:change-info>
              <dc:creator>Unknown Author</dc:creator>
              <dc:date>2024-09-12T14:02:01</dc:date>
            </office:change-info>
          </text:insertion>
        </text:changed-region>
        <text:changed-region xml:id="ct263709456" text:id="ct263709456">
          <text:insertion>
            <office:change-info>
              <dc:creator>Unknown Author</dc:creator>
              <dc:date>2024-09-12T14:03:00</dc:date>
            </office:change-info>
          </text:insertion>
        </text:changed-region>
        <text:changed-region xml:id="ct263739328" text:id="ct263739328">
          <text:insertion>
            <office:change-info>
              <dc:creator>Unknown Author</dc:creator>
              <dc:date>2024-09-12T14:04:09</dc:date>
            </office:change-info>
          </text:insertion>
        </text:changed-region>
        <text:changed-region xml:id="ct263742688" text:id="ct263742688">
          <text:insertion>
            <office:change-info>
              <dc:creator>Unknown Author</dc:creator>
              <dc:date>2024-09-12T14:06:06</dc:date>
            </office:change-info>
          </text:insertion>
        </text:changed-region>
        <text:changed-region xml:id="ct263743600" text:id="ct263743600">
          <text:insertion>
            <office:change-info>
              <dc:creator>Unknown Author</dc:creator>
              <dc:date>2024-09-12T14:08:22</dc:date>
            </office:change-info>
          </text:insertion>
        </text:changed-region>
        <text:changed-region xml:id="ct263755744" text:id="ct263755744">
          <text:insertion>
            <office:change-info>
              <dc:creator>Unknown Author</dc:creator>
              <dc:date>2024-09-12T14:09: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text:change text:change-id="ct259368368"/><text:change-start text:change-id="ct259368944"/><text:span text:style-name="T18">#1</text:span><text:span text:style-name="T19">　</text:span><text:change-end text:change-id="ct259368944"/><text:span text:style-name="T8">C</text:span>ommunicating a sense of gratitude</text:h>
      <text:p text:style-name="P1">手伝って くださって 大変助かりました。</text:p>
      <text:p text:style-name="P6">Your support was extremely helpful.</text:p>
      <text:p text:style-name="Standard"/>
      <text:p text:style-name="P50"><text:change-start text:change-id="ct259370096"/>部長にお礼を言ったら。</text:p>
      <text:p text:style-name="P50">How about thanking buchoo?<text:change-end text:change-id="ct259370096"/></text:p>
      <text:p text:style-name="Standard"/>
      <text:p text:style-name="Standard">This expression is used to give advice or make recommendations to people close to you. It's a shortened, more casual form of phrases like these:</text:p>
      <text:p text:style-name="Standard">「お礼を言ったらどうですか。」「お礼を言ったらいかがですか」How about saying thank you?</text:p>
      <text:p text:style-name="Standard">Dropping「どうですか／いかがですか」creates a shorter, more casual phrase.</text:p>
      <text:p text:style-name="Standard">「これを見たら」How about taking a look?</text:p>
      <text:p text:style-name="Standard">「早く準備をしたら」How about getting ready soon?</text:p>
      <text:p text:style-name="Standard">「電車に乗ったら」How about taking the train?</text:p>
      <text:p text:style-name="Standard">This expression is not suitable for use with superiors. In addition, when you want to give advice more firmly, use this phrase「～たほうがいいですよ」"You ought to ~ " instead.</text:p>
      <text:p text:style-name="Standard"/>
      <text:p text:style-name="P50"><text:change-start text:change-id="ct259371248"/>そうですね。</text:p>
      <text:p text:style-name="P50">That 's true.<text:change-end text:change-id="ct259371248"/></text:p>
      <text:p text:style-name="Standard"/>
      <text:p text:style-name="Standard">This expression is used to express agreement after someone has made a suggestion to you. Maybe they said:「～したらどうですか」.</text:p>
      <text:p text:style-name="Standard">Adding「なるほど」in front to create「なるほど、そうですね」indicates strong agreement.</text:p>
      <text:p text:style-name="Standard">Depending on how you say this expression, the meaning may change. Dragging out the last syllable, 「そうですねぇ」, shows that you are thinking about the suggestion.</text:p>
      <text:p text:style-name="Standard"/>
      <text:p text:style-name="P50"><text:change-start text:change-id="ct259410832"/>部長、お疲れ様でした。</text:p>
      <text:p text:style-name="P50">Buchoo, thank you for your hard work.<text:change-end text:change-id="ct259410832"/></text:p>
      <text:p text:style-name="Standard"/>
      <text:p text:style-name="Standard">The phrase「お疲れ様でした」is used in many different situations. In this case, a subordinate is thanking his superior for his assistance.</text:p>
      <text:p text:style-name="Standard">「お疲れ様でした」 is often used among coworkers as a greeting, or when someone leaves for the day.</text:p>
      <text:p text:style-name="Standard">This phrase is not suitable for use with clients or customers.</text:p>
      <text:p text:style-name="Standard">In this case, 「部長」is added in front to catch the listener's attention. When there is no need to address someone by their position, you can use their last name and add 「～さん」to the name.</text:p>
      <text:p text:style-name="Standard"/>
      <text:p text:style-name="P50"><text:change-start text:change-id="ct260581376"/>大変だったね。</text:p>
      <text:p text:style-name="P50">It was pretty tough, huh?<text:change-end text:change-id="ct260581376"/></text:p>
      <text:p text:style-name="Standard"/>
      <text:p text:style-name="Standard">In this situation, a supervisor is speaking to his subordinate. To make this phrase more polite, say 「大変でしたね」.</text:p>
      <text:p text:style-name="Standard"/>
      <text:p text:style-name="P50"><text:change text:change-id="ct260588672"/><text:change-start text:change-id="ct260592016"/>お疲れ様。</text:p>
      <text:p text:style-name="P50"><text:soft-page-break/>Great work.<text:change-end text:change-id="ct260592016"/></text:p>
      <text:p text:style-name="Standard"><text:change text:change-id="ct260592992"/>This phrase is used throughout the day as a greeting, or at the end of the day as a goodbye. It is used among people with close relationships, coworkers, and towards subordinates.</text:p>
      <text:p text:style-name="Standard">It can encompass feelings of appreciation and gratitude, depending on how it is used.</text:p>
      <text:p text:style-name="Standard">「お疲れ様でした」is a more formal form of 「お疲れ様」.</text:p>
      <text:p text:style-name="Standard"/>
      <text:p text:style-name="P50"><text:change-start text:change-id="ct260598688"/>部長の娘さん、今日お誕生日だったそうですね。</text:p>
      <text:p text:style-name="P50">I heard that today is your daughter's birthday.</text:p>
      <text:p text:style-name="P50"><text:change-end text:change-id="ct260598688"/></text:p>
      <text:p text:style-name="Standard">The phrase「～（だった）そうですね」indicates that this information was told to you by someone else.</text:p>
      <text:p text:style-name="Standard">「（同僚から）今日は娘さんのお誕生日だと聞きました。」→「今日はお誕生日だったそうですね。」</text:p>
      <text:p text:style-name="Standard">A coworker told me that today is your daughter's birthday. → I heard that today is your daughter's birthday.</text:p>
      <text:p text:style-name="Standard">When referring to things that will happen in the future, use 「～だそうですね」 instead of 「だったそうですね」.</text:p>
      <text:p text:style-name="Standard">「明日は娘さんのお誕生日だそうですね。」 I heard that tomorrow is your daughter's birthday.</text:p>
      <text:p text:style-name="Standard">It is necessary to add 「さん」when referring to others' family members.</text:p>
      <text:p text:style-name="Standard">「部長の娘さん」your daughter　　「部長の息子さん」your son</text:p>
      <text:p text:style-name="Standard">However, you must not add 「さん」when referring to your own family members.</text:p>
      <text:p text:style-name="Standard">「（私の）娘」my daughter　　「（私の）息子」my son</text:p>
      <text:p text:style-name="Standard"/>
      <text:p text:style-name="P50"><text:change-start text:change-id="ct260599664"/>すみませんでした。</text:p>
      <text:p text:style-name="P50">I'm sorry.<text:change-end text:change-id="ct260599664"/></text:p>
      <text:p text:style-name="Standard"/>
      <text:p text:style-name="Standard">This phrase can be used in many different situations. In this context, it is used as an apology.</text:p>
      <text:p text:style-name="Standard">In this case, it is to apologize for causing the 「部長」 to have to stay late, although he had plans.</text:p>
      <text:p text:style-name="Standard"/>
      <text:p text:style-name="P50"><text:change-start text:change-id="ct260614736"/>えっ、ああ、大丈夫だよ。</text:p>
      <text:p text:style-name="P50">Oh, that's all right.<text:change-end text:change-id="ct260614736"/></text:p>
      <text:p text:style-name="Standard"/>
      <text:p text:style-name="Standard">「えっ」 is an expression of mild surprise.</text:p>
      <text:p text:style-name="Standard">The phrase「ああ<text:change-start text:change-id="ct260619248"/>、<text:change-end text:change-id="ct260619248"/><text:change text:change-id="ct260619648"/>大丈夫だよ」communicates that there are no hard feelings, and not to worry.</text:p>
      <text:p text:style-name="Standard"><text:change-start text:change-id="ct260623152"/></text:p>
      <text:p text:style-name="P50">部長、手伝ってくださって大変助かりました。</text:p>
      <text:p text:style-name="P50">Buchoo, your support was extremely helpful.</text:p>
      <text:p text:style-name="P50"><text:change-end text:change-id="ct260623152"/></text:p>
      <text:p text:style-name="Standard">The phrase「手伝ってくださって」is used by subordinates to people in a higher position.</text:p>
      <text:p text:style-name="Standard">For superiors talking to subordinates, 「手伝ってくれてありがとう」is used.</text:p>
      <text:p text:style-name="Standard">Rather than the simple「助かりました」, 「～してくださって助かりました」 indicates the specific way that the other person helped you, making it more polite.</text:p>
      <text:p text:style-name="Standard">「大変助かりました」is another polite way to indicate thanks. Using「とても」instead of 「大変」to say「とても助かりました」gives a gentler, more casual impression.</text:p>
      <text:p text:style-name="Standard">Among friends and coworkers,「助かったよ」is common.</text:p>
      <text:p text:style-name="Standard">Substituting 「ありがとうございます」for「助かりました」to make「手伝ってくださってありがとうございます」is also acceptable.</text:p>
      <text:p text:style-name="P188"><text:change text:change-id="ct260630208"/><text:span text:style-name="T116">Kanji: 助 Jo, 助言 「じょげん」 advice, 補助</text:span><text:span text:style-name="T7">　「ほじょ」</text:span><text:span text:style-name="T116">support, 助かりました</text:span></text:p>
      <text:p text:style-name="P46"><text:soft-page-break/></text:p>
      <text:p text:style-name="P63"><text:change-start text:change-id="ct260635088"/>本当にありがとうございました。</text:p>
      <text:p text:style-name="P63">Thank you very much.<text:change-end text:change-id="ct260635088"/></text:p>
      <text:p text:style-name="P46"/>
      <text:p text:style-name="P46">Adding「本当に」in front of 「ありがとうございました」shows a deeper level of gratitude.</text:p>
      <text:p text:style-name="P46">To show thanks for something that has finished, use 「ありがとうございました」rather than「ありがとうございます」.</text:p>
      <text:p text:style-name="P46"/>
      <text:p text:style-name="P63"><text:change-start text:change-id="ct260637536"/>ああ、気にしなくていいよ。</text:p>
      <text:p text:style-name="P63">Oh, don't worry about it.</text:p>
      <text:p text:style-name="P63"><text:change-end text:change-id="ct260637536"/></text:p>
      <text:p text:style-name="P46">Adding「気にします」(to worry) and「～なくていい」(don't have to~) creates「気にしなくていい」.</text:p>
      <text:p text:style-name="P46">Sometimes, 「も」is added in the middle of the phrase, like this:「気にしなくてもいいよ」.</text:p>
      <text:p text:style-name="P46">Similar phrases include 「気にする必要はありません」and「気にする必要はないよ」.</text:p>
      <text:p text:style-name="P46">This phrase is used by superiors to subordinates, or among friends.</text:p>
      <text:p text:style-name="P46"/>
      <text:p text:style-name="P63"><text:change-start text:change-id="ct260647120"/>じゃあ、お先に失礼するよ。</text:p>
      <text:p text:style-name="P63">Well, I'm off for the day.<text:change-end text:change-id="ct260647120"/></text:p>
      <text:p text:style-name="P46"/>
      <text:p text:style-name="P46">「じゃあ」is a spoken phrase. To say it more politely, use 「では」.</text:p>
      <text:p text:style-name="P46">This phrase is used by superiors to let subordinates know that they are through for the day and leaving.</text:p>
      <text:p text:style-name="P46">When a subordinate leaves first, the expression would be either「では、お先に失礼します」or「では、お先に失礼いたします」.</text:p>
      <text:p text:style-name="P46">The 「よ」following「失礼するよ」indicates clarity of intention.</text:p>
      <text:p text:style-name="P46"/>
      <text:p text:style-name="P63"><text:change-start text:change-id="ct260649568"/>お疲れ様でした。</text:p>
      <text:p text:style-name="P63">Thank you for your hard work.<text:change-end text:change-id="ct260649568"/></text:p>
      <text:p text:style-name="P46"/>
      <text:p text:style-name="P46">In this case, the phrase is being used as a goodbye to the person leaving first.</text:p>
      <text:p text:style-name="P46"/>
      <text:p text:style-name="P63"><text:change-start text:change-id="ct260659008"/>お疲れ様。また明日。</text:p>
      <text:p text:style-name="P63">Thanks. See you tomorrow.<text:change-end text:change-id="ct260659008"/></text:p>
      <text:p text:style-name="P46"/>
      <text:p text:style-name="P63"><text:change-start text:change-id="ct260660960"/>Words from this Dialogue<text:change-end text:change-id="ct260660960"/></text:p>
      <text:p text:style-name="P63"><text:change-start text:change-id="ct260663344"/>部長<text:span text:style-name="T6">　</text:span>「ぶちょう」 <text:span text:style-name="T95">department head</text:span><text:change-end text:change-id="ct260663344"/><text:change text:change-id="ct260663584"/></text:p>
      <text:p text:style-name="P46">A buchoo, or department head, works in a managerial role at a company. Below buchoo, there are also kachoo, or section heads, among other positions. In some cases, there are jichoo, who are positioned between buchoo and kachoo. Some companies refer to buchoo as "directors."</text:p>
      <text:p text:style-name="P46">As you can see, the internal management structures of companies can be complicated. When you receive a business card, it is a good idea to check the company's website for further information.</text:p>
      <text:p text:style-name="P46">At some companies, it is common to call someone's name by using their position. For example, 「田中さん」becomes「田中部長」or even just「部長」.</text:p>
      <text:p text:style-name="P46">本部長<text:span text:style-name="T5">　「ほんぶちょう」　</text:span>general manager</text:p>
      <text:p text:style-name="P46">営業部長<text:span text:style-name="T5">「</text:span><text:change-start text:change-id="ct260668288"/><text:span text:style-name="T5">えいぎょうぶちょう</text:span><text:change-end text:change-id="ct260668288"/><text:change text:change-id="ct260668528"/><text:span text:style-name="T5">」</text:span>sales department head</text:p>
      <text:p text:style-name="P46">部長代理<text:span text:style-name="T5">　</text:span>「<text:change-start text:change-id="ct260670064"/>ぶちょうだいり<text:change-end text:change-id="ct260670064"/><text:change text:change-id="ct260670304"/>」<text:span text:style-name="T5">　</text:span>acting manager<text:change text:change-id="ct260670704"/><text:change-start text:change-id="ct260671680"/></text:p>
      <text:p text:style-name="P46"><text:change-end text:change-id="ct260671680"/><text:change text:change-id="ct260671920"/><text:change text:change-id="ct260672160"/><text:change text:change-id="ct260672400"/><text:change-start text:change-id="ct260678192"/><text:soft-page-break/><text:span text:style-name="T39">お礼</text:span><text:span text:style-name="T42">　</text:span><text:span text:style-name="T39">「おれい」</text:span><text:span text:style-name="T42">　</text:span><text:span text:style-name="T39"> </text:span><text:span text:style-name="T95">thanks</text:span><text:change-end text:change-id="ct260678192"/><text:change text:change-id="ct260678464"/><text:change-start text:change-id="ct260679808"/></text:p>
      <text:p text:style-name="P46"><text:change-end text:change-id="ct260679808"/><text:change text:change-id="ct260680048"/>Japan is sometimes referred to as "a culture of thanks" due to the strong tradition of saying thank you. When somebody helps you out, it's important to express gratitude. Often, it's a good idea to say thank you not just once, but twice!</text:p>
      <text:p text:style-name="P46">For instance, if your superior treats you to dinner, you should thank them not only at that time, but the next morning as well. With clients, it's common to say thanks the next time you see them.</text:p>
      <text:p text:style-name="P46">お礼を言う<text:span text:style-name="T3">　</text:span><text:span text:style-name="T2">「おれをいう」</text:span> To thank</text:p>
      <text:p text:style-name="P46">お礼をする<text:span text:style-name="T2">　「おれをする」</text:span><text:span text:style-name="T1"> </text:span>To give a gift<text:change-start text:change-id="ct260684176"/></text:p>
      <text:p text:style-name="P46"><text:change-end text:change-id="ct260684176"/><text:change text:change-id="ct260684416"/></text:p>
      <text:p text:style-name="P46"><text:change-start text:change-id="ct260685728"/><text:span text:style-name="T39">締め切り</text:span><text:span text:style-name="T43">　</text:span><text:span text:style-name="T44">「</text:span><text:span text:style-name="T39">しめきり</text:span><text:span text:style-name="T44">」</text:span><text:span text:style-name="T43">　</text:span><text:change-end text:change-id="ct260685728"/><text:change-start text:change-id="ct260686848"/><text:span text:style-name="T95">deadline</text:span><text:change-end text:change-id="ct260686848"/><text:change text:change-id="ct260687088"/></text:p>
      <text:p text:style-name="P46">As a general rule, deadlines are quite firm in Japan. When a deadline is assigned, it is a good idea to ask the specific time of the deadline as well.</text:p>
      <text:p text:style-name="P46">If it will not be possible to deliver by a deadline, it is important to let this be known as soon as possible. If deadlines are not followed, it reflects poorly on the company, so be extra careful!</text:p>
      <text:p text:style-name="P46">締め切りが早まる<text:span text:style-name="T4">　</text:span>「しめきりをはやまる」<text:span text:style-name="T4">　</text:span>move up a deadline</text:p>
      <text:p text:style-name="P46">締め切りが延びる<text:span text:style-name="T4">　</text:span>「しめきり<text:span text:style-name="T4">が</text:span>のびる」<text:span text:style-name="T4">　</text:span>push back a deadline</text:p>
      <text:p text:style-name="P46">締め切りを守る<text:span text:style-name="T4">　「しめきりをまもる」　</text:span>meet a deadline<text:change-start text:change-id="ct260616048"/></text:p>
      <text:p text:style-name="P217"><text:change-end text:change-id="ct260616048"/><text:change text:change-id="ct260616288"/><text:change text:change-id="ct260616592"/></text:p>
      <text:h text:style-name="P41" text:outline-level="2"><text:change-start text:change-id="ct260677696"/><text:span text:style-name="T20">#2</text:span><text:change-end text:change-id="ct260677696"/><text:change-start text:change-id="ct260696080"/><text:span text:style-name="T21"> </text:span><text:change-end text:change-id="ct260696080"/>Asking someone politely to repeat something</text:h>
      <text:p text:style-name="P4">すみませんが、もう一度言っていただけますか。</text:p>
      <text:p text:style-name="P10">Would you please repeat that?</text:p>
      <text:p text:style-name="Standard"/>
      <text:p text:style-name="P50"><text:change-start text:change-id="ct260697056"/>渋谷のカレー屋さんから電話がありました。</text:p>
      <text:p text:style-name="P50">That Shibuya curry place called.<text:change-end text:change-id="ct260697056"/></text:p>
      <text:p text:style-name="Standard"/>
      <text:p text:style-name="P189"><text:change-start text:change-id="ct260677200"/>来週開店する渋谷のカレー屋さんか。</text:p>
      <text:p text:style-name="P189">The one that's opening next week?<text:change-end text:change-id="ct260677200"/></text:p>
      <text:p text:style-name="Standard"/>
      <text:p text:style-name="Standard">This is an abbreviated spoken form of「来週開店する渋谷のカレー屋さんのことですか」→ Do you mean the one that's opening next week?</text:p>
      <text:p text:style-name="Standard">This expression would be appropriate for use among equals, or from superiors to subordinates.</text:p>
      <text:p text:style-name="Standard"/>
      <text:p text:style-name="P50"><text:change-start text:change-id="ct260672640"/>はい、開店が来月になったそうです。</text:p>
      <text:p text:style-name="P50">Yes. Seems like the opening has been pushed back to next month.<text:change-end text:change-id="ct260672640"/></text:p>
      <text:p text:style-name="Standard"/>
      <text:p text:style-name="Standard">The expression「～そうです」is used to relay information that one has been told. This sentence explains the fact that the opening has been pushed back to next month.</text:p>
      <text:p text:style-name="Standard">Rather than「開店は来月だそうです」, use 「なった」to create「来月になったそうです」. This shows that the opening date went from being undecided to decided, or that the decided opening date changed.</text:p>
      <text:p text:style-name="Standard"><text:change-start text:change-id="ct260711248"/></text:p>
      <text:p text:style-name="Standard"><text:change-end text:change-id="ct260711248"/><text:change text:change-id="ct260711488"/><text:change-start text:change-id="ct260711728"/><text:soft-page-break/><text:s/><text:change-end text:change-id="ct260711728"/><text:change-start text:change-id="ct260712704"/><text:span text:style-name="T39">それなら記事のアップもリスケだね。</text:span></text:p>
      <text:p text:style-name="P50">We must reschedule uploading the article, then.<text:change-end text:change-id="ct260712704"/></text:p>
      <text:p text:style-name="Standard"/>
      <text:p text:style-name="Standard">「アップ」 means upload.　　「リスケ」 means reschedule.</text:p>
      <text:p text:style-name="Standard"/>
      <text:p text:style-name="P50"><text:change-start text:change-id="ct260716624"/>リライトを合わせると、少しバッファーがいるね。</text:p>
      <text:p text:style-name="P50">With the rewrite, we'll need some buffer time, too.<text:change-end text:change-id="ct260716624"/></text:p>
      <text:p text:style-name="Standard"/>
      <text:p text:style-name="Standard">「リライト」 means rewrite. 「バッファー」 means buffer.</text:p>
      <text:p text:style-name="Standard">Depending on one's place of work, katakana words can be very common. In particular, IT companies and consulting firms use a lot of katakana words. However, using words like this too much can make sentences difficult to understand, so it's best not to overuse them.</text:p>
      <text:p text:style-name="Standard"/>
      <text:p text:style-name="P50"><text:change-start text:change-id="ct260721440"/>ちょっといいかな。</text:p>
      <text:p text:style-name="P50">Do you have a minute?<text:change-end text:change-id="ct260721440"/></text:p>
      <text:p text:style-name="Standard"/>
      <text:p text:style-name="Standard">This expression is used by superiors to subordinates.</text:p>
      <text:p text:style-name="Standard">For subordinates talking to superiors, the following are appropriate.</text:p>
      <text:p text:style-name="Standard">「すみませんが、今少しよろしいでしょうか。 / Sumimasen ga, ima sukoshi yoroshii de shoo ka.」</text:p>
      <text:p text:style-name="Standard">「今、お時間ありますか。 / Ima ojikan arimasuka.」</text:p>
      <text:p text:style-name="Standard">The superior will say something like the following:</text:p>
      <text:p text:style-name="Standard">「いいですよ / Ii desuyo.」「はい、何でしょうか / Hai, nande shooka.」.</text:p>
      <text:p text:style-name="Standard">Now you can proceed with what you want to say.</text:p>
      <text:p text:style-name="Standard"/>
      <text:p text:style-name="P50"><text:change-start text:change-id="ct260730512"/>この件は誰マターかな。</text:p>
      <text:p text:style-name="P50">Who's in charge of this job?</text:p>
      <text:p text:style-name="P50"><text:change-end text:change-id="ct260730512"/></text:p>
      <text:p text:style-name="Standard">This phrase uses the English word "matter" to ask who is in charge of a task</text:p>
      <text:p text:style-name="Standard"/>
      <text:p text:style-name="P50"><text:change-start text:change-id="ct260734672"/>すみませんが、もう一度言っていただけますか。</text:p>
      <text:p text:style-name="P50">Would you please repeat that?</text:p>
      <text:p text:style-name="P50"><text:change-end text:change-id="ct260734672"/></text:p>
      <text:p text:style-name="Standard">Use this phrase when you didn't catch what the other person said. It's a polite way to ask someone to repeat.</text:p>
      <text:p text:style-name="Standard">There are often times where you can't quite understand what another person is saying.</text:p>
      <text:p text:style-name="Standard">When you want the other person to repeat everything they just said, say:</text:p>
      <text:p text:style-name="Standard">「もう一度言っていただけますか」「もう一度お願いします」</text:p>
      <text:p text:style-name="Standard">When you need clarification about the meaning of one part, say:</text:p>
      <text:p text:style-name="Standard">「～は、どういう意味ですか」「～は何ですか」</text:p>
      <text:p text:style-name="Standard">When you need to check just one syllable, use the Japanese syllabary.</text:p>
      <text:p text:style-name="Standard">For example, when you can't tell if the other person said "Ishida-san" or "Hishida-san," ask:</text:p>
      <text:p text:style-name="Standard">「あいうえお、の『い』しださんですか」、あるいは「はひふへほの『ひ』しださんですか」. This is to check if it is Ishida-san, like the "i" in "a, i, u, e, o," or Hishida-san, like the "hi" in "ha, hi, fu, he, ho?"</text:p>
      <text:p text:style-name="Standard">Alternatively, you can ask using words you already know:</text:p>
      <text:p text:style-name="Standard">「『いえ』」の『い』ですか」"I" like in "ie?"</text:p>
      <text:p text:style-name="Standard"/>
      <text:p text:style-name="P47">Kanji: 言「げん」、言語　「げんご」　language, 発言「はつげん」comment, 言っていただけますか</text:p>
      <text:p text:style-name="P47"/>
      <text:p text:style-name="P47"><text:change-start text:change-id="ct260735648"/><text:soft-page-break/></text:p>
      <text:p text:style-name="P62"><text:change-end text:change-id="ct260735648"/><text:change-start text:change-id="ct260752656"/>この記事は誰マターかな。</text:p>
      <text:p text:style-name="P62">Who's in charge of this article?</text:p>
      <text:p text:style-name="P62"/>
      <text:p text:style-name="P62">すみません。</text:p>
      <text:p text:style-name="P62">I'm sorry.<text:change-end text:change-id="ct260752656"/></text:p>
      <text:p text:style-name="P47"/>
      <text:p text:style-name="P47">「すみません」is used in a variety of situations. In this case, this phrase is an apology for not catching what the other person said.</text:p>
      <text:p text:style-name="P47">It's also being used as a way to get the listener's attention.</text:p>
      <text:p text:style-name="P47"/>
      <text:p text:style-name="P62"><text:change-start text:change-id="ct260765376"/>誰マター」とはどのような意味でしょうか。</text:p>
      <text:p text:style-name="P62">What does "dare-mataa" mean?</text:p>
      <text:p text:style-name="P62"/>
      <text:p text:style-name="P47">Phrases like 「どのような」and「どんな」allow you to make questions more polite than just「『誰マター』とはなんですか？」or「『誰マター』とは何でしょうか？」</text:p>
      <text:p text:style-name="P47">When asking for clarification, it's helpful to repeat what the other person said. This lets the other person know which parts you understood, and which parts you didn’t understand. It helps them to avoid needlessly repeating themselves.</text:p>
      <text:p text:style-name="P47"/>
      <text:p text:style-name="P62">誰が担当するか、ってことだよ。</text:p>
      <text:p text:style-name="P62">It means, "Who's in charge?"</text:p>
      <text:p text:style-name="P62"/>
      <text:p text:style-name="P47">「～ってことだよ」is a casual form of「～ということですよ」.<text:change-end text:change-id="ct260765376"/><text:change-start text:change-id="ct260772368"/></text:p>
      <text:p text:style-name="P47"/>
      <text:p text:style-name="P62">それはカイルさんです。</text:p>
      <text:p text:style-name="P62">That would be Kyle.</text:p>
      <text:p text:style-name="P47"/>
      <text:p text:style-name="P62">わかった、私からカイルさんに言っておくよ。</text:p>
      <text:p text:style-name="P62">Got it. I will let Kyle know.</text:p>
      <text:p text:style-name="P62"/>
      <text:p text:style-name="P47">「言っておくよ」is a casual form of「言っておきます」.</text:p>
      <text:p text:style-name="P47">Between people who are close, the phrase can be changed to「言っとくよ」. You use 「とく -toku」instead of「ておく -te oku」.</text:p>
      <text:p text:style-name="P47">「伝えておく」→「伝えとく」 tell</text:p>
      <text:p text:style-name="P47">「話しておく」→「話しとく」 talk<text:change-end text:change-id="ct260772368"/><text:change-start text:change-id="ct260777104"/></text:p>
      <text:p text:style-name="P47"/>
      <text:p text:style-name="P62">わかりました。</text:p>
      <text:p text:style-name="P62">Understood.<text:change-end text:change-id="ct260777104"/><text:change-start text:change-id="ct260791968"/></text:p>
      <text:p text:style-name="P47"/>
      <text:p text:style-name="P52">Words from this Dialogue</text:p>
      <text:p text:style-name="P62"/>
      <text:p text:style-name="P62">誰マター「だれまたー」<text:span text:style-name="T114">　</text:span><text:span text:style-name="T95">Who's in charge?</text:span></text:p>
      <text:p text:style-name="P47">Japanese often borrows words from foreign languages, often with little consideration for the original pronunciation or spelling. This can be a challenge for Japanese language learners.</text:p>
      <text:p text:style-name="P47">In this case, Japanese 「誰」is mixed with English「マター」to create a new word. Words like this may be used only by certain groups or people in certain industries. Even some Japanese people may not know the meaning at first!</text:p>
      <text:p text:style-name="P47">When you aren't certain of the meaning, be sure to ask for clarification.</text:p>
      <text:p text:style-name="P47"><text:soft-page-break/>Many long katakana words are shortened. See the following examples:</text:p>
      <text:p text:style-name="P47">スマホ<text:span text:style-name="T9">　「</text:span>スマートフォン<text:span text:style-name="T9">」　</text:span>smartphone</text:p>
      <text:p text:style-name="P47">プレゼン<text:span text:style-name="T9">　「</text:span>プレゼンテーション<text:span text:style-name="T9">」　</text:span>presentation</text:p>
      <text:p text:style-name="P47">メンテ<text:span text:style-name="T9">　「</text:span>メンテナンス<text:span text:style-name="T9">」　</text:span>maintenance</text:p>
      <text:p text:style-name="P48">インフライ <text:span text:style-name="T9">「</text:span>ンフラストラクチャー<text:span text:style-name="T9">」</text:span><text:span text:style-name="T10">　</text:span>infrastructure<text:change-end text:change-id="ct260791968"/><text:change-start text:change-id="ct260793152"/></text:p>
      <text:p text:style-name="P15"><text:change-end text:change-id="ct260793152"/><text:change-start text:change-id="ct260794864"/></text:p>
      <text:h text:style-name="P40" text:outline-level="2"><text:span text:style-name="T22">#3 </text:span>Expressing an opinion concisely</text:h>
      <text:p text:style-name="P1">私のおすすめは、墨田区の水族館です。</text:p>
      <text:p text:style-name="P6">I recommend the aquarium in Sumida.</text:p>
      <text:p text:style-name="P47"/>
      <text:p text:style-name="P50">ごめん、ちょっといいかな。</text:p>
      <text:p text:style-name="P50">Do you have a minute?</text:p>
      <text:p text:style-name="Standard"/>
      <text:p text:style-name="Standard">In this case, a superior is speaking to a subordinate. 「ごめん」is a casual way to let a person know that you need some of their time.</text:p>
      <text:p text:style-name="Standard">For a subordinate asking for a superior's time, use: 「すみません。ちょっといいですか」<text:change-end text:change-id="ct260794864"/><text:change-start text:change-id="ct260804560"/></text:p>
      <text:p text:style-name="Standard"/>
      <text:p text:style-name="P50">はい、何でしょうか。</text:p>
      <text:p text:style-name="P50">Yes, what is it?</text:p>
      <text:p text:style-name="Standard"/>
      <text:p text:style-name="Standard">This is a polite response to a superior. 「はい、何ですか」 may be seen as a bit blunt. 「～でしょうか」 is commonly used in a professional environment.</text:p>
      <text:p text:style-name="Standard">If you change「書類は何部必要ですか」(How many copies do you need?) to 「必要でしょうか」, the question sounds much more polite.</text:p>
      <text:p text:style-name="Standard">Try using 「～でしょうか」instead of 「～ですか」when speaking to superiors or clients. When in doubt, listen to what phrases the people around you are using.</text:p>
      <text:p text:style-name="Standard"/>
      <text:p text:style-name="P50">君は確か、水族館に詳しかったよね。</text:p>
      <text:p text:style-name="P50">You know a lot about aquariums, right?</text:p>
      <text:p text:style-name="Standard"/>
      <text:p text:style-name="Standard">Using the phrase「確か〜（た）よね」is a way to check your memory of something.</text:p>
      <text:p text:style-name="Standard">「Tomanik さんは確かポーランド出身だったよね」→ Tomanik-san, you're from Poland, right?</text:p>
      <text:p text:style-name="Standard">「確か上野にも水族館があったよね」→ There's an aquarium in Ueno, right?<text:change-end text:change-id="ct260804560"/><text:change-start text:change-id="ct260821248"/></text:p>
      <text:p text:style-name="Standard"/>
      <text:p text:style-name="P50">はい、よく行きますが。</text:p>
      <text:p text:style-name="P50">Yes, I go pretty often…</text:p>
      <text:p text:style-name="Standard"/>
      <text:p text:style-name="Standard">The speaker is wondering why they are being asked this question.</text:p>
      <text:p text:style-name="Standard">「はい、よく行きますが、そのことについて何かありますか（どうしましたか）」→ Yes, I go pretty often, but why are you asking me?</text:p>
      <text:p text:style-name="Standard">It is common in Japanese for only the first half of a phrase to be used. By adding 「が」 , the speaker is wondering aloud why they are being asked, and prompting the other person to continue what they were saying.<text:change-end text:change-id="ct260821248"/><text:change-start text:change-id="ct260823216"/></text:p>
      <text:p text:style-name="Standard"/>
      <text:p text:style-name="P50"><text:soft-page-break/>水族館だったら、どこがいいかな。</text:p>
      <text:p text:style-name="P50">What aquarium do you recommend?</text:p>
      <text:p text:style-name="Standard"/>
      <text:p text:style-name="Standard">This phrase 「～だったら、どこがいいかな」(What ~ do you recommend?) is used by superiors to subordinates, or among equals, when a recommendation is needed.</text:p>
      <text:p text:style-name="Standard">For a subordinate asking a superior for a recommendation, use:「～でしたら、どこがいいでしょうか」<text:change-end text:change-id="ct260823216"/><text:change-start text:change-id="ct260840560"/></text:p>
      <text:p text:style-name="Standard"/>
      <text:p text:style-name="P50">私のおすすめは、墨田区の水族館です。</text:p>
      <text:p text:style-name="P50">I recommend the aquarium in Sumida.</text:p>
      <text:p text:style-name="P50"/>
      <text:p text:style-name="Standard">This form of recommendation is very common.</text:p>
      <text:p text:style-name="Standard">「私のおすすめは、～です」 → I recommend the ~.</text:p>
      <text:p text:style-name="Standard">You can change the order like this:</text:p>
      <text:p text:style-name="Standard">「墨田区の水族館が私のおすすめです」→ My recommendation is the aquarium in Sumida.</text:p>
      <text:p text:style-name="Standard">In this case, use「～が」instead of 「～は」to add emphasis.</text:p>
      <text:p text:style-name="Standard">In the business world, it's important to lead with a conclusion. These phrases are commonly used:</text:p>
      <text:p text:style-name="Standard">「この製品の特長は〜です」→ This product's advantage is ~.</text:p>
      <text:p text:style-name="Standard">「調査からわかったことは〜です」→What we learned from the research is ~.</text:p>
      <text:p text:style-name="Standard">Sentences using the「～は～です」structure are very simple. Try using this structure to lead with a conclusion first, then provide details.<text:change-end text:change-id="ct260840560"/><text:change-start text:change-id="ct260842432"/></text:p>
      <text:p text:style-name="Standard"/>
      <text:p text:style-name="P49">Kanji: 私　「し」、私用　「しよう」　personal matter, 公<text:change-end text:change-id="ct260842432"/><text:change-start text:change-id="ct260853712"/>私<text:span text:style-name="T11">　「こうし」public and private</text:span></text:p>
      <text:p text:style-name="P49"/>
      <text:p text:style-name="P51">墨田区か。それはどうして。</text:p>
      <text:p text:style-name="P51">Sumida Aquarium. Why's that?</text:p>
      <text:p text:style-name="P49"/>
      <text:p text:style-name="P49">As a written sentence,「どうして墨田区ですか」would be more appropriate. As a spoken sentence, the structure may change as above. The speaker can arrange the sentence so that the most important part is spoken first, like this:</text:p>
      <text:p text:style-name="P49">「詳しいんだね、水族館のこと」→ You know a lot about aquariums.</text:p>
      <text:p text:style-name="P49">「ありがとうね、いろいろ教えてくれて」→ Thanks for everything you have told me.</text:p>
      <text:p text:style-name="P49"/>
      <text:p text:style-name="P51">理由は二つあります。</text:p>
      <text:p text:style-name="P51">I have two reasons.</text:p>
      <text:p text:style-name="P51"/>
      <text:p text:style-name="P49">When listing reasons, explanations tend to get long. By letting the listener know in advance what to expect, you can make your answer sound logical.<text:change-end text:change-id="ct260853712"/><text:change-start text:change-id="ct260869936"/></text:p>
      <text:p text:style-name="P49"/>
      <text:p text:style-name="P51">まず一つ目の理由は、900種類以上の魚が見られることです。</text:p>
      <text:p text:style-name="P51">Reason one, it has more than 900 types of fish.</text:p>
      <text:p text:style-name="P49"/>
      <text:p text:style-name="P49">This expression is used when sharing the first reason. Insert what you wish into the following template to make an explanation.</text:p>
      <text:p text:style-name="P49">「一つ目の理由は～ことです」→ The first reason is ~.</text:p>
      <text:p text:style-name="P49">「珍しい魚が多いことです」→ There are lots of rare fish.</text:p>
      <text:p text:style-name="P49">「貴重な魚が見られることです」→ You can see lots of valuable fish.</text:p>
      <text:p text:style-name="P49"/>
      <text:p text:style-name="P51"><text:soft-page-break/>二つ目の理由は、夜遅くまで開いていて、会社の帰りにも行けることです。</text:p>
      <text:p text:style-name="P51">Reason two, it's open late, so I can go on the way home from work.</text:p>
      <text:p text:style-name="P49">Reasons can be counted as 一つ目 (first)、二つ目 (second)、and 三つ目 (third).</text:p>
      <text:p text:style-name="P49">When there are lots of reasons, say:</text:p>
      <text:p text:style-name="P49">「理由はいろいろありますが、主な理由は三つあります」→ There are many reasons, but here are the main three.</text:p>
      <text:p text:style-name="P49">This creates a simpler explanation.</text:p>
      <text:p text:style-name="P49"/>
      <text:p text:style-name="P51">それはいいね。</text:p>
      <text:p text:style-name="P51">That's great.<text:change-end text:change-id="ct260869936"/><text:change-start text:change-id="ct260880400"/></text:p>
      <text:p text:style-name="P49"/>
      <text:p text:style-name="P51">いい情報をありがとう。</text:p>
      <text:p text:style-name="P51">Thanks for the information.</text:p>
      <text:p text:style-name="P49"/>
      <text:p text:style-name="P49">Rather than simply saying「ありがとうございます」, in this case the speaker is thanking the other person for something specific.</text:p>
      <text:p text:style-name="P49"/>
      <text:p text:style-name="P51">どういたしまして。</text:p>
      <text:p text:style-name="P51">You're welcome.</text:p>
      <text:p text:style-name="P49"/>
      <text:p text:style-name="P49">Here are some other phrases you can use:</text:p>
      <text:p text:style-name="P49">「いえいえ」→ Not at all.</text:p>
      <text:p text:style-name="P49">「いえ、お役に立てたなら嬉しいです」→ I'm glad I could help.<text:change-end text:change-id="ct260880400"/><text:change-start text:change-id="ct260882720"/></text:p>
      <text:p text:style-name="P49"/>
      <text:p text:style-name="P51"><text:bookmark-start text:name="__DdeLink__20745_746995225"/><text:change-end text:change-id="ct260882720"/><text:change-start text:change-id="ct260891712"/>Words from this Dialogue<text:bookmark-end text:name="__DdeLink__20745_746995225"/></text:p>
      <text:p text:style-name="P49"/>
      <text:p text:style-name="P51">理由 「りゆう」<text:span text:style-name="T12">　</text:span><text:span text:style-name="T95">reason</text:span></text:p>
      <text:p text:style-name="P49">It's important to make concise explanations in the business world. Keep the listener's feelings in mind, and keep explanations short. Watch out for phrases like 「・・・して、・・・して」. They allow the speaker to keep going endlessly! Remember to be concise and keep sentences short.</text:p>
      <text:p text:style-name="P49">Aim to lead with the conclusion. When providing reasons, try to let the listener know in advance how many reasons to expect. You can use the following phrases:</text:p>
      <text:p text:style-name="P49">「理由は二つあります。一つ目の理由は～」 → I have two reasons. The first is ~.</text:p>
      <text:p text:style-name="P49">「二つ目の理由は～」→ The second is ~.<text:change-end text:change-id="ct260891712"/><text:change-start text:change-id="ct260893424"/></text:p>
      <text:p text:style-name="P49"/>
      <text:h text:style-name="P44" text:outline-level="2"><text:change-end text:change-id="ct260893424"/><text:change-start text:change-id="ct260894960"/><text:span text:style-name="T61">#4 </text:span><text:span text:style-name="T63">Offering explanations using photos and other materials</text:span></text:h>
      <text:p text:style-name="P1">それではまず、行きかたについてご説明します。</text:p>
      <text:p text:style-name="P6">First, I'll explain how to get there.</text:p>
      <text:p text:style-name="P78"><text:change-end text:change-id="ct260894960"/><text:change-start text:change-id="ct260897712"/></text:p>
      <text:p text:style-name="P50"><text:change-end text:change-id="ct260897712"/><text:change-start text:change-id="ct260927712"/>では、ミャンマーに詳しいものからご説明します。</text:p>
      <text:p text:style-name="P50">Our expert will explain about Myanmar.</text:p>
      <text:p text:style-name="Standard"/>
      <text:p text:style-name="Standard"><text:soft-page-break/>「では」is a phrase used when changing the subject.</text:p>
      <text:p text:style-name="Standard">It's a shortened version of「それでは」.</text:p>
      <text:p text:style-name="Standard">By adding the honorific「ご」in front of 「説明します」to create「ご説明します」, the phrase becomes more polite.</text:p>
      <text:p text:style-name="Standard"/>
      <text:p text:style-name="P50">じゃあ、お願いします。</text:p>
      <text:p text:style-name="P50">OK, then please go ahead.</text:p>
      <text:p text:style-name="Standard"/>
      <text:p text:style-name="Standard">「じゃあ」is a casual form of「では」. It's appropriate for use from superiors to subordinates, or among equals.</text:p>
      <text:p text:style-name="Standard"/>
      <text:p text:style-name="P50">はい、わかりました。</text:p>
      <text:p text:style-name="P50">Understood.</text:p>
      <text:p text:style-name="Standard"/>
      <text:p text:style-name="P50">それではまず、行きかたについてご説明します。</text:p>
      <text:p text:style-name="P50">First, I'll explain how to get there.</text:p>
      <text:p text:style-name="Standard"/>
      <text:p text:style-name="Standard">「それでは」is a phrase that responds to the previous speaker's words, and precedes a reaction. In this case, the current speaker is responding to「お願いします」.</text:p>
      <text:p text:style-name="Standard">This phrase is also used before making an explanation.</text:p>
      <text:p text:style-name="Standard"/>
      <text:p text:style-name="Standard">To show how to do something:</text:p>
      <text:p text:style-name="Standard">行きかた⇒use the ます form of the verb and add「かた」</text:p>
      <text:list xml:id="list2734596220" text:style-name="L1">
        <text:list-item>
          <text:p text:style-name="P209">書きかた how to write</text:p>
        </text:list-item>
        <text:list-item>
          <text:p text:style-name="P209">読みかた how to read</text:p>
        </text:list-item>
        <text:list-item>
          <text:p text:style-name="P209">説明のしかた how to explain<text:change-end text:change-id="ct260927712"/><text:change-start text:change-id="ct260936144"/></text:p>
        </text:list-item>
      </text:list>
      <text:p text:style-name="Standard"/>
      <text:p text:style-name="P130">Kanji: 説<text:span text:style-name="T13">　「せつ」、　</text:span><text:change-end text:change-id="ct260936144"/><text:change-start text:change-id="ct260937344"/><text:span text:style-name="T13">説得　「せっとく」　</text:span><text:change-end text:change-id="ct260937344"/><text:change-start text:change-id="ct260938752"/><text:span text:style-name="T13">persuasion, 解説 </text:span><text:change-end text:change-id="ct260938752"/><text:change-start text:change-id="ct260940320"/><text:span text:style-name="T13">「かいせつ」commentary, ご説明</text:span><text:change-end text:change-id="ct260940320"/><text:change-start text:change-id="ct260943520"/><text:span text:style-name="T13">します</text:span></text:p>
      <text:p text:style-name="P130"/>
      <text:p text:style-name="P53"><text:change-end text:change-id="ct260943520"/><text:change-start text:change-id="ct260966256"/>こちらの地図をご覧ください。</text:p>
      <text:p text:style-name="P53">Please take a look at this picture.</text:p>
      <text:p text:style-name="P130"/>
      <text:p text:style-name="P130">「こちらの」is a more polite way to say「この」.</text:p>
      <text:p text:style-name="P130">「ご覧ください」is a more polite way to say「見てください」.</text:p>
      <text:p text:style-name="P130"/>
      <text:p text:style-name="P53">インレー湖はヤンゴンから飛行機で約１時間です。</text:p>
      <text:p text:style-name="P53">Lake Inle is about one hour from Yangon by plane.</text:p>
      <text:p text:style-name="P130"/>
      <text:p text:style-name="P130">This phrase is useful for sharing how much time it takes to reach a destination.</text:p>
      <text:p text:style-name="P130">You can subtitute「電車で」(by train)「車で」(by car)「タクシーで」(by taxi) instead of 「飛行機で」to show how to get there by different modes of transportation.</text:p>
      <text:p text:style-name="P130">For "on foot" use「歩くと」.</text:p>
      <text:p text:style-name="P130">インレー湖 (Lake Inle) is the name of a lake. The character 湖 can be read as 「みずうみ 」or 「こ」.</text:p>
      <text:list xml:id="list4194451494" text:style-name="L2">
        <text:list-item>
          <text:p text:style-name="P210">琵琶湖（びわこ） Lake Biwa</text:p>
        </text:list-item>
        <text:list-item>
          <text:p text:style-name="P210">芦ノ湖（あしのこ）Lake Ashi (also called: Lake Ashi-no-ko)</text:p>
        </text:list-item>
      </text:list>
      <text:p text:style-name="P130"/>
      <text:p text:style-name="P53"><text:change-end text:change-id="ct260966256"/><text:change-start text:change-id="ct260975440"/>あ、１時間ですか。</text:p>
      <text:p text:style-name="P53"><text:soft-page-break/>Ah, one hour?</text:p>
      <text:p text:style-name="P130"/>
      <text:p text:style-name="P130">The listener is checking what the speaker said.</text:p>
      <text:p text:style-name="P130">Adding「あ」in the beginning shows the listener's reaction to what they have just heard.</text:p>
      <text:p text:style-name="P130">To express disappointment, a long「あー」with falling intonation is used.</text:p>
      <text:p text:style-name="P130"/>
      <text:p text:style-name="P53">次に、インレー湖の見どころについてご説明します。</text:p>
      <text:p text:style-name="P53">Next, I'll explain the highlights of Lake Inle.</text:p>
      <text:p text:style-name="P53"/>
      <text:p text:style-name="P130">Using phrases like まず and 次にto connect phrases allows the listener to easily follow what is being said.</text:p>
      <text:p text:style-name="P130">「見どころ」means highlight. It can be used in cases like this, such as explaining the must-see sights at a destination.</text:p>
      <text:p text:style-name="P130">「見どころ」 can also be used to mean "something to look out for" in reference to things like sports or movies.<text:change-end text:change-id="ct260975440"/><text:change-start text:change-id="ct261002224"/></text:p>
      <text:p text:style-name="P130"/>
      <text:p text:style-name="P53">ここに住む人たちは湖の上で生活をしています。</text:p>
      <text:p text:style-name="P53">The people who live here carry out their daily lives on the water.</text:p>
      <text:p text:style-name="P130"/>
      <text:p text:style-name="P130">「ここに住む」modifies「人たち」. See the below examples.</text:p>
      <text:list xml:id="list3057887963" text:style-name="L3">
        <text:list-item>
          <text:p text:style-name="P211">「渋谷に来る人たち」→「渋谷に来る」「人たち」 the people who come to Shibuya</text:p>
        </text:list-item>
        <text:list-item>
          <text:p text:style-name="P211">「先に食べる人たち」→「先に食べる」「人たち」 the people who eat first</text:p>
        </text:list-item>
        <text:list-item>
          <text:p text:style-name="P211">「電車で帰る人たち」→「電車で帰る」「人たち」 the people who go home by train</text:p>
        </text:list-item>
      </text:list>
      <text:p text:style-name="P130"/>
      <text:p text:style-name="P130"/>
      <text:p text:style-name="P53">それを見ることができます。</text:p>
      <text:p text:style-name="P53">You can see that.<text:change-end text:change-id="ct261002224"/><text:change-start text:change-id="ct261007328"/></text:p>
      <text:p text:style-name="P53"/>
      <text:p text:style-name="P53">1年間に16万人以上の観光客が訪れます。</text:p>
      <text:p text:style-name="P53">Over 160,000 tourists visit each year.</text:p>
      <text:p text:style-name="P53"/>
      <text:p text:style-name="P130">This is a useful phrase to describe a bustling tourist spot.</text:p>
      <text:p text:style-name="P130">「訪れます」(visit) uses the present tense to communicate that people regularly visit this spot.</text:p>
      <text:p text:style-name="P130">For the past tense, use:</text:p>
      <text:p text:style-name="P130">「昨年は16万人以上の観光客が訪れました。」 Last year, 160,000 tourists visited here.</text:p>
      <text:p text:style-name="P130">To predict the future, use:</text:p>
      <text:p text:style-name="P130">「１年間に16万人以上の観光客が見込まれます。」It's expected that 160,000 tourists will visit here yearly.<text:change-end text:change-id="ct261007328"/><text:change-start text:change-id="ct261016640"/></text:p>
      <text:p text:style-name="P130"/>
      <text:p text:style-name="P53">へえ、そうなんですね。</text:p>
      <text:p text:style-name="P53">Wow, is that so?!</text:p>
      <text:p text:style-name="P130"/>
      <text:p text:style-name="P130">へえis a casual phrase, with a similar meaning to「ああ」.</text:p>
      <text:p text:style-name="P130">Phrases like 「そうなんですね」communicate surprise and acknowledgment. It's a common spoken phrase.</text:p>
      <text:p text:style-name="P130"/>
      <text:p text:style-name="P53">インレー湖は日本人観光客にも人気が出ますかね。</text:p>
      <text:p text:style-name="P53">Do many Japanese tourists visit Lake Inle?</text:p>
      <text:p text:style-name="P130"/>
      <text:p text:style-name="P130"><text:soft-page-break/>The phrase「人気が出ますかね」, like 「人気が出るかな？」shows that the speaker is wondering if this is the case or not. This phrase is more polite than「かな」and gently asks for the listener's agreement.</text:p>
      <text:p text:style-name="P130">By adding 「も」 onto 「日本人の観光客にも」includes the idea that the spot is already popular with tourists from other countries and regions.</text:p>
      <text:p text:style-name="P130"/>
      <text:p text:style-name="P53"><text:change-end text:change-id="ct261016640"/><text:change-start text:change-id="ct261032656"/>はい、日本の方も楽しめると思います。</text:p>
      <text:p text:style-name="P53">Yes, I think Japanese people would really enjoy it.</text:p>
      <text:p text:style-name="P130"/>
      <text:p text:style-name="P130">「～と思います」 is a phrase commonly used to express one's opinion.</text:p>
      <text:p text:style-name="P130"/>
      <text:p text:style-name="P53">そうですか。検討します</text:p>
      <text:p text:style-name="P53">I see. Please give me some time to consider.</text:p>
      <text:p text:style-name="P130"/>
      <text:p text:style-name="P130">「検討します」means consider, but is not a guarantee that the speaker will enter business negotiations.</text:p>
      <text:p text:style-name="P130">「前向きに検討します」(I'll consider it positively.) may indicate a better chance!<text:change-end text:change-id="ct261032656"/><text:change-start text:change-id="ct261042224"/></text:p>
      <text:p text:style-name="P130"/>
      <text:p text:style-name="P53">Words from this Dialogue</text:p>
      <text:p text:style-name="P53"/>
      <text:p text:style-name="P53">まず <text:span text:style-name="T115">f</text:span>irst</text:p>
      <text:p text:style-name="Text_20_body">「まず」has a similar meaning to「はじめに」「最初に」. It's a phrase that can be used to start off an explanation.</text:p>
      <text:p text:style-name="Text_20_body">To make explanations that are easy for listeners to understand, it's important to use words that indicate order, such as</text:p>
      <text:p text:style-name="Standard">「まず」 First,</text:p>
      <text:p text:style-name="Standard">「次に」 Next,</text:p>
      <text:p text:style-name="Standard">「最後に」 Last,</text:p>
      <text:p text:style-name="Text_20_body">This will help the listener to know what's coming next.<text:change-end text:change-id="ct261042224"/><text:change-start text:change-id="ct261045904"/></text:p>
      <text:p text:style-name="Standard"/>
      <text:p text:style-name="P50">検討 「検討」<text:span text:style-name="T95">consideration</text:span></text:p>
      <text:p text:style-name="Standard">「検討」means to consider something.</text:p>
      <text:p text:style-name="Standard">It's often used in the workplace when an idea is being considered by multiple staff members at a meeting.</text:p>
      <text:p text:style-name="Standard">There is no guarantee that 「検討」 will lead to a positive response.</text:p>
      <text:p text:style-name="Standard">「前向きに検討します」may indicate more strongly that a response will be positive.</text:p>
      <text:p text:style-name="Standard">前向きに検討します。　「まえむきけんとうします」　I will consider it positively.</text:p>
      <text:p text:style-name="P187">社内でもう一度検討します。　「しゃないでもういちどけんとうします」　</text:p>
      <text:p text:style-name="P187">Please allow us to reconsider internally.</text:p>
      <text:p text:style-name="P187">上司と検討してからまたご連絡します。　「じょうしとけんとうしてからごれんらくします」　</text:p>
      <text:p text:style-name="P187">I'll consult with my superior and contact you later.<text:change-end text:change-id="ct261045904"/><text:change-start text:change-id="ct261075056"/></text:p>
      <text:p text:style-name="Standard"/>
      <text:p text:style-name="P132"/>
      <text:p text:style-name="P16"><text:span text:style-name="T15">#5</text:span><text:span text:style-name="T16"> </text:span><text:span text:style-name="T14">Relaying messages</text:span></text:p>
      <text:p text:style-name="P1">急ぎの書類はメールで送る、とのことです。</text:p>
      <text:p text:style-name="P6"><text:soft-page-break/>She'll send the urgent documents via email. That's the situation.</text:p>
      <text:p text:style-name="P50">お疲れ様でした。</text:p>
      <text:p text:style-name="P50">Welcome back.</text:p>
      <text:p text:style-name="Standard"/>
      <text:p text:style-name="Standard">This is a greeting that can be used in the workplace. 「おはようございます」can be used, but 「こんにちは」and 「こんばんは」are not as common. In this case, it's being used as a greeting to a superior who has just come back to the office. When leaving the office for the day, 「お先に失礼します」and 「お疲れ様でした」are often used.</text:p>
      <text:p text:style-name="Standard">However, some workplaces may see it as rude when these phrases are used with superiors. It may be a good idea to listen to what colleagues say and copy them.</text:p>
      <text:p text:style-name="P12"/>
      <text:p text:style-name="P50">あれ、伊東くんは？</text:p>
      <text:p text:style-name="P50">Huh? Where is Itoo-kun?</text:p>
      <text:p text:style-name="Standard"/>
      <text:p text:style-name="Standard">Itoo-kun is not in h<text:span text:style-name="T25">is</text:span> seat. 「あれ」is an expression of surprise.「伊東くんは？」is a shortened version of「伊東くんはどこですか」.</text:p>
      <text:p text:style-name="Standard"/>
      <text:p text:style-name="P50">部長がお留守の間に、急に具合が悪くなって早退しました。</text:p>
      <text:p text:style-name="P50">She got ill while you were out and went home early.</text:p>
      <text:p text:style-name="Standard"/>
      <text:p text:style-name="Standard">「お留守の間に」means「いない間に」(while you were out). It's appropriate for use with superiors.</text:p>
      <text:p text:style-name="Standard">「具合が悪い」means「気分が悪い」(not feeling well).</text:p>
      <text:p text:style-name="Standard">「早退する」means to leave earlier than the designated time. In the workplace,「早退」is often used in place of 「早く帰ります」.</text:p>
      <text:p text:style-name="P107"><text:change-end text:change-id="ct261075056"/><text:change-start text:change-id="ct261075376"/></text:p>
      <text:p text:style-name="P50"><text:change-end text:change-id="ct261075376"/><text:change-start text:change-id="ct261079488"/>伊東くん早退か。大丈夫かな。</text:p>
      <text:p text:style-name="P50">Oh, he left early. I hope he's okay.</text:p>
      <text:p text:style-name="Text_20_body"/>
      <text:p text:style-name="Standard">「そうか」is a casual form of「そうですか」.</text:p>
      <text:p text:style-name="Standard">「早退か」is a casual form of「早退（です）か」. The 「な」 in「大丈夫かな」shows concern and friendliness.<text:change-end text:change-id="ct261079488"/><text:change-start text:change-id="ct261079728"/></text:p>
      <text:p text:style-name="Standard"/>
      <text:p text:style-name="P50">えっ、伊東さん早退?</text:p>
      <text:p text:style-name="P50">Itoo-san left early?</text:p>
      <text:p text:style-name="Standard"/>
      <text:p text:style-name="Standard">「えっ」is an expression of surprise or remembering.</text:p>
      <text:p text:style-name="Standard">The meaning here is the same as「えっ、伊東さんが早退したんですか、本当ですか？！」and shows surprise.</text:p>
      <text:p text:style-name="Standard"/>
      <text:p text:style-name="P50">いやぁ、急ぎの書類を頼んでいたんだけど、やってくれたかな。</text:p>
      <text:p text:style-name="P50">Well, I asked her for some urgent documents. I wonder if she did them.</text:p>
      <text:p text:style-name="P77"/>
      <text:p text:style-name="Standard">「急ぎの書類」refers to documents that are needed quickly! You can use 急ぎ＋の＋ a noun to say "something urgent." For example:</text:p>
      <text:p text:style-name="Standard">「急ぎの電話」an urgent call</text:p>
      <text:p text:style-name="Standard">「急ぎの仕事」an urgent task</text:p>
      <text:p text:style-name="Text_20_body"><text:soft-page-break/></text:p>
      <text:p text:style-name="Standard">「頼んでいたんだけど」shares the same meaning as「頼みましたが」, but 「頼んでいたんだけど」 is more polite while still maintaining a sense of worry.</text:p>
      <text:p text:style-name="Standard">「やってくれたかな」can be used by superiors to subordinates, or among equals.</text:p>
      <text:p text:style-name="Standard">「～てくれましたか」is a more polite form of 「～てくれた」. Since the documents are ones that were requested from Itoo-san by Wada-san (coworker), he uses「くれた」, as in「（お願いした仕事を）やってくれた」.<text:change-end text:change-id="ct261079728"/><text:change-start text:change-id="ct261131376"/></text:p>
      <text:p text:style-name="Standard"/>
      <text:p text:style-name="P50">伊東さん、そのことについて何か言ってなかった?</text:p>
      <text:p text:style-name="P50">Did Itoo-san say anything about that?</text:p>
      <text:p text:style-name="Standard"/>
      <text:p text:style-name="Text_20_body">「何か言ってなかった？」is a casual way of saying「何か言っていませんでしたか」. It's used by superiors to subordinates or among equals.</text:p>
      <text:p text:style-name="Text_20_body"/>
      <text:p text:style-name="P50">はい、急ぎの書類はメールで送る、とのことです。</text:p>
      <text:p text:style-name="P50">Yes. She'll send the urgent documents via email. That's the situation.</text:p>
      <text:p text:style-name="Standard"/>
      <text:p text:style-name="Standard">「～とのことです」is a useful phrase that allows you to relay messages.</text:p>
      <text:p text:style-name="Standard">Just follow this pattern:「伝言(messages)＋とのことです」</text:p>
      <text:p text:style-name="Standard"/>
      <text:p text:style-name="Text_20_body">Repeat what you were told, and then add 「とのことです」to the end. For example, If Yamada-san told you 「明日10時にまた電話をします」 (I'll call again tomorrow at 10.) , you can share this information with your superior by saying「山田さんは、明日10時にまた電話をする、とのことです」(Yamada-san said she'd call again at 10 tomorrow.)</text:p>
      <text:list xml:id="list1812805559" text:style-name="L4">
        <text:list-item>
          <text:p text:style-name="P212">「書類は郵送します」→「書類は郵送する、とのことです」</text:p>
          <text:p text:style-name="P212">I'll send the documents. → She said she'll send the documents.</text:p>
        </text:list-item>
        <text:list-item>
          <text:p text:style-name="P212">「会議は11時に変更になります」→「会議は11時からに変更になる、とのことです」</text:p>
          <text:p text:style-name="P212">The meeting time has been changed to 11. → He said the meeting time has been changed to 11.</text:p>
        </text:list-item>
        <text:list-item>
          <text:p text:style-name="P212">「出張は9月10日から15日までです」→「出張は9月10日から15日まで、とのことです」</text:p>
          <text:p text:style-name="P212">My business trip is from September 10 to 15. → She said her business trip is from September 10 to 15.</text:p>
          <text:p text:style-name="P212"/>
        </text:list-item>
      </text:list>
      <text:p text:style-name="Standard">To tell about something that hasn't happened yet, use the plain dictionary form of verbs.</text:p>
      <text:p text:style-name="Standard">In this case, 「急ぎの書類は(これから)メールで送ります」(She said she wil send the urgent documents by email.) uses「～送る」. If the event has already happened, use the past tense.</text:p>
      <text:p text:style-name="Standard">To make「メールで送りました」 (She sent them by mail.) use「送った、とのことです」.<text:change-end text:change-id="ct261131376"/><text:change-start text:change-id="ct261142800"/></text:p>
      <text:p text:style-name="Standard"/>
      <text:p text:style-name="Standard">Kanji: 送 「そう」、<text:change-end text:change-id="ct261142800"/><text:change-start text:change-id="ct261143088"/> <text:change-end text:change-id="ct261143088"/><text:change-start text:change-id="ct261143328"/>送付<text:change-end text:change-id="ct261143328"/><text:change-start text:change-id="ct261143568"/> <text:change-end text:change-id="ct261143568"/><text:change-start text:change-id="ct261143888"/>「そうふ」 send, <text:change-end text:change-id="ct261143888"/><text:change-start text:change-id="ct261144128"/>発送 「はっそう」 send off<text:change-end text:change-id="ct261144128"/><text:change-start text:change-id="ct261148592"/>, 送る「おくる」</text:p>
      <text:p text:style-name="Text_20_body"/>
      <text:p text:style-name="P50">そう。よかった。</text:p>
      <text:p text:style-name="P50">I see. I'm glad.</text:p>
      <text:p text:style-name="Standard"/>
      <text:p text:style-name="Standard">「そう。よかった。」is used by superiors to subordinates or among equals. To be more polite, use「そうですか。よかったです」.<text:change-end text:change-id="ct261148592"/><text:change-start text:change-id="ct261155200"/></text:p>
      <text:p text:style-name="Standard"><text:soft-page-break/></text:p>
      <text:p text:style-name="P50">じゃあ、メールをチェックしてみるよ。</text:p>
      <text:p text:style-name="P50">Okay, I'll check my email.</text:p>
      <text:p text:style-name="P50"/>
      <text:p text:style-name="Standard">「～てみる」uses the -te form (て形) and みるよ to mean that one will try to do something.</text:p>
      <text:p text:style-name="Standard">「書いてみるよ」I'll try to write it.</text:p>
      <text:p text:style-name="Standard">「印刷してみるよ」I'll try to print it.<text:change-end text:change-id="ct261155200"/><text:change-start text:change-id="ct261160416"/></text:p>
      <text:p text:style-name="Standard"/>
      <text:p text:style-name="P50">はい、お願いします。</text:p>
      <text:p text:style-name="P50">Sure.</text:p>
      <text:p text:style-name="Standard"/>
      <text:p text:style-name="P50">Words from this Dialogue</text:p>
      <text:p text:style-name="P50"><text:change-end text:change-id="ct261160416"/><text:change-start text:change-id="ct261166400"/>早退　「そうたい」　<text:span text:style-name="T95">leaving early</text:span></text:p>
      <text:p text:style-name="Standard">早退 means going home before the regular time, or 「定時」. When asking superiors for permission to leave early, use 「早退してもよろしいでしょうか」「早退させていただけないでしょうか」(May I please go home early?)</text:p>
      <text:p text:style-name="Standard">When you know in advance that you would like to leave early, it's better to ask for permission a few days in advance. Asking for permission to leave early on the same day is generally only done under unusual circumstances or when you feel very ill.</text:p>
      <text:p text:style-name="Standard">Arriving later than expected is called 「遅刻」. Japanese people prefer punctuality. As a professional, it is a good idea to always let others know when you will arrive late or leave early. In addition, arriving early to work is called 「早出」and leaving late is called「遅出」.</text:p>
      <text:p text:style-name="Standard">早退してもよろしいでしょうか。May I please go home early?</text:p>
      <text:p text:style-name="Standard">早退させていただけないでしょうか。May I please go home early?<text:change-end text:change-id="ct261166400"/><text:change-start text:change-id="ct261168192"/></text:p>
      <text:p text:style-name="Standard"/>
      <text:p text:style-name="Standard"><text:change-end text:change-id="ct261168192"/><text:change-start text:change-id="ct261169168"/></text:p>
      <text:p text:style-name="Text_20_body"><text:change-end text:change-id="ct261169168"/><text:change-start text:change-id="ct261176176"/><text:span text:style-name="T58">#6 </text:span><text:span text:style-name="T62">Obtaining permission</text:span></text:p>
      <text:p text:style-name="P2">お先に失礼してもよろしいでしょうか。</text:p>
      <text:p text:style-name="P7">May I please be excused?</text:p>
      <text:p text:style-name="Text_20_body"/>
      <text:p text:style-name="P50">和田君、進捗はどう？ Wada-kun, how are things going?</text:p>
      <text:p text:style-name="P50"/>
      <text:p text:style-name="Standard">進捗 means progress. In other words,「（仕事は）どのぐらい進んでいるか」(How is work going?).</text:p>
      <text:p text:style-name="Standard">「どう？」is an abbreviated form of 「どうですか」.</text:p>
      <text:p text:style-name="Standard">It can be used from superiors to subordinates, or among equals.<text:change-end text:change-id="ct261176176"/><text:change-start text:change-id="ct261178048"/></text:p>
      <text:p text:style-name="Standard"/>
      <text:p text:style-name="P50"><text:change-end text:change-id="ct261178048"/><text:change-start text:change-id="ct261182448"/>はい、あとちょっとです。 Nearly done.</text:p>
      <text:p text:style-name="Standard">「ちょっと」means "a little," like 「少し（すこし）」.</text:p>
      <text:p text:style-name="Standard"/>
      <text:p text:style-name="P50">ブオンさんはどう？ Vuong-san, what about you?</text:p>
      <text:p text:style-name="P50"/>
      <text:p text:style-name="P50"><text:change-end text:change-id="ct261182448"/><text:change-start text:change-id="ct261182768"/>今日中にできるかな？ Will you be able to finish today?</text:p>
      <text:p text:style-name="Standard">By adding 「かな」 to「できるかな？」, it becomes a more familiar expression. In this case, the phrase is being used by a superior to a subordinate they are fond of.</text:p>
      <text:p text:style-name="Standard"><text:soft-page-break/>By stretching out the 「な」sound so it becomes 「できるかなあ」, it adds an element of doubt. As opposed to「できる？」, a direct question, adding 「かな」creates a softer impression. It sounds almost as if one is talking to oneself.</text:p>
      <text:p text:style-name="Standard"/>
      <text:p text:style-name="P50">すみません、今日中は難しいです。 I'm sorry, I don't think today is possible.</text:p>
      <text:p text:style-name="Standard">「今日中は難しいです」is a shortened version of「今日中に仕事を終わらせるのは難しいです」.</text:p>
      <text:p text:style-name="Standard">「難しい」literally means "difficult." However, it is often used to say something is impossible.</text:p>
      <text:p text:style-name="Standard"><text:change-end text:change-id="ct261182768"/><text:change-start text:change-id="ct261194976"/></text:p>
      <text:p text:style-name="P50">部長、その仕事、僕が引き受けます　Buchoo, I'll take care of it!</text:p>
      <text:p text:style-name="Standard">A colleague has offered to take over the job. 「やります」or「します」are also acceptable here, but「引き受ける」shows a stronger sense of taking responsibility.</text:p>
      <text:p text:style-name="Standard"/>
      <text:p text:style-name="P50">そうか、ありがとう。 Really? Thanks.</text:p>
      <text:p text:style-name="P50"/>
      <text:p text:style-name="P50"><text:change-end text:change-id="ct261194976"/><text:change-start text:change-id="ct261201152"/>じゃあ、和田くん頼んだよ。　Over to you, then, Wada-kun.</text:p>
      <text:p text:style-name="Standard">「頼んだよ」is a casual way to express「頼みましたよ」.</text:p>
      <text:p text:style-name="Standard"/>
      <text:p text:style-name="Standard">じゃあ、和田くん頼んだよ。</text:p>
      <text:p text:style-name="Standard">Over to you, then, Wada-kun.</text:p>
      <text:p text:style-name="Standard">「頼んだよ」is a casual way to express「頼みましたよ」.</text:p>
      <text:p text:style-name="Standard"/>
      <text:p text:style-name="P50">和田さん、ありがとうございます。助かります。　Wada-san, thank you. That's a big help.<text:change-end text:change-id="ct261201152"/><text:change-start text:change-id="ct261212224"/></text:p>
      <text:p text:style-name="Standard"/>
      <text:p text:style-name="P50">どういたしまして。 You're welcome.</text:p>
      <text:p text:style-name="Standard"/>
      <text:p text:style-name="P50">すみませんが、お先に失礼してもよろしいでしょうか。</text:p>
      <text:p text:style-name="Standard"><text:span text:style-name="T39">May I please be excused</text:span>?</text:p>
      <text:p text:style-name="Standard"/>
      <text:p text:style-name="Standard">「よろしいでしょうか」is a more polite way of asking「いいですか」. It's appropriate for use with superiors. In this case, the speaker is asking for permission to leave to attend Japanese language school. They are also apologizing for having to ask someone else to take over their work.</text:p>
      <text:p text:style-name="Standard">In the workplace,「帰っても（いいですか）」(Can I go home?) is not commonly used.</text:p>
      <text:p text:style-name="Standard">「この書類を送ってもよろしいでしょうか」（て形＋よろしいでしょうか）</text:p>
      <text:p text:style-name="Standard">May I send these documents?</text:p>
      <text:p text:style-name="Standard"/>
      <text:p text:style-name="Standard">Kanji: <text:s/>先　「せん」、　先約　<text:change-end text:change-id="ct261212224"/><text:change-start text:change-id="ct261213280"/>prior engagement, 優先　「ゆうせん」　priority, お先に</text:p>
      <text:p text:style-name="Standard"><text:change-end text:change-id="ct261213280"/><text:change-start text:change-id="ct261216192"/></text:p>
      <text:p text:style-name="P50">ああ、いいよ。　Sure.</text:p>
      <text:p text:style-name="Standard"/>
      <text:p text:style-name="Standard">「ああ、いいよ。」is a casual form of「ああ、いいですよ」. It can be used by superiors to subordinates or among equals.<text:change-end text:change-id="ct261216192"/><text:change-start text:change-id="ct261237440"/></text:p>
      <text:p text:style-name="Standard"/>
      <text:p text:style-name="P50">明日は大丈夫だよね。　Tomorrow will be no problem, right?</text:p>
      <text:p text:style-name="Standard"/>
      <text:p text:style-name="Standard">「～だよね」is often added onto phrases such as「明日はだいじょうぶだよね」when asking for confirmation.</text:p>
      <text:p text:style-name="Standard">In this case, a lot is left unsaid. The full meaning of the sentence looks like this:</text:p>
      <text:p text:style-name="Standard">「明日（あなたは）仕事ができると（私は）思っているけど、それで大丈夫ですね（いいですよね）？」.</text:p>
      <text:p text:style-name="P50"><text:soft-page-break/>はい、明日は大丈夫です。　Yes, I will</text:p>
      <text:p text:style-name="P50"/>
      <text:p text:style-name="P50">よろしくお願いします。　Thank you.</text:p>
      <text:p text:style-name="P50"/>
      <text:p text:style-name="P50">Words from this Dialogue</text:p>
      <text:p text:style-name="P50"/>
      <text:p text:style-name="P50">進捗　「しんちょく」　<text:span text:style-name="T95">progress</text:span></text:p>
      <text:p text:style-name="Standard">進捗（しんちょく）means progress. It's common to be asked for an update on 「進捗」at work, so it's a useful term to remember.</text:p>
      <text:p text:style-name="P190">進捗状況を教えてください。「しんちょくじょうきょうをおしえてください」</text:p>
      <text:p text:style-name="P190">Can you give me an update on your progress?</text:p>
      <text:p text:style-name="P190">進捗が遅く、スケジュール変更をしなければならなくなった。</text:p>
      <text:p text:style-name="P190">「しんちょくがおそくすけじゅーるへんこうをしなければならなくなった」</text:p>
      <text:p text:style-name="P190">Progress is going slowly, so we had to change the schedule.</text:p>
      <text:p text:style-name="P190">次の会議で進捗状況を共有する予定です。「つぎのかいぎでしんちょくじょうきょうをきょうゆうするよていです」</text:p>
      <text:p text:style-name="P190">I'll give an update at the next meeting.</text:p>
      <text:p text:style-name="P190"/>
      <text:p text:style-name="P50">難しい　「むずかしい」　<text:span text:style-name="T95">difficult</text:span></text:p>
      <text:p text:style-name="Standard">「難しい」sometimes has the same meaning as「困難」(difficulty) or 「大変」(considerable) . It can also often be used to say「できない」, or that something is impossible, particularly in tricky or sensitive situations. If you hear 「難しい」, the outlook isn't good!<text:change-end text:change-id="ct261237440"/><text:change-start text:change-id="ct261249328"/></text:p>
      <text:p text:style-name="Standard"/>
      <text:p text:style-name="P36"><text:span text:style-name="T26">#7</text:span><text:span text:style-name="T27">　</text:span><text:span text:style-name="T14">Making apologies</text:span></text:p>
      <text:p text:style-name="P2">今日は遅れてしまい、申し訳ありませんでした。</text:p>
      <text:p text:style-name="P7">I'm terribly sorry for being late.</text:p>
      <text:p text:style-name="P192"/>
      <text:p text:style-name="P50">どう？ 進んでいますか。</text:p>
      <text:p text:style-name="P50">Everything going okay?</text:p>
      <text:p text:style-name="Standard"/>
      <text:p text:style-name="Standard">「どう？」 is a phrase you can use to ask about or check on progress. It can also be used as a way to get someone's attention. 「どう？」 is a casual version of 「どうですか」.</text:p>
      <text:p text:style-name="Standard">「進んでいますか」 is used here to mean 「仕事は進んでいますか」 (How is work going?). In this case, the question is being used as a greeting, but in some cases the asker may actually want to hear a progress update. In this case, use「～は終わりました」 (I finished ~.) or「～まで進みました」 (I'm working on ~.) to answer.</text:p>
      <text:p text:style-name="Standard"/>
      <text:p text:style-name="P50"><text:change-end text:change-id="ct261249328"/><text:change-start text:change-id="ct261253856"/>はい。Yes.</text:p>
      <text:p text:style-name="P50"/>
      <text:p text:style-name="P50">今度の土曜日にお客様が来るんだけど、お願いした場所は全部出来ますか。</text:p>
      <text:p text:style-name="P50">I have guests coming on Saturday... Can you clean all the places I asked you to clean?</text:p>
      <text:p text:style-name="Standard"/>
      <text:p text:style-name="Standard">「～んだけど、」 is used to share the feelings of the speaker with the listener. 「今週の土曜日にお客様が来ますが」 is grammatically correct, but has no emotional impact. In this case, the <text:soft-page-break/>speaker uses 「～んだけど」 to communicate that they want to have a thoroughly clean house since guests are coming.</text:p>
      <text:p text:style-name="Standard"/>
      <text:p text:style-name="P50"><text:change-end text:change-id="ct261253856"/><text:change-start text:change-id="ct261261216"/>申し訳ありません。時間が足りなくて、難しそうです。</text:p>
      <text:p text:style-name="P50">I'm sorry. I don't think there's enough time to do everything.</text:p>
      <text:p text:style-name="Standard"/>
      <text:p text:style-name="Standard">「申し訳ありません」 is a more polite version of 「すみません」 and is often used in the business world. 「足りなくて」 means "not enough."</text:p>
      <text:p text:style-name="Standard">Ex. お金が足りない、数が足りない (not enough money, not enough ~)</text:p>
      <text:p text:style-name="Standard">「難しそう」 (seems difficult) is a form of 「むずかしい」（い形容詞）＋「そうです」 (difficult + looks)（様態、様子）.</text:p>
      <text:p text:style-name="Standard">In the business world, it's common to use「そうです」after「難しい」to say that something is impossible.</text:p>
      <text:p text:style-name="Standard"/>
      <text:p text:style-name="P50">そう、困ったわね。どうしよう。</text:p>
      <text:p text:style-name="P50">Oh, no. That's no good. What shall I do?</text:p>
      <text:p text:style-name="P50"/>
      <text:p text:style-name="Standard">「そう、困ったわね」is a casual way to express「そうですか、困りましたね」.「わね」 is often used by women.「そうか、困ったね / 困ったな」is often used by men in the workplace.<text:change-end text:change-id="ct261261216"/><text:change-start text:change-id="ct261274064"/></text:p>
      <text:p text:style-name="Standard"/>
      <text:p text:style-name="P50">私が会社に電話します。I'll call the office.</text:p>
      <text:p text:style-name="Standard"/>
      <text:p text:style-name="Standard">Using「が」as in「私が」emphasizes that the speaker, not the listener, will be the one to make the call. In this case, it's important to let the client know that you will take care of the problem.</text:p>
      <text:p text:style-name="Standard"/>
      <text:p text:style-name="P50">そう？じゃあ、あとで連絡してくれる？</text:p>
      <text:p text:style-name="P50">Really? All right, will you call them later?</text:p>
      <text:p text:style-name="Standard"/>
      <text:p text:style-name="Standard">「そう？」 is a casual form of 「そうですか？」. Here, the question includes the nuance of「いいですか？」 (Is that okay?). 「じゃあ、あとで連絡してくれる？」means「それでは、あとで（会社に）連絡してくれますか？」(Then, will you call the company for me later?).<text:change-end text:change-id="ct261274064"/><text:change-start text:change-id="ct261279952"/></text:p>
      <text:p text:style-name="Standard"/>
      <text:p text:style-name="P50">金曜日で聞いてください。　Ask if Friday works.</text:p>
      <text:p text:style-name="P50"/>
      <text:p text:style-name="Standard">In this case,「聞いてください」means「確認してください」 -- to ask the company if cleaning on Friday is possible. The「～で」in「～で聞いてください」follows the speaker's preferred conditions (in this instance, cleaning on Friday).</text:p>
      <text:p text:style-name="Standard">Ex.（予算の相談の場合）一人3000円で聞いてください。</text:p>
      <text:p text:style-name="Standard">(when asking for an estimate): Ask if they can do 3000 yen per person.<text:change-end text:change-id="ct261279952"/><text:change-start text:change-id="ct261288832"/></text:p>
      <text:p text:style-name="Standard"/>
      <text:p text:style-name="P50">わかりました。　Understood.</text:p>
      <text:p text:style-name="Standard"/>
      <text:p text:style-name="P50">よろしくね。　Thank you.</text:p>
      <text:p text:style-name="Standard"/>
      <text:p text:style-name="Standard">「よろしくね」is often used once you have asked someone to do something. It includes the nuance of "You figure out the details." as well as "Good luck!" To phrase this more politely, use「よろしくお願いしますね」. However,「ね」should not be used to a superior in this context.</text:p>
      <text:p text:style-name="Standard"/>
      <text:p text:style-name="P50"><text:soft-page-break/>もう時間だから、今日はこれでいいですよ。　It's time, so that's enough for today.</text:p>
      <text:p text:style-name="Standard">「もう時間だから」can be phrased more politely as「もう時間ですから」. 「今日はこれでいいですよ」means「今日の仕事は終わりでいいですよ」(That's enough work for today.). 「これでいいですよ」, depending on the context, can be used to give permission or acceptance<text:change-end text:change-id="ct261288832"/><text:change-start text:change-id="ct261301104"/>.</text:p>
      <text:p text:style-name="Standard"/>
      <text:p text:style-name="P50">ありがとうございます。Thank you.</text:p>
      <text:p text:style-name="P186"/>
      <text:p text:style-name="P50">今日は遅れてしまい、申し訳ありませんでした。　I'm terribly sorry for being late.</text:p>
      <text:p text:style-name="Standard"/>
      <text:p text:style-name="Standard">「～てしまい」 is used when something unplanned or unfortunate happens.</text:p>
      <text:p text:style-name="Standard">Ex.「電車の事故で遅れてしまい」 (The train was late.)</text:p>
      <text:p text:style-name="Standard">「道に迷ってしまい」 (I got lost.)</text:p>
      <text:p text:style-name="Standard">「改札口を間違えてしまい」 (I went out the wrong exit.)</text:p>
      <text:p text:style-name="Standard">It can be used together with 「申し訳ありませんでした」 to make an apology.</text:p>
      <text:p text:style-name="Standard">Ex.「メールの返信が遅れてしまい、申し訳ありませんでした」</text:p>
      <text:p text:style-name="Standard">I'm very sorry to have sent the email late.</text:p>
      <text:p text:style-name="Standard"/>
      <text:p text:style-name="Standard">It's important to apologize for two things: first, being half an hour late, and second, that the cleaning time was reduced from two hours to one and a half hours. Besides apologizing on arrival, it's also important to apologize again while leaving. When you have inconvenienced a client, apologies are of the utmost importance!<text:change-end text:change-id="ct261301104"/><text:change-start text:change-id="ct261302976"/></text:p>
      <text:p text:style-name="Standard"/>
      <text:p text:style-name="Standard">Kanji: 申　「しん」、　申請　「しんせい」　application<text:change-end text:change-id="ct261302976"/><text:change-start text:change-id="ct261303408"/>, 　答申　「とうしん」 findings<text:change-end text:change-id="ct261303408"/><text:change-start text:change-id="ct261308976"/>, 申しわけ</text:p>
      <text:p text:style-name="Standard"/>
      <text:p text:style-name="P50">気をつけて帰ってくださいね。　Be careful on your way back!</text:p>
      <text:p text:style-name="Standard"/>
      <text:p text:style-name="Standard">This phrase is used when saying goodbye, especially when there is the possibility of an accident or bad weather, or when the listener might not be feeling well. This phrase isn't used very often in the business world. In this case, the client is showing concern about the train accident and delay.<text:change-end text:change-id="ct261308976"/><text:change-start text:change-id="ct261309216"/></text:p>
      <text:p text:style-name="Standard"/>
      <text:p text:style-name="P50">それでは、失礼します。　I'll be leaving now.</text:p>
      <text:p text:style-name="Standard"/>
      <text:p text:style-name="Standard">This phrase is used when taking one's leave. It can be used at one's own office or at a client's office. To make this phrase more polite, use「それでは、失礼いたします」.</text:p>
      <text:p text:style-name="P131"/>
      <text:p text:style-name="P131">Words from this Dialogue</text:p>
      <text:p text:style-name="P50"><text:change-end text:change-id="ct261309216"/><text:change-start text:change-id="ct261323824"/>度「こんど」　<text:span text:style-name="T95">next time</text:span></text:p>
      <text:p text:style-name="Standard">「今度の土曜日」 means "the coming Saturday."</text:p>
      <text:p text:style-name="Standard">In the workplace, you may often hear 「今度飲みましょう」 (Let's go out drinking sometime!) or 「今度カラオケに行きましょうよ」 (Let's go to karaoke sometime!), but these are often just used to be friendly or polite. There's no need to actually go, but if you would like to, try to set a date yourself!</text:p>
      <text:p text:style-name="Standard">今度の週末「こんどのしゅまつ」　Next weekend</text:p>
      <text:p text:style-name="Standard">今度の休暇「こんどのきゅうか」　Next day off</text:p>
      <text:p text:style-name="Standard">今度の出張「こんどのしゅっちょう」　The next business trip</text:p>
      <text:p text:style-name="Standard"/>
      <text:p text:style-name="P50">よろしく　<text:span text:style-name="T95">Please take care of it</text:span></text:p>
      <text:p text:style-name="Standard"><text:soft-page-break/>Superiors often use this phrase to mean "You take care of it from here." Sometimes, this can be a very vague instruction, so if you aren't sure exactly what you're being asked to do, it's a good idea to clarify. Since you are being trusted to do something, you are expected to do a good job!<text:change-end text:change-id="ct261323824"/><text:change-start text:change-id="ct261324160"/></text:p>
      <text:p text:style-name="Standard"/>
      <text:p text:style-name="Standard"/>
      <text:p text:style-name="P14">#8 <text:span text:style-name="T14">Making suggestions</text:span></text:p>
      <text:p text:style-name="P2">よろしければ、私が致しましょうか。</text:p>
      <text:p text:style-name="P7">If you don't mind, shall I do that?</text:p>
      <text:p text:style-name="Standard"/>
      <text:p text:style-name="P50">どうですか。進んでいますか。</text:p>
      <text:p text:style-name="P50">Everything going okay?</text:p>
      <text:p text:style-name="Standard"/>
      <text:p text:style-name="Standard">Here, this phrase is being used to check progress. 「進んでいますか」 is used here to mean 「仕事は進んでいますか」 (How is work going?). In this case, since both the speaker and listener know the situation, there is no need to say「仕事は」.<text:change-end text:change-id="ct261324160"/><text:change-start text:change-id="ct261336784"/></text:p>
      <text:p text:style-name="Standard"/>
      <text:p text:style-name="P50">はい、お客様。もう終わりそうです。</text:p>
      <text:p text:style-name="P50">Yes, ma'am. I'm nearly finished.</text:p>
      <text:p text:style-name="Standard"/>
      <text:p text:style-name="Standard">The speaker is responding politely. 「もう終わりそうです」means "nearly finished, but not finished yet."</text:p>
      <text:p text:style-name="Standard">「終わりそう」uses the verb 終わる and そうです as follows:</text:p>
      <text:p text:style-name="Standard">終わり&lt;ます&gt;＋そうです→終わりそうです。</text:p>
      <text:p text:style-name="Standard">This form can be used with other verbs as well:</text:p>
      <text:p text:style-name="Standard">動詞&lt;ます形のstem&gt;+そうです</text:p>
      <text:p text:style-name="Standard">Ex. この仕事はあと30分で終わりそうです → I'll finish this task in half an hour.</text:p>
      <text:p text:style-name="Standard">この店はもうすぐ閉まりそうです（閉まります+そうです） → This store is about to close.</text:p>
      <text:p text:style-name="Standard"/>
      <text:p text:style-name="P50">あら、いつも早くて助かるわ。ありがとう。</text:p>
      <text:p text:style-name="P50">You're always so fast! Thank you.</text:p>
      <text:p text:style-name="P50"/>
      <text:p text:style-name="Standard">「あら、」is an expression of mild surprise, often used by more elderly women. The 「わ」in「早くて助かるわ」is a feminine way to end a sentence. Men may tend to use the following expression instead:「あ、いつも早くて助かるよ。ありがとう」</text:p>
      <text:p text:style-name="Standard"/>
      <text:p text:style-name="P50">どういたしまして。</text:p>
      <text:p text:style-name="P50">You're welcome.</text:p>
      <text:p text:style-name="Standard"/>
      <text:p text:style-name="Standard">This is a response to 「ありがとう」. It's a comparatively friendly response. To be more polite, use a humble phrase like 「いえいえ、そんなことありません」.<text:change-end text:change-id="ct261336784"/><text:change-start text:change-id="ct261351328"/></text:p>
      <text:p text:style-name="Standard"/>
      <text:p text:style-name="P50">あそこに戻さないと。</text:p>
      <text:p text:style-name="P65">I'd better put it back over there.</text:p>
      <text:p text:style-name="P191"><text:soft-page-break/>「戻さないと」is a shortened form of「戻さないといけません」. In this case, the speaker is talking to herself.</text:p>
      <text:p text:style-name="Standard"/>
      <text:p text:style-name="P50">あっ！痛たたたたた。腰が。</text:p>
      <text:p text:style-name="P50">Ah! Ow-ow-ow! My back!</text:p>
      <text:p text:style-name="P50"/>
      <text:p text:style-name="Standard">This is an expression used when you've suddenly hurt yourself. 「あっ！」is an expression of surprise. 「いたたたた」is used to mean "ouch." You can use this phrase for any part of your body, not just your back.</text:p>
      <text:p text:style-name="Standard"/>
      <text:p text:style-name="P50"><text:change-end text:change-id="ct261351328"/><text:change-start text:change-id="ct261369104"/>大丈夫ですか。</text:p>
      <text:p text:style-name="P50">Are you alright?</text:p>
      <text:p text:style-name="P50"/>
      <text:p text:style-name="Standard">This phrase is often used to express concern.</text:p>
      <text:p text:style-name="Standard"/>
      <text:p text:style-name="P50">よろしければ、私が致しましょうか。</text:p>
      <text:p text:style-name="P50">If you don't mind, shall I do that?</text:p>
      <text:p text:style-name="Standard"/>
      <text:p text:style-name="Standard">This phrase is being used to make a polite offer of help. In this form, the phrase is appropriate for use with superiors or clients. To be more casual, use the following:「よければ、私がしましょうか。」or「よければ、私がしようか」. In the workplace, it's important to quickly make offers of help when you think help may be needed. If you see someone in need, try using this phrase to offer help!</text:p>
      <text:p text:style-name="Standard"/>
      <text:p text:style-name="P145">Kanji: 致　<text:change-end text:change-id="ct261369104"/><text:change-start text:change-id="ct261369952"/>「ち」、　致命的<text:span text:style-name="T29">　「ちめいてき」fatal, </text:span><text:change-end text:change-id="ct261369952"/><text:change-start text:change-id="ct261372128"/><text:span text:style-name="T29">合致　「がっち」　match, 致しましょうか</text:span><text:span text:style-name="T30">　</text:span><text:change-end text:change-id="ct261372128"/><text:change-start text:change-id="ct261380880"/><text:span text:style-name="T30">「いたしましょうか」</text:span></text:p>
      <text:p text:style-name="P145"/>
      <text:p text:style-name="P64">あぁ、お願いします。　Oh, thank you.</text:p>
      <text:p text:style-name="P145"/>
      <text:p text:style-name="P145">Here,「あぁ」has a nuance of「いいですか。」. This is a casual expression.</text:p>
      <text:p text:style-name="P145"/>
      <text:p text:style-name="P64">この本の片付けも、よろしければ、私が致しましょうか。　Shall I tidy up these books, too?</text:p>
      <text:p text:style-name="P64"/>
      <text:p text:style-name="P64">お願いします。ありがとう。　Yes, please. Thank you.</text:p>
      <text:p text:style-name="P145"/>
      <text:p text:style-name="P140"><text:change-end text:change-id="ct261380880"/><text:change-start text:change-id="ct261383872"/>Words from this Dialogue</text:p>
      <text:p text:style-name="P64">お客様「おきゃくさま」<text:span text:style-name="T31">　</text:span><text:span text:style-name="T95">customer / client</text:span></text:p>
      <text:p text:style-name="P145">「お客様」and「お客さん」are both words used to mean "customer" or "client."</text:p>
      <text:p text:style-name="P145">「お客様」is more formal, and is used by people in the service industry, when directly speaking with a customer.</text:p>
      <text:p text:style-name="P145">「お客さん」is used in more friendly situations, such as when the customer is someone you have seen before. It may be more commonly used at small businesses and retail shops.</text:p>
      <text:p text:style-name="P145">「顧客」is another word for "customer" or "client," but is not used when speaking directly to a customer.</text:p>
      <text:p text:style-name="P146">魚屋（さかなや）で「お客さん、今日はいい魚があるよ。まぐろがいいよ。」　</text:p>
      <text:p text:style-name="P146">At a fish shop: Sir, today we've got great fish. Especially the maguro!</text:p>
      <text:p text:style-name="P146">ホテルのフロントで「お客様、パスポートをお預かりします（おあずかりします）。」</text:p>
      <text:p text:style-name="P146">In a hotel lobby: Ma'am, may I please see your passport?</text:p>
      <text:p text:style-name="P146">顧客（こきゃく）を獲得（かくとく）するためにセールを催（もよお）した</text:p>
      <text:p text:style-name="P146"><text:soft-page-break/>To attract more customers, a sale was held.</text:p>
      <text:p text:style-name="P146">顧客名簿（こきゃくめいぼ）を用意してください</text:p>
      <text:p text:style-name="P146">Please prepare a client list.<text:change-end text:change-id="ct261383872"/><text:change-start text:change-id="ct261394480"/></text:p>
      <text:p text:style-name="P145"/>
      <text:p text:style-name="P145"><text:change-end text:change-id="ct261394480"/><text:change-start text:change-id="ct261402640"/></text:p>
      <text:p text:style-name="P17"><text:span text:style-name="T28">#9 </text:span><text:span text:style-name="T14">Asking questions using keego</text:span></text:p>
      <text:p text:style-name="P2">私の席はどこか、教えていただけませんか。</text:p>
      <text:p text:style-name="P7">Could you please show me my seat?</text:p>
      <text:p text:style-name="P145"/>
      <text:p text:style-name="P64">すみません。Excuse me.</text:p>
      <text:p text:style-name="P145"/>
      <text:p text:style-name="P145">This phrase is often used to begin a conversation. When you feel a bit hesitant to begin a conversation, use 「あのーすみません」.</text:p>
      <text:p text:style-name="P145"><text:change-end text:change-id="ct261402640"/><text:change-start text:change-id="ct261402880"/></text:p>
      <text:p text:style-name="P64">私の席はどこか、教えていただけませんか。</text:p>
      <text:p text:style-name="P64">Could you please show me my seat?</text:p>
      <text:p text:style-name="P145"/>
      <text:p text:style-name="P145">This phrase combines two separate phrases,「私の席はどこですか」and「教えてください」, into one polite question.</text:p>
      <text:p text:style-name="P145">「私の席はどこか教えていただけませんか」＊疑問詞（interrogative)＋だ＋か</text:p>
      <text:p text:style-name="P145">To phrase this with a verb, use 「どこに座るかは、みんなに聞いてください」.</text:p>
      <text:p text:style-name="P145"/>
      <text:p text:style-name="P145">「～ていただけませんか」is a very polite way to phrase a question.</text:p>
      <text:p text:style-name="P145">①席を聞く時→私の席はどこか教えていただけませんか。</text:p>
      <text:p text:style-name="P145">To ask where you should sit → Could you please show me my seat?</text:p>
      <text:p text:style-name="P145">The following phrases are also polite: 「私の席はどこでしょうか。」「 私の席はどちらでしょうか。」</text:p>
      <text:p text:style-name="P145">However, 「私の席はどこですか」 may come across as too abrupt.</text:p>
      <text:p text:style-name="P145">②会議に出る人の数を聞く時→何人（来る）か教えていただけませんか。</text:p>
      <text:p text:style-name="P145">To ask how many people will attend a meeting → Could you please tell me how many people will be at the meeting?</text:p>
      <text:p text:style-name="P145">The following phrases are also polite: 「何人いらっしゃいますか。」「何人でしょうか。」</text:p>
      <text:p text:style-name="P145">However,「何人ですか。」may come across as too abrupt, and is not appropriate for use with clients.</text:p>
      <text:p text:style-name="P145"/>
      <text:p text:style-name="P147"><text:change-end text:change-id="ct261402880"/><text:change-start text:change-id="ct261419104"/>Kanji: 教 「きょう」、　教示　<text:change-end text:change-id="ct261419104"/><text:change-start text:change-id="ct261425104"/>「きょうじ」　instruc<text:span text:style-name="T33">t</text:span>, 説教　「せっきょう」　bridge, 教えて</text:p>
      <text:p text:style-name="P147"/>
      <text:p text:style-name="P55">ああ、こちらです。どうぞ。 Oh, here it is. Take a seat.</text:p>
      <text:p text:style-name="P147"/>
      <text:p text:style-name="P147">The 「ああ」in 「ああ、こちらです」is used to show that the speaker realizes the listener didn't know this important information. In other words:「ああ、そうですね（ご存知ないですよね、伝え損ねていましたよね）」(Oh, that's right, you didn't know that / I forgot to tell you).</text:p>
      <text:p text:style-name="P147">Here,「どうぞ」is being used to direct the listener to their seat.</text:p>
      <text:p text:style-name="P147"><text:change-end text:change-id="ct261425104"/><text:change-start text:change-id="ct261438464"/></text:p>
      <text:p text:style-name="P55">ありがとうございます。 Thank you.</text:p>
      <text:p text:style-name="P55"><text:soft-page-break/></text:p>
      <text:p text:style-name="P55">あ、イルビンさん。今日は打ち合わせがあるんですよ。 Oh, Irving-san. Today we have a meeting.</text:p>
      <text:p text:style-name="P147"/>
      <text:p text:style-name="P147">「あ」is used to show that the speaker just remembered something. 「今日は打ち合わせがあります」is also correct. However,「打ち合わせがあるんですよ」includes the nuances of 「知っていますか」and「新しい情報ですね？」(Did you know that?). 「んです」is often used to explain a situation. In some cases, this may precede asking for a favor.</text:p>
      <text:p text:style-name="P147"/>
      <text:p text:style-name="P55">あと15分で始まります。</text:p>
      <text:p text:style-name="P55">It will start in 15 minutes.</text:p>
      <text:p text:style-name="P147"/>
      <text:p text:style-name="P147">「あと15分」has the same meaning as「15分後（ご）」. Here, 「打ち合わせ」is omitted from the sentence, as both the speaker and listener are aware of the context.</text:p>
      <text:p text:style-name="P147"/>
      <text:p text:style-name="P55">わかりました。</text:p>
      <text:p text:style-name="P55">Understood.</text:p>
      <text:p text:style-name="P147"/>
      <text:p text:style-name="P147">「わかりました」is an acceptable phrase, but to be more polite use 「承知しました」or the even more polite「承知いたしました」.<text:change-end text:change-id="ct261438464"/><text:change-start text:change-id="ct261459952"/></text:p>
      <text:p text:style-name="P147"/>
      <text:p text:style-name="P147">このモニターを、あそこの会議室へ運んでもらえませんか。</text:p>
      <text:p text:style-name="P147">Could you take this monitor to that meeting room?</text:p>
      <text:p text:style-name="P147"/>
      <text:p text:style-name="P147">「～てもらえませんか」is a polite phrase used to ask someone to do something. To be even more polite, use 「運んでいただけませんか」. To coworkers and subordinates, you can use 「運んでください」or the even more casual「運んで！」.</text:p>
      <text:p text:style-name="P147"/>
      <text:p text:style-name="P55">どちらの会議室か、教えていただけませんか。</text:p>
      <text:p text:style-name="P55">Could you please let me know which meeting room it is?</text:p>
      <text:p text:style-name="P147"/>
      <text:p text:style-name="P147">Combining the two phrases「どちらの会議室ですか」and「教えてください」makes one polite question.</text:p>
      <text:p text:style-name="P147">「どの・・・」is acceptable, but「どちらの・・・」is more polite.</text:p>
      <text:p text:style-name="P147"/>
      <text:p text:style-name="P55">あっ、すみません。会議室Bです。</text:p>
      <text:p text:style-name="P55">Oh, sorry! It's Meeting Room B.</text:p>
      <text:p text:style-name="P147"/>
      <text:p text:style-name="P147">The speaker begins with 「あっ、すみません」 because they didn't initially tell the listener which room to take the monitor to.</text:p>
      <text:p text:style-name="P147"/>
      <text:p text:style-name="P55">わかりました。</text:p>
      <text:p text:style-name="P55">Understood.</text:p>
      <text:p text:style-name="P147"/>
      <text:p text:style-name="P55">会社のパンフレットを人数分用意してもらえませんか。</text:p>
      <text:p text:style-name="P55">Could you get enough pamphlets for everyone attending?</text:p>
      <text:p text:style-name="P55"/>
      <text:p text:style-name="P147">「人数分」means "the amount for the number of people." In this case, it means enough pamphlets for everyone attending the meeting. When you know the exact number of people at the meeting, use that number: 「30人分」.<text:change-end text:change-id="ct261459952"/><text:change-start text:change-id="ct261467216"/></text:p>
      <text:p text:style-name="P147"><text:soft-page-break/></text:p>
      <text:p text:style-name="P55">そこにあります。They're over there.</text:p>
      <text:p text:style-name="P147">In this case,「会社のパンフレット」is omitted because both the speaker and the listener know the context. When speaking to a superior, use 「そちら」to be more polite.</text:p>
      <text:p text:style-name="P147"/>
      <text:p text:style-name="P55">何人か教えていただけませんか。</text:p>
      <text:p text:style-name="P55">Could you tell me how many people will attend?</text:p>
      <text:p text:style-name="P55"/>
      <text:p text:style-name="P147">The speaker combines「何人ですか」and「教えてください」to make one polite question.<text:change-end text:change-id="ct261467216"/><text:change-start text:change-id="ct261504624"/></text:p>
      <text:p text:style-name="P147"/>
      <text:p text:style-name="P55">全部で6人です。Six people altogether.</text:p>
      <text:p text:style-name="P147"/>
      <text:p text:style-name="P55">わかりました。Understood.</text:p>
      <text:p text:style-name="P147"/>
      <text:p text:style-name="P141">Words from this Dialogue</text:p>
      <text:p text:style-name="P147"/>
      <text:p text:style-name="P55">打ち合わせ「うちあわせ」<text:span text:style-name="T36">　</text:span><text:span text:style-name="T95">meeting</text:span></text:p>
      <text:p text:style-name="P147">「打ち合わせ」「会議」and「ミーティング」are all words that can refer to meetings held in the workplace. Different companies may use different words to refer to meetings.</text:p>
      <text:p text:style-name="P147"/>
      <text:p text:style-name="P147">Out of these three, 「会議」is the most formal. A「議事次第（アジェンダ）」(agenda) is prepared, and a 進行役 (facilitator) leads the meeting. The number of people in attendance may range from just a few to more than twenty.</text:p>
      <text:p text:style-name="P147">「ミーティング」can often be used interchangeably with「会議」, but often is a more casual meeting than a 「会議」.</text:p>
      <text:p text:style-name="P147">An「打ち合わせ」is often used as a "pre-meeting" held before deciding something. Here, you can generally share your opinions freely.</text:p>
      <text:p text:style-name="P147"/>
      <text:p text:style-name="P147">Ex.「来週の会議の前に、一度打ち合わせをしよう」(Let's have a pre-meeting before next week's meeting.)</text:p>
      <text:p text:style-name="P147">In this case,「会議」is clearly more formal. The「打ち合わせ」will be used to decide the topics of conversation, necessary materials, and other information needed to hold the main meeting.</text:p>
      <text:p text:style-name="P147"/>
      <text:p text:style-name="P147">Depending on the company, all three words may be used to mean the same thing or different things!</text:p>
      <text:p text:style-name="P148">10日に会議があるから、その前に一度打ち合わせをしませんか。お時間ありますか。</text:p>
      <text:p text:style-name="P148">とうかにかいぎがあるから、そのまえにいちどうちあわせしませんか、おじかんあるますか。</text:p>
      <text:p text:style-name="P148">We have a meeting on the 10th. If you have time, would you like to hold a pre-meeting before that?</text:p>
      <text:p text:style-name="P55"/>
      <text:p text:style-name="P147"><text:span text:style-name="T39">人数分「にんずうぶん」</text:span><text:span text:style-name="T45">　</text:span><text:span text:style-name="T95">enough for everyone</text:span></text:p>
      <text:p text:style-name="P147">人数 means the number of people. 分 refers to an amount. Here,「人数分用意してもらえませんか」means "Please prepare enough for everyone." In this case, "everyone" means the people who are attending the meeting. If 6 people are attending the meeting, then 「6人分」is an acceptable answer. You can also use「6名分（ろくめいぶん）」. For more formal situations,「名（めい）」is preferable.</text:p>
      <text:p text:style-name="P147"><text:soft-page-break/>「名札を人数分用意して」なふだをにんずうぶんよういして.<text:span text:style-name="T34">　</text:span>Please prepare enough nametags for everyone.</text:p>
      <text:p text:style-name="P147">「3名分のお茶を用意して」さんめいぶんのおちゃをよういして.<text:span text:style-name="T34">　</text:span>Please prepare three cups of tea.</text:p>
      <text:p text:style-name="P147">「1000円分の印刷用紙を買ってきて」せんえんぶんのいんさつようしをかってきて.<text:span text:style-name="T35">　</text:span>Buy 1000 yen's worth of printer paper.</text:p>
      <text:p text:style-name="P147"/>
      <text:p text:style-name="P147"/>
      <text:p text:style-name="P18"><text:change-end text:change-id="ct261504624"/><text:change-start text:change-id="ct261505024"/><text:span text:style-name="T32">#10 </text:span><text:span text:style-name="T14">Offering support</text:span></text:p>
      <text:p text:style-name="P2">それなら、これを見るといいですよ。</text:p>
      <text:p text:style-name="P7">In that case, look at this.</text:p>
      <text:p text:style-name="Standard"><text:change-end text:change-id="ct261505024"/><text:change-start text:change-id="ct261508816"/></text:p>
      <text:p text:style-name="P55"><text:change-end text:change-id="ct261508816"/><text:change-start text:change-id="ct261524256"/>すみません。 Excuse me.</text:p>
      <text:p text:style-name="P147"/>
      <text:p text:style-name="P147">「すみません」has many meanings. In this case, it's being used to get the listener's attention. You can use this phrase to get the attention of people you know, as well as strangers.</text:p>
      <text:p text:style-name="P147"/>
      <text:p text:style-name="P55">どうしましたか。 Can I help with something?</text:p>
      <text:p text:style-name="P147"/>
      <text:p text:style-name="P147">「どうしましたか」is a response to 「すみません」, and is a way for the speaker to ask what the listener needs. This phrase is useful both in the workplace and in daily life!</text:p>
      <text:p text:style-name="P147"/>
      <text:p text:style-name="P147">部長から、この書類を斎藤さんに渡すように言われました。</text:p>
      <text:p text:style-name="P147">Buchoo asked me to give these documents to Saito-san.</text:p>
      <text:p text:style-name="P147"/>
      <text:p text:style-name="P147">「～（人、会社）から～（する）ように言われました」(I was asked to do [task] by [person].) is an expression used to explain that you have been asked to do something by a third party. The meaning is the same as「部長がこの書類を斎藤さんに渡すように言いました」, but has been rearranged to be in passive voice. 「言いました」is used to relay a fact; the focus is that "someone told me something." When you are explaining that you have been asked to do something at work, use the passive voice like the example above.</text:p>
      <text:p text:style-name="P147">「渡す」(to give) usually means 手渡し(to pass something by hand), and can't be used to say you mailed or emailed something. Instead, use verbs like these: 郵送する、メールする、郵送で送る、メールで送る.</text:p>
      <text:p text:style-name="P147"/>
      <text:p text:style-name="P55">どのフロアにいる人か分かりますか。 Do you know what floor he is on?</text:p>
      <text:p text:style-name="P147"/>
      <text:p text:style-name="P147">This question combines「（その人は）どのフロアにいますか」(What floor is he on?) and「わかりますか」(Do you know?). You can also use「どの階にいる人か、わかりますか」, because「フロア」and「階」share the same meaning.</text:p>
      <text:p text:style-name="P147">Ex. 「駅はどの方向にあるか、わかりますか」Do you know which direction the station is in?<text:change-end text:change-id="ct261524256"/><text:change-start text:change-id="ct261531136"/></text:p>
      <text:p text:style-name="P147"/>
      <text:p text:style-name="P55">ああ。それなら、これを見るといいですよ。 In that case, look at this.</text:p>
      <text:p text:style-name="P147"/>
      <text:p text:style-name="P147"><text:soft-page-break/>「ああ。」is a casual expression that shows that you are reacting to what the speaker just said. 「それなら、これを見るといいですよ」is a useful phrase for giving helpful advice. 「それなら」refers to what you have just been asked. 「～といいですよ」is used to give clear advice.</text:p>
      <text:p text:style-name="P147">Ex. A:「買い物をしたいんですが」(I want to go shopping.)</text:p>
      <text:p text:style-name="P147">B. 「それなら（買い物なら）、原宿がいいですよ。」(In that case, you should go to Harajuku.)「それなら、あの店がいいですよ」(In that case, I recommend this shop.)</text:p>
      <text:p text:style-name="P147"/>
      <text:p text:style-name="P149">Kanji: 見「けん」、　<text:change-end text:change-id="ct261531136"/><text:change-start text:change-id="ct261535392"/>見解「けんかい」　view, <text:span text:style-name="T37">　意見　「いけん」　opinion, 見る「みる」</text:span></text:p>
      <text:p text:style-name="P149"/>
      <text:p text:style-name="P56">これは全社員の配席表です。 This is a seating chart for the whole office.</text:p>
      <text:p text:style-name="P149"/>
      <text:p text:style-name="P149">配席表 is a seating chart that shows the locations of everyone in the office. Nowadays, many workplaces have seating charts that you can see from a computer or tablet. 全社員 means 社員全員(all of the company's employees). See vocab area.<text:change-end text:change-id="ct261535392"/><text:change-start text:change-id="ct261552240"/></text:p>
      <text:p text:style-name="P149"/>
      <text:p text:style-name="P56">これで確認できますよ。 You can check with this.</text:p>
      <text:p text:style-name="P149"/>
      <text:p text:style-name="P149">「これで確認できますよ」means「これを使って確認できます」. In this case, it means, "You can check where that person sits by using this seating chart."</text:p>
      <text:p text:style-name="P149"/>
      <text:p text:style-name="P56">あ、斎藤さんは３階のこの席ですね。 Oh, Saito-san is on the third floor, in this seat.</text:p>
      <text:p text:style-name="P149"/>
      <text:p text:style-name="P149">「あ、」is an expression of mild surprise. By adding「ね」to make 「～ですね」it adds the nuance that you would like to confirm that what you have just said is correct.</text:p>
      <text:p text:style-name="P149"/>
      <text:p text:style-name="P56">わかりました。ありがとうございます。 Got it. Thank you.</text:p>
      <text:p text:style-name="P149"/>
      <text:p text:style-name="P149">「わかりました」indicates that you understood what was just explained to you. Add「ありがとうございます」to show gratitude to the person who explained to you. It's important to say thank you to build workplace relationships!</text:p>
      <text:p text:style-name="P149"/>
      <text:p text:style-name="P56">あともう一つだけいいですか。 Can I ask you one more thing?</text:p>
      <text:p text:style-name="P149"/>
      <text:p text:style-name="P149">You can use「もう一つ質問があります」to let the listener know you have one more question. However,「あともう一つだけいいですか」asks the listener if it is okay to ask them another question. Saying「あと」is optional. To be more polite, use「すみません、もう一つだけ質問をしてもよろしいでしょうか」.</text:p>
      <text:p text:style-name="P149"/>
      <text:p text:style-name="P56">取引先の遠藤さんにメールを送りたいのですが、連絡先がわからなくて。</text:p>
      <text:p text:style-name="P56">I want to send an email to our client Endo-san, but I don't know his contact information.</text:p>
      <text:p text:style-name="P56"/>
      <text:p text:style-name="P149">This question combines several ideas:「取引先の遠藤さんにメールを送りたいです。でも、連絡先がわかりません。教えてください」(I want to send an email to our client Endo-san. But I don't know his contact information. Do you know?) .「送りたいのですが」or「送りたいんですが」are both acceptable.「の」is slightly more polite, but「ん」is used more frequently. Even though「連絡先がわからなくて」doesn't make a full sentence, through context the listener still understands that the speaker would like to learn the contact information.<text:change-end text:change-id="ct261552240"/><text:change-start text:change-id="ct261562864"/></text:p>
      <text:p text:style-name="P149"/>
      <text:p text:style-name="P56"><text:soft-page-break/>それなら、部長に聞くといいですよ。 In that case, you should ask Buchoo.</text:p>
      <text:p text:style-name="P56"/>
      <text:p text:style-name="P56">遠藤さんと以前、仕事をしていましたから。 He used to work with Endo-san.</text:p>
      <text:p text:style-name="P149"/>
      <text:p text:style-name="P149">The subject of the sentence, Buchoo, is omitted. The full sentence could look like this:「（部長は）遠藤さんと」. The order could also be rearranged like this:「以前、遠藤さんと仕事をしていましたから」. By bringing Endo-san to the front of the sentence, the emphasis is placed on Endo-san. In Japanese, the word order in a sentence can be flexible, so the order of sentences can often be changed in this way.</text:p>
      <text:p text:style-name="P149"/>
      <text:p text:style-name="P56">わかりました。ありがとうございます。 Understood. Thank you.</text:p>
      <text:p text:style-name="P149"/>
      <text:p text:style-name="P142"><text:change-end text:change-id="ct261562864"/><text:change-start text:change-id="ct261574560"/>Words from this Dialogue</text:p>
      <text:p text:style-name="P149"/>
      <text:p text:style-name="P56">取引先「とりひきさき」<text:span text:style-name="T38">　</text:span><text:span text:style-name="T95">client</text:span></text:p>
      <text:p text:style-name="P149">取引先 means client. The character「～先」indicates a direction or place. 先方 is another word for client. 「客先(きゃくさき）」 can mean client as well, but it isn't used when speaking directly to a client; only use this word within the office.</text:p>
      <text:p text:style-name="P149">新しい取引先のリストを作りました。I made a new client list.</text:p>
      <text:p text:style-name="P149">客先から何か連絡あった？Have you heard from the client?</text:p>
      <text:p text:style-name="P149"/>
      <text:p text:style-name="P56">全社員「ぜんしゃいん」<text:span text:style-name="T38">　</text:span><text:span text:style-name="T95">all employees</text:span></text:p>
      <text:p text:style-name="P149">The 「全」 of 全社員means「すべて」, or all. 全員(all members) is also acceptable, but when referring to all employees at a workplace, 「全社員」is better.</text:p>
      <text:p text:style-name="P149">全店（ぜんてん）：すべての店all stores</text:p>
      <text:p text:style-name="P149">全職員（ぜんしょくいん）：すべての職員　all employees / all staff</text:p>
      <text:p text:style-name="P149">全営業部員（ぜんえいぎょうぶいん）：営業部のメンバー全員all sales department employees<text:change-end text:change-id="ct261574560"/><text:change-start text:change-id="ct261580848"/></text:p>
      <text:p text:style-name="P149"/>
      <text:p text:style-name="P149"/>
      <text:p text:style-name="P19"><text:span text:style-name="T46">#11 </text:span><text:span text:style-name="T14">Asking how to pronounce names</text:span></text:p>
      <text:p text:style-name="P2">失礼ですが、お名前はなんとお読みするんですか。</text:p>
      <text:p text:style-name="P7">I'm so sorry, but how is your name pronounced?</text:p>
      <text:p text:style-name="P149"/>
      <text:p text:style-name="P56"><text:change-end text:change-id="ct261580848"/><text:change-start text:change-id="ct261581088"/>お待たせしました。 Sorry to keep you waiting.</text:p>
      <text:p text:style-name="P149"/>
      <text:p text:style-name="P149">「お待たせしました」is a phrase that you use when you have kept someone waiting. To be more polite, use 「お待たせいたしました」. This phrase shows respect to the listener.</text:p>
      <text:p text:style-name="P149"/>
      <text:p text:style-name="P56">わざわざお越しいただいて、すみません。 Thank you for coming today.</text:p>
      <text:p text:style-name="P149"/>
      <text:p text:style-name="P149">This phrase shows the speaker's gratitude to the listener for coming to their location. 「わざわざ」means「忙しいのに時間をかけて」(making time even though one is busy). 「お越しいただいて」and「来ていただいて」are both acceptable to use here, as both are polite phrases.</text:p>
      <text:p text:style-name="P149"/>
      <text:p text:style-name="P56"><text:soft-page-break/>本日はお忙しいところお時間をいただき、ありがとうございます。</text:p>
      <text:p text:style-name="P56">Thank you for taking the time to meet with me today.</text:p>
      <text:p text:style-name="P149"/>
      <text:p text:style-name="P149">This phrase is being used by a person of lower status to a person of higher status. It's being used to express the speaker's gratefulness to the two listeners for meeting with him.<text:change-end text:change-id="ct261581088"/><text:change-start text:change-id="ct261596960"/></text:p>
      <text:p text:style-name="P149"/>
      <text:p text:style-name="P56">あ、早速ですが、ご紹介しますね。 Now, if you'll allow me to make an introduction.</text:p>
      <text:p text:style-name="P149"/>
      <text:p text:style-name="P149">「あ、」is an expression used to show that one has remembered something.「さっそくですが、」is a phrase that indicates it's time to move into the main topic.「ご紹介しますね」uses ご＋ます形 to make the verb more polite. 「ね」is used to show familiarity.</text:p>
      <text:p text:style-name="P149"/>
      <text:p text:style-name="P56">どうぞよろしくお願いいたします。 Hello, it's nice to meet you.<text:change-end text:change-id="ct261596960"/><text:change-start text:change-id="ct261096448"/></text:p>
      <text:p text:style-name="P149"/>
      <text:p text:style-name="P56">ファン・ソンミョンと申します。My name is Whang Sunmyung.</text:p>
      <text:p text:style-name="P149"/>
      <text:p text:style-name="P149">「（名前）と申します」is a 謙譲語(humble form) of 「～です」. When meeting someone for the first time, use 「～と申します」to introduce yourself politely.</text:p>
      <text:p text:style-name="P149"/>
      <text:p text:style-name="P56">どうぞよろしくお願いいたします。 It's nice to meet you.</text:p>
      <text:p text:style-name="P149"/>
      <text:p text:style-name="P149">When meeting someone for the first time and exchanging business cards, use 「どうぞよろしくお願いいたします」instead of「はじめまして」. Don't forget to make eye contact and bow to be polite.</text:p>
      <text:p text:style-name="P149"/>
      <text:p text:style-name="P56">失礼ですが、お名前はなんとお読みするんでしょうか。</text:p>
      <text:p text:style-name="P56">I'm so sorry, but how is your name pronounced?</text:p>
      <text:p text:style-name="P149"/>
      <text:p text:style-name="P149">When asking how to pronounce someone's name, 「失礼ですが」(I'm so sorry, but...) comes first, as it may be perceived as rude otherwise. Add an お in front of「お名前」to be respectful when asking the name of a superior.</text:p>
      <text:p text:style-name="P149">「なんとお読みするんでしょうか。」has the same meaning as「なんと読みますか」, but 「でしょうか」makes the question more polite.</text:p>
      <text:p text:style-name="P149">「お読みするんでしょうか」and「お読みするのでしょうか」are both acceptable. The version with「の」is slightly more polite, but「ん」is also often used.<text:change-end text:change-id="ct261096448"/><text:change-start text:change-id="ct261099776"/></text:p>
      <text:p text:style-name="P149"/>
      <text:p text:style-name="P150">Kanji: 読「どく」、　読書<text:change-end text:change-id="ct261099776"/><text:change-start text:change-id="ct261100560"/>「どくしょ」<text:span text:style-name="T48">　reading, 拝読</text:span><text:change-end text:change-id="ct261100560"/><text:change-start text:change-id="ct261101744"/><text:span text:style-name="T48"> 「はいどく」 </text:span><text:change-end text:change-id="ct261101744"/><text:change-start text:change-id="ct261103360"/><text:span text:style-name="T49">reading, <text:s/></text:span><text:change-end text:change-id="ct261103360"/><text:change-start text:change-id="ct261106256"/><text:span text:style-name="T49">読む「よむ」</text:span><text:span text:style-name="T50">　</text:span><text:change-end text:change-id="ct261106256"/><text:change-start text:change-id="ct261643280"/></text:p>
      <text:p text:style-name="P150"/>
      <text:p text:style-name="P57">勅使河原 和美と申します。</text:p>
      <text:p text:style-name="P57">My name is Kazuyoshi Teshigawara.</text:p>
      <text:p text:style-name="P57"/>
      <text:p text:style-name="P57">勅使河原 和美 様ですね。</text:p>
      <text:p text:style-name="P57">Kazuyoshi Teshigawara.</text:p>
      <text:p text:style-name="P57"/>
      <text:p text:style-name="P150">When confirming someone's name, use「～さまですね」rather than「さん」. Adding 「ね」on the end shows that you are confirming what you just heard. The subject,「あなたは」(you) is unnecessary in this case.<text:change-end text:change-id="ct261643280"/><text:change-start text:change-id="ct261666112"/></text:p>
      <text:p text:style-name="P150"/>
      <text:p text:style-name="P57">よろしくお願いいたします。It's nice to meet you.</text:p>
      <text:p text:style-name="P150"><text:soft-page-break/></text:p>
      <text:p text:style-name="P57">どうぞおかけください。Please take a seat.</text:p>
      <text:p text:style-name="P57"/>
      <text:p text:style-name="P150">「おかけください」 is a more polite way of saying「座ってください」.「どうぞお座りください」has the same meaning. For a superior talking to a subordinate, use「（どうぞ）座ってください」.</text:p>
      <text:p text:style-name="P57"/>
      <text:p text:style-name="P57">Words from this Dialogue</text:p>
      <text:p text:style-name="P150"/>
      <text:p text:style-name="P57">失礼「しつれい」<text:span text:style-name="T51">　</text:span><text:span text:style-name="T95">rude・excuse me</text:span></text:p>
      <text:p text:style-name="P150">「失礼」is a word often used in the business world. 「失礼」means "rude" by definition, but can be used in a variety of different situations to mean different things. In the business scene, 失礼 may be used to make a light and casual apology. For example, apologizing for not knowing how to read someone's name isn't terribly rude, but it may still be perceived negatively.</text:p>
      <text:p text:style-name="P150">When you can't catch a caller's name during a telephone call, use「失礼ですが、もう一度お名前をいただけますか。」or「もう一度お名前を伺ってもよろしいでしょうか。」to ask them to repeat their name. Or, more simply, use「失礼ですが、お名前をもう一度お願いいたします」.</text:p>
      <text:p text:style-name="P150">When leaving the office for the day, use 「お先に失礼いたします」or「お先に失礼します」.「さようなら」is not used at the workplace.「お先に失礼いたします」is used when you leave before others who are still working.</text:p>
      <text:p text:style-name="P150">電話で：</text:p>
      <text:p text:style-name="P150">「失礼ですが、もう一度お名前をいただけますか。」</text:p>
      <text:p text:style-name="P150">「もう一度お名前を伺ってもよろしいでしょうか。」</text:p>
      <text:p text:style-name="P150">「失礼ですが、お名前をもう一度お願いいたします」On the phone: Excuse me, could you repeat your name?</text:p>
      <text:p text:style-name="P150">帰る時：「お先に失礼いたします」「お先に失礼します」When leaving for the day: I'm leaving for the day.</text:p>
      <text:p text:style-name="P150"/>
      <text:p text:style-name="P57">早速<text:span text:style-name="T52">「さっそく」</text:span><text:span text:style-name="T53">　</text:span><text:span text:style-name="T95">promptly, right away</text:span></text:p>
      <text:p text:style-name="P150">「早速」is used when an action is being undertaken promptly. The meaning is the same as 「すぐ」, but 早速 has a more formal and proper nuance. When shifting a topic of conversation, 早速 is often used. In business situations, 早速 should be used rather than すぐ.</text:p>
      <text:p text:style-name="P150">「早速ですが」is used when the main topic of conversation is about to be started. In other words, it means that the introductions and preliminaries are over, and the important information is about to come.</text:p>
      <text:p text:style-name="P150">In emails, you may see the phrase「早速ご返信いただきありがとうございます」(Thank you for your prompt response.). In this case, 「早速」is used to thank the sender. This is a handy phrase can be used with superiors or subordinates.</text:p>
      <text:p text:style-name="P150">早速ですが、今月の売上（うりあげ）について報告いたします。Now I'd like to report about this month's sales.</text:p>
      <text:p text:style-name="P150">時間に限りがあるので、早速本題（ほんだい）に移りたいと思います。Time is limited, so I'd like to move on to the main topic.<text:change-end text:change-id="ct261666112"/><text:change-start text:change-id="ct261670032"/></text:p>
      <text:p text:style-name="P150"/>
      <text:p text:style-name="P20"><text:span text:style-name="T47">#12 </text:span><text:span text:style-name="T14">Asking for clarification</text:span></text:p>
      <text:p text:style-name="P3">すみません、確認させてください。</text:p>
      <text:p text:style-name="P8"><text:soft-page-break/>Please let me confirm.</text:p>
      <text:p text:style-name="P150"><text:change-end text:change-id="ct261670032"/><text:change-start text:change-id="ct261671008"/></text:p>
      <text:p text:style-name="P57"><text:change-end text:change-id="ct261671008"/><text:change-start text:change-id="ct261673360"/>戻りました。 I'm back.</text:p>
      <text:p text:style-name="P150"/>
      <text:p text:style-name="P151">After returning to your desk from being out (for instance, at a client's place of work, at another branch, or at the factory), say 「戻りました」.<text:change-end text:change-id="ct261673360"/><text:change-start text:change-id="ct261674736"/></text:p>
      <text:p text:style-name="P151"/>
      <text:p text:style-name="P58"><text:change-end text:change-id="ct261674736"/><text:change-start text:change-id="ct261678736"/>あ、ビノドくん！ちょうど良かった。</text:p>
      <text:p text:style-name="P57">Oh, Binod-kun! Perfect timing.</text:p>
      <text:p text:style-name="P150"/>
      <text:p text:style-name="P150">「ちょうど良かった」 is being said because Binod-kun came back at the perfect time to help out!</text:p>
      <text:p text:style-name="P150"/>
      <text:p text:style-name="P57"><text:change-end text:change-id="ct261678736"/><text:change-start text:change-id="ct261687072"/>いま急ぎでお客様の資料をまとめているところなんだ。</text:p>
      <text:p text:style-name="P57">We're gathering some documents for the client. We're in a hurry.</text:p>
      <text:p text:style-name="P57"/>
      <text:p text:style-name="P150">お客様の資料をまとめている(gathering some documents for the client), in this case, means お客様に渡す資料をまとめている (gathering some documents to give to the client).</text:p>
      <text:p text:style-name="P150">「～るところ」means that one is doing something now. 「（ところ）なんだ」is a phrase used to explain to another person what one is doing now. It's often used as a spoken phrase from superiors to subordinates. For subordinates speaking to superiors, use 「～ところなんです」</text:p>
      <text:p text:style-name="P150"/>
      <text:p text:style-name="P57">ちょっと手伝ってくれないかな。Could you help us out?</text:p>
      <text:p text:style-name="P57"/>
      <text:p text:style-name="P150">To casually ask someone to help, you can use 「ちょっと手伝って」「ちょっと手伝ってくれない」「ちょっと手伝ってくれないか」or「ちょっと手伝ってくれないかな」. When 「かな」is added to the end, it gives a more gentle impression. It also has the nuance that it would really be appreciated if you helped out.<text:change-end text:change-id="ct261687072"/><text:change-start text:change-id="ct261702608"/></text:p>
      <text:p text:style-name="P150"/>
      <text:p text:style-name="P57">はい、わかりました。Yes, of course.</text:p>
      <text:p text:style-name="P57"/>
      <text:p text:style-name="P150">This indicates that the speaker will help.</text:p>
      <text:p text:style-name="P150"/>
      <text:p text:style-name="P57">できた！お疲れ様です。</text:p>
      <text:p text:style-name="P57">We finished! Thank you very much.</text:p>
      <text:p text:style-name="P57"/>
      <text:p text:style-name="P150">「できた！」is used to show that the task is finished. Because it is in casual form, we can assume that the speaker is talking to themself and their coworker. When speaking to a superior, use 「できました！」. You can also use this phrase to report to a superior once you have finished a task.</text:p>
      <text:p text:style-name="P150"/>
      <text:p text:style-name="P57">ビノドさん、僕と課長はこの資料を届けてくるね。</text:p>
      <text:p text:style-name="P57">Binod-san, Kacho and I are going to hand over these documents now.</text:p>
      <text:p text:style-name="P57"/>
      <text:p text:style-name="P150">「僕」is a first-person pronoun generally used by men. In the workplace, both men and women often use「私」. 「僕」is often not used when speaking to clients.「届けてくるね」and「届けてきますね」are both casual expressions. Because of the vocabulary used, we can assume that the distance between this company and the client's company isn't far.</text:p>
      <text:p text:style-name="P150"/>
      <text:p text:style-name="P57"><text:soft-page-break/>わかりました。Understood.</text:p>
      <text:p text:style-name="P57"/>
      <text:p text:style-name="P150"><text:change-end text:change-id="ct261702608"/><text:change-start text:change-id="ct261718688"/>ぼくはこれで「直帰」、和田くんはあした、お客様のところへ「直行」するね。</text:p>
      <text:p text:style-name="P150">We'll be leaving now, and I'll head home right after. Wada-kun will go straight to the client's office tomorrow.</text:p>
      <text:p text:style-name="P150"/>
      <text:p text:style-name="P150"/>
      <text:p text:style-name="P150">直帰 means「出先から会社に戻らずそのまま帰る」(heading straight home without returning to the office). 直行 means「自宅からお客さんのところに直接行く」(heading straight to the client's office from one's home). These are very frequently used phrases, especially in their kanji forms.</text:p>
      <text:p text:style-name="P150"/>
      <text:p text:style-name="P57">ホワイトボードに貼っておいて。</text:p>
      <text:p text:style-name="P57">Could you put that on the whiteboard?</text:p>
      <text:p text:style-name="P57"/>
      <text:p text:style-name="P150">The 「～ておいて」of「貼っておいて」means "to put or leave something in a condition." In this case, はってください (please stick it) on its own would be okay. However, 「はっておいて」adds the nuance of "stick it, and then leave it in that condition."</text:p>
      <text:p text:style-name="P150">In other words, keep the magnets labeled 「直帰」and「直行」up on the whiteboard so that other employees know where Kachoo and Wada-san are.</text:p>
      <text:p text:style-name="P150"/>
      <text:p text:style-name="P57">すみません、確認させてください。</text:p>
      <text:p text:style-name="P57">Please let me confirm.</text:p>
      <text:p text:style-name="P57"/>
      <text:p text:style-name="P150">When you are unclear about what has been asked of you, it's important to clarify. However, it's also important not to take up too much of your superior's time. In cases like this, use 「確認させてください」to ask for permission to ask further questions.</text:p>
      <text:p text:style-name="P150"/>
      <text:p text:style-name="P152">Kan<text:change-end text:change-id="ct261718688"/><text:change-start text:change-id="ct261719024"/>ji: 確「かく」、確定「かくてい」 finalize, 正確 「せいかく」 <text:s/>accurate, <text:s/>確認<text:change-end text:change-id="ct261719024"/><text:change-start text:change-id="ct261719408"/> <text:change-end text:change-id="ct261719408"/><text:change-start text:change-id="ct261723920"/>「かくにん」</text:p>
      <text:p text:style-name="P152"/>
      <text:p text:style-name="P60">直帰はこれ、直行はこれでいいですね。</text:p>
      <text:p text:style-name="P60">This is chokki, and this is chokkoo, right?</text:p>
      <text:p text:style-name="P60"/>
      <text:p text:style-name="P152">The speaker is checking that the first magnet is「直帰」and the second magnet is「直行」.<text:change-end text:change-id="ct261723920"/><text:change-start text:change-id="ct261737744"/></text:p>
      <text:p text:style-name="P152"/>
      <text:p text:style-name="P60">そうそう。じゃあ行ってくるね。 Right. We'll be leaving now.</text:p>
      <text:p text:style-name="P60"/>
      <text:p text:style-name="P152">「そうそう」is a casual form of 「そうです」.「じゃあ、行ってくるね」is a casual form of 「それでは行ってきます」. Both of these phrases are suitable for a superior talking to a subordinate, but not for a subordinate talking to a superior.</text:p>
      <text:p text:style-name="P152"/>
      <text:p text:style-name="P60">よろしくね。また明日。Thanks. See you tomorrow.</text:p>
      <text:p text:style-name="P60"/>
      <text:p text:style-name="P152">In this case,「よろしくね」is used with the nuance of "Since we're leaving now, you handle the rest." 「また明日」is being used because since Kachoo is headed home, he won't return until tomorrow.</text:p>
      <text:p text:style-name="P152"/>
      <text:p text:style-name="P50">Words from this Dialogue</text:p>
      <text:p text:style-name="P50"/>
      <text:p text:style-name="P59"><text:soft-page-break/>急ぎ「いそぎ」 <text:span text:style-name="T95">rush・hurry</text:span></text:p>
      <text:p text:style-name="P152">It's said that speed is crucial in the business world. Because of this,「急ぎ」is a very useful word! Another useful word is 「至急（しきゅう）」, which means "urgent" or "ASAP."</text:p>
      <text:p text:style-name="P152">急ぎの案件（あんけん）A rush job / urgent matter</text:p>
      <text:p text:style-name="P152">急ぎの仕事があるから明日は残業(ざんぎょう)になるI have an urgent task to work on, so I will do overtime tomorrow.</text:p>
      <text:p text:style-name="P152">コピーを急ぎで10部（ぶ）お願いします。I need 10 copies of this right away, please.</text:p>
      <text:p text:style-name="P152">コピーを至急10部お願いしますI need 10 copies of this ASAP, please.</text:p>
      <text:p text:style-name="P152"><text:span text:style-name="T39">資料「しりょう」 </text:span><text:span text:style-name="T95">materials ・documents</text:span></text:p>
      <text:p text:style-name="P152">Some Japanese companies are quite picky about the documents that they make. Even for internal documents only, the layout and appearance is important. To this end, many companies have worked out strategies in order to make these documents more efficiently. When asked to prepare documents at work, be sure to clarify exactly what is expected of you. 「ドキュメント」may be used at some companies to refer to documents.</text:p>
      <text:p text:style-name="P152">社内資料：しゃないで使われるもの。社外に対しては、社外向け資料。「しゃないしりょう」 internal documents</text:p>
      <text:p text:style-name="P152">資料作成（しりょうさくせい）：しりょうをつくることpreparing documents</text:p>
      <text:p text:style-name="P152">配布資料（はいふしりょう）：参加者（さんかしゃ）にくばる資料documents to pass out to participants</text:p>
      <text:p text:style-name="P152">手持ち資料：参加者には配らない、手元（てもの）におくもの「てもちしりょう」prepared documents (to be used by a speaker and not distributed)　</text:p>
      <text:p text:style-name="P152">添付資料：メールなどに付けられるもの「てんぷしりょう」 attached documents<text:change-end text:change-id="ct261737744"/><text:change-start text:change-id="ct261751152"/></text:p>
      <text:p text:style-name="P152"/>
      <text:p text:style-name="P21"><text:span text:style-name="T54">#13 </text:span><text:span text:style-name="T14">Answering phone calls for others</text:span></text:p>
      <text:p text:style-name="P2">申し訳ありません。和田は他の電話に出ております。</text:p>
      <text:p text:style-name="P7">I'm sorry. Wada is on another call.</text:p>
      <text:p text:style-name="P13"/>
      <text:p text:style-name="P60"><text:change-end text:change-id="ct261751152"/><text:change-start text:change-id="ct261766768"/>はい、イージージャパニーズです。Hello, this is Easy Japanese.</text:p>
      <text:p text:style-name="P152"/>
      <text:p text:style-name="P152">When answering a phone call at work, begin by saying 「はい」 and then follow up with the company name. Some people follow up by adding their own name on afterward.</text:p>
      <text:p text:style-name="P152">Ex.</text:p>
      <text:p text:style-name="P152">はい、イージージャパニーズ田中です。Hello, this is Easy Japanese, Tanaka speaking.</text:p>
      <text:p text:style-name="P152"/>
      <text:p text:style-name="P152">「もしもし」is generally only appropriate for use when answering personal calls.</text:p>
      <text:p text:style-name="P152"/>
      <text:p text:style-name="P60">Ｋ＆Ｌカンパニーの金子と申しますが。</text:p>
      <text:p text:style-name="P60">Hello, I'm Kaneko with K&amp;L Company.</text:p>
      <text:p text:style-name="P152"/>
      <text:p text:style-name="P152">When introducing yourself and your company, be sure to say both as a set. 「～と申します」is a humble form of「です」. 「～が。」is used to indicate that you are waiting for the listener to respond.</text:p>
      <text:p text:style-name="P152"/>
      <text:p text:style-name="P60">いつもお世話になっております。Thank you as always.</text:p>
      <text:p text:style-name="P152"><text:soft-page-break/></text:p>
      <text:p text:style-name="P152">This is a phrase that is used to clients who phone the company. Even if you aren't personally familiar with the company that is calling, someone at your company likely is, so be sure to use this phrase with a spirit of gratitude.</text:p>
      <text:p text:style-name="P152"/>
      <text:p text:style-name="P60"><text:change-end text:change-id="ct261766768"/><text:change-start text:change-id="ct261775504"/>お世話になっております。和田さんはいらっしゃいますか。</text:p>
      <text:p text:style-name="P60">Thank you. Is Wada-san there?</text:p>
      <text:p text:style-name="P152"/>
      <text:p text:style-name="P152">When someone says 「お世話になっております」to you, be sure to respond in kind. To be more polite, you can use 「こちらこそお世話になっております」. After this greeting has been finished, you can ask for the name of the person you'd like to speak to. Use the polite form「いらっしゃいますか」rather than 「いますか」on a business call.</text:p>
      <text:p text:style-name="P152"/>
      <text:p text:style-name="P60">申し訳ありません。和田は他の電話に出ております。</text:p>
      <text:p text:style-name="P60">I'm sorry. Wada is on another call.</text:p>
      <text:p text:style-name="P60"/>
      <text:p text:style-name="P152">「申し訳ありません」 is a more polite version of 「すみません」. If you are personally very familiar with the caller, it may be acceptable to use 「すみません」. In the sentence 「和田は他の電話に出ております」, use Wada instead of Wada-san as Wada is a member of your company. 「他の電話に出ております」 is used to mean the same thing as 「電話中」（でんわちゅう）, but the former is used more commonly in business situations. Sometimes, 「あいにく他の電話に出ております」(Unfortunately, he is on another call) is used.</text:p>
      <text:p text:style-name="P152"/>
      <text:p text:style-name="P153">Kanji: <text:change-end text:change-id="ct261775504"/><text:change-start text:change-id="ct261775968"/>話「わ」, <text:s/>話題「わだい」 topic, 会話「かいわ」 conversation, 離す「はなす」<text:change-end text:change-id="ct261775968"/><text:change-start text:change-id="ct261794560"/></text:p>
      <text:p text:style-name="P153"/>
      <text:p text:style-name="P61">では、田中さんはおいででしょうか。</text:p>
      <text:p text:style-name="P61">In that case, is Tanaka-san there?</text:p>
      <text:p text:style-name="P153"/>
      <text:p text:style-name="P153">「では」is a shortened version of「それでは」. 「おいででしょうか」is a more polite form of the verb「いる」. Just saying 「田中さんはいらっしゃいますか」 is also acceptable.</text:p>
      <text:p text:style-name="P153"/>
      <text:p text:style-name="P61">申し訳ありません。田中は外出しております。</text:p>
      <text:p text:style-name="P61">I'm sorry. Tanaka-san is out of the office right now.</text:p>
      <text:p text:style-name="P153"/>
      <text:p text:style-name="P153">When Tanaka-san isn’t in the office, use 「田中は外出しております」. Remember not to use -san after the names of coworkers when speaking to clients. 「～ております」is a humble form of「～ています」. Use 「〜中」as in 「外出中」「電話中」「会議中」 when talking within the company, but when speaking to clients, it is better to use full phrases like 「外出しております」or「他の電話に出ております」.</text:p>
      <text:p text:style-name="P153"/>
      <text:p text:style-name="P61">何時頃にお戻りになるでしょうか？</text:p>
      <text:p text:style-name="P61">What time will she be back?</text:p>
      <text:p text:style-name="P153"/>
      <text:p text:style-name="P153">「お戻りになる」is a polite form of「戻ります」. To make this form, use 「お＋ます形の語幹（stem）＋になります」.</text:p>
      <text:p text:style-name="P153">Ex.</text:p>
      <text:p text:style-name="P153">「お客様はすでにお帰りになりました。」The client has already left.</text:p>
      <text:p text:style-name="P153">「来月12日のセミナーでお話しになります。」She will speak at a seminar on the 12th next month.</text:p>
      <text:p text:style-name="P153"><text:soft-page-break/>「こちらでコンピューターをお使いになりますか。」Would you like to use your computer here?</text:p>
      <text:p text:style-name="P153"/>
      <text:p text:style-name="P153">Using「なるでしょうか」rather than 「なりますか」 creates a more polite impression.<text:change-end text:change-id="ct261794560"/><text:change-start text:change-id="ct261794864"/></text:p>
      <text:p text:style-name="P153"/>
      <text:p text:style-name="P61">３時に戻る予定です。 She should be back at 3.</text:p>
      <text:p text:style-name="P61"/>
      <text:p text:style-name="P153">To let the client know the planned time of return, use the phrase「戻る予定です」. When talking about people in your own company to clients, be sure NOT to use the polite phrase 「お戻りになります」.</text:p>
      <text:p text:style-name="P61">そうかぁ。 I see...</text:p>
      <text:p text:style-name="P153"/>
      <text:p text:style-name="P153">「そうかぁ。」can be taken to be the speaker talking to themself. It serves the purpose of letting the listener know that the speaker is thinking about what action to take next. The tone can convey the feelings of the speaker.</text:p>
      <text:p text:style-name="P153"/>
      <text:p text:style-name="P61">よろしければ、和田から折り返し電話させましょうか。 Shall I have Wada call you back?</text:p>
      <text:p text:style-name="P153"/>
      <text:p text:style-name="P153">「よろしければ」 is a more polite form of 「よければ」. 「折り返し」is used to mean that Wada will call back as soon as he returns to the company. In this case, the speaker is asking if having Wada himself call back is the best course of action. 「電話させましょうか」 (Shall I have him call you back?) is also often used to show that you will ask Wada (a person within your company) to call back.<text:change-end text:change-id="ct261794864"/><text:change-start text:change-id="ct261833872"/></text:p>
      <text:p text:style-name="P153"/>
      <text:p text:style-name="P61">ああ！助かります。 Oh, that would be great.</text:p>
      <text:p text:style-name="P153"/>
      <text:p text:style-name="P153">「ああ！」is an expression that in this case is used to relay gratitude. 「助かります」is used to relay the honest gratitude of the speaker.</text:p>
      <text:p text:style-name="P153"/>
      <text:p text:style-name="P61">あ、今、和田の電話が終わりました。少々お待ちください。</text:p>
      <text:p text:style-name="P61">Oh, Wada just finished his call. Please wait a moment.</text:p>
      <text:p text:style-name="P61"/>
      <text:p text:style-name="P153">The exclamation 「あ、」is used as a reaction to the speaker noticing that Wada has finished his other call. To politely ask a client to wait, use 「少々お待ちください」. 「お待ちください」 is used as a shortened version of 「お待ちになってください」. To be more casual, use 「ちょっと待ってください」, but be sure not to use this on phone calls with clients.</text:p>
      <text:p text:style-name="P153"/>
      <text:p text:style-name="P61">Ｋ＆Ｌカンパニーの金子さんからお電話です。</text:p>
      <text:p text:style-name="P61">You have a call from Mr. Kaneko with K&amp;L Company.</text:p>
      <text:p text:style-name="P61"/>
      <text:p text:style-name="P153">When transferring a phone call to a coworker, use the phrase 「～からお電話です」.</text:p>
      <text:p text:style-name="P153"/>
      <text:p text:style-name="P61">ありがとう。Thanks.</text:p>
      <text:p text:style-name="P153"/>
      <text:p text:style-name="P50">Words from this Dialogue</text:p>
      <text:p text:style-name="P50"/>
      <text:p text:style-name="P61">電話「でんわ」 <text:span text:style-name="T95">phone calls</text:span></text:p>
      <text:p text:style-name="P153">Answering business phone calls can be tricky at first, but by taking steps like writing commonly used phrases on sticky notes by the phone, they will become easier.</text:p>
      <text:p text:style-name="P153"><text:soft-page-break/>In recent years, email communication has become more common. However, phone calls remain an important tool for urgent matters or matters that require direct communication. Though phone calls have the merit of a quick response, be sure not to make calls outside of office hours.</text:p>
      <text:p text:style-name="P153">電話番号（でんわばんごう）phone number</text:p>
      <text:p text:style-name="P153">電話帳（でんわちょう）phone book or directory</text:p>
      <text:p text:style-name="P153">電話機能（でんわきのう）telephone function</text:p>
      <text:p text:style-name="P153">電話料金（でんわりょうきん）telephone bill</text:p>
      <text:p text:style-name="P153"/>
      <text:p text:style-name="P153"/>
      <text:p text:style-name="P61">折り返し「おりかえし」 <text:span text:style-name="T99">ca</text:span><text:span text:style-name="T95">ll back</text:span></text:p>
      <text:p text:style-name="P153">If you have received a call while out of the office, be sure to call back as soon as possible. But don't rush. Prepare a notepad, go over likely topics of conversation, and find a quiet place from which to make the call. When the person who called you answers, say 「先ほどお電話をいただきありがとうございました。電話に出られずすみませんでした」(Thank you for your call. I’m sorry that I wasn’t available.) or「不在(ふざい)にしており、すみませんでした」(I'm sorry for not being able to take the call.).</text:p>
      <text:p text:style-name="P153">「山田が席（せき）に戻りましたら、折り返し電話をさせますので、少々お待ちいただけますか」When Yamada returns to his desk, I’ll have him call you back.</text:p>
      <text:p text:style-name="P153">「山本さんがお戻りになったら、折り返しお電話いただけますか」When Yamamoto-san returns, could you please have her call me back?<text:change-end text:change-id="ct261833872"/><text:change-start text:change-id="ct261839056"/></text:p>
      <text:p text:style-name="P153"/>
      <text:p text:style-name="P22"><text:span text:style-name="T55">#14 </text:span><text:span text:style-name="T14">Responding when you've been asked to do too many things</text:span></text:p>
      <text:p text:style-name="P2">あの、実は今、別の仕事を頼まれています。</text:p>
      <text:p text:style-name="P7">Actually, I was just asked to do something else.<text:change-end text:change-id="ct261839056"/><text:change-start text:change-id="ct261840320"/></text:p>
      <text:p text:style-name="P7"><text:change-end text:change-id="ct261840320"/><text:change-start text:change-id="ct261841296"/></text:p>
      <text:p text:style-name="P50"><text:change-end text:change-id="ct261841296"/><text:change-start text:change-id="ct261843088"/>ちょっとお願いがあるんだけど、いいかな。 Could I ask you a favor?</text:p>
      <text:p text:style-name="P50"/>
      <text:p text:style-name="Standard">Use this phrase when you want to ask a favor of someone. 「いいかな」 is a phrase suitable for use from superiors to subordinates. To be more polite, use 「少しお願いがあるんですが、いいでしょうか（いいですか）」. The 「ちょっと」in「ちょっとお願いがある」may actually mean that it is a small favor, but in some cases, the favor might be a bigger one than expected. Be sure to ask exactly what is required of you when someone asks you for a favor!<text:change-end text:change-id="ct261843088"/><text:change-start text:change-id="ct261858656"/></text:p>
      <text:p text:style-name="Standard"/>
      <text:p text:style-name="P50">なんですか。What is it?</text:p>
      <text:p text:style-name="Standard"/>
      <text:p text:style-name="Standard">Use 「なんですか」 only when you have a close relationship with a superior. Using 「でしょうか」 , as in 「なんでしょうか」, gives a softer and more polite impression. To be even more polite, add「はい」 to make 「はい、なんでしょうか」.</text:p>
      <text:p text:style-name="Standard"/>
      <text:p text:style-name="P50">この図面で修正が見つかって、直さなければならないんだよ。</text:p>
      <text:p text:style-name="P50">We found some errors in this diagram. It needs to be fixed.</text:p>
      <text:p text:style-name="P50"><text:soft-page-break/></text:p>
      <text:p text:style-name="Standard">The diagram needs to be fixed. The 「だよ」 at the end is suitable for use from superiors to subordinates. Saying 「直さなければならないんです」is a more neutral phrase, so it is acceptable for use even from subordinates to superiors.</text:p>
      <text:p text:style-name="Standard"/>
      <text:p text:style-name="P50">そうですか。I see.</text:p>
      <text:p text:style-name="Standard"/>
      <text:p text:style-name="Standard">The falling intonation here indicates that the speaker is considering the situation.</text:p>
      <text:p text:style-name="Standard"/>
      <text:p text:style-name="P50">ちょっと修正が多いんだけど、今日の４時までにやってくれるかな。</text:p>
      <text:p text:style-name="P50">There are quite a few corrections. Could you have this done by 4?</text:p>
      <text:p text:style-name="Standard"><text:change-end text:change-id="ct261858656"/><text:change-start text:change-id="ct261864880"/>The 「～んだけど」in 「ちょっと修正が多いんだけど」is often used when explaining a situation. Although the speaker is asking「やってくれるかな」, the meaning here is closer to an order, 「やってください」. If you won’t be able to do the favor that is asked of you, it’s better to let your superior know at this point in the conversation.</text:p>
      <text:p text:style-name="Standard"/>
      <text:p text:style-name="P50">あの、実は今、別の仕事を頼まれています。</text:p>
      <text:p text:style-name="P50">Actually, I was just asked to do something else.</text:p>
      <text:p text:style-name="Standard"/>
      <text:p text:style-name="Standard">When explaining your circumstances, you can use the phrase 「あの、実は・・・」. When the listener hears the phrase, it will let them know that you already have something going on. When consulting with someone, or seeking a favor, it’s a good idea to explain your current circumstances. This will help the communication process go more smoothly. In this case, the speaker is about to ask what they should do in this situation, so they are explaining that they have just been asked to do another task. By doing this, the two can decide what course of action to take together.</text:p>
      <text:p text:style-name="Standard">Kanji: 仕「し」<text:change-end text:change-id="ct261864880"/><text:change-start text:change-id="ct261865120"/>、仕様「しよう」 specification、 奉仕<text:change-end text:change-id="ct261865120"/><text:change-start text:change-id="ct261865360"/>「ほうし」service、 仕える<text:change-end text:change-id="ct261865360"/><text:change-start text:change-id="ct261865600"/>「つかえる」　to work for<text:change-end text:change-id="ct261865600"/><text:change-start text:change-id="ct261881264"/></text:p>
      <text:p text:style-name="Standard"/>
      <text:p text:style-name="P50">それはどんな仕事なの。 What were you asked to do?</text:p>
      <text:p text:style-name="Standard"/>
      <text:p text:style-name="Standard">The superior wants to help their subordinate decide the level of priority for the tasks that the subordinate is working on. In cases like this, be sure to explain your situation thoroughly.</text:p>
      <text:p text:style-name="Standard"/>
      <text:p text:style-name="P50">和田さんから、今日の4時までにこの図面の直しを頼まれました。</text:p>
      <text:p text:style-name="P50">Wada-san asked me to fix this diagram by 4 today.</text:p>
      <text:p text:style-name="P50"/>
      <text:p text:style-name="Standard">This explanation is good because it covers three main points: who asked you to do what task, by when. If you’d like to use a verb, replacing 「図面の直し」with「図面を直す」, then use 「ように」to make 「図面を直すように」.</text:p>
      <text:p text:style-name="Standard"/>
      <text:p text:style-name="P50">どちらを先にすればよろしいでしょうか。Which should I do first?</text:p>
      <text:p text:style-name="Standard"/>
      <text:p text:style-name="Standard">This is a polite way to ask which task to prioritize. The phrase 「どちらが先ですか」is simple, but may come across as a bit too direct or blunt. Don’t just use this phrase on its own. Use it with 「実は、今、別の仕事を頼まれているんです」to explain your current situation first.</text:p>
      <text:p text:style-name="Standard"/>
      <text:p text:style-name="P50">そうか。じゃあ、これは別の人に頼んでみるよ。 I see. In that case, I'll ask someone else.</text:p>
      <text:p text:style-name="Standard"/>
      <text:p text:style-name="Standard"><text:soft-page-break/>In this case, the superior has understood the situation and decided to ask someone else to take care of the task they need taken care of. For a superior talking to a subordinate, this phrase is acceptable. To be more polite, use 「そうですか。では、これは別の人に頼んでみます。」.<text:change-end text:change-id="ct261881264"/><text:change-start text:change-id="ct261898624"/></text:p>
      <text:p text:style-name="Standard"/>
      <text:p text:style-name="P50">すみません。よろしくお願いします。Sorry about that. Thank you.</text:p>
      <text:p text:style-name="P50"/>
      <text:p text:style-name="Standard">Saying 「すみません」here instead of simply 「はい、よろしくお願いします」adds the nuance that you are sorry that you couldn’t help them out. It creates a favorable impression.</text:p>
      <text:p text:style-name="Standard"/>
      <text:p text:style-name="P131">Words from this Dialogue</text:p>
      <text:p text:style-name="P50">修正「しゅうせい」 <text:span text:style-name="T95">corrections</text:span></text:p>
      <text:p text:style-name="Standard">In the case of diagrams, you can use the words 「修正」or 「直し」 interchangeably. 「修正」has a slightly more formal nuance. 「直し」 gives the impression that there are not too many corrections to be made, whereas「修正」 may imply a greater number of corrections. However, this can vary case by case, so be sure to ask exactly how much is required of you with 「どのぐらいの量でしょうか」.</text:p>
      <text:p text:style-name="Standard">図面の修正corrections to a diagram</text:p>
      <text:p text:style-name="Standard">大幅（おおはば）な修正large-scale corrections</text:p>
      <text:p text:style-name="Standard">修正点a point to correct</text:p>
      <text:p text:style-name="Standard">修正作業（さぎょう）correcting</text:p>
      <text:p text:style-name="Standard">修正をするto correct</text:p>
      <text:p text:style-name="Standard">修正を行う（おこなう）to carry out corrections</text:p>
      <text:p text:style-name="Standard">間違い（まちがい）を修正するto correct a mistake</text:p>
      <text:p text:style-name="Standard"/>
      <text:p text:style-name="P50">実は　「じつは」　<text:span text:style-name="T95">Actually...</text:span></text:p>
      <text:p text:style-name="Standard">This phrase is used before explaining important information to a listener. It's a useful signal to let the listener know that they are about to hear an explanation. Be sure not to overuse this phrase.</text:p>
      <text:p text:style-name="Standard">「実は来月、妹の結婚式があり、一次帰国（いちじきこく）を考えています。4日間休みをとってもいいでしょうか。」（部下から上司へ）From a subordinate to a superior: Actually, next month my sister is getting married, so I’m planning on making a visit back home. May I take four days off?</text:p>
      <text:p text:style-name="Standard">「実はこの間話した出張の件だけど、日程が変更になりそうなんだ。」（上司から部下へ）From a superior to a subordinate: Actually, it’s about the business trip I told you about recently. It seems like the date of the trip is going to change.<text:change-end text:change-id="ct261898624"/><text:change-start text:change-id="ct261900416"/></text:p>
      <text:p text:style-name="Standard"/>
      <text:p text:style-name="P197"><text:change-end text:change-id="ct261900416"/><text:change-start text:change-id="ct261904464"/><text:span text:style-name="T59">#15 </text:span><text:span text:style-name="T62">Offering logical explanations</text:span></text:p>
      <text:p text:style-name="P2">コストを下げるために、ここの部品を変えました。</text:p>
      <text:p text:style-name="P7">I changed this part to reduce the cost.</text:p>
      <text:p text:style-name="P195"><text:change-end text:change-id="ct261904464"/><text:change-start text:change-id="ct261905440"/></text:p>
      <text:p text:style-name="P50"><text:change-end text:change-id="ct261905440"/><text:change-start text:change-id="ct261911984"/>今ちょっとお時間いいですか。 Do you have a moment?</text:p>
      <text:p text:style-name="Standard"/>
      <text:p text:style-name="Standard"><text:soft-page-break/>When beginning a conversation in the workplace, it's important to ask if the person you would like to speak with has the time to talk. Rather than immediately diving into the 用件（ようけん）(main topic), use phrases like this to show the listener that you value their time.</text:p>
      <text:p text:style-name="Standard">It is fine to omit「お時間」to make「今ちょっといいですか」. To be more polite, use 「今（お時間）よろしいでしょうか」.</text:p>
      <text:p text:style-name="Standard"/>
      <text:p text:style-name="P50">ああ、いいですよ。Sure.</text:p>
      <text:p text:style-name="Standard"/>
      <text:p text:style-name="Standard">In this case, this phrase carries the same meaning as「はい、今、話しても大丈夫ですよ」. When speaking to a superior, use 「はい、何でしょうか」or 「はい、大丈夫です」.<text:change-end text:change-id="ct261911984"/><text:change-start text:change-id="ct261921792"/></text:p>
      <text:p text:style-name="Standard">あの、設計図の変更が終わりました。</text:p>
      <text:p text:style-name="Standard">Well, I finished making the changes to the diagram.</text:p>
      <text:p text:style-name="Standard"/>
      <text:p text:style-name="Standard">「あの」is used to get the attention of the listener. This statement is made to let the superior know that the 作業（さぎょう）(work or task) has been finished.</text:p>
      <text:p text:style-name="Standard">It is very important, especially when working on a team, to let others know what stage your work is at by making 報告（ほうこく）(reports).</text:p>
      <text:p text:style-name="Standard"/>
      <text:p text:style-name="P50">そうですか。じゃあ、ちょっと見せてください。 Oh, really. Could you just give me a look?</text:p>
      <text:p text:style-name="Standard"/>
      <text:p text:style-name="Standard">In this case, although the speaker is using「ちょっと見せてください」, this may in fact mean that the speaker would prefer a 詳しい（くわしい）(detailed) explanation.</text:p>
      <text:p text:style-name="Standard">When making reports, it is a good idea not just to show the final product, but to make an easy-to-understand 説明（せつめい）(explanation) of the process.<text:change-end text:change-id="ct261921792"/><text:change-start text:change-id="ct261933376"/></text:p>
      <text:p text:style-name="Standard"/>
      <text:p text:style-name="P50">前回のものと、どこが変わりましたか。 What's new about this design?</text:p>
      <text:p text:style-name="Standard"/>
      <text:p text:style-name="Standard">The speaker is asking the listener to explain the 変更点（へんこうてん）(changes).</text:p>
      <text:p text:style-name="Standard">「どこが」can be substituted for「なにが」in some cases.</text:p>
      <text:p text:style-name="Standard">This phrase is likely to be used when 試作品（しさくひん）(prototypes) are being remade, or when meeting agendas or schedules have been changed.</text:p>
      <text:p text:style-name="Standard"/>
      <text:p text:style-name="P50">コストを下げるために、ここの部品を変えました。 I changed this part to reduce the cost.</text:p>
      <text:p text:style-name="Standard"/>
      <text:p text:style-name="Standard">This phrase is expressing two ideas: that the part was changed, and that this was done to reduce cost.</text:p>
      <text:p text:style-name="Standard">In the fast-paced business world, phrases like this are useful to save time. 「ために」can be used to explain「原因」(causes) and 「結果」(effects).</text:p>
      <text:p text:style-name="Standard">For example,</text:p>
      <text:p text:style-name="Standard">「部品を変えたために試作品は少し大きくなりました」Since this part was changed, the prototype is a little bigger now.</text:p>
      <text:p text:style-name="Standard">In this case, since you are explaining something that has already happened, the past tense is used before 「ために」.</text:p>
      <text:p text:style-name="Standard">Kanji: 変「へん」、変更<text:change-end text:change-id="ct261933376"/><text:change-start text:change-id="ct261935792"/>「へんこう」 alteration, 大変「たいへん」 terrible, 変える「かえる」 to change<text:change-end text:change-id="ct261935792"/><text:change-start text:change-id="ct261943456"/></text:p>
      <text:p text:style-name="Standard"/>
      <text:p text:style-name="P50">なるほど。少し部品が大きくなったようですね。 I see. It looks like this part is a bit larger now.</text:p>
      <text:p text:style-name="Standard"/>
      <text:p text:style-name="Standard"><text:soft-page-break/>「なるほど」is a phrase used to convey the idea that the explanation was understood. 「〜ようですね」(looks like, seems that) is used to show that a speaker's perception of something has changed based on what has been seen or heard. In this case, the speaker is recalling previous versions of the design that they saw, or explanations that they previously heard.</text:p>
      <text:p text:style-name="Standard">　</text:p>
      <text:p text:style-name="P50">なるほど。少し部品が大きくなったようですね。 I see. It looks like this part is a bit larger now.</text:p>
      <text:p text:style-name="P50"/>
      <text:p text:style-name="Standard">「なるほど」is a phrase used to convey the idea that the explanation was understood. 「〜ようですね」(looks like, seems that) is used to show that a speaker's perception of something has changed based on what has been seen or heard. In this case, the speaker is recalling previous versions of the design that they saw, or explanations that they previously heard.<text:change-end text:change-id="ct261943456"/><text:change-start text:change-id="ct261948160"/></text:p>
      <text:p text:style-name="Standard"/>
      <text:p text:style-name="P50">特にありません。Yes, there is no problem.</text:p>
      <text:p text:style-name="P50"/>
      <text:p text:style-name="Standard">When you believe there is no problem, be sure to directly say so.　Rather than 「ありません」, use「特にありません」to give a softer impression.　If there is something that you are concerned about, use this phrase to ask for advice:</text:p>
      <text:p text:style-name="Standard">「問題ではないのですが、一つ気になることがあります」(There is no problem, but there is one part I am worried about.)<text:change-end text:change-id="ct261948160"/><text:change-start text:change-id="ct261971872"/></text:p>
      <text:p text:style-name="Standard"/>
      <text:p text:style-name="P50">そうですか。じゃあこれで次の作業を始めてください。</text:p>
      <text:p text:style-name="P50">I see. In that case, please begin the next step.</text:p>
      <text:p text:style-name="P50"/>
      <text:p text:style-name="Standard">Since both parties agree that this part of the process is finished, the speaker is letting the listener know that it is okay to move on to the next step. In the workplace, it is vital to share the status of projects step-by-step when working. 「じゃあこれで」shows the shift to the next step.</text:p>
      <text:p text:style-name="Standard"/>
      <text:p text:style-name="P50">わかりました。Understood.</text:p>
      <text:p text:style-name="Standard"/>
      <text:p text:style-name="Standard">This phrase is being used to show acceptance of orders. If you are not sure what is being asked of you, then to clarify use phrases like「次に何をすればいいでしょうか」(What should I do next?) or「次の作業は～でいいでしょうか」(Should I do ~ next?).</text:p>
      <text:p text:style-name="Standard"/>
      <text:p text:style-name="P50">Words from this Dialogue</text:p>
      <text:p text:style-name="P50"/>
      <text:p text:style-name="P50">ちょっと <text:span text:style-name="T95">a little</text:span></text:p>
      <text:p text:style-name="Standard">「ちょっと」often has the same meaning as「少し」. However, 「ちょっと」 can also be used in a way that 「少し」can not.</text:p>
      <text:p text:style-name="Standard">For instance, although you might be asked「ちょっと見せてください」(Could you just give me a look?) , the person asking may actually want a detailed explanation.</text:p>
      <text:p text:style-name="Standard">Similarly, 「ちょっと時間ある？」(Do you have just a minute?) can actually end up being much more than just a minute. Depending on the situation and other factors, you must rely on context to know what the listener really wants. When you aren't certain, make sure to ask.</text:p>
      <text:p text:style-name="Standard">ちょっと時間をくださいCan you give me just a minute?</text:p>
      <text:p text:style-name="Standard">ちょっと手伝ってもらいたいんだけどI'd like a little help with something.</text:p>
      <text:p text:style-name="Standard"/>
      <text:p text:style-name="P50">コスト <text:span text:style-name="T95">cost</text:span></text:p>
      <text:p text:style-name="Standard"><text:soft-page-break/>This word is borrowed from English, and is often used on the business scene. For businesses, it is always important to be mindful of reducing costs, because costs are directly connected to profits. Many Japanese phrases include the word "cost."</text:p>
      <text:p text:style-name="Standard">コストを下げるreduce costs</text:p>
      <text:p text:style-name="Standard">コスト削減（さくげん）cost reduction</text:p>
      <text:p text:style-name="Standard">低（てい）コストlow cost</text:p>
      <text:p text:style-name="Standard">コスト管理(かんり)cost management<text:change-end text:change-id="ct261971872"/><text:change-start text:change-id="ct261972928"/></text:p>
      <text:p text:style-name="Standard"><text:change-end text:change-id="ct261972928"/><text:change-start text:change-id="ct261973904"/></text:p>
      <text:p text:style-name="P198"><text:change-end text:change-id="ct261973904"/><text:change-start text:change-id="ct261977840"/><text:span text:style-name="T60">#16 </text:span><text:span text:style-name="T62">Handling difficult negotiations over the phone</text:span></text:p>
      <text:p text:style-name="P2">そこを何とか、ご検討いただけませんでしょうか。</text:p>
      <text:p text:style-name="P7">Could you please reconsider?</text:p>
      <text:p text:style-name="P50"><text:change-end text:change-id="ct261977840"/><text:change-start text:change-id="ct261978416"/>はい、EJ商事です。</text:p>
      <text:p text:style-name="P50">Hello, this is EJ Trading.</text:p>
      <text:p text:style-name="Standard"/>
      <text:p text:style-name="Standard">When answering the phone, be sure to clearly state the name of your company and your department. In the business world, 「もしもし」is not used. To be more polite, use 「でございます」rather than「です」.</text:p>
      <text:p text:style-name="Standard"/>
      <text:p text:style-name="P50">大変お世話になっております。</text:p>
      <text:p text:style-name="P50">Thank you very much, as always.</text:p>
      <text:p text:style-name="Standard"/>
      <text:p text:style-name="Standard">When interacting with suppliers or clients over the phone, greeting with 「お世話になっております」 is customary. It is used to mean「いつもありがとうございます」.</text:p>
      <text:p text:style-name="Standard"/>
      <text:p text:style-name="P50">Ｋ＆Ｌ社の劉と申しますが、和田様はいらっしゃいますでしょうか。</text:p>
      <text:p text:style-name="P50">This is Liu with K&amp;L Company. Is Wada-sama there?</text:p>
      <text:p text:style-name="Standard"/>
      <text:p text:style-name="Standard">When making a call, be sure to state your company and your own name first. Then, ask for the person you would like to speak to, adding 「～様」on to the end of their name. 「～さん」may also be acceptable in some cases, but for someone you don't know well, it may not be sufficiently polite. 「いらっしゃいますでしょうか」is a more polite way to ask「いますか」.</text:p>
      <text:p text:style-name="Standard"/>
      <text:p text:style-name="P50">ああ、劉さん。和田です。</text:p>
      <text:p text:style-name="P50">Oh, Liu-san. This is Wada.</text:p>
      <text:p text:style-name="Standard"/>
      <text:p text:style-name="Standard">When taking a call, use 「はい、◯◯です」to let the caller know that you have answered. 「◯◯でございます」is even more polite. From the context of this interaction, we can conclude that Wada-san and Liu-san know each other fairly well.</text:p>
      <text:p text:style-name="Standard"/>
      <text:p text:style-name="P50">和田さんですか。あの、実は一つお願いがあるんですが。</text:p>
      <text:p text:style-name="P50">Oh, Wada-san. I have a favor that I need to ask of you.</text:p>
      <text:p text:style-name="Standard"/>
      <text:p text:style-name="Standard">Once you have confirmed who you are speaking with, it's time to get down to business. 「あの、実は」is often used to precede asking a favor or bringing up a new or unpleasant subject. 「あの」is not necessary, but it adds a buffer and shows more consideration.<text:change-end text:change-id="ct261978416"/><text:change-start text:change-id="ct262017328"/></text:p>
      <text:p text:style-name="Standard"><text:soft-page-break/></text:p>
      <text:p text:style-name="P50">はい、何でしょうか。</text:p>
      <text:p text:style-name="P50">Sure, what is it?</text:p>
      <text:p text:style-name="Standard"/>
      <text:p text:style-name="Standard">「何でしょうか」is used to politely and briefly ask what the listener needs from you. 「何ですか」is a little too abrupt. Since we can't see the face of the person we speak with on the phone, it is better to be more polite when in doubt.</text:p>
      <text:p text:style-name="Standard"/>
      <text:p text:style-name="P50">先日発注した材料の件なんですが、納期を早めていただけないでしょうか。</text:p>
      <text:p text:style-name="P50">It's about the materials I ordered the other day. Would it be possible to move up the delivery date?</text:p>
      <text:p text:style-name="Standard"/>
      <text:p text:style-name="Standard">「～A～の件なんですが、～B～ていただけませんか」is a formula for politely asking favors. Just add the topic you'd like to discuss in A, and B the specific request you have of the listener. By changing「～ませんか」to「～ないでしょうか」, you can make this phrase more polite. Using a formula like this makes it easy to clarify what specific topic and task you are referring to.</text:p>
      <text:p text:style-name="Standard"/>
      <text:p text:style-name="P50">納期は来月の15日でしたよね。</text:p>
      <text:p text:style-name="P50">The delivery was scheduled for the 15th of next month, right?</text:p>
      <text:p text:style-name="Standard"/>
      <text:p text:style-name="Standard">The speaker is clarifying something that both the speaker and listener already know (the delivery date). Adding 「よね」at the end of the sentence is common in situations like this.</text:p>
      <text:p text:style-name="Standard"/>
      <text:p text:style-name="P50">はい。それを、今月末にしていただけませんか。</text:p>
      <text:p text:style-name="P50">Yes. I was wondering if it could be moved up to the end of this month.</text:p>
      <text:p text:style-name="Standard"/>
      <text:p text:style-name="Standard">The speaker is using「それ」to refer to the topic at hand. By putting「それを」at the beginning of the sentence, it creates greater emphasis.「来月15日の納期を今月末にする」is using the formula「AをBにする」to mean "change A to B." Changing delivery dates is often difficult, and may cause problems for business associates, so it is better to be polite and use「～ていただけませんか」in cases like these.<text:change-end text:change-id="ct262017328"/><text:change-start text:change-id="ct262037456"/></text:p>
      <text:p text:style-name="Standard"/>
      <text:p text:style-name="P50">今月末ですか。 それはちょっと…。</text:p>
      <text:p text:style-name="P50">The end of this month? Hm, that's a bit...</text:p>
      <text:p text:style-name="Standard"/>
      <text:p text:style-name="Standard">「今月末ですか」is being used to repeat the last point back to the listener. It is also being used to show surprise.「それはちょっと…」is used to mean that something is difficult or likely impossible to do. With business associates, it is important to be polite, so avoid using too-direct phrases like「できません」.</text:p>
      <text:p text:style-name="Standard"/>
      <text:p text:style-name="P50">実は急な発注があって、材料が足りなくなりそうなんです。</text:p>
      <text:p text:style-name="P66">Well, we've just gotten in a sudden order. </text:p>
      <text:p text:style-name="P66">Our supplies of the material are about to run out.</text:p>
      <text:p text:style-name="Standard"/>
      <text:p text:style-name="Standard">The speaker is explaining why a big request like this had to be made. 「実は」is sometimes used to ask for favors, or when beginning a difficult conversation. When you use 「実は」, the listener understands that some special circumstances may prevail. 「そうなんです」is a combination of「そう（です）＋ ～なん です」, and is used to report on the condition of something. Using「（な）んです」is a way to ask for the listener's kind understanding.</text:p>
      <text:p text:style-name="Standard"><text:soft-page-break/></text:p>
      <text:p text:style-name="P50">そうですか... 難しいと思うんですよ。</text:p>
      <text:p text:style-name="P50">I see... but I still think it's probably not possible.</text:p>
      <text:p text:style-name="Standard"/>
      <text:p text:style-name="Standard">「そうですか」shows that the speaker understands the situation. By using「難しい」, the speaker lets the listener know that it will be incredibly difficult and likely impossible to accommodate their request. 「～んですよ」is used to ask for the listener's understanding.</text:p>
      <text:p text:style-name="Standard"/>
      <text:p text:style-name="P50">そこを何とか、ご検討いただけませんでしょうか。</text:p>
      <text:p text:style-name="P50">Could you please reconsider?</text:p>
      <text:p text:style-name="Standard"/>
      <text:p text:style-name="Standard">Phrases like 「そこを何とか、ご検討いただけませんか」and「何とか、お願いできませんか」are used during difficult negotiations. 「そこを何とか」is used to show that you understand the listener's difficult position, but that you must ask for their reconsideration in spite of that.</text:p>
      <text:p text:style-name="Standard">Kanji: <text:change-end text:change-id="ct262037456"/><text:change-start text:change-id="ct262037760"/>討「とう<text:change-end text:change-id="ct262037760"/><text:change-start text:change-id="ct262038000"/>」、討論「とうろん」debate, 検討「けんとう」<text:change-end text:change-id="ct262038000"/><text:change-start text:change-id="ct262038320"/>consideration, ご検討　to consider<text:change-end text:change-id="ct262038320"/><text:change-start text:change-id="ct262062528"/></text:p>
      <text:p text:style-name="Standard"/>
      <text:p text:style-name="P50">じゃあ、社内で一度相談してみます。</text:p>
      <text:p text:style-name="P50">In that case, we will consider it internally.</text:p>
      <text:p text:style-name="Standard"/>
      <text:p text:style-name="Standard">「じゃあ」is a more casual way of saying「では」. The 「～てみます」in 「相談してみます」shows that the speaker will give something a try. 「相談してみます」means that the speaker will try to move up the delivery date, but there is no guarantee that they will be successful. Rather than making an on-the-spot decision, considering internally means that a final decision can be made later.</text:p>
      <text:p text:style-name="Standard"/>
      <text:p text:style-name="P50">ありがとうございます。ご連絡お待ちしております。</text:p>
      <text:p text:style-name="P50">Thank you. I'll wait to hear from you.</text:p>
      <text:p text:style-name="Standard"/>
      <text:p text:style-name="Standard">It's important for the speaker to thank the listener, as a big request was made.「ご連絡お待ちしております」is a more formal way to say「連絡を待っています」.</text:p>
      <text:p text:style-name="Standard"/>
      <text:p text:style-name="P50">Words from this Dialogue</text:p>
      <text:p text:style-name="P131"/>
      <text:p text:style-name="P50">納期　「のうき」　<text:span text:style-name="T95">delivery, lead time</text:span></text:p>
      <text:p text:style-name="Standard">「納期」is a shortened version of「納入期限(のうにゅうきげん)」, and means the time by which an　order must be delivered. Many Japanese businesses place high importance on protecting set　delivery dates. 「納期」isn't just limited to the delivery of physical items, but can also mean the time by which a task or service needs to be finished.</text:p>
      <text:p text:style-name="Standard">納期を守る（まもる）following the set delivery date</text:p>
      <text:p text:style-name="Standard">納期が迫る（せまる）the delivery date is coming up</text:p>
      <text:p text:style-name="Standard">納期遅れ（おくれ）delivery delay</text:p>
      <text:p text:style-name="Standard">標準（ひょうじゅん）納期standard delivery time</text:p>
      <text:p text:style-name="Standard"/>
      <text:p text:style-name="P50">相談「そうだん」 <text:span text:style-name="T95">consultation, advice</text:span></text:p>
      <text:p text:style-name="Standard">You may often need time to consider things with other members of your company rather than providing an immediate answer. Japanese companies with foreign offices may need to consult with the head office in Japan before making big decisions, as in many cases the head office may have decision-making power. When someone tells you 「相談してみます」, you can <text:soft-page-break/>respond with「返事（へんじ）はいつごろいただけますか」to ask when you might expect a response.</text:p>
      <text:p text:style-name="Standard">相談中（そうだんちゅう）under consideration</text:p>
      <text:p text:style-name="Standard">要相談（ようそうだん）requires consultation</text:p>
      <text:p text:style-name="Standard">相談に乗るto provide advice</text:p>
      <text:p text:style-name="Standard">相談を持ち掛ける（もちかける）to consult someone<text:change-end text:change-id="ct262062528"/><text:change-start text:change-id="ct262068176"/></text:p>
      <text:p text:style-name="Standard"/>
      <text:p text:style-name="P23"><text:span text:style-name="T56">#17 </text:span><text:span text:style-name="T14">Supporting a subordinate</text:span></text:p>
      <text:p text:style-name="P2">よければ、いつでも相談に乗りますよ。</text:p>
      <text:p text:style-name="P7">If you ever need anything, just come to me.</text:p>
      <text:p text:style-name="P196"><text:change-end text:change-id="ct262068176"/><text:change-start text:change-id="ct262069152"/></text:p>
      <text:p text:style-name="P50"><text:change-end text:change-id="ct262069152"/><text:change-start text:change-id="ct262074736"/>ちょっといいですか。 Can I have a word?</text:p>
      <text:p text:style-name="Standard">When asking a coworker if it is okay to have a quick word, use this phrase. It's important to use phrases like this to show respect for your coworker's time.</text:p>
      <text:p text:style-name="Standard"/>
      <text:p text:style-name="P50">和田さんのことなんですけど。</text:p>
      <text:p text:style-name="P50">It's about Wada-san.</text:p>
      <text:p text:style-name="Standard"/>
      <text:p text:style-name="Standard">It's important to start off with what you would like to talk about. 「～のことなんですが」uses「が」in the place of「けど」to be more polite.<text:change-end text:change-id="ct262074736"/><text:change-start text:change-id="ct262090016"/></text:p>
      <text:p text:style-name="Standard"/>
      <text:p text:style-name="P50">昨日もかなり悩んでいたみたいなんですよね。</text:p>
      <text:p text:style-name="P50">It seems that something was really bothering him again yesterday.</text:p>
      <text:p text:style-name="Standard"/>
      <text:p text:style-name="Standard">「～みたい」is used to show one's perceptions or judgments. 「よね」is added to the end of this sentence to create a softer impression.</text:p>
      <text:p text:style-name="Standard"/>
      <text:p text:style-name="P50">プライドさん、様子を見て和田さんに声をかけてみてくれるかな。</text:p>
      <text:p text:style-name="P50">Praid-san, could you keep an eye on Wada-san, and reach out to him?</text:p>
      <text:p text:style-name="Standard"/>
      <text:p text:style-name="Standard">「様子を見て声をかける」is used to mean to keep an eye on someone and perhaps ask「どうですか。大丈夫ですか、大変なことはありませんか」or offer words of support if it appears they are needed.</text:p>
      <text:p text:style-name="Standard"/>
      <text:p text:style-name="P50">はい、わかりました。 Yes, certainly.</text:p>
      <text:p text:style-name="Standard"/>
      <text:p text:style-name="P50">部長、そろそろ行きましょうか。</text:p>
      <text:p text:style-name="P50">Buchoo, shall we head out?</text:p>
      <text:p text:style-name="Standard"/>
      <text:p text:style-name="Standard">「そろそろ」is a useful phrase to let a listener know that it is time to move on to the next task. Phrases like 「そろそろ会議の時間です」(It's nearly time for the meeting.) and「そろそろ取引先の方が来る時間です」(The client will be here soon.) or「そろそろ行きましょうか」(Shall we head out now?) and「そろそろ帰りましょうか」(Is it about time to go home?) are key in prompting a listener to take action.<text:change-end text:change-id="ct262090016"/><text:change-start text:change-id="ct262115456"/></text:p>
      <text:p text:style-name="Standard"><text:soft-page-break/></text:p>
      <text:p text:style-name="P50">じゃ、頼んだよ。</text:p>
      <text:p text:style-name="P50">I'm counting on you.</text:p>
      <text:p text:style-name="Standard"/>
      <text:p text:style-name="Standard">「じゃ、頼んだよ」is a more casual form of「では、頼みましたよ」. It's a way for a superior to ask a subordinate to carry out a task.</text:p>
      <text:p text:style-name="Standard"/>
      <text:p text:style-name="P50">はい、承知しました。</text:p>
      <text:p text:style-name="Standard"><text:span text:style-name="T39">Yes, I understand</text:span>.</text:p>
      <text:p text:style-name="Standard"/>
      <text:p text:style-name="Standard">When a superior asks a subordinate to do a task, 「はい、わかりました」is an acceptable response. But to be more polite, use「承知しました」, the humble form of「わかりました」.</text:p>
      <text:p text:style-name="Standard"/>
      <text:p text:style-name="P50">和田さん、作業はどうですか。</text:p>
      <text:p text:style-name="P50">Wada-san, how is work going?</text:p>
      <text:p text:style-name="Standard"/>
      <text:p text:style-name="Standard">When talking with a troubled subordinate, use open-ended questions like 「どうですか」to give them the floor and create a more approachable environment. 「和田さん、何か問題はありませんか」is too direct, and assumes that there is some sort of problem. It is better to avoid an approach like this. Instead of「作業」, you can also use 「進み具合（すすみぐあい）」はどうですか」to ask how things are going.</text:p>
      <text:p text:style-name="Standard"/>
      <text:p text:style-name="P50">はい、何とか。</text:p>
      <text:p text:style-name="P50">I'm getting by.</text:p>
      <text:p text:style-name="Standard"/>
      <text:p text:style-name="Standard">「何とか」means that although things are difficult, one is getting by. From this response, it is clear that the subordinate isn't doing well.</text:p>
      <text:p text:style-name="Standard"/>
      <text:p text:style-name="P50">何か手伝いましょうか。</text:p>
      <text:p text:style-name="P50">Is there anything I can help with?</text:p>
      <text:p text:style-name="Standard"/>
      <text:p text:style-name="Standard">By adding 「何か」in front of「手伝いましょうか」, you can ask if there is anything specific that you might be able to help with.「～ましょうか」is a verb ending that makes an offering of help or support.</text:p>
      <text:p text:style-name="Standard">Ex.</text:p>
      <text:p text:style-name="Standard">「手伝いましょうか」Shall I help with that?</text:p>
      <text:p text:style-name="Standard">「持ちましょうか」Shall I carry that?</text:p>
      <text:p text:style-name="Standard">「私がやりましょうか」Shall I do that?<text:change-end text:change-id="ct262115456"/><text:change-start text:change-id="ct262128480"/></text:p>
      <text:p text:style-name="Standard"/>
      <text:p text:style-name="P50">ありがとうございます。でも大丈夫です。</text:p>
      <text:p text:style-name="P50">Thank you. But I'm okay.</text:p>
      <text:p text:style-name="Standard"/>
      <text:p text:style-name="Standard">The 「でも」in「でも大丈夫です」shows that the speaker strongly feels that they must carry out the work, because it is the work they have been tasked with. Depending on someone's personality, it may be difficult for them to ask for help or advice when they need it. A good leader must be mindful of these sorts of needs.</text:p>
      <text:p text:style-name="Standard"/>
      <text:p text:style-name="P50">もう少し自分でやってみます。</text:p>
      <text:p text:style-name="P50">I'll try on my own for now.</text:p>
      <text:p text:style-name="Standard"><text:soft-page-break/></text:p>
      <text:p text:style-name="P50">よければ、いつでも相談に乗りますよ。</text:p>
      <text:p text:style-name="P50">If you ever need anything, just come to me.</text:p>
      <text:p text:style-name="Standard"/>
      <text:p text:style-name="Standard">「相談に乗る」 is a good phrase to use to a subordinate who may be struggling, or have too much work to handle. By adding「よければ」to the beginning of the sentence, the speaker leaves it up to the listener whether or not to ask for help or advice.</text:p>
      <text:p text:style-name="Standard">Kanji: <text:change-end text:change-id="ct262128480"/><text:change-start text:change-id="ct262128784"/>乗「じょう」、　乗車「じょうしゃ」 board a vehicle, 便乗「びんじょう」capitalize, 乗る<text:change-end text:change-id="ct262128784"/><text:change-start text:change-id="ct262129840"/></text:p>
      <text:p text:style-name="Standard"><text:change-end text:change-id="ct262129840"/><text:change-start text:change-id="ct262144064"/></text:p>
      <text:p text:style-name="P50">はい、ありがとうございます。</text:p>
      <text:p text:style-name="P50">Thank you.</text:p>
      <text:p text:style-name="Standard"/>
      <text:p text:style-name="P50">Words from this Dialogue</text:p>
      <text:p text:style-name="P131"/>
      <text:p text:style-name="P50">作業「さぎょう」　<text:span text:style-name="T95">work, task</text:span></text:p>
      <text:p text:style-name="Standard">「作業」 is often used to mean the same thing as 仕事 (work) or 仕事をすること (working). 「作業」 differs from 「仕事」 in that it generally refers to a task with a specific goal in mind. Following orders from a superior falls under「作業」. It represents a smaller task, rather than an overall job.</text:p>
      <text:p text:style-name="Standard">作業中（さぎょうちゅう）working, in progress</text:p>
      <text:p text:style-name="Standard">作業服（さぎょうふく）work uniform</text:p>
      <text:p text:style-name="Standard">修復作業（しゅうふくさぎょう）repair work</text:p>
      <text:p text:style-name="Standard"/>
      <text:p text:style-name="P50">声をかける「こえをかける」　<text:span text:style-name="T95">reach out</text:span></text:p>
      <text:p text:style-name="Standard">「声をかける」 can mean to call someone or to strike up a conversation, or make an invitation. It is often used in spoken conversation. As a noun, it is called「声かけ」, and may also be used as「声かけをする」as a verb.</text:p>
      <text:p text:style-name="Standard">悩（なや）んでる部下に声をかける。Reach out to a troubled subordinate.</text:p>
      <text:p text:style-name="Standard">今度登山（とざん）に行くときは声をかけてください。Let me know next time you go mountain climbing.<text:change-end text:change-id="ct262144064"/><text:change-start text:change-id="ct262144304"/></text:p>
      <text:p text:style-name="P193"/>
      <text:p text:style-name="P193"/>
      <text:p text:style-name="P24"><text:span text:style-name="T57">#18 </text:span><text:span text:style-name="T14">Explaining rules politely</text:span></text:p>
      <text:p text:style-name="P2">お気持ちはありがたいのですが、受け取らない決まりになっております。</text:p>
      <text:p text:style-name="P7">That's so kind, but our rules do not allow me to accept a gift.</text:p>
      <text:p text:style-name="P193"><text:change-end text:change-id="ct262144304"/><text:change-start text:change-id="ct262154016"/></text:p>
      <text:p text:style-name="P50">面会は何時まででしたっけ。</text:p>
      <text:p text:style-name="P50">When do visiting hours end again?</text:p>
      <text:p text:style-name="Standard"/>
      <text:p text:style-name="Standard">The speaker is asking when visiting hours end, even though they have already been told this information. Attaching「～でしたっけ」is used to make confirmations or clarifications. Rather than just asking「何時までですか/でしたか」, change the「ですか/でしたか」to「でしたっけ」to make this form. This is more casual than saying「～でしたか」, so it is often used from <text:soft-page-break/>superiors to subordinates or among equals. When you're asking about new information, use 「面会は何時までですか」instead.<text:change-end text:change-id="ct262154016"/><text:change-start text:change-id="ct262175136"/></text:p>
      <text:p text:style-name="Standard"/>
      <text:p text:style-name="P50">面会時間は、午後7時30分までになっております。</text:p>
      <text:p text:style-name="P50">Our rule is that visiting hours end at 7:30 PM.</text:p>
      <text:p text:style-name="Standard"/>
      <text:p text:style-name="Standard">「～になっております」is used to explain that something is a rule, or has been decided. Simply saying「午後7時30分までです」is also acceptable, but using「までになっております」lets the listener know that this is an established rule. </text:p>
      <text:p text:style-name="Standard"/>
      <text:p text:style-name="P50"><text:s/>それなら仕事終わりでも来られるね。</text:p>
      <text:p text:style-name="P50">In that case, we could come after work.</text:p>
      <text:p text:style-name="Standard"/>
      <text:p text:style-name="Standard">「それなら」(In that case) is used here to mean「7時30分までなら」(since visiting hours are until 7:30).「仕事終わり」means「仕事が終わったあとでも」(even after finishing work). The 「ね」in「来られるね」is used as a confirmation. Here, it's a confirmation between family members.</text:p>
      <text:p text:style-name="Standard"/>
      <text:p text:style-name="P50">父もこれで安心です。</text:p>
      <text:p text:style-name="P50">Now we know Dad is in good hands.</text:p>
      <text:p text:style-name="Standard"/>
      <text:p text:style-name="Standard">「これで」is used here to mean「説明を聞いて」(Now that I've heard this explanation) or 「入居して」(Now that he is all moved in). The speaker is speaking for his whole family in this instance.</text:p>
      <text:p text:style-name="Standard"/>
      <text:p text:style-name="P50">部屋も気に入ってくれたようですし、いろいろよろしくお願いします。</text:p>
      <text:p text:style-name="P50">It seems like he likes his room, too. Thank you.</text:p>
      <text:p text:style-name="Standard"/>
      <text:p text:style-name="Standard">「気に入ってくれたようです」uses the formula「気に入る（てform)＋くれた＋ようです」. The speaker is saying that he thinks his father likes his new room based on his reaction. The verb「くれた」is suitable for use here, as it is between family members. It is also okay to use in reference to subordinates. For superiors, use 「気に入ってもらったようですし、」.</text:p>
      <text:p text:style-name="Standard"/>
      <text:p text:style-name="P50">よろしくお願いいたします。</text:p>
      <text:p text:style-name="P50">Of course.<text:change-end text:change-id="ct262175136"/><text:change-start text:change-id="ct262187376"/></text:p>
      <text:p text:style-name="Standard"/>
      <text:p text:style-name="P50">じゃ、そろそろ失礼しようか。</text:p>
      <text:p text:style-name="P50">Well, shall we get going?</text:p>
      <text:p text:style-name="Standard"/>
      <text:p text:style-name="Standard">「失礼する」is used when leaving a place or room.</text:p>
      <text:p text:style-name="Standard"/>
      <text:p text:style-name="P50">どうもありがとうございました。</text:p>
      <text:p text:style-name="P50">Thank you very much.</text:p>
      <text:p text:style-name="Standard"/>
      <text:p text:style-name="P50">あのこれ、少しですが、どうぞ皆さんで召し上がってください。</text:p>
      <text:p text:style-name="P50">This is just a small gift, but please take it!</text:p>
      <text:p text:style-name="Standard"/>
      <text:p text:style-name="Standard">This is a phrase often used when giving gifts in Japan. 「召し上がってください」is a more respectful way to say「食べてください」. The dictionary form is 「召し上がる」and is a formal <text:soft-page-break/>version of「食べる」.「少しですが」is a phrase often used when giving a present. It is a humble way to say 「少なくてすみませんが」. By the way, this phrase is even used when the gift is impressive.<text:change-end text:change-id="ct262187376"/><text:change-start text:change-id="ct262202048"/></text:p>
      <text:p text:style-name="Standard"/>
      <text:p text:style-name="P50">お気持ちだけ頂きます。</text:p>
      <text:p text:style-name="P50">That's very kind, but I can't accept.</text:p>
      <text:p text:style-name="Standard"/>
      <text:p text:style-name="Standard">Due to a facility rule, the speaker cannot accept the gift. To politely refuse, use this expression to let the listener know you appreciate their kind intentions.</text:p>
      <text:p text:style-name="Standard"/>
      <text:p text:style-name="P50">いえいえ。</text:p>
      <text:p text:style-name="P50">I insist!</text:p>
      <text:p text:style-name="Standard"/>
      <text:p text:style-name="Standard">In this case,「いえいえ」is being used to try to get the listener to accept the gift. In other words,「そうは言わずにどうぞ受け取ってください」(Don't say that. Please, I insist that you take it!).</text:p>
      <text:p text:style-name="Standard"/>
      <text:p text:style-name="Standard"/>
      <text:p text:style-name="P50">お気持ちはありがたいのですが、受け取らない決まりになっております。</text:p>
      <text:p text:style-name="P50">That's so kind, but our rules do not allow me to accept a gift.</text:p>
      <text:p text:style-name="Standard"/>
      <text:p text:style-name="Standard">The speaker cannot accept the gift due to a facility rule, and must politely explain this to the listener. 「お気持ちはありがたい」means that you appreciate the kind gesture that the listener made by purchasing a gift. Using the phrase 「～という決まりになっております」shows that the speaker is just following a rule, and is not rejecting the gift due to personal reasons.</text:p>
      <text:p text:style-name="Standard"/>
      <text:p text:style-name="Standard">Kanji: <text:change-end text:change-id="ct262202048"/><text:change-start text:change-id="ct262202288"/>決「けつ」、決定「けってい」decision, 即決「そっけつ」sweet decision, 決まる<text:change-end text:change-id="ct262202288"/><text:change-start text:change-id="ct262231216"/> to be decided</text:p>
      <text:p text:style-name="Standard"/>
      <text:p text:style-name="P50">そうなんですか。</text:p>
      <text:p text:style-name="P50">Oh, is that so.</text:p>
      <text:p text:style-name="Standard"/>
      <text:p text:style-name="Standard">This is an expression of surprise, in this case with a nuance of disappointment.</text:p>
      <text:p text:style-name="Standard"/>
      <text:p text:style-name="P50">施設の決まりだから仕方ないよ。これで失礼しよう。</text:p>
      <text:p text:style-name="P50">Well, if it's a rule then it can't be helped. All right, let's head out.</text:p>
      <text:p text:style-name="Standard"/>
      <text:p text:style-name="Standard">「仕方ないよ」can also be said as「仕方がないよ」. Since the gift can't be accepted due to a facility rule, the speaker isn't able to give the gift. The 「これで」in「これで失礼しよう。」means: now that everything has been wrapped up, it is time to leave.</text:p>
      <text:p text:style-name="Standard"/>
      <text:p text:style-name="P50">これで失礼いたします。</text:p>
      <text:p text:style-name="P50">Excuse us.</text:p>
      <text:p text:style-name="Standard"/>
      <text:p text:style-name="P50">Words from this Dialogue</text:p>
      <text:p text:style-name="P131"/>
      <text:p text:style-name="P50">面会「めんかい」　<text:span text:style-name="T95">visit, meeting</text:span></text:p>
      <text:p text:style-name="Standard">「面会」means to meet someone face to face. It is a formal word, which may be used when talking about hospital or facility visits involving patients, families, and doctors as well as other <text:soft-page-break/>staff. When meeting with a person of high ranking at a company, the phrase 「面会を申し込む（もうしこむ）」is often used to mean "request an appointment." When at a reception desk, you may be asked「お約束はしていらっしゃいますか」(Do you have an appointment?).</text:p>
      <text:p text:style-name="Standard"/>
      <text:p text:style-name="Standard">面会時間（じかん）meeting time</text:p>
      <text:p text:style-name="Standard">面会の約束（やくそく）a scheduled meeting</text:p>
      <text:p text:style-name="Standard">社長（しゃちょう）に面会を申し込むask for a meeting with the company president</text:p>
      <text:p text:style-name="Standard">来客（らいきゃく）と面会するmeet with clients</text:p>
      <text:p text:style-name="Standard"/>
      <text:p text:style-name="P50">決まり「きまり」 <text:s/><text:span text:style-name="T95">rule</text:span></text:p>
      <text:p text:style-name="Standard">「決まり」is often used to mean the same thing as「規則（きそく）」. The phrase 「決まりとなっております」may be used at some facilities to mean「規則です」(There is a rule.). In the case of a sentence like「夕方に散歩（さんぽ）するのが決まりだ」(It's my custom to take a walk every evening.) means that you do something often, although it is not a formal rule. In this sentence, you can use the word「決まり」but not「規則」. 規則 refers to a rule, procedure, or pattern of behavior that is done for a specific purpose.</text:p>
      <text:p text:style-name="Standard">決まりを守る（まもる）follow a rule</text:p>
      <text:p text:style-name="Standard">決まりを決めるmake a rule</text:p>
      <text:p text:style-name="Standard">施設内（しせつない）の決まりfacility rules</text:p>
      <text:p text:style-name="Standard">利用（りよう）の決まりrules of use</text:p>
      <text:p text:style-name="Standard">決まりのある生活（せいかつ）をするkeep a disciplined lifestyle </text:p>
      <text:p text:style-name="P194"/>
      <text:p text:style-name="P25"><text:change-end text:change-id="ct262231216"/><text:change-start text:change-id="ct262234688"/><text:span text:style-name="T66">#19 </text:span><text:span text:style-name="T14">Dealing with ambiguous complaints</text:span></text:p>
      <text:p text:style-name="P2">お時間を頂いてしまい、申し訳ありません。</text:p>
      <text:p text:style-name="P9">I’m sorry it’s taking so long.<text:change-end text:change-id="ct262234688"/><text:change-start text:change-id="ct262235664"/></text:p>
      <text:p text:style-name="P50"><text:change-end text:change-id="ct262235664"/><text:change-start text:change-id="ct262243936"/>料理、なかなか来ないわねぇ。</text:p>
      <text:p text:style-name="P50">Our order is taking forever…</text:p>
      <text:p text:style-name="Standard"/>
      <text:p text:style-name="Standard">「料理、なかなか来ないわねぇ」is a conversational form of 「料理がなかなか来ない」. The 「～わねえ」at the end of the phrase is used to add femininity. It tends to be used by older women.</text:p>
      <text:p text:style-name="Standard"/>
      <text:p text:style-name="P50">そうだね。混んでるからかな。</text:p>
      <text:p text:style-name="P50">You’re right. It’s pretty busy, I guess.</text:p>
      <text:p text:style-name="Standard"/>
      <text:p text:style-name="Standard">「混んでるからかな」is an attempt to find a reason why the order hasn't come out yet. 「～からかな」is a phrase used among people you are familiar with. 「混んでいる」is the standard form of the word, but here, the「い」is omitted to make the more conversational「混んでる」.</text:p>
      <text:p text:style-name="Standard"><text:change-end text:change-id="ct262243936"/><text:change-start text:change-id="ct262271472"/>ちょっと、聞いてみましょうか。</text:p>
      <text:p text:style-name="Standard">Let's ask about it.</text:p>
      <text:p text:style-name="Standard"/>
      <text:p text:style-name="P50">ちょっと、聞いてみましょうか。</text:p>
      <text:p text:style-name="P50">Let's ask about it.</text:p>
      <text:p text:style-name="Standard"/>
      <text:p text:style-name="Standard"><text:soft-page-break/>The「～てみます」in「ちょっと、聞いてみましょうか」means「試しに～する」, or to try something.「～ましょうか」is used when making an offer. 「ちょっと、聞いてみましょうか」is a phrase that a speaker can use to engage a listener and make an offer.</text:p>
      <text:p text:style-name="Standard"/>
      <text:p text:style-name="P50">すみません。</text:p>
      <text:p text:style-name="P50">Excuse me!</text:p>
      <text:p text:style-name="P50"/>
      <text:p text:style-name="Standard">Here, this common phrase is used to call a waitress.</text:p>
      <text:p text:style-name="Standard"/>
      <text:p text:style-name="P50">はい、ただいま参ります。</text:p>
      <text:p text:style-name="P50">Yes, coming.</text:p>
      <text:p text:style-name="Standard"/>
      <text:p text:style-name="Standard">「ただいま参ります」is a humble form of 「すぐに行きます」and is appropriate when addressing superiors.</text:p>
      <text:p text:style-name="Standard"/>
      <text:p text:style-name="P50">あの、「グリルステーキ盛り合わせ」って注文していましたっけ。</text:p>
      <text:p text:style-name="Standard"><text:span text:style-name="T39">Uh, did I order the steak platte</text:span>r?</text:p>
      <text:p text:style-name="Standard"/>
      <text:p text:style-name="Standard">「あの」is used to show hesitation.「～って注文していましたっけ」is a conversational form of「～を注文していましたか」.「っけ」adds a more casual or familiar nuance.「グリルステーキ盛り合わせ」is a menu item that features several different types of meat on one platter. See the Words from this Dialogue section for more details.</text:p>
      <text:p text:style-name="Standard"/>
      <text:p text:style-name="P50">確認してまいります。少々お待ちください。</text:p>
      <text:p text:style-name="P50">Let me check on that for you. Just a moment, please.</text:p>
      <text:p text:style-name="Standard"/>
      <text:p text:style-name="Standard">「確認してまいります」is a humble form of 「確認してきます」and is appropriate when addressing superiors.</text:p>
      <text:p text:style-name="Standard"/>
      <text:p text:style-name="P50">大変申し訳ございません。</text:p>
      <text:p text:style-name="P50">I deeply apologize.</text:p>
      <text:p text:style-name="Standard"/>
      <text:p text:style-name="Standard">「大変申し訳ございません」is a very polite apology. 「どうもすみません」and「申し訳ないです」are often used when making apologies, but they may not be enough in some situations. When making a sincere apology, it's important to bow deeply.<text:change-end text:change-id="ct262271472"/><text:change-start text:change-id="ct262285312"/></text:p>
      <text:p text:style-name="Standard"/>
      <text:p text:style-name="P50">注文は入っているのですが、もう少々お待ちいただけますか。</text:p>
      <text:p text:style-name="P50">Your order is being made. Could you please wait just a little longer?</text:p>
      <text:p text:style-name="Standard"/>
      <text:p text:style-name="Standard">「～のですが、」is being used to politely explain the situation to the customer. 「～のですが」is slightly more polite than「～んですが」.「もう少々お待ちいただけますか」shares the same meaning as「もう少し待ってください」, but「もう少々」and「お待ちいただけますか」are more polite and thus appropriate when addressing customers.</text:p>
      <text:p text:style-name="Standard"/>
      <text:p text:style-name="P50">そうですか…。</text:p>
      <text:p text:style-name="P50">I see.</text:p>
      <text:p text:style-name="P131"/>
      <text:p text:style-name="Standard"><text:soft-page-break/>The 「か」at the end of 「そうですか…。」is being stretched out to show displeasure. A shorter「そうですか。」with a falling intonation has the nuance of 「わかりました。」. Please do pay attention to intonation and the lengthening of a sound at the end of an utterance.</text:p>
      <text:p text:style-name="Standard"/>
      <text:p text:style-name="P50">そういえば、「にんにくのホイル焼き」もまだ来てないね。</text:p>
      <text:p text:style-name="P50">Hey, we still didn’t get our garlic dish, either.</text:p>
      <text:p text:style-name="Standard"/>
      <text:p text:style-name="Standard">「そういえば」is a phrase that shows the speaker has remembered something thanks to something that the listener has just said. After realizing that the「グリールステーキ」hasn't arrived, the speaker remembered that the「にんにくホイル焼き」hadn't come either, and so uses「そういえば」.<text:change-end text:change-id="ct262285312"/><text:change-start text:change-id="ct262294976"/></text:p>
      <text:p text:style-name="Standard"/>
      <text:p text:style-name="P50">そうよねぇ。今日は店員さんが少ないんですか。</text:p>
      <text:p text:style-name="P50">That's right. Are you understaffed today?</text:p>
      <text:p text:style-name="Standard"/>
      <text:p text:style-name="Standard">The speaker is likely being sarcastic here. 「そうよねぇ」expresses agreement.「よねぇ」shows femininity. The meaning is the same as「そうだね」, but 「そうだね」 is more neutral and can be used between familiars with no regard to gender.</text:p>
      <text:p text:style-name="Standard"/>
      <text:p text:style-name="P50">いえ、今日はあいにく混みあっておりまして…。</text:p>
      <text:p text:style-name="P50">No, we're unfortunately quite crowded today…</text:p>
      <text:p text:style-name="Standard"/>
      <text:p text:style-name="Standard">「いえ」is a response to the listener's question. It's useful to use this when responding to a question, but it is important not to use it too abruptly. For information on「あいにく」, see the Words from this Dialogue section.「混みあっておりまして…」is a more polite form of「混みあっていて…」（混みあっています）(to be crowded). The ellipsis「…」at the end of the sentence indicates a pause, and regret. When in doubt, it is better to add「すみません」or「申し訳ありません」at the end of the sentence to show greater regret.</text:p>
      <text:p text:style-name="Standard"><text:change-end text:change-id="ct262294976"/><text:change-start text:change-id="ct262310192"/></text:p>
      <text:p text:style-name="P50">お客さんが多くていいですね。</text:p>
      <text:p text:style-name="P50">Must be nice to be busy!</text:p>
      <text:p text:style-name="Standard"/>
      <text:p text:style-name="Standard">Based on the context, it can be inferred that the speaker is being critical here, and not complimentary. The same expression, when used in a different situation, may have an entirely different meaning. Even if it is said with a smile, it may not be meant in a friendly way.</text:p>
      <text:p text:style-name="Standard"/>
      <text:p text:style-name="P50">お時間を頂いてしまい、申し訳ありません。</text:p>
      <text:p text:style-name="P67">I’m sorry it’s taking so long.</text:p>
      <text:p text:style-name="P144"/>
      <text:p text:style-name="Standard">This is a response to the previous comment「お客さんが多くていいですねぇ」. This phrase lets the listener know that the speaker feels strong regret about the long wait. Making customers worried or upset is not good おもてなし, so the speaker is apologizing for that.</text:p>
      <text:p text:style-name="P131"/>
      <text:p text:style-name="P50">今しばらくお待ちください。</text:p>
      <text:p text:style-name="P50">Please wait a little longer.</text:p>
      <text:p text:style-name="Standard"/>
      <text:p text:style-name="Standard">「今しばらく」is often used in the business scene. It's a polite way to ask someone to wait a little bit longer, and is often used when speaking with customers or clients. In this restaurant situation, it's a perfect phrase.</text:p>
      <text:p text:style-name="Standard"><text:soft-page-break/></text:p>
      <text:p text:style-name="P154">Kanji: <text:change-end text:change-id="ct262310192"/><text:change-start text:change-id="ct262314496"/>選「せん」、選手「せんしゅ」　player, 選別「せんべつ」 selection, 選「えらぶ」 choose</text:p>
      <text:p text:style-name="P155">Keigo (敬語): 食べる（たぶる）<text:span text:style-name="T69">→</text:span> 召し上がる「めしあがる」<text:span text:style-name="T69">→</text:span><text:span text:style-name="T70"> </text:span>いただきます</text:p>
      <text:p text:style-name="P133"><text:change-end text:change-id="ct262314496"/><text:change-start text:change-id="ct262315472"/></text:p>
      <text:p text:style-name="P133"><text:change-end text:change-id="ct262315472"/><text:change-start text:change-id="ct262321696"/>Words from this Dialogue</text:p>
      <text:p text:style-name="P50"/>
      <text:p text:style-name="Standard"><text:span text:style-name="T39">盛り合わせ「もりあわせ」</text:span><text:span text:style-name="T41">　</text:span><text:span text:style-name="T95">platter, combo</text:span></text:p>
      <text:p text:style-name="Standard">「盛り合わせ」is a menu item that features several different types of food on one platter. It allows you to sample a little bit of everything. It can be hard to know just how much food a 盛り合わせ will have, so when in doubt, just ask. For example,「3人で食べますがどのくらいの量でしょうか」(Will this be enough for three people?)</text:p>
      <text:p text:style-name="Standard">デザート盛り合わせ「でーざともりあわせ」<text:span text:style-name="T67">　</text:span>Dessert platter</text:p>
      <text:p text:style-name="Standard">お刺身盛り合わせ「おさしみもりあわせ」<text:span text:style-name="T67">　</text:span>Sashimi platter</text:p>
      <text:p text:style-name="Standard">前菜盛り合わせ「ぜんさいもりあわせ」<text:span text:style-name="T67">　</text:span>Appetizer platter</text:p>
      <text:p text:style-name="Standard">フルーツ盛り合わせ「フルーツもりあわせ」<text:span text:style-name="T67">　</text:span>Fruit platter<text:change-end text:change-id="ct262321696"/><text:change-start text:change-id="ct262328512"/></text:p>
      <text:p text:style-name="Standard"/>
      <text:p text:style-name="P131"><text:span text:style-name="T39">あいにく「あいにく」</text:span><text:span text:style-name="T67">　</text:span>unfortunately</text:p>
      <text:p text:style-name="Standard">「あいにく」is used to communicate that something was unexpected and unfortunate. It includes a sense of apology, along the lines of 「すみませんが…」. It's also used to turn down invitations.</text:p>
      <text:p text:style-name="P156">（電話で）あいにく山田は今席におりませんが…。</text:p>
      <text:p text:style-name="P156">「でんわで」 あいにくやまだはいませきにおりませんが。。。</text:p>
      <text:p text:style-name="P156">(On the phone) Unfortunately, Yamada is away from his desk right now.</text:p>
      <text:p text:style-name="P156">（会う日を決める）申し訳ありませんが、その日はあいにく先約がありまして。他の日はいかがでしょうか。「あうひをきめる」もうしわけありませんが、そのひはあいにくせんやくがありまして。ほかのひはいかがでしょうか。 </text:p>
      <text:p text:style-name="P156">(When making plans) I'm sorry, but unfortunately I have a prior commitment on that day. Are you available another day?<text:change-end text:change-id="ct262328512"/><text:change-start text:change-id="ct262340208"/></text:p>
      <text:p text:style-name="P156"/>
      <text:p text:style-name="P139"><text:span text:style-name="T39">今しばらく「いましばらく」</text:span><text:span text:style-name="T68">　</text:span>a little longer</text:p>
      <text:p text:style-name="P156">「今しばらく」shares the same meaning as 「もう少し」. The definition of 「少し」can vary from person to person. 「今しばらく」is somewhere between「今すぐ」and「しばらく」. It means "not right away, but not too long from now." 「少々お待ちください」refers to a short amount of time. However, if one says 「5分お待ちください」, and then the action takes longer than 5 minutes, this will further irritate the customer. It is not common in the business world to keep customers or clients waiting, but when doing so, use 「今しばらく」. Adding a reason for the wait, such as in「準備をしておりますので、今しばらくお待ちください。」(We are preparing now, so please wait just a little longer.) is more polite.</text:p>
      <text:p text:style-name="P157">在庫を確認して参りますので、今しばらくお待ちください。</text:p>
      <text:p text:style-name="P157">ざいこをかくにんしてまいりますので、いまはしばらくおまちください。</text:p>
      <text:p text:style-name="P157">I'll check to see if we have that in stock, so please wait just a little longer.</text:p>
      <text:p text:style-name="P157">ただいま中村は接客中でございます。今しばらくお待ちいただいてもよろしいでしょうか。</text:p>
      <text:p text:style-name="P157">ただいまなかむらはせっきゃくちゅうでございます。いましばらくおまちくださいでもよろしいでしょうか。</text:p>
      <text:p text:style-name="P157">Nakamura is speaking with a client right now. Could you please wait just a moment?<text:change-end text:change-id="ct262340208"/><text:change-start text:change-id="ct262344784"/></text:p>
      <text:p text:style-name="P157"/>
      <text:p text:style-name="P26">#20 <text:span text:style-name="T14">Telling passengers in a hurry that they may be late</text:span></text:p>
      <text:p text:style-name="P2"><text:soft-page-break/>場合によっては間に合わないこともあります。よろしいでしょうか。</text:p>
      <text:p text:style-name="P7">We may not make it in time. Will that be okay?</text:p>
      <text:p text:style-name="P79"><text:change-end text:change-id="ct262344784"/><text:change-start text:change-id="ct262345840"/></text:p>
      <text:p text:style-name="P120"><text:change-end text:change-id="ct262345840"/><text:change-start text:change-id="ct262349616"/>運転手さん、予約した和田です。</text:p>
      <text:p text:style-name="P120">Driver, I'm Wada. I made the booking.</text:p>
      <text:p text:style-name="P79"/>
      <text:p text:style-name="P79">「運転手さん」is being used here to call out to the driver. In many situations, you can add 「さん」after a profession in this way.</text:p>
      <text:p text:style-name="P79">Ex.「駅員さん」station worker /「美容師さん」hair stylist /「看護師さん」nurse /「パン屋さん」baker<text:change-end text:change-id="ct262349616"/><text:change-start text:change-id="ct262349856"/></text:p>
      <text:p text:style-name="P79"/>
      <text:p text:style-name="P120">お待ちしておりました。</text:p>
      <text:p text:style-name="P120">I've been waiting for you.</text:p>
      <text:p text:style-name="P79"/>
      <text:p text:style-name="P79">「お待ちしておりました」is a polite way of saying「待っていました」. This is not meant to point out that someone was late. Instead, it is meant to say that someone was expected and welcome. It's a form of customer service おもてなし.</text:p>
      <text:p text:style-name="P79"/>
      <text:p text:style-name="P120">この荷物、後ろに入れてもらえますか。</text:p>
      <text:p text:style-name="P120">Can you put this in the trunk?</text:p>
      <text:p text:style-name="P120"/>
      <text:p text:style-name="P79">The phrase above omits the particle 「を」from the sentence 「この荷物を後ろに入れてもらえますか」. In relaxed conversation, particles are often omitted in this way. 「～てもらえますか」is used to ask someone to do something politely.<text:change-end text:change-id="ct262349856"/><text:change-start text:change-id="ct262368160"/></text:p>
      <text:p text:style-name="P79"/>
      <text:p text:style-name="P120">お預かりします。</text:p>
      <text:p text:style-name="P120">Certainly.</text:p>
      <text:p text:style-name="P120"/>
      <text:p text:style-name="P79">This is a polite way of saying「荷物を預かります」.</text:p>
      <text:p text:style-name="P79"/>
      <text:p text:style-name="P120">あっ、新幹線に間に合うかな。乗ろう！</text:p>
      <text:p text:style-name="P120">Will we make the Shinkansen? Let's go.</text:p>
      <text:p text:style-name="P79"/>
      <text:p text:style-name="P79">「あっ」is an expression used when remembering something. In this case, the speaker is recalling that they need to make the Shinkansen, and is worried that they may not make it in time. The form「動詞（辞書形）＋かな」expresses doubt, and is often used in casual conversation. 「乗ろう」is a casual form of「乗りましょう」.<text:change-end text:change-id="ct262368160"/><text:change-start text:change-id="ct262377920"/></text:p>
      <text:p text:style-name="P79"/>
      <text:p text:style-name="P120">ドアをお閉めします。ご注意ください。</text:p>
      <text:p text:style-name="P120">I'll close the door now. Please be careful.</text:p>
      <text:p text:style-name="P79"/>
      <text:p text:style-name="P79">「お閉めします」is a humble form of 閉めます, to close. 「ご注意ください」is a respectful form of 「注意してください」. Use the following formula: 「ご＋名詞（注意）＋ください」. You often hear phrases using this construction on public transport.</text:p>
      <text:p text:style-name="P79"/>
      <text:p text:style-name="P120"><text:soft-page-break/>１４時の新幹線に乗りたいんです。</text:p>
      <text:p text:style-name="P120">We need to make the 2 PM train.</text:p>
      <text:p text:style-name="P79"/>
      <text:p text:style-name="P79">「～んです」 is used to add emphasis to the situation. In this case, the situation is: 「14時の新幹線に乗りたいです。あまり時間がありませんね。間に合うかな、大丈夫かな。」.</text:p>
      <text:p text:style-name="P79">In Japan, the 24-hour clock is often used when referring to time, even in conversation.</text:p>
      <text:p text:style-name="P79"/>
      <text:p text:style-name="P120">急いで東京駅までお願いします。</text:p>
      <text:p text:style-name="P120">Please hurry to Tokyo Station.</text:p>
      <text:p text:style-name="P79"/>
      <text:p text:style-name="P79">「急いで～までお願いします」is a useful phrase that can be used to relay to the driver that one is in a hurry. It means the same thing as 「東京駅まで。急いでください。」.<text:change-end text:change-id="ct262377920"/><text:change-start text:change-id="ct262395792"/></text:p>
      <text:p text:style-name="P79"/>
      <text:p text:style-name="P120">かしこまりました。ナビでお調べいたします。</text:p>
      <text:p text:style-name="P120">Certainly. I will check the navigation.</text:p>
      <text:p text:style-name="P79"/>
      <text:p text:style-name="P79">「かしこまりました」is a more polite form of「わかりました」. It can be used in business when speaking to a superior, or at a restaurant when speaking to a customer. The 「ナビ」in 「ナビでお調べいたします」is short for「ナビゲーション」, or GPS system. 「お調べいたします」is a polite form of 「調べます」. Use the following formula: 「お＋調べ（ます形）＋いたします」.</text:p>
      <text:p text:style-name="P79"/>
      <text:p text:style-name="P120">大丈夫ですか。あと３０分で行けますか。</text:p>
      <text:p text:style-name="P120">I see.</text:p>
      <text:p text:style-name="P79"/>
      <text:p text:style-name="P79">「行けます」is the potential form of 「行きます」.「大丈夫ですか」is being used to ask whether, based on the current situation, they will be able to make it in time.「あと30分で行けますか」is asking whether or not they will make it within 30 minutes.</text:p>
      <text:p text:style-name="P120">通常は３０分で行けますが、道路事情によって変わります。</text:p>
      <text:p text:style-name="P120">Normally it takes 30 minutes, but it depends on the traffic conditions.</text:p>
      <text:p text:style-name="P79"/>
      <text:p text:style-name="P79">「通常は」means the same thing as「いつもは」and「普段は」. 「道路事情によって変わります」means that, depe<text:span text:style-name="T74">n</text:span>ding on traffic conditions including congestion, the journey to Tokyo Station may take longer than usual.</text:p>
      <text:p text:style-name="P79"><text:change-end text:change-id="ct262395792"/><text:change-start text:change-id="ct262411360"/></text:p>
      <text:p text:style-name="P120">えっ、指定席とっているんですけど。</text:p>
      <text:p text:style-name="P120">Oh, no! We have reserved tickets.</text:p>
      <text:p text:style-name="P79"/>
      <text:p text:style-name="P79">「えっ」is an expression of surprise. Here, 「指定席をとっているんですけど」 is being used to mean 「すでに指定席をとっています。何とかなりませんか」(We've already booked our tickets. Can't you do something?).</text:p>
      <text:p text:style-name="P79"/>
      <text:p text:style-name="P120">はい。承知いたしましたが、場合によっては間に合わないこともあります。よろしいでしょうか。</text:p>
      <text:p text:style-name="P120">I understand. We may not make it in time. Will that be okay?</text:p>
      <text:p text:style-name="P79"/>
      <text:p text:style-name="P79">「承知いたしましたが、場合によっては間に合わないこともあります」means: I under<text:span text:style-name="T75">s</text:span>tand what you are saying. We may make it in time, but there may be things out of my control, like <text:soft-page-break/>traffic, that will cause us not to make it. It's a polite way of explaining that there is a possibility of not arriving on time. Even in cases where you might think「多分大丈夫」(It's probably okay.) it is better NOT to say「大丈夫です」(It'll be okay.) in Japan. In this case, if the driver says 「大丈夫です」and then is not able to make it on time, it may prompt a bad reaction. The passenger may say "But you said we would make it!" and be angry. 「大丈夫です」is equivalent to a promise that the driver will definitely make it on time. So be wary of saying「大丈夫です」when you are not 100% certain of something.</text:p>
      <text:p text:style-name="P79"/>
      <text:p text:style-name="P120">まぁ、安全第一だから、仕方ないね。</text:p>
      <text:p text:style-name="P120">Well, safety first. Can't do anything about it, I guess.</text:p>
      <text:p text:style-name="P79"/>
      <text:p text:style-name="P79">「安全第一」means safety first. See the Words from this Dialogue section.「仕方ないね」means there is no choice; there are no other options. In this case, the speaker is saying this to reassure both listeners that everything will be okay, and to defuse the situation.<text:change-end text:change-id="ct262411360"/><text:change-start text:change-id="ct262411664"/></text:p>
      <text:p text:style-name="P79"/>
      <text:p text:style-name="P120">昼ごはんでも食べるか。</text:p>
      <text:p text:style-name="P120">Want to have lunch?</text:p>
      <text:p text:style-name="P79"/>
      <text:p text:style-name="P79">The 「でも」in 「昼ごはんでも食べるか」is being used to mean the same thing as 「例えば」. In the event that they cannot make the train, the speaker is inviting his young coworker to have lunch with him.</text:p>
      <text:p text:style-name="P79"/>
      <text:p text:style-name="P120">そうですね。</text:p>
      <text:p text:style-name="P120">Good idea.</text:p>
      <text:p text:style-name="P79"/>
      <text:p text:style-name="P79">This phrase expresses agreement.</text:p>
      <text:p text:style-name="P79"/>
      <text:p text:style-name="P120">では、出発します。</text:p>
      <text:p text:style-name="P120">I'll start driving now.</text:p>
      <text:p text:style-name="P79">「では」is used to change the topic of conversation. It's a shortened form of「それでは」.</text:p>
      <text:p text:style-name="P79"><text:change-end text:change-id="ct262411664"/><text:change-start text:change-id="ct262425776"/></text:p>
      <text:p text:style-name="P80">Kanji: 起「き」、起立「きりつ」　stand up, 起業「きぎょう」　start a business, 起きる「おきる」<text:change-end text:change-id="ct262425776"/><text:change-start text:change-id="ct262426992"/></text:p>
      <text:p text:style-name="P83">Keigo: <text:change-end text:change-id="ct262426992"/><text:change-start text:change-id="ct261304064"/>合う（あう）<text:span text:style-name="T94">→ </text:span><text:change-end text:change-id="ct261304064"/><text:change-start text:change-id="ct262452768"/>お会いになる <text:span text:style-name="T113">(おあいになる）</text:span><text:span text:style-name="T94">→</text:span><text:span text:style-name="T72">お目にかかる（おめにかかる）</text:span></text:p>
      <text:p text:style-name="P81"/>
      <text:p text:style-name="P121">Words from this Dialogue</text:p>
      <text:p text:style-name="P81"/>
      <text:p text:style-name="P121">道路事情「どうろじじょう」<text:span text:style-name="T73">　</text:span>traffic conditions</text:p>
      <text:p text:style-name="P81">「事情」is used to describe a status. Many things can be described using 「○○の事情」, such as 家庭の事情 (the situation at home), 身体の事情 (one's body's condition). 道路事情 refers to road conditions, or traffic conditions. This includes things like congestion or road work.</text:p>
      <text:p text:style-name="P82">出発する前に、道路事情をよく調べておいたほうがいいですよ。</text:p>
      <text:p text:style-name="P82">しゅっぱつするまえには、どうろじじょをよくしらべておいたほうがいいですよ。</text:p>
      <text:p text:style-name="P82">It's a good idea to check traffic conditions before leaving the house.</text:p>
      <text:p text:style-name="P81">就活事情「しゅうかつじじょう」The job-hunting situation</text:p>
      <text:p text:style-name="P81">諸事情「しょじじょう」<text:span text:style-name="T73">　</text:span>Various circumstances</text:p>
      <text:p text:style-name="P81">住宅事情「じゅうたくじじょう」The housing situation</text:p>
      <text:p text:style-name="P81"/>
      <text:p text:style-name="P121"><text:soft-page-break/>安全第一「あんぜんだいいち」safety first</text:p>
      <text:p text:style-name="P81">安全第一 means safety first. From driving a car to working on a construction site, this phrase can be heard in many different situations where danger is present. 「～第一」is used to mean that one thing is more important than anything else.</text:p>
      <text:p text:style-name="P82">(職場のポスター) 安全第一、声かけ、確認を徹底しましょう。</text:p>
      <text:p text:style-name="P82">「しょくばぼすたー」あんぜんだいいちこえかけ、かくにんをてっていしましょう。</text:p>
      <text:p text:style-name="P82">(On a workplace poster) Safety first, reach out to others, and check thoroughly.</text:p>
      <text:p text:style-name="P82">安全第一で今日も一日がんばろう。</text:p>
      <text:p text:style-name="P82">あんぜんだいいちでもきょうもいちにちがんばろう</text:p>
      <text:p text:style-name="P82">Let's do our best today with "safety first" in mind.</text:p>
      <text:p text:style-name="P81">健康第一「けんこうだいいち」Health comes first</text:p>
      <text:p text:style-name="P81"/>
      <text:p text:style-name="P81"/>
      <text:p text:style-name="P27"><text:change-end text:change-id="ct262452768"/><text:change-start text:change-id="ct262456096"/><text:span text:style-name="T71">#21 </text:span><text:span text:style-name="T14">Asking a shop manager to follow orders from head office</text:span></text:p>
      <text:p text:style-name="P2">本社からのお願いです。ぜひご協力いただけませんか。</text:p>
      <text:p text:style-name="P7">It's a request from head office. I do hope you will agree to it.</text:p>
      <text:p text:style-name="P81"><text:change-end text:change-id="ct262456096"/><text:change-start text:change-id="ct262468832"/></text:p>
      <text:p text:style-name="P121">今日は新しいキャンペーンの説明に参りました。</text:p>
      <text:p text:style-name="P121">I'm here today to explain the details of the new campaign.</text:p>
      <text:p text:style-name="P81"/>
      <text:p text:style-name="P81">「参りました」is a humble form of「来ました」and is appropriate when addressing a superior. This phrase is letting the franchise manager and deputy manager know that the speaker has arrived.「～に」is used here to show the purpose of a visit. From this sentence, we can gather that the purpose of the speaker's visit is to explain the new campaign.<text:change-end text:change-id="ct262468832"/><text:change-start text:change-id="ct262474160"/></text:p>
      <text:p text:style-name="P121">新しいキャンペーン？</text:p>
      <text:p text:style-name="P121">New campaign?</text:p>
      <text:p text:style-name="P81"/>
      <text:p text:style-name="P81">The 「ですか」of「新しいキャンペーンですか」is omitted here. Repeating a portion of what the speaker before has just said conveys surprise.</text:p>
      <text:p text:style-name="P81"/>
      <text:p text:style-name="P121"><text:change-end text:change-id="ct262474160"/><text:change-start text:change-id="ct262477664"/>「キッズウエルカムキャンペーン」といいます。</text:p>
      <text:p text:style-name="P121">It's called the "Kids Welcome Campaign."</text:p>
      <text:p text:style-name="P81"/>
      <text:p text:style-name="P81">In this sentence,「です」could be used instead of 「～といいます」. When sharing a name or nickname, 「いいます」is frequently used. Use the formula 「＜名称 ＞という＜名詞 ＞」to make sentences such as 「EJWフーズという会社で働いています」(I work at a company called EJW Foods.) or「東京の渋谷というところに住んでいます」(I live in a place in Tokyo called Shibuya).</text:p>
      <text:p text:style-name="P81">Ex. ＜どらやき＞という＜お菓子＞ A sweet called dorayaki<text:change-end text:change-id="ct262477664"/><text:change-start text:change-id="ct262495872"/></text:p>
      <text:p text:style-name="P81"/>
      <text:p text:style-name="P122">このキャンペーンは、家族連れのお客様を増やすために、</text:p>
      <text:p text:style-name="P122">子ども向けのメニューを安く提供するものです。</text:p>
      <text:p text:style-name="P121"><text:soft-page-break/>This campaign's goal is to increase the number of families in our stores by making the prices cheaper for kids' menu items.</text:p>
      <text:p text:style-name="P81"/>
      <text:p text:style-name="P81">The pattern「（このキャンペーン）は、～（動詞辞書形）ものです」is often used when offering an explanation. The pattern「～（する）ために」is used to explain a purpose or goal. 「～向け」is used to explain who or what something was made for. In this case, the menu is made specifically for kids.</text:p>
      <text:p text:style-name="P81"/>
      <text:p text:style-name="P121">それって、子ども向けメニューを作る仕事が増えますよね。</text:p>
      <text:p text:style-name="P121">Then, we're going to be making more kids' menu items.</text:p>
      <text:p text:style-name="P81"/>
      <text:p text:style-name="P81">「それって～ですよね。」is used in conversational Japanese. Here, 「それ」 refers to what the previous speaker just said. It is used to seek clarification about what will happen if the changes are adopted.</text:p>
      <text:p text:style-name="P81">The 「って」in「それって」is being used in the same way as the particle「は」, and indicates that the speaker will talk about something that they wish to emphasize. 「って」is used in conversational Japanese.</text:p>
      <text:p text:style-name="P81"/>
      <text:p text:style-name="P121">現場は忙しくなりますね。</text:p>
      <text:p text:style-name="P121">We're going to be very busy here.</text:p>
      <text:p text:style-name="P81"/>
      <text:p text:style-name="P81">現場 is used to mean「働く場所」, or the place where one works. In this case, it's a ramen restaurant. 「忙しくなりますね」is a combination of 「忙しい＋なります」.「ね」is being used here for confirmation.</text:p>
      <text:p text:style-name="P81"/>
      <text:p text:style-name="P121"><text:change-end text:change-id="ct262495872"/><text:change-start text:change-id="ct262499104"/>家族連れのお客様を大切にしたいと考えているんです。</text:p>
      <text:p text:style-name="P121">We are thinking that we want to focus on customers who come as a family.</text:p>
      <text:p text:style-name="P81"/>
      <text:p text:style-name="P81">「家族連れのお客様」refers to customers who visit the restaurant as a family. The「～んです」in 「～と考えているんです」is used in conversational Japanese, and seeks the listener's understanding for the speaker's point of view. It also adds emphasis.<text:change-end text:change-id="ct262499104"/><text:change-start text:change-id="ct262510688"/></text:p>
      <text:p text:style-name="P121">安くって、いくらなんですか。</text:p>
      <text:p text:style-name="P121">Just how cheap is "cheap"?</text:p>
      <text:p text:style-name="P81"/>
      <text:p text:style-name="P81">「安くって、いくらなんですか。」means「安く提供すると言いましたが、いくらですか」. The speaker knows that the kids' menu prices will change, but wants to know by exactly how much.</text:p>
      <text:p text:style-name="P81">「～んですか」is used to show that the speaker is asking the listener to explain.</text:p>
      <text:p text:style-name="P81"/>
      <text:p text:style-name="P81"/>
      <text:p text:style-name="P121">200円です。</text:p>
      <text:p text:style-name="P121">200 yen.</text:p>
      <text:p text:style-name="P81"/>
      <text:p text:style-name="P121">えっ、200円…。</text:p>
      <text:p text:style-name="P121">Oh, 200 yen…</text:p>
      <text:p text:style-name="P121"/>
      <text:p text:style-name="P81">「えっ」is an expression of surprise. Here, the speaker is surprised at the low price of 200 yen.</text:p>
      <text:p text:style-name="P81"><text:soft-page-break/></text:p>
      <text:p text:style-name="P121">それはちょっと、うちの店では難しいと思うな。</text:p>
      <text:p text:style-name="P121">This is going to be difficult for our store.</text:p>
      <text:p text:style-name="P81"/>
      <text:p text:style-name="P81">「難しいと思うな」is often used to reject or say no to something. The phrase「それはできません」is quite direct. Instead, many people use「それはちょっと、～難しいと思うな」to soften the rejection. However, this phrase is somewhat ambiguous; maybe a solution could be negotiated, or applied in a different situation. When it's hard to decide what the previous speaker actually means, seek clarification: 「すみません、それはできないということでしょうか」.</text:p>
      <text:p text:style-name="P81"/>
      <text:p text:style-name="P121">人手が足りなくて大変なんですよ。</text:p>
      <text:p text:style-name="P121">We're very understaffed. It's a problem.</text:p>
      <text:p text:style-name="P81"/>
      <text:p text:style-name="P81">「人手」means staff or employees. 「人手が足りない」means the same thing as「人手が不足している」. The phrase before the 「～て」in 「～て大変なんですよ」explains why something is a problem.</text:p>
      <text:p text:style-name="P81"><text:change-end text:change-id="ct262510688"/><text:change-start text:change-id="ct262524144"/></text:p>
      <text:p text:style-name="P121">例えば、店員さんが増える週末限定で始めてもらうというのはいかがでしょうか。</text:p>
      <text:p text:style-name="P121">How about trying out these changes on a weekend when you have more staff?</text:p>
      <text:p text:style-name="P81"/>
      <text:p text:style-name="P81">「～というのはいかがでしょうか」is used when making suggestions. 「週末限定」means doing something only on the weekends, and not on weekdays.<text:change-end text:change-id="ct262524144"/><text:change-start text:change-id="ct262536608"/></text:p>
      <text:p text:style-name="P81"/>
      <text:p text:style-name="P121">うーん…。</text:p>
      <text:p text:style-name="P121">Hm…</text:p>
      <text:p text:style-name="P81"/>
      <text:p text:style-name="P81">This phrase is often used when one is not sure what to say, or when thinking. In this case, we can tell that the speaker is not sure if they can accept what has been requested.</text:p>
      <text:p text:style-name="P81"/>
      <text:p text:style-name="P121">本社からのお願いです。ぜひご協力いただけませんか。</text:p>
      <text:p text:style-name="P121">It's a request from head office. I do hope you will agree to it.</text:p>
      <text:p text:style-name="P81"/>
      <text:p text:style-name="P81">The phrase「本社からのお願いです」shows that this is not a personal request, but a request from head office. By adding a third party to the discussion, it increases persuasiveness. The phrase「ぜひご協力いただけませんか」 shows that even though this is an order from head office, the speaker would like to take the listener's feelings and opinions into account. Saying 「本社からの通達（つうたつ）です」(This is an order from head office.) would sound one-sided and thoughtless. The aim is to reduce the chance of a flat-out rejection. By phrasing the situation as a cooperation between two groups (the franchise and the head office), a stronger bond can be created.</text:p>
      <text:p text:style-name="P81"/>
      <text:p text:style-name="P84">Kanji: 満「まん」、　満タン「まんたん」、満腹「まんぷく」　full stomach, 満たす<text:change-end text:change-id="ct262536608"/><text:change-start text:change-id="ct262537248"/>「みたす」　fail<text:change-end text:change-id="ct262537248"/><text:change-start text:change-id="ct262538496"/></text:p>
      <text:p text:style-name="P86">Keigo: <text:span text:style-name="T88">知っている →</text:span> ご存知「<text:change-end text:change-id="ct262538496"/><text:change-start text:change-id="ct262539856"/>ごぞんじ」 <text:span text:style-name="T88">→ </text:span>存じている「ぞんじている」<text:change-end text:change-id="ct262539856"/><text:change-start text:change-id="ct262548944"/></text:p>
      <text:p text:style-name="P84"/>
      <text:p text:style-name="P123">Words from this Dialogue</text:p>
      <text:p text:style-name="P84"/>
      <text:p text:style-name="P109"><text:soft-page-break/><text:span text:style-name="T39">家族連れ「かぞくずれ」</text:span><text:span text:style-name="T77">　</text:span><text:span text:style-name="T112">c</text:span>ustomers with families</text:p>
      <text:p text:style-name="P84">「家族連れ」is used to refer to customers who visit somewhere as a family. Whether that's parents with kids or grandparents doesn't matter. 「子ども連れ」is a similar word, which means customers with children.</text:p>
      <text:p text:style-name="P85">この公園は、週末は家族連れでにぎわう。「このこうえんは、しゅうまつはかんぞくずれでにぎわう」</text:p>
      <text:p text:style-name="P85">This park gets a lot of families with kids on the weekends.</text:p>
      <text:p text:style-name="P85">家族連れにやさしいレストランとして人気がある。「かぞくずれにやさしいれすとらんとしてにんきがある」<text:span text:style-name="T77">　</text:span>Restaurants that are good for families are very popular.<text:change-end text:change-id="ct262548944"/><text:change-start text:change-id="ct262551648"/></text:p>
      <text:p text:style-name="P85"/>
      <text:p text:style-name="P85"><text:span text:style-name="T39">週末限定「しゅうまつげんてい」</text:span><text:span text:style-name="T40">　</text:span><text:span text:style-name="T95">weekends-only</text:span></text:p>
      <text:p text:style-name="P85">「限定」means「限る」, or limited to. So「週末限定」means something that only happens on the weekends.</text:p>
      <text:p text:style-name="P85">期間限定「きかんげんてい」limited edition</text:p>
      <text:p text:style-name="P85">夏休み限定「なつやすみげんてい」<text:span text:style-name="T77">　</text:span>limited to summer break</text:p>
      <text:p text:style-name="P85">12歳以下限定「１２さいげんてい」only for those 12 years of age and under</text:p>
      <text:p text:style-name="P85">週末限定価格「しゅうまつげんていかかく」<text:span text:style-name="T77">　</text:span>weekend-only price<text:change-end text:change-id="ct262551648"/><text:change-start text:change-id="ct262560304"/></text:p>
      <text:p text:style-name="P85"/>
      <text:p text:style-name="P85"/>
      <text:p text:style-name="P28"><text:span text:style-name="T76">#22 </text:span><text:span text:style-name="T14">Identifying your chance to speak at a meeting</text:span></text:p>
      <text:p text:style-name="P2">あの、すみません。私からひとつよろしいでしょうか。</text:p>
      <text:p text:style-name="P7">Excuse me. May I say something?</text:p>
      <text:p text:style-name="P85"><text:change-end text:change-id="ct262560304"/><text:change-start text:change-id="ct262560544"/></text:p>
      <text:p text:style-name="P124">次の開発プロジェクトのターゲットはモンゴル語にしようと思うんだけど、どう思う？</text:p>
      <text:p text:style-name="P124">As our next development project target, I think we should focus on Mongolian. What do you think?</text:p>
      <text:p text:style-name="P85"/>
      <text:p text:style-name="P85">During meetings, the phrase「どう思う？」is used by superiors to invite opinions from others. In response, you should state your opinion. In this case, the superior uses the phrase 「～んだけど」when sharing their opinion, before asking for the opinions of others. 「～んだけど」is used when explaining an opinion or situation, and often prefaces a question. When asking for the opinion of a superior, use「～んですが、いかがでしょうか/どう思われますか」.<text:change-end text:change-id="ct262560544"/><text:change-start text:change-id="ct262592288"/></text:p>
      <text:p text:style-name="P85"/>
      <text:p text:style-name="P124">いいと思います。</text:p>
      <text:p text:style-name="P124">I think that's a good idea.</text:p>
      <text:p text:style-name="P85"/>
      <text:p text:style-name="P85">This is a response indicating agreement to the superior's proposal.</text:p>
      <text:p text:style-name="P85">「～と思います」is a phrase used when sharing opinions. In a meeting, 「いいと思います」is better than「いいですね」as it indicates a more positive response.</text:p>
      <text:p text:style-name="P85"/>
      <text:p text:style-name="P124">私もいいと思います。</text:p>
      <text:p text:style-name="P124">I agree.</text:p>
      <text:p text:style-name="P85"/>
      <text:p text:style-name="P85"><text:soft-page-break/>This indicates the speaker's agreement.</text:p>
      <text:p text:style-name="P85"/>
      <text:p text:style-name="P124">モンゴルは地下資源が豊富で、経済成長率も高いですし、将来有望だと思います。</text:p>
      <text:p text:style-name="P124">Mongolia has underground resources and a rising GDP. It has future potential.</text:p>
      <text:p text:style-name="P85"/>
      <text:p text:style-name="P85">This information helps explain why the speaker agreed with the proposal. When listing multiple reasons, you can use 「～し」. You can also use 「～し」after listing just one main reason to indicate that there are multiple other reasons that you agree.</text:p>
      <text:p text:style-name="P85"/>
      <text:p text:style-name="P124">じゃあ、モンゴル語でいいね。</text:p>
      <text:p text:style-name="P124">Then it's settled.</text:p>
      <text:p text:style-name="P85"/>
      <text:p text:style-name="P85">This confirms that the group has reached a decision. The meaning is the same as「モンゴル語で決まりですね」and「モンゴル語のプロジェクトを進めましょう」. The phrase「じゃあ」is used to show that you're summing up all the reasons that came before. In more formal situations, use「では」.</text:p>
      <text:p text:style-name="P85"/>
      <text:p text:style-name="P124">ティムさん、モンゴル語の専門家、知ってる？</text:p>
      <text:p text:style-name="P124">Tim-san, do you know any Mongolian experts?</text:p>
      <text:p text:style-name="P85"/>
      <text:p text:style-name="P85">「知ってる？」is a shortened version of「知っている？（知っていますか）」. In spoken Japanese, the 「い」in「ている」is often dropped. From the context, we can tell that this phrase means「モンゴル語のことがよくわかる人を知っていたら、紹介して欲しい」(If you know someone who speaks Mongolian, please introduce them to me.).</text:p>
      <text:p text:style-name="P85"/>
      <text:p text:style-name="P124">知り合いにアジア言語の専門家がいるので、聞いてみます。</text:p>
      <text:p text:style-name="P124">I know an Asian-language expert. I can ask them.</text:p>
      <text:p text:style-name="P85"/>
      <text:p text:style-name="P85">When asked「知ってる？」, the speaker responds with 「（モンゴルの専門家は知らないが、）アジア言語の専門家を知っている」(I don't know a Mongolian expert, but I do know an Asian-languages expert.). The phrase「聞いてみます」means that the speaker will reach out, but there is no guarantee that things will work out. In cases like this, the phrase 「あたってみます」 can also be used.</text:p>
      <text:p text:style-name="P85"><text:change-end text:change-id="ct262592288"/><text:change-start text:change-id="ct262592528"/></text:p>
      <text:p text:style-name="P85"/>
      <text:p text:style-name="P124">頼んだよ。</text:p>
      <text:p text:style-name="P124">Please do.</text:p>
      <text:p text:style-name="P85"/>
      <text:p text:style-name="P85">The phrase「頼んだよ」means that the superior is requesting that a subordinate take care of something. In this case, he's asking for the expert to be contacted. Superiors often use phrases like this one, as well as 「よろしく頼むよ」「よろしく（ね）」to ask subordinates to do something. This phrase cannot be used by subordinates to superiors. Instead, use 「よろしくお願いします」.</text:p>
      <text:p text:style-name="P85"/>
      <text:p text:style-name="P124">じゃあ、今日はこれでいいかな？</text:p>
      <text:p text:style-name="P124">Is that all for today?</text:p>
      <text:p text:style-name="P85"/>
      <text:p text:style-name="P85"><text:soft-page-break/>The speaker is asking if there is anything else that needs to be discussed. The meaning is the same as「これで（以上で）終わっていいですか」.<text:change-end text:change-id="ct262592528"/><text:change-start text:change-id="ct261625376"/></text:p>
      <text:p text:style-name="P85"/>
      <text:p text:style-name="P124">あの、すみません。私からひとつよろしいでしょうか。</text:p>
      <text:p text:style-name="P124">Excuse me. May I say something?</text:p>
      <text:p text:style-name="P85"/>
      <text:p text:style-name="P85">It's difficult to find opportunities to speak up during meetings, especially when they are about to end. This phrase allows the speaker to raise a topic for discussion. The phrase「あの、すみません。」is used to change the subject. The phrase「よろしいでしょうか」is a more polite version of 「いいですか」. By using the word「ひとつ」, the speaker lets the listeners know that what they have to say won't take up too much time. When you need others to wait and listen to what you have to say, use this phrase.</text:p>
      <text:p text:style-name="P85"/>
      <text:p text:style-name="P124">今週末リリース予定のページに、バグが見つかりました。</text:p>
      <text:p text:style-name="P124">I found a bug in the page we're planning to release this weekend.</text:p>
      <text:p text:style-name="P85"/>
      <text:p text:style-name="P85">Even if you are the one who discovered the bug, it's common to use the passive voice form of「見つける」(to find)、「見つかりました」(to be found). Rather than saying「私はバグを見つけました」(I found a bug.), many Japanese speakers tend to say「バグが見つかりました」(A bug was found.).</text:p>
      <text:p text:style-name="P85"/>
      <text:p text:style-name="P124">すぐに対応できる？リリースは間に合うの？</text:p>
      <text:p text:style-name="P124">Can you deal with it right away? Will we still be able to release on time?</text:p>
      <text:p text:style-name="P85"/>
      <text:p text:style-name="P85">The company's biggest goal is to protect the release date they agreed on with the client. So, this is what the speaker is asking first. To be more polite, use「対応できますか」and「間に合いますか」.</text:p>
      <text:p text:style-name="P85"/>
      <text:p text:style-name="P124">どなたかに手伝ってもらえれば、間に合います。</text:p>
      <text:p text:style-name="P124">If I can get help, we'll finish on time.</text:p>
      <text:p text:style-name="P85"/>
      <text:p text:style-name="P85">The speaker is listing conditions that need to be met in order to make the release date. When you can't deal with a problem on your own, it's important to get help and advice at a time like this. The phrase「どなたかに」is a more polite version of「だれかに」.<text:change-end text:change-id="ct261625376"/><text:change-start text:change-id="ct261634736"/></text:p>
      <text:p text:style-name="P85"/>
      <text:p text:style-name="P124">わかった、手配しよう。Okay. Let's figure it out.</text:p>
      <text:p text:style-name="P85">The verb「手配する」means to find or arrange people or things that can help. In this case, people are needed to help out. The superior will try to help his subordinate find someone.</text:p>
      <text:p text:style-name="P85"/>
      <text:p text:style-name="P124">お願いします。</text:p>
      <text:p text:style-name="P124">Thank you.</text:p>
      <text:p text:style-name="P85"/>
      <text:p text:style-name="P85">Since his superior will find someone to help him out, the speaker is thanking him with 「お願いします」. This creates positive feelings on both ends. To be more polite, use 「お願いいたします」. You can also use「ありがとうございます」.</text:p>
      <text:p text:style-name="P85"/>
      <text:p text:style-name="P87">Kanji: 着「ちゃく」、<text:change-end text:change-id="ct261634736"/><text:change-start text:change-id="ct261634976"/>到着「とうちゃく」arrival, 「接着」　adhere, 着く「つく」<text:change-end text:change-id="ct261634976"/><text:change-start text:change-id="ct262666048"/><text:span text:style-name="T78">arrive</text:span></text:p>
      <text:p text:style-name="P91"><text:soft-page-break/>Keigo: <text:s/>来る（くる）<text:span text:style-name="T94">→ </text:span>いらっしゃる（くる<text:span text:style-name="T79">for another/superior)</text:span><text:change-end text:change-id="ct262666048"/><text:change-start text:change-id="ct262668976"/><text:span text:style-name="T79"> </text:span><text:span text:style-name="T94">→ </text:span><text:change-end text:change-id="ct262668976"/><text:change-start text:change-id="ct262669248"/>まいる<text:change-end text:change-id="ct262669248"/><text:change-start text:change-id="ct262670752"/>（くる<text:span text:style-name="T79">for </text:span><text:change-end text:change-id="ct262670752"/><text:change-start text:change-id="ct262680448"/><text:span text:style-name="T79">oneself)</text:span></text:p>
      <text:p text:style-name="P88"/>
      <text:p text:style-name="P113">Words from this Dialogue</text:p>
      <text:p text:style-name="P113"/>
      <text:p text:style-name="P113">プロジェクト<text:span text:style-name="T95">project</text:span></text:p>
      <text:p text:style-name="P88">The word プロジェクトis borrowed from English, but is pronounced as "purojekuto." It's a word commonly used in the Japanese business world. Projects involve people working on tasks during a set period of time to achieve a goal. In some cases, these may involve people from different parts of the same company working together, or they may involve people from multiple companies working together. Projects can be small or large.</text:p>
      <text:p text:style-name="P88">プロジェクトメンバーproject member</text:p>
      <text:p text:style-name="P88">新規プロジェクト「しんきプロジェクト」new project</text:p>
      <text:p text:style-name="P88">ＳＤＧｓプロジェクトSDGs (sustainable development goals) project</text:p>
      <text:p text:style-name="P89">社内でＳＤＧｓ推進のためのプロジェクトが立ち上がった。</text:p>
      <text:p text:style-name="P92">「しゃないでSDGｓすいしんのためのプロジェクトがたちあがった」</text:p>
      <text:p text:style-name="P89">We began a project to promote SDGs within the company.<text:change-end text:change-id="ct262680448"/><text:change-start text:change-id="ct262669632"/></text:p>
      <text:p text:style-name="P89"/>
      <text:p text:style-name="P114">ターゲット<text:span text:style-name="T95">target</text:span></text:p>
      <text:p text:style-name="P89">The 「ターゲット」from「次の開発プロジェクトのターゲット」is referring to the goal or aim. In this case, it's Mongolian.</text:p>
      <text:p text:style-name="P89">ターゲットis also an English word, but is pronounced "taagetto." It's often used in the business world to refer to the target demographic (age, gender, characteristics, etc.) of a certain project or product.</text:p>
      <text:p text:style-name="P89">ターゲット層「ターゲットそう」target demographic</text:p>
      <text:p text:style-name="P90">この商品のターゲットは10代の若者だ。</text:p>
      <text:p text:style-name="P90">「このしょうひんのターゲットはじゅだいのわかものだ」</text:p>
      <text:p text:style-name="P90">The target demographic for this product is young people in their teens.</text:p>
      <text:p text:style-name="P90">新商品のセールスでは、ターゲット層を決めておくとよい。</text:p>
      <text:p text:style-name="P90">「しんしょうひんせーるすでは、ターゲット層をきめておくよい」</text:p>
      <text:p text:style-name="P90">You should decide the target demographic for sales of this new product.<text:change-end text:change-id="ct262669632"/><text:change-start text:change-id="ct262688080"/></text:p>
      <text:p text:style-name="P90"/>
      <text:p text:style-name="P115">手配「てはい」<text:span text:style-name="T80">　</text:span><text:span text:style-name="T95">arrange</text:span></text:p>
      <text:p text:style-name="P90">手配 means to find or arrange people or things. It can be part of a task, or it can be done beforehand in preparation. In this skit, the superior plans to arrange help for his subordinate. But 「手配する」can also be used in reference to making hotel or plane reservations. It's a word commonly used in the business world.</text:p>
      <text:p text:style-name="P90">アルバイトを急いで手配する 「あるばいとをいそいでてはいする」 finding part-time workers quickly</text:p>
      <text:p text:style-name="P90">車の手配をする 「くるまをてはいする」<text:span text:style-name="T81">　a</text:span>rranging for a car</text:p>
      <text:p text:style-name="P90">おみやげの手配をする<text:span text:style-name="T82">　</text:span>「おみやげのてはいする」<text:span text:style-name="T81">　</text:span>getting omiyage<text:change-end text:change-id="ct262688080"/><text:change-start text:change-id="ct262704880"/></text:p>
      <text:p text:style-name="P90"/>
      <text:p text:style-name="P29"><text:span text:style-name="T78">#23 </text:span><text:span text:style-name="T14">Explaining when there's been a misunderstanding</text:span></text:p>
      <text:p text:style-name="P2">行き違いがあったようです。すぐに対応いたします。</text:p>
      <text:p text:style-name="P7"><text:soft-page-break/>There's been a misunderstanding. I'll deal with it right away.</text:p>
      <text:p text:style-name="P115"/>
      <text:p text:style-name="P115">ビマさん、EJの仕事はどうなりました？</text:p>
      <text:p text:style-name="P115">Bima-san, how's that EJ job?</text:p>
      <text:p text:style-name="P90"/>
      <text:p text:style-name="P90">The phrase「仕事はどうなりました？」is often used to check on the status of a job. In this case, the「か」 of「～はどうなりましたか」is omitted.</text:p>
      <text:p text:style-name="P90">You can use a number of terms in the place of「EJの仕事」, such as 「例の件」or「あのプロジェクト」.</text:p>
      <text:p text:style-name="P90"/>
      <text:p text:style-name="P115"><text:change-end text:change-id="ct262704880"/><text:change-start text:change-id="ct262705120"/>今から取り掛かるところです。</text:p>
      <text:p text:style-name="P115">I'm about to get started.</text:p>
      <text:p text:style-name="P112"/>
      <text:p text:style-name="P90">This phrase means「これから仕事を始める」. The phrase「ところです」lets the listener know where you are in the process of 仕事に取り掛かる→仕事をしている→仕事が終わった.</text:p>
      <text:p text:style-name="P90"/>
      <text:p text:style-name="P115">えっ、今から？ EJですよ？</text:p>
      <text:p text:style-name="P115">About to start? On EJ?</text:p>
      <text:p text:style-name="P90"/>
      <text:p text:style-name="P90">The phrase「えっ、今から？」shows surprise. The speaker is shocked that the work hasn't been started on a product that was due this afternoon. The phrase「EJですよ？」is used to confirm that the speaker and listener are talking about the same thing.</text:p>
      <text:p text:style-name="P90"/>
      <text:p text:style-name="P115">今日のお昼が納品でしたよね。</text:p>
      <text:p text:style-name="P115">That work was due this afternoon, right?</text:p>
      <text:p text:style-name="P90"/>
      <text:p text:style-name="P90">The speaker is confirming the due date. The phrase「よね」is often used when making a confirmation.</text:p>
      <text:p text:style-name="P90"/>
      <text:p text:style-name="P115">そうなんですか？</text:p>
      <text:p text:style-name="P115">Really?</text:p>
      <text:p text:style-name="P90"/>
      <text:p text:style-name="P90">The speaker is surprised, and asks this question. The intonation is rising in this case. But by changing the intonation, this phrase can be used to indicate surprise, doubt, satisfaction, or confirmation.<text:change-end text:change-id="ct262705120"/><text:change-start text:change-id="ct262737520"/></text:p>
      <text:p text:style-name="P90"/>
      <text:p text:style-name="P115">その指示書を見せてくれますか。</text:p>
      <text:p text:style-name="P115">Can you show me the instructions?</text:p>
      <text:p text:style-name="P90"/>
      <text:p text:style-name="P90">The speaker is asking to see the instructions. The phrase「見せてください」is a direct order. Using the phrase 「見せてくれますか」is a request.</text:p>
      <text:p text:style-name="P90"/>
      <text:p text:style-name="P115">これはEJ自動車の仕事ですね。</text:p>
      <text:p text:style-name="P115">This is EJ Automotive.</text:p>
      <text:p text:style-name="P90"/>
      <text:p text:style-name="P90">The initials of the company, EJ, caused the confusion. There are two companies with the same initials that requested products! The sentence explains the facts as the speaker attempts to remain calm.</text:p>
      <text:p text:style-name="P90"><text:soft-page-break/></text:p>
      <text:p text:style-name="P115">あった、ほら、こっちですよ。EJ工業の仕事ですよ。</text:p>
      <text:p text:style-name="P115">Here it is, look. This one. This is the EJ Manufacturing job.</text:p>
      <text:p text:style-name="P90"/>
      <text:p text:style-name="P90">When you find something, use 「あった」rather than 「ある」. 「ほら」means「ほら（みてください）」, and is a request for the listener to look. The phrase「こっちですよ」shows that this is the order form from EJ Manufacturing, and not EJ Automotive.</text:p>
      <text:p text:style-name="P90"/>
      <text:p text:style-name="P115"><text:change-end text:change-id="ct262737520"/><text:change-start text:change-id="ct262737760"/>私もちゃんと確認すればよかったですね。</text:p>
      <text:p text:style-name="P115">But I should have checked, too. Not just you.</text:p>
      <text:p text:style-name="P115"/>
      <text:p text:style-name="P90">The form「～ばよかった」shows regret at having not done something. The speaker feels responsibility for not communicating <text:span text:style-name="T88">thoroughly</text:span> enough.</text:p>
      <text:p text:style-name="P90"/>
      <text:p text:style-name="P115">取り急ぎ、先方に説明してきますね。</text:p>
      <text:p text:style-name="P115">I'll explain to the client.</text:p>
      <text:p text:style-name="P112"/>
      <text:p text:style-name="P90">When a problem occurs, it's important to take the necessary actions right away. The phrase「取り急ぎ」means「まずは、すぐに」. In this case, the speaker is using it to show that there are lots of actions that must be taken. The word「先方」refers to the client, EJ Manufacturing. The speaker will now let them know about the problem.</text:p>
      <text:p text:style-name="P90"/>
      <text:p text:style-name="P115">お願いします。</text:p>
      <text:p text:style-name="P115">Thank you.</text:p>
      <text:p text:style-name="P90"/>
      <text:p text:style-name="P90">The speaker is asking their coworker to please do what they suggested.</text:p>
      <text:p text:style-name="P90"/>
      <text:p text:style-name="P115">ビマさん、EJ工業から催促の電話が来てるけど、終わったよね。</text:p>
      <text:p text:style-name="P115">I got a call from EJ Manufacturing. That job is done, right?</text:p>
      <text:p text:style-name="P115"/>
      <text:p text:style-name="P90">The speaker got a call from EJ Manufacturing asking about their products. The speaker is asking the listener to confirm that they successfully delivered the products.</text:p>
      <text:p text:style-name="P90"/>
      <text:p text:style-name="P115">すみません、実はまだ終わっていません。</text:p>
      <text:p text:style-name="P115">I'm sorry. Actually, it's not done yet.</text:p>
      <text:p text:style-name="P90"/>
      <text:p text:style-name="P90">The speaker begins with 「すみません」before apologizing that the work hasn't been finished yet. The phrase「実は」precedes an explanation.<text:change-end text:change-id="ct262737760"/><text:change-start text:change-id="ct262775760"/></text:p>
      <text:p text:style-name="P90"/>
      <text:p text:style-name="P115">あれ、お昼過ぎているよ。</text:p>
      <text:p text:style-name="P115">But it's already past noon.</text:p>
      <text:p text:style-name="P90"/>
      <text:p text:style-name="P90">The product was supposed to be delivered by noon, so the speaker reacts with surprise by using the phrase 「あれ、」. By stating the facts as he understands them, the speaker is asking for more details.</text:p>
      <text:p text:style-name="P90"/>
      <text:p text:style-name="P115">営業の岩村さんと納期の確認はしなかったの？</text:p>
      <text:p text:style-name="P115">You didn't check the deadline with Iwamura-san from sales?</text:p>
      <text:p text:style-name="P90"><text:soft-page-break/></text:p>
      <text:p text:style-name="P90">The speaker is asking if the listener confirmed the deadline with his coworker ahead of time. By asking using「しなかったの？」, the speaker shows that he expected the listener to have checked.</text:p>
      <text:p text:style-name="P90"/>
      <text:p text:style-name="P115">すみません、行き違いがあったようです。すぐに対応いたします。</text:p>
      <text:p text:style-name="P115">There's been a misunderstanding. I'll deal with it right away.</text:p>
      <text:p text:style-name="P90"/>
      <text:p text:style-name="P90">These two sentences contain an explanation, a reason for the problem, and how the speaker plans to deal with the problem. The word「すみません」is used to begin, and is an apology for the missed deadline. Next, the speaker explains that the problem stemmed from a lack of communication between himself and his coworker. But, he avoids placing blame on either party. Next, the speaker uses the phrase 「ようです」to show that there are still parts of the situation that are unclear. These two sentences let the listener know that since the client is waiting, there is no time for a lengthy explanation, and that the speaker must deal with the situation right away.</text:p>
      <text:p text:style-name="P90">When problems occur, it's important to work as a team to resolve the issues quickly. It's also important to take steps to make sure that the same mistake doesn't happen again.<text:change-end text:change-id="ct262775760"/><text:change-start text:change-id="ct262782256"/></text:p>
      <text:p text:style-name="P90"/>
      <text:p text:style-name="P115">じゃあ、よろしくね。</text:p>
      <text:p text:style-name="P115">Okay, thank you.</text:p>
      <text:p text:style-name="P90"/>
      <text:p text:style-name="P90">The speaker's comment indicates that even though the details aren't clear yet, solving the problem is the most important step to take, so he would like the listener to take care of it.</text:p>
      <text:p text:style-name="P90"/>
      <text:p text:style-name="P93">Kanji: 通「つう」、　交通「こうつう」　traffic, 通知「つうち」　notification, 通る<text:change-end text:change-id="ct262782256"/><text:change-start text:change-id="ct262782576"/>「とおる」<text:change-end text:change-id="ct262782576"/><text:change-start text:change-id="ct262783552"/></text:p>
      <text:p text:style-name="P94">Keigo: <text:change-end text:change-id="ct262783552"/><text:change-start text:change-id="ct262784112"/><text:span text:style-name="T88">いる・います→</text:span> <text:change-end text:change-id="ct262784112"/><text:change-start text:change-id="ct262789568"/><text:span text:style-name="T88">いらっしゃる・いらっしゃいます→</text:span> <text:span text:style-name="T88">おる・</text:span>おります</text:p>
      <text:p text:style-name="P94"/>
      <text:p text:style-name="P116">Words from this Dialogue</text:p>
      <text:p text:style-name="P116"/>
      <text:p text:style-name="P116">取り掛かる「とりかかる」<text:span text:style-name="T86">　 </text:span><text:span text:style-name="T95">get to work, get started</text:span></text:p>
      <text:p text:style-name="P94">「取り掛かる」means to get started or get to work on something. The action hasn't started yet.</text:p>
      <text:p text:style-name="P94">The word「取り組む」is similar, but「取り組む」means「（仕事や問題の解決などに向けて）熱心に励むこと」(putting effort in to see that a task is finished or a problem is solved) and indicates that action is already taking place.</text:p>
      <text:p text:style-name="P94">例）3か月間プログラム開発に取り組んだ。I took on a 3-month program development job.</text:p>
      <text:p text:style-name="P94">「プログラム開発の仕事をした」explains a fact, while 「～に取り組む」explains the effort that went into it.</text:p>
      <text:p text:style-name="P99">プロジェクトが終わり、ようやく次の仕事に取り掛かることができる。</text:p>
      <text:p text:style-name="P99">「ぷろじぇくとがおわり、ようやくつぎのしごとにとりかかることができる」</text:p>
      <text:p text:style-name="P99">The project finished, so I can get started on my next task.</text:p>
      <text:p text:style-name="P99">システムが復旧してやっと仕事に取り掛かることができた。</text:p>
      <text:p text:style-name="P99">「しすてむがふっきゅうしてやっとしごとにとりかかることができた」</text:p>
      <text:p text:style-name="P99">The system is back online, so I was able to get to work.</text:p>
      <text:p text:style-name="P99">バグの原因を解明するために調査に取り掛かる。</text:p>
      <text:p text:style-name="P99">「ばぐのげんいんをかいめいするためにちょうさとりかかる」</text:p>
      <text:p text:style-name="P99"><text:soft-page-break/>I'm about to get started on an investigation into what caused the bug.</text:p>
      <text:p text:style-name="P94"/>
      <text:p text:style-name="P116">納品「のうひん」<text:span text:style-name="T85">　</text:span><text:span text:style-name="T95">fulfillment, submission, delivery</text:span></text:p>
      <text:p text:style-name="P94">納品 means to fulfill an order or deliver a product that was ordered. This word can be used in phrases like「納品管理」and「納品先」.</text:p>
      <text:p text:style-name="P94">For example, combine 納品 and 予定日to make 納品予定日.</text:p>
      <text:p text:style-name="P94">Combine 納品 and 方法 to make 納品方法.</text:p>
      <text:p text:style-name="P94">納品 can be used to refer to both products and services.</text:p>
      <text:p text:style-name="P94">納品管理「のうひんかんり」delivery management</text:p>
      <text:p text:style-name="P94">納品書「のうひんしょ」delivery slip</text:p>
      <text:p text:style-name="P98">日本の会社は納品日に厳しい「にほんのかいしゃはのうひんびにきびしい」</text:p>
      <text:p text:style-name="P98">Japanese companies are strict in their product delivery deadlines.</text:p>
      <text:p text:style-name="P96">この製品は受注から納品まで２週間かかる。</text:p>
      <text:p text:style-name="P102">「このせいひんはじゅちゅうからのうひんまでにしゅうかんかかる」</text:p>
      <text:p text:style-name="P96">This product has a two-week lead time between order and delivery.</text:p>
      <text:p text:style-name="P97">納品予定日は10月10日です。「のうひんようてびはじゅがつとうかです」</text:p>
      <text:p text:style-name="P97">The scheduled delivery date is October 10th.</text:p>
      <text:p text:style-name="P94"/>
      <text:p text:style-name="P116">取り急ぎ「とりいすぎ」<text:span text:style-name="T95">for now</text:span></text:p>
      <text:p text:style-name="P94">In this skit,「取り急ぎ」means「やらなければならないことは色々あるが、まずは」(I'm quite busy, so for now, I'll just do this.). It's used in many situations. For example, when writing an email, you can use the phrase「取り急ぎお知らせします」to let the recipient know something, even if you are in a hurry. This phrase lets the recipient know that you will follow up later. However, if considerable time has passed, or you would rather be polite, try not to use 「取り急ぎ」.</text:p>
      <text:p text:style-name="P95">取り急ぎ見積書を添付いたします。詳細につきましては後ほどご説明いたします。</text:p>
      <text:p text:style-name="P95"><text:span text:style-name="T84">[</text:span>とりいそぎみつもりしょをてんぷいたします。しょうさいにつきましてはのちほどごせつめいいたします<text:span text:style-name="T84">]</text:span></text:p>
      <text:p text:style-name="P95">For now, I'll send the quotation. I'll follow up later with a more detailed explanation.</text:p>
      <text:p text:style-name="P95">～さんから電話があり、取り急ぎ用件をメールで送るということです。</text:p>
      <text:p text:style-name="P95"><text:span text:style-name="T84">[</text:span>～さんからでんわがあり、とりいそぎようけんをモールでおくるということです<text:span text:style-name="T84">]</text:span></text:p>
      <text:p text:style-name="P95">I had a call from Ms. ~, who let me know that she would send you a quick email for now.</text:p>
      <text:p text:style-name="P95"/>
      <text:p text:style-name="P30"><text:change-end text:change-id="ct262789568"/><text:change-start text:change-id="ct262828320"/><text:span text:style-name="T83">#24 </text:span><text:span text:style-name="T14">Adjusting a schedule with a client</text:span></text:p>
      <text:p text:style-name="P2">その日はあいにく先約が入っております。</text:p>
      <text:p text:style-name="P7">Unfortunately, I have a prior commitment on that day.</text:p>
      <text:p text:style-name="P95"><text:change-end text:change-id="ct262828320"/><text:change-start text:change-id="ct262829296"/></text:p>
      <text:p text:style-name="P117"><text:change-end text:change-id="ct262829296"/><text:change-start text:change-id="ct262831424"/>はい、ピザがま製造です。</text:p>
      <text:p text:style-name="P117">This is Pizza Oven Makers.</text:p>
      <text:p text:style-name="P95">When answering the phone at work, use「はい」followed by the name of the company, rather than 「もしもし」. In many cases, people add the department name or their own name after the name of the company.<text:change-end text:change-id="ct262831424"/><text:change-start text:change-id="ct262836272"/></text:p>
      <text:p text:style-name="P95"/>
      <text:p text:style-name="P117">ピッツェリア前橋です。いつもお世話になっております。</text:p>
      <text:p text:style-name="P117"><text:soft-page-break/>This is Pizzeria Maebashi. Thank you for everything.</text:p>
      <text:p text:style-name="P95"/>
      <text:p text:style-name="P95">This is a standard phrase used in telephone calls, meaning 「いつもありがとうございます」. Even if you don't know the person on the other end, you use this phrase because it applies to the relationship between the two companies.<text:change-end text:change-id="ct262836272"/><text:change-start text:change-id="ct262838144"/></text:p>
      <text:p text:style-name="P95"/>
      <text:p text:style-name="P116"><text:change-end text:change-id="ct262838144"/><text:change-start text:change-id="ct262840832"/>お世話になっております。</text:p>
      <text:p text:style-name="P116">Thank you, as well.</text:p>
      <text:p text:style-name="P94"/>
      <text:p text:style-name="P94">This is a response to 「いつもお世話になっております」.<text:change-end text:change-id="ct262840832"/><text:change-start text:change-id="ct262849296"/></text:p>
      <text:p text:style-name="P94"/>
      <text:p text:style-name="P116">窯の調子が悪いんですよね。</text:p>
      <text:p text:style-name="P116">Our oven isn't working well.</text:p>
      <text:p text:style-name="P94"/>
      <text:p text:style-name="P94">This is an explanation of what is happening at the speaker's company. Using「～んですよね」indicates a feeling of distress.</text:p>
      <text:p text:style-name="P94"/>
      <text:p text:style-name="P116">できれば今週の水曜日、見てもらえませんか。</text:p>
      <text:p text:style-name="P116">If possible, I'd like you to come look at it on Wednesday.</text:p>
      <text:p text:style-name="P94"/>
      <text:p text:style-name="P94">The client is asking for a repair on a specific day. The phrase「できれば」shows consideration for the listener.<text:change-end text:change-id="ct262849296"/><text:change-start text:change-id="ct262867888"/></text:p>
      <text:p text:style-name="P94"/>
      <text:p text:style-name="P116">定休日なので。</text:p>
      <text:p text:style-name="P116">We're closed that day.</text:p>
      <text:p text:style-name="P94"/>
      <text:p text:style-name="P94">The second half of the sentence is omitted, but the implication is that Wednesday is a convenient day for the client because their business is closed on that day.</text:p>
      <text:p text:style-name="P94"/>
      <text:p text:style-name="P116">申し訳ございません。</text:p>
      <text:p text:style-name="P116">My apologies.</text:p>
      <text:p text:style-name="P94"/>
      <text:p text:style-name="P94">This is a polite apology that the speaker was unable to meet the listener's request. It's more formal than 「すみません」and is suitable for interactions with customers or clients.</text:p>
      <text:p text:style-name="P94"/>
      <text:p text:style-name="P116">その日はあいにく先約が入っております。</text:p>
      <text:p text:style-name="P116">Unfortunately, I have a prior commitment on that day.</text:p>
      <text:p text:style-name="P94"/>
      <text:p text:style-name="P94">「先約」means a prior commitment. It's a polite way to let someone know you can't accommodate them, as it's understood that reservations/appointments are taken on a rolling basis. Using the word「あいにく」lets the client know that you feel sorry that you are unable to do as they would like, but are unfortunately unable to change that.</text:p>
      <text:p text:style-name="P94"/>
      <text:p text:style-name="P116">来週の水曜日はいかがでしょうか。</text:p>
      <text:p text:style-name="P116">How about Wednesday next week?</text:p>
      <text:p text:style-name="P94"/>
      <text:p text:style-name="P94">The speaker is making a suggestion for an alternative day.<text:change-end text:change-id="ct262867888"/><text:change-start text:change-id="ct262882880"/></text:p>
      <text:p text:style-name="P94"/>
      <text:p text:style-name="P116"><text:soft-page-break/>来週ですか…。</text:p>
      <text:p text:style-name="P116">Next week...</text:p>
      <text:p text:style-name="P94"/>
      <text:p text:style-name="P94">By drawing out「ですか…」, the speaker lets the listener know that they are considering the proposition, or perhaps they have decided it won't work. Their next sentence will indicate which is the case in this situation. (In fact, it's the latter; this situation just won't work.)</text:p>
      <text:p text:style-name="P94"/>
      <text:p text:style-name="P116">週末はお客さんが多いので、金曜日までに何とかなりませんか。</text:p>
      <text:p text:style-name="P116">We have a lot of customers on the weekend. Could you come before Friday?</text:p>
      <text:p text:style-name="P94"/>
      <text:p text:style-name="P94">The phrase「なんとかなりませんか」means「無理を言って申し訳ないが、ぜひ検討して欲しい」(I'm very sorry, but please consider it.), and shows that the speaker is in a tight situation. Even if it isn't a Wednesday, coming on a slow weekday before Friday would be their best option. This phrase communicates that desire to the listener.</text:p>
      <text:p text:style-name="P94"/>
      <text:p text:style-name="P116">午前中にお願いしたいんです。</text:p>
      <text:p text:style-name="P116">In the morning, if possible.</text:p>
      <text:p text:style-name="P94"/>
      <text:p text:style-name="P94">The speaker is making a request for a specific time frame.</text:p>
      <text:p text:style-name="P94"/>
      <text:p text:style-name="P116"><text:change-end text:change-id="ct262882880"/><text:change-start text:change-id="ct262902976"/>では、木曜日の午前中はいかがでしょうか。</text:p>
      <text:p text:style-name="P116">I could do Thursday morning. Is that okay?</text:p>
      <text:p text:style-name="P94"/>
      <text:p text:style-name="P94">The speaker is looking for a mutually agreeable time, and suggests Thursday morning.</text:p>
      <text:p text:style-name="P94"/>
      <text:p text:style-name="P116">よかった、それで結構です。</text:p>
      <text:p text:style-name="P116">Oh, yes. That would be fine.</text:p>
      <text:p text:style-name="P94"/>
      <text:p text:style-name="P94">「よかった」shows a feeling of relief. 「それで結構です」shows that the speaker accepts the listener's proposal.</text:p>
      <text:p text:style-name="P94"/>
      <text:p text:style-name="P116">お願いします。</text:p>
      <text:p text:style-name="P116">Thank you</text:p>
      <text:p text:style-name="P94"/>
      <text:p text:style-name="P116">かしこまりました。</text:p>
      <text:p text:style-name="P116">Of course.</text:p>
      <text:p text:style-name="P94"/>
      <text:p text:style-name="P94">This is a more polite form of「わかりました」that is suitable for use with superiors and clients. It is not suitable for use with subordinates. For a superior you are close with, you can use 「わかりました」. Decide which to use based on your relationship to the listener.</text:p>
      <text:p text:style-name="P94"/>
      <text:p text:style-name="P103">Kanji: 認「にん」、　承認「しょうにん」　acceptance, 確認「かくにん」　confirmation, 認める</text:p>
      <text:p text:style-name="P103">Keigo: <text:span text:style-name="T88">する→</text:span> <text:span text:style-name="T88">なさいます →</text:span><text:span text:style-name="T87"> いたします</text:span></text:p>
      <text:p text:style-name="P111"><text:change-end text:change-id="ct262902976"/><text:change-start text:change-id="ct262926560"/>Words from this Dialogue</text:p>
      <text:p text:style-name="P111"/>
      <text:p text:style-name="P116">定休日「ていきゅうび」<text:span text:style-name="T100">　</text:span><text:span text:style-name="T95">scheduled day off/regular holiday</text:span></text:p>
      <text:p text:style-name="P94"><text:soft-page-break/>定休日 refers to a shop or restaurant's scheduled day off. In the case of libraries and museums, the word 休館日 is used. In the case of zoos, the word 休園日is used. The opposite of 定休日is 営業日 (business day).</text:p>
      <text:p text:style-name="P94">Be careful when counting business days. In the case of the following phrase, scheduled holidays aren't counted:</text:p>
      <text:p text:style-name="P94">「予約希望日の3営業日前までにお申込みください」.</text:p>
      <text:p text:style-name="P94">Some shops don't have 定休日, in which case they are「年中無休」(open year-round).</text:p>
      <text:p text:style-name="P101">あのお店は、毎週月曜日が定休日です。「あのみせは、まいしゅうげつようびがていきゅうびです。」</text:p>
      <text:p text:style-name="P101">That store is always closed on Mondays.</text:p>
      <text:p text:style-name="P101">美容院は火曜日が定休日のところが多い。「びよういんはかようびがていきゅうびのところがおおい」</text:p>
      <text:p text:style-name="P101">Many salons are closed on Tuesdays.</text:p>
      <text:p text:style-name="P101">あのスーパーは年中無休だ。「あのすーぱーはねんじゅむきゅうだ」</text:p>
      <text:p text:style-name="P101">That supermarket is open year-round.</text:p>
      <text:p text:style-name="P94"/>
      <text:p text:style-name="P94"><text:span text:style-name="T39">結構です「けっこうです」 <text:s text:c="2"/></text:span><text:span text:style-name="T95">That's fine</text:span>.</text:p>
      <text:p text:style-name="P94">「結構です」means 「いいです」. It can have a negative meaning, depending on the context. Consider the context and the speaker's expression when deciding whether they mean it in a positive or negative way. By adding 「それで」in front to make「それで結構です」, the speaker likely means「問題ない、いいです」. If you aren't sure, don't hesitate to ask by using the following phrase: 「それは～ということですか」.</text:p>
      <text:p text:style-name="P94">「コーヒー、もう一杯いかがですか。」<text:span text:style-name="T87">　こーひー、もういっぱいいかがですか</text:span></text:p>
      <text:p text:style-name="P94">要らない場合→「（いえ、）結構です。」<text:span text:style-name="T87">　いえ、けっこうです。</text:span></text:p>
      <text:p text:style-name="P100">要る場合→「はい、いただきます」。<text:tab/>はい、いただきます。</text:p>
      <text:p text:style-name="P100">How about another cup of coffee?</text:p>
      <text:p text:style-name="P94">When you don't want one → I'm fine, thanks.</text:p>
      <text:p text:style-name="P94">When you want one → Yes, please.</text:p>
      <text:p text:style-name="P100">「コーヒーのミルクの量はこのくらいでいいですか。」</text:p>
      <text:p text:style-name="P100">こーひーのみるくのりょうはこのくらいでいいですか</text:p>
      <text:p text:style-name="P100">Would you like any more milk in your coffee?</text:p>
      <text:p text:style-name="P100">「それで結構です。」（いいです、充分です）<text:span text:style-name="T87">　それでけっこうです。（いいです、じゅぶんです。）</text:span></text:p>
      <text:p text:style-name="P100">That's fine, thanks. (turning down more milk)<text:change-end text:change-id="ct262926560"/><text:change-start text:change-id="ct262933264"/></text:p>
      <text:p text:style-name="P100"/>
      <text:p text:style-name="P31"><text:span text:style-name="T83">#25 </text:span><text:span text:style-name="T14">Making small talk with a client</text:span></text:p>
      <text:p text:style-name="P2">スキューバダイビングをなさるんですか。始められたきっかけはなんですか。</text:p>
      <text:p text:style-name="P7">You do scuba diving? How did you first start?</text:p>
      <text:p text:style-name="Standard"/>
      <text:p text:style-name="P50">御社は技術力が高いので、ぜひ長いお付き合いをお願いしたいと思っております。</text:p>
      <text:p text:style-name="P50">Your company has great technical expertise, so we'd like to work with you in the future.</text:p>
      <text:p text:style-name="Standard"/>
      <text:p text:style-name="Standard">「御社」is a polite way to say「あなたの会社」. The sentence「長いお付き合いをお願いしたいと思っております」means that the speaker wants to work with the listener's company more in <text:soft-page-break/>the future, and is thinking about the long term. This sentence politely expresses the speaker's strong feelings. The phrase「ぜひ～したい」serves to emphasize the speaker's wishes.</text:p>
      <text:p text:style-name="P100"><text:change-end text:change-id="ct262933264"/><text:change-start text:change-id="ct262937056"/></text:p>
      <text:p text:style-name="P118"><text:change-end text:change-id="ct262937056"/><text:change-start text:change-id="ct262939824"/>こちらこそ、よろしくお願いいたします。</text:p>
      <text:p text:style-name="P118">We look forward to working with you as well.</text:p>
      <text:p text:style-name="P100"/>
      <text:p text:style-name="P100">This is a response to the previous remark. The phrase clearly shows that the current speaker shares the same wish to work together in the future.<text:change-end text:change-id="ct262939824"/><text:change-start text:change-id="ct262948864"/></text:p>
      <text:p text:style-name="P100"/>
      <text:p text:style-name="P118">すみません、急に呼び出されまして。</text:p>
      <text:p text:style-name="P118">I'm sorry, I've just been called out.</text:p>
      <text:p text:style-name="P100"/>
      <text:p text:style-name="P100">The speaker is explaining the situation and making an apology for receiving a phone call during the meeting. An apology comes first, then an explanation. The conjugation「まして」is used to cut the sentence off midway. In this case, 「この後席を外さなければなりませんが、お許しくださいますか」(Please excuse me for a moment.) would follow.</text:p>
      <text:p text:style-name="P100"/>
      <text:p text:style-name="P118">10分ほどお待ちいただけますか。</text:p>
      <text:p text:style-name="P118">Would you mind waiting about ten minutes?</text:p>
      <text:p text:style-name="P100"/>
      <text:p text:style-name="P100">「10分ほど」is a more polite way to say「10分ぐらい」. The phrase「お待ちいただけますか」uses「お待ちください」and the request form（～いただけますか）to be more polite.<text:change-end text:change-id="ct262948864"/><text:change-start text:change-id="ct262963472"/></text:p>
      <text:p text:style-name="P100"/>
      <text:p text:style-name="P118">わかりました。</text:p>
      <text:p text:style-name="P118">Sure.</text:p>
      <text:p text:style-name="P100"/>
      <text:p text:style-name="P118">あちらでコーヒー、いかがですか。</text:p>
      <text:p text:style-name="P118">Would you like to have some coffee?</text:p>
      <text:p text:style-name="P100"/>
      <text:p text:style-name="P100">The speaker offers their guest some coffee while they wait. The word「あちら」is a more polite form of「あそこ」. The phrase「コーヒー、いかがですか」omits the 「は」. To be more casual, use 「あそこでコーヒー、どうですか」.</text:p>
      <text:p text:style-name="P100"/>
      <text:p text:style-name="P118">はい、ありがとうございます。</text:p>
      <text:p text:style-name="P118">Yes, please.</text:p>
      <text:p text:style-name="P100"/>
      <text:p text:style-name="P118">マルソーさん、休日はどんなところに行かれますか。</text:p>
      <text:p text:style-name="P118">Marso-san, where do you like to go on weekends?</text:p>
      <text:p text:style-name="P100"/>
      <text:p text:style-name="P100">To break the ice, the speaker uses the listener's name before asking their question. It's a fairly safe conversational choice to ask about weekend hobbies, so it's a good choice for friendly, casual conversation. The phrase「行かれますか」is a respectful form of「行きますか」. It has the same construction as the passive form. You can judge whether it is being used as passive form or respectful form by considering the context.<text:change-end text:change-id="ct262963472"/><text:change-start text:change-id="ct262982624"/></text:p>
      <text:p text:style-name="P100"/>
      <text:p text:style-name="P118">週末はよく湖に行きます。</text:p>
      <text:p text:style-name="P118">I often go to the lake on weekends.</text:p>
      <text:p text:style-name="P100"/>
      <text:p text:style-name="P100"><text:soft-page-break/>「よく」means that you do something a lot. Using the phrase「週末はよく○○します」is a way to explain what one usually does on weekends.</text:p>
      <text:p text:style-name="P100"/>
      <text:p text:style-name="P118">釣りが好きなんです。</text:p>
      <text:p text:style-name="P118">I like to fish.</text:p>
      <text:p text:style-name="P100"/>
      <text:p text:style-name="P100">After explaining that he goes to the lake on weekends, the speaker explains it's because he likes fishing, and adds 「んです」on the end to add emphasis. By responding to questions, and adding reasons or explanations, the conversation flows more smoothly.</text:p>
      <text:p text:style-name="P100"/>
      <text:p text:style-name="P118">釣りですか。いいですね。</text:p>
      <text:p text:style-name="P118">Fishing? That's great.</text:p>
      <text:p text:style-name="P100"/>
      <text:p text:style-name="P100">The speaker is showing that they are following along by saying「いいですね」. But based on their tone of voice, we can tell that they may not actually be interested.</text:p>
      <text:p text:style-name="P100"/>
      <text:p text:style-name="P118">和田さんは、何していらっしゃるんですか。</text:p>
      <text:p text:style-name="P118">Wada-san, what do you like to do?</text:p>
      <text:p text:style-name="P100"/>
      <text:p text:style-name="P100">Now, the speaker is taking their turn to ask about the listener's weekend habits. Instead of saying「（休日は）何をしていますか」, the speaker uses いらっしゃる to show respect. Though maintaining a respectful tone, the speaker adds「んですか」for emphasis and to show their interest in the response. This will contribute to greater closeness between the two.<text:change-end text:change-id="ct262982624"/><text:change-start text:change-id="ct263001792"/></text:p>
      <text:p text:style-name="P100"/>
      <text:p text:style-name="P118">私はスキューバダイビングによく行くんです。</text:p>
      <text:p text:style-name="P118">I often go scuba diving.</text:p>
      <text:p text:style-name="P100"/>
      <text:p text:style-name="P100">The speaker uses 「よく行くんです」rather than「よく行きます」in this case. By adding in「んです」based on the situation, the two can bridge the gap between them.</text:p>
      <text:p text:style-name="P100"/>
      <text:p text:style-name="P118">スキューバダイビングをなさるんですか。始められたきっかけはなんですか。</text:p>
      <text:p text:style-name="P118">You do scuba diving? How did you first start?</text:p>
      <text:p text:style-name="P100"/>
      <text:p text:style-name="P100">The phrase「スキューバダイビングをなさるんですか」repeats part of what the previous speaker just said （スキューバダイビング）, and uses polite language to form a question. This creates the impression that the speaker wants to know more details. The word「なさる」is a respectful form of「する」. After phrases ending in「～なさるんですか」, the speaker can add on lots of different questions.</text:p>
      <text:p text:style-name="P100">The word「きっかけ」(chance, opportunity, occasion) is being used to ask about how the listener started their hobby, scuba diving. Asking in this way shows the listener that you are interested in, and gives them something concrete to talk about. Rather than asking「なんで始めたんですか」(Why did you start?), it's more polite (and appropriate for a business conversation) to ask in this way.</text:p>
      <text:p text:style-name="P100"/>
      <text:p text:style-name="P118">妻が学生時代から好きで、私も始めたら楽しくて…。</text:p>
      <text:p text:style-name="P118">My wife has been doing it since she was a student. She introduced me to it, and I found it really fun.</text:p>
      <text:p text:style-name="P100"><text:soft-page-break/></text:p>
      <text:p text:style-name="P100">The second sentence trails off, but if it didn't, we can assume it might say:「私も始めたら楽しくて（休日にダイビングをするようになりました）」. Talking about how one started hobbies in this way is relatively personal, so it's a good way to build trust between two people.</text:p>
      <text:p text:style-name="P100"/>
      <text:p text:style-name="P118">海の中、気持ちいいですよ。</text:p>
      <text:p text:style-name="P118">It feels great to be underwater.</text:p>
      <text:p text:style-name="P100"/>
      <text:p text:style-name="P100">The speaker is sharing their feelings about scuba diving. By expressing your feelings or opinions in this way, one can help the conversation to flow better.<text:change-end text:change-id="ct263001792"/><text:change-start text:change-id="ct263007696"/></text:p>
      <text:p text:style-name="P100"/>
      <text:p text:style-name="P118">いいですね。ぜひ私も一度やってみたいです。</text:p>
      <text:p text:style-name="P118">That sounds great. I'd love to try it sometime.</text:p>
      <text:p text:style-name="P100"/>
      <text:p text:style-name="P100">The speaker expresses agreement with「いいですね」. The phrase「ぜひ一度やってみたい」shows that the speaker is interested in the listener's hobby.</text:p>
      <text:p text:style-name="P100"/>
      <text:p text:style-name="P104">Kanji: 昨「さく」、製作「せいさく」production, 作業「さぎょう」work, <text:change-end text:change-id="ct263007696"/><text:change-start text:change-id="ct263008016"/>作る<text:change-end text:change-id="ct263008016"/><text:change-start text:change-id="ct263008992"/></text:p>
      <text:p text:style-name="P104">Keigo: <text:change-end text:change-id="ct263008992"/><text:change-start text:change-id="ct263010912"/><text:span text:style-name="T88">いう→おっしゃる（おっしゃいます）→ 申す（申します）</text:span><text:span text:style-name="T89"> </text:span><text:change-end text:change-id="ct263010912"/><text:change-start text:change-id="ct263031248"/></text:p>
      <text:p text:style-name="P126"/>
      <text:p text:style-name="P125">Words from this Dialogue</text:p>
      <text:p text:style-name="P119"/>
      <text:p text:style-name="P108"><text:span text:style-name="T101">御社</text:span><text:span text:style-name="T102">「おんしゃ」　</text:span><text:span text:style-name="T101">your company</text:span></text:p>
      <text:p text:style-name="P126">The word「御社」refers to the listener's ("your") company. It's a polite word that is often used in the business scene in spoken language. When writing, 「貴社」is often used. When referring to your own company, you can use 「当社」or「弊社」. The word 当社 is used when your company and the listener's company are on equal footing. When your company is in a more humble position, use 「弊社」. When talking to other members of your own company, don't use 「弊社」. Instead, use「当社」or「我が社」. In more casual situations, you can use 「うちの会社」.</text:p>
      <text:p text:style-name="P104"><text:span text:style-name="T89">御社の新製品「おんしゃのしんせいひん」</text:span><text:span text:style-name="T91">　</text:span><text:span text:style-name="T89">your company's new product</text:span></text:p>
      <text:p text:style-name="P127">御社のホームページを拝見しました。「おんしゃのほーむぺーじをはいけんしました」 </text:p>
      <text:p text:style-name="P106"><text:span text:style-name="T91">I </text:span><text:span text:style-name="T89">saw your company's website.</text:span></text:p>
      <text:p text:style-name="P126"/>
      <text:p text:style-name="P110">技術力「ぎじゅつすりょく」 technical skill/expertise</text:p>
      <text:p text:style-name="P126">The phrase「技術力がある」 refers to established or very high technical expertise. The 「力」in this word is the same as that in 「能力」and「実力」, and can mean "skill." You can form many words like this by adding 「力」onto the end.</text:p>
      <text:p text:style-name="P105"><text:span text:style-name="T89">技術力に定評があると伺っております</text:span><text:span text:style-name="T90">　「ぎじゅつりょくにていひょうがあるとうかがっております」</text:span></text:p>
      <text:p text:style-name="P105"><text:span text:style-name="T90">I</text:span><text:span text:style-name="T89">'ve heard you're well-known for your technical skills.</text:span></text:p>
      <text:p text:style-name="P128">技術力が強化されたことで、今期の売り上げにつながった</text:p>
      <text:p text:style-name="P128">「ぎじゅつすりょくがきょうかされたことで、こんきのうりやげにつながった」</text:p>
      <text:p text:style-name="P128">Thanks to our growing technical expertise, our sales for this quarter are up.</text:p>
      <text:p text:style-name="P129">生産力、開発力、競争力、営業力、交渉力、創造力、コミュニケーション力、語彙力</text:p>
      <text:p text:style-name="P129">「せいさんりょく、かいはつりょく、きょうそうりょく、えいぎょうりょく、そうぞうりょく、こむにけーしょんりょく、ごいりょく」</text:p>
      <text:p text:style-name="P129"><text:soft-page-break/>productivity, development skills, competitiveness, sales skills, negotiations skills, creativity, communications skills, vocabulary skills<text:change-end text:change-id="ct263031248"/><text:change-start text:change-id="ct263036576"/></text:p>
      <text:p text:style-name="P129"/>
      <text:p text:style-name="P32"><text:span text:style-name="T17">#26</text:span><text:span text:style-name="T89"> </text:span><text:span text:style-name="T14">Cheering up a koohai who is feeling down</text:span></text:p>
      <text:p text:style-name="P2">うまくいかないこともあるよ。気持ちを切り替えてやってみようよ。</text:p>
      <text:p text:style-name="P7">Sometimes things don't go right. Cheer up, and let's move on.</text:p>
      <text:p text:style-name="Standard"><text:change-end text:change-id="ct263036576"/><text:change-start text:change-id="ct263044656"/></text:p>
      <text:p text:style-name="P50">整備する車の順番は守ってください。</text:p>
      <text:p text:style-name="P50">Please fix the cars in the right order.</text:p>
      <text:p text:style-name="Standard"/>
      <text:p text:style-name="Standard">A superior needs to give clear instructions about how to perform work, including instructions about the right order in which to perform tasks. In this case, the speaker is using 「守ってください」, a direct order, to give very clear (and strict) instructions. She is letting the listener know not to make decisions on their own, and to follow the rules that are in place.</text:p>
      <text:p text:style-name="Standard"/>
      <text:p text:style-name="P50">今回は手伝ってもらったからよかったけど、次回からは一人で納期に間に合うようにやってくださいね。</text:p>
      <text:p text:style-name="P50">This time, you had help. But next time, you'll be on your own. So keep your deadlines.</text:p>
      <text:p text:style-name="Standard"/>
      <text:p text:style-name="Standard">It seems like there was a risk of missing a deadline. The phrase「～てもらったからよかったけど」shows that the listener had help from other people this time, which ended up saving the day. However, if he hadn't had this help, things might not have turned out so well. It's important for a company to protect its deadlines. The order in which work is done is decided in a way that allows the company to meet its deadlines. So, it's important to stick to that order.<text:change-end text:change-id="ct263044656"/><text:change-start text:change-id="ct263058000"/></text:p>
      <text:p text:style-name="Standard"/>
      <text:p text:style-name="P50">はい…。</text:p>
      <text:p text:style-name="P50">Understood.</text:p>
      <text:p text:style-name="Standard"/>
      <text:p text:style-name="Standard">The speaker is responding, but it's clear he can't yet accept his mistake.</text:p>
      <text:p text:style-name="Standard"/>
      <text:p text:style-name="P50">お疲れ様、何かあったの？</text:p>
      <text:p text:style-name="P50">Hey. Did something happen?</text:p>
      <text:p text:style-name="Standard"/>
      <text:p text:style-name="Standard">The speaker notices that his koohai is feeling down, and reaches out to him. The question「何かあったの？」uses「の？」instead「んですか」to be more casual. Questions like「何があったの」「どうしたの？」are a direct way to ask what happened. In contrast,「何かあったの？」is more indirect. This question doesn't explicitly imply that there was a problem, so it's a kinder way to ask about the situation.</text:p>
      <text:p text:style-name="Standard"/>
      <text:p text:style-name="P50">いや、別に、何でもないです。</text:p>
      <text:p text:style-name="P50">Oh, no. Nothing, really...</text:p>
      <text:p text:style-name="Standard"/>
      <text:p text:style-name="Standard">It seems clear that the speaker still hasn't processed his own emotions, or at least that he'd rather not talk about things right now.<text:change-end text:change-id="ct263058000"/><text:change-start text:change-id="ct263071872"/></text:p>
      <text:p text:style-name="Standard"/>
      <text:p text:style-name="P50"><text:soft-page-break/>よかったら、聞くよ。</text:p>
      <text:p text:style-name="P50">I'll listen if you want.</text:p>
      <text:p text:style-name="Standard"/>
      <text:p text:style-name="Standard">This phrase starts off with「よかったら」. This means「無理に話す必要はないけれど、話したかったら話して」(You don't have to talk about it, but I'll listen if you would like.) and shows consideration of the listener's feelings. It doesn't seem that the listener is ready to speak yet, so this sentence hopefully will soften his resolve. It's a kind way for the speaker to let the listener know that he is here for him.</text:p>
      <text:p text:style-name="Standard"/>
      <text:p text:style-name="P50">話してみたら？</text:p>
      <text:p text:style-name="P50">Why don't you talk about it?</text:p>
      <text:p text:style-name="Standard"/>
      <text:p text:style-name="Standard">The phrase「話してみたら？」is a shortened version of「話してみたら（どうですか。）」. The conjugation「～てみたら」uses～てみる, or "to try something." Rather than directly commanding with「話してよ」or「話せよ」, 「話してみたら？」is a casual suggestion that invites the listener to speak.</text:p>
      <text:p text:style-name="Standard"/>
      <text:p text:style-name="P50">実は… 車の整備の順番を、自分の判断で変えてしまったんです。</text:p>
      <text:p text:style-name="P50">Well... I changed the order of the repairs on my own.</text:p>
      <text:p text:style-name="P50"/>
      <text:p text:style-name="Standard">The phrase「実は」can be used in a variety of ways. In this case, it's being used to preface an unpleasant new topic, and to explain the situation. The conjugation「～てしまった」shows the speaker's feelings of regret. We can understand that the speaker regrets his decision to change the order of the repairs.<text:change-end text:change-id="ct263071872"/><text:change-start text:change-id="ct263085168"/></text:p>
      <text:p text:style-name="Standard"/>
      <text:p text:style-name="P50">そのほうが早く終わると思ったんですよね…。</text:p>
      <text:p text:style-name="P50">I thought my way would be faster.</text:p>
      <text:p text:style-name="P131"/>
      <text:p text:style-name="Standard">The phrase「そのほう」means the speaker's way. The speaker is explaining why he made the decision to change the order. It seems he thought that he would finish faster by doing it his way.</text:p>
      <text:p text:style-name="Standard"/>
      <text:p text:style-name="P50">あぁ、そうだったんだ。</text:p>
      <text:p text:style-name="P50">I see.</text:p>
      <text:p text:style-name="Standard"/>
      <text:p text:style-name="Standard">This phrase allows the speaker to let the listener know that he has understood him, and that he is taking in the information.</text:p>
      <text:p text:style-name="Standard"/>
      <text:p text:style-name="P50">僕もはじめは、マイペースに仕事をしすぎて、怒られてばかりだったよ。</text:p>
      <text:p text:style-name="P50">When I first started, I worked too slowly, and I got scolded a lot.</text:p>
      <text:p text:style-name="Standard"/>
      <text:p text:style-name="Standard">The speaker is sharing his similar experience as a newer employee. The phrase マイペース is a 和製英語 (Japanified English phrase) coming from the English "my pace." It means to do something slowly, without much regard for others. The 「すぎて」in 「マイペースに仕事をしすぎて」is used to emphasize that the speaker worked too slowly. The phrase「～てばかり」means that the same sort of situation kept repeating itself. The phrase「～てばかり」can be used in phrases like「失敗してばかり」(just keep failing)「注意されてばかり」(just keep getting scolded)「わからないことばかり」(many things I didn't understand). The speaker is sharing that he, too, has found himself in similar situations.<text:change-end text:change-id="ct263085168"/><text:change-start text:change-id="ct263091904"/></text:p>
      <text:p text:style-name="Standard"><text:soft-page-break/></text:p>
      <text:p text:style-name="P50">段々、ペースも身に付いてくるよ。</text:p>
      <text:p text:style-name="P50">Over time, you'll find the right speed.</text:p>
      <text:p text:style-name="Standard"/>
      <text:p text:style-name="Standard">The phrase「身に付く」means 「できるようになる」. It can be seen in phrases like「仕事が身に付く」(learning how to do one's job)「日本語が身に付く」(learning Japanese).</text:p>
      <text:p text:style-name="Standard">The word「段々」means 少しずつ or 徐々に (gradually). The speaker is empathizing with the listener, and letting him know that he will eventually figure out the right speed for this job over time, and not to worry.<text:change-end text:change-id="ct263091904"/><text:change-start text:change-id="ct263103584"/></text:p>
      <text:p text:style-name="Standard"/>
      <text:p text:style-name="P50">そんなもんですかね…。</text:p>
      <text:p text:style-name="P50">I guess so.</text:p>
      <text:p text:style-name="Standard"/>
      <text:p text:style-name="Standard">This phrase is a form of「そのようなものでしょうか」. Although the speaker is still not fully convinced, he's letting his senpai know that he has understood what he is trying to say: that he will figure out the right pacing over time. The phrase「そのようなもの＝そんなもん」means「それが普通・一般的、よくあること」. The particle「ね」in「かね」shows that the speaker is confirming. A similar construction is「かな」. The phrases「そうかな」and「そんなもんかな」can be used in a similar way, but 「かな」is generally used when one isn't actually looking for an answer (perhaps when talking to oneself).</text:p>
      <text:p text:style-name="Standard"/>
      <text:p text:style-name="P50">うまくいかないこともあるよ。気持ちを切り替えてやってみようよ。</text:p>
      <text:p text:style-name="P50">Sometimes things don't go right. Cheer up, and let's move on.</text:p>
      <text:p text:style-name="Standard"/>
      <text:p text:style-name="Standard">The speaker is trying to cheer up his koohai by saying to not worry, and that these things happen. The particle「よ」is used at the end of these sentences, so it's easy to tell that the speaker is trying to cheer the listener up. Rather than dwelling on it, the speaker is urging the listener to cheer up and think about the future, and to move on.</text:p>
      <text:p text:style-name="Standard">The word「切り替える」can be used in many other phrases beside「気持ちを切り替える」(change one's mood), like 「ハンコから署名に切り替える」(transitioning from hanko to signatures)「やり方を切り替える」(changing the way of doing something).<text:change-end text:change-id="ct263103584"/><text:change-start text:change-id="ct263107904"/></text:p>
      <text:p text:style-name="Standard"/>
      <text:p text:style-name="P50">はい、ありがとうございます。</text:p>
      <text:p text:style-name="P50">Okay. Thank you.</text:p>
      <text:p text:style-name="Standard"/>
      <text:p text:style-name="P50"><text:change-end text:change-id="ct263107904"/><text:change-start text:change-id="ct263112512"/>がんばります！</text:p>
      <text:p text:style-name="P50">I'll do my best.</text:p>
      <text:p text:style-name="Standard"/>
      <text:p text:style-name="Standard">This phrase shows that the speaker is ready to move on, and ready to get back to work.</text:p>
      <text:p text:style-name="Standard"/>
      <text:p text:style-name="P158">Kanji: <text:s/>写「しゃ」、写真「しゃしん」 photo, 複写「ふくしゃ」<text:change-end text:change-id="ct263112512"/><text:change-start text:change-id="ct263112832"/>copy, <text:change-end text:change-id="ct263112832"/><text:change-start text:change-id="ct263113072"/>写す「つつす」<text:change-end text:change-id="ct263113072"/><text:change-start text:change-id="ct263114592"/></text:p>
      <text:p text:style-name="P158">Keigo: <text:span text:style-name="T88">見る→</text:span> <text:change-end text:change-id="ct263114592"/><text:change-start text:change-id="ct263115776"/><text:span text:style-name="T88">ご覧になる（ごらんになる）→ </text:span><text:s/>拝見する（はいけんする）<text:change-end text:change-id="ct263115776"/><text:change-start text:change-id="ct263133232"/></text:p>
      <text:p text:style-name="P158"/>
      <text:p text:style-name="P68">Words from this Dialogue</text:p>
      <text:p text:style-name="P134"/>
      <text:p text:style-name="P158"><text:span text:style-name="T39">整備「せいび」</text:span><text:span text:style-name="T96">　</text:span><text:span text:style-name="T95">maintenance</text:span></text:p>
      <text:p text:style-name="P158">整備 means maintenance. It can refer to tasks like repairing cars, exchanging parts, or doing inspections. By doing these things, a car may be ready to drive again, or perhaps even as good as new. The word 整理 is similar, but this word means to put something in order or organize. <text:soft-page-break/>For example, it can be used in phrases like 書類の整理 (organizing documents) or 気持ちの整理 (processing one's feelings). The word 整理 also involves getting rid of unnecessary things. The word 配備 means to dispatch people or things. For example, 救命ボートの配備をする (deploying lifeboats).</text:p>
      <text:p text:style-name="P158">整備士「せいびま」 <text:span text:style-name="T104">Ma</text:span>intenance technician</text:p>
      <text:p text:style-name="P158">整備済み「せいびずみ」<text:span text:style-name="T104">　</text:span>done with maintenance</text:p>
      <text:p text:style-name="P158">車両の整備「しゃりょうのせいび」<text:span text:style-name="T104">　</text:span>repairing a car</text:p>
      <text:p text:style-name="P158"/>
      <text:p text:style-name="P134"><text:span text:style-name="T39">がんばります </text:span>I'll do my best</text:p>
      <text:p text:style-name="P158">The word「がんばります/ がんばる」is commonly used in Japanese. It means to do one's best, or to put in effort. The phrase「がんばってね」(Do your best), though meant positively, may end up causing pressure depending on the situation. For people who are already doing their best, it may be a hard phrase to hear; how can you try harder when you're already trying your hardest? Instead, try「一緒にがんばりましょう」 to show that the listener isn't alone, and that you are in it with them.</text:p>
      <text:p text:style-name="P161">病気の人にがんばってと言わないほうがいい。「びょうきのひとにがんばってといわないほうがいい」</text:p>
      <text:p text:style-name="P161">It's better not to say がんばって to people who are ill.</text:p>
      <text:p text:style-name="P160">会社の運動会でリレーの選手に「がんばって」と大声で叫んだ。</text:p>
      <text:p text:style-name="P163">「かいしゃのうんどかいでりれーのせんしゅうにがんばってとおおごえでさけんだ」</text:p>
      <text:p text:style-name="P160"><text:span text:style-name="T103">A</text:span>t the company field day, we all yelled「がんばって」 to the relay runners.</text:p>
      <text:p text:style-name="P159">「がんばります」と言っているだけでなく、何をどうするかまで言ってください、と先輩に注意されてしまった。</text:p>
      <text:p text:style-name="P162">[がんばりますといっているだけでなく、なにをどうするかもでいってください、とせんぱいにちゅいされてしまった]</text:p>
      <text:p text:style-name="P159">My senpai scolded me by saying, "Don't just say you'll try your best. Explain how you will do your best."<text:change-end text:change-id="ct263133232"/><text:change-start text:change-id="ct263134608"/></text:p>
      <text:h text:style-name="P39" text:outline-level="2"><text:change-end text:change-id="ct263134608"/><text:change-start text:change-id="ct263136880"/><text:span text:style-name="T24">#27</text:span><text:span text:style-name="T23"> </text:span>Asking others for favors</text:h>
      <text:p text:style-name="P2">ご無理を言って申し訳ありませんが、残業をお願いできませんか。</text:p>
      <text:p text:style-name="P7">I'm so sorry to ask, but could you stay late today?</text:p>
      <text:p text:style-name="Standard"/>
      <text:p text:style-name="P69"><text:change-end text:change-id="ct263136880"/><text:change-start text:change-id="ct263151472"/>パッケージの袋が少なくなってきたので、取ってきます。</text:p>
      <text:p text:style-name="P69">We're almost out of bags, so I'll go get some more.</text:p>
      <text:p text:style-name="P159"/>
      <text:p text:style-name="P159">「取ってきます」means「取りに行ってすぐ戻ります」. The phrase「～ので、取ってきます」explains the reason why the speaker is leaving the room, and lets the listeners know she'll be back soon.</text:p>
      <text:p text:style-name="P159"/>
      <text:p text:style-name="P69">今日は発注が多いですね。</text:p>
      <text:p text:style-name="P69">We have a lot of orders today, huh?</text:p>
      <text:p text:style-name="P159"/>
      <text:p text:style-name="P159">The particle「ね」at the end of the sentence allows the speaker to share their feelings or thoughts with the listener. Because of this, it's used with the condition that both the speaker and listener understand the topic, are seeing the same things, and are in the same situation. In this case, the two share the same situation of having a lot of orders to process. You can use <text:soft-page-break/>this particle in other places, in sentences like these:「山田さん、遅いですね」(Yamada-san is late, huh?) or「ずいぶん寒くなりましたね」(It's gotten cold recently, right?).</text:p>
      <text:p text:style-name="P159"/>
      <text:p text:style-name="P69">集荷までにパッケージが終わりますかね。</text:p>
      <text:p text:style-name="P69">I wonder if we will finish packaging in time to make shipment.</text:p>
      <text:p text:style-name="P159"/>
      <text:p text:style-name="P159">The phrase「集荷までに」indicates the time when someone will come to pick up the produce to be shipped. 「かね」at the end of the sentence conveys uncertain feelings or doubt. 「かね」can also be used to follow other words to make useful phrases like these:「できますかね」(Can we do it?)「大丈夫ですかね」(Is it okay?)「間に合いますかね」(Will she make it on time?).<text:change-end text:change-id="ct263151472"/><text:change-start text:change-id="ct263174032"/></text:p>
      <text:p text:style-name="P159"/>
      <text:p text:style-name="P69">そうですね、急がないと。</text:p>
      <text:p text:style-name="P69">You're right. We'd better hurry.</text:p>
      <text:p text:style-name="P159"/>
      <text:p text:style-name="P159">「急がないと」is a shortened form of「急がないといけません」. The speaker is agreeing with the listener that there isn't much time left until shipment is scheduled to be picked up, so they had better hurry. The phrase「急がないといけません」can also be expressed as「急がなければなりません」. This in turn can be shortened to「急がなきゃ」.</text:p>
      <text:p text:style-name="P159"/>
      <text:p text:style-name="P69">パートの林さんは、今日は何時に帰りますか。</text:p>
      <text:p text:style-name="P69">What time is Hayashi-san leaving?</text:p>
      <text:p text:style-name="P159"/>
      <text:p text:style-name="P159">Farm work often requires the occasional help of part-time workers, who may be stay-at-home spouses. The speaker realizes that as there is a risk of not making shipment on time, they should have as many people helping out as possible. So, the speaker is asking whether Hayashi-san, a part-time worker, will be able to stay and keep helping.</text:p>
      <text:p text:style-name="P159"/>
      <text:p text:style-name="P69">定時の５時に帰ると思いますよ。</text:p>
      <text:p text:style-name="P159"><text:span text:style-name="T39">I think the regular time, 5 PM</text:span>.</text:p>
      <text:p text:style-name="P159"/>
      <text:p text:style-name="P159">The word「定時」means「決められた時間」(the decided time; the agreed time). In this case, the two are talking about the end of the standard work day. Part-time workers here only work until 5 pm. 「よ」at the end of the sentence has many uses; in this case, the speaker is using it to inform the listener of something they may not know. It may come across as rude to use this in sentences directed towards superiors, so be careful.</text:p>
      <text:p text:style-name="P159"/>
      <text:p text:style-name="P69">でも、林さんに残業をしてもらわないと間に合いませんね。</text:p>
      <text:p text:style-name="P69">We'll need her to stay behind if we want to finish on time.</text:p>
      <text:p text:style-name="P159"/>
      <text:p text:style-name="P159">The speaker is highlighting the fact that they will need as much help as possible in order to make shipment on time. In this case,「ね」is added to「間に合いません」to create a softer impression than saying「間に合いませんよ」.</text:p>
      <text:p text:style-name="P159"/>
      <text:p text:style-name="P69">そうですね。</text:p>
      <text:p text:style-name="P69">You're right.</text:p>
      <text:p text:style-name="P159"/>
      <text:p text:style-name="P69"><text:change-end text:change-id="ct263174032"/><text:change-start text:change-id="ct263180080"/>じゃあ、ワルニーさんからお願いしてもらえますか。</text:p>
      <text:p text:style-name="P69">Warni-san, could you ask her?</text:p>
      <text:p text:style-name="P159"/>
      <text:p text:style-name="P159"><text:soft-page-break/>The phrase「お願いしてもらえますか」makes use of「もらえますか」to create a softer impression than using 「お願いしてください」, though the meaning is the same. The phrase「お願いしてください」has the force of an order. When the result of someone asking will benefit you as well, it's better to use phrases like「〜てもらえますか」「〜てもらえませんか」. That makes the request more polite and will encourage the listener to help.</text:p>
      <text:p text:style-name="P159"/>
      <text:p text:style-name="P69">はい、分かりました。</text:p>
      <text:p text:style-name="P69">Sure, got it.<text:change-end text:change-id="ct263180080"/><text:change-start text:change-id="ct263180528"/></text:p>
      <text:p text:style-name="P69">私、ちょっと宅配便の伝票を取ってきます。</text:p>
      <text:p text:style-name="P69">I'm going to get a shipping label.</text:p>
      <text:p text:style-name="P159"/>
      <text:p text:style-name="P159">The speaker needs a shipping label for today's shipments. Write the names of the sender and recipient. Use the tracking number to look up the package to check on its status.</text:p>
      <text:p text:style-name="P159"/>
      <text:p text:style-name="P69">あと30分！帰ったらテレビで相撲を見るのが楽しみなんですよ。</text:p>
      <text:p text:style-name="P69">Only 30 more minutes! I can't wait to watch sumo wrestling when I get home.</text:p>
      <text:p text:style-name="P159"/>
      <text:p text:style-name="P159">「あと30分」is used to show the amount of time left that the speaker has in their workday. The word「帰ったら」means「帰った後で」.<text:change-end text:change-id="ct263180528"/><text:change-start text:change-id="ct263199504"/></text:p>
      <text:p text:style-name="P159"/>
      <text:p text:style-name="P69">そうなんですか…。でも林さん、ちょっといいですか。</text:p>
      <text:p text:style-name="P69">Oh, really... Hayashi-san, could I ask you something?</text:p>
      <text:p text:style-name="P159"/>
      <text:p text:style-name="P159">Before making a request, it's better to first get the listener's attention and ask if you can speak with them. Doing this allows the listener to mentally prepare for whatever it is you are about to say.</text:p>
      <text:p text:style-name="P159"/>
      <text:p text:style-name="P69">何ですか？</text:p>
      <text:p text:style-name="P69">What is it?</text:p>
      <text:p text:style-name="P159"/>
      <text:p text:style-name="P69">ご無理を言って申し訳ありませんが、残業をお願いできませんか。</text:p>
      <text:p text:style-name="P69">I'm so sorry to ask, but could you stay late today?</text:p>
      <text:p text:style-name="P159"/>
      <text:p text:style-name="P159">This question is phrased in a way that it is fairly indirect, and allows the speaker to convey that they realize they are putting the listener in a difficult position. The speaker is expressing their regret at having to ask, and is asking, rather than demanding, that the listener do what the speaker is asking. The phrase「ご無理を言って」is a polite way to express「相手にとって難しいことを言う」「無理なことを言う」(asking someone to do something difficult). Just by adding this simple phrase, the listener is more likely to do what you are asking of them. These are "cushion words" that help to promote better interpersonal relationships.<text:change-end text:change-id="ct263199504"/><text:change-start text:change-id="ct263203392"/></text:p>
      <text:p text:style-name="P159"/>
      <text:p text:style-name="P69">この量だと、二人だけでは作業が終わりそうにないので…。</text:p>
      <text:p text:style-name="P69">With this much left, we won't be able to finish on time with just the two of us working.</text:p>
      <text:p text:style-name="P159"/>
      <text:p text:style-name="P159">The speaker is explaining the reason why they are asking, and the current situation. The phrase「終わりそうにない」means「終わらないかもしれない」. The speaker is objectively expressing that since there is so much left to do, two people alone won't be able to finish. Sharing this allows the listener to make an informed decision.</text:p>
      <text:p text:style-name="P159"/>
      <text:p text:style-name="P69"><text:soft-page-break/>うーん、どれぐらいの時間ですか。</text:p>
      <text:p text:style-name="P69">Hm... How long will it take?</text:p>
      <text:p text:style-name="P159"/>
      <text:p text:style-name="P159">The speaker is taking account of the situation and asking how much time finishing the task will require. The word「うーん」is a filler word that is used when thinking. Words like this, as well as「えーっと」,「あー」, and「あーそうですねー」can be used when you are considering something, lost, or trying to figure out what to say n<text:span text:style-name="T105">ext.</text:span></text:p>
      <text:p text:style-name="P159"/>
      <text:p text:style-name="P69">１時間で終わらせます。</text:p>
      <text:p text:style-name="P69">We'll finish in an hour.</text:p>
      <text:p text:style-name="P159"/>
      <text:p text:style-name="P159">The speaker is clearly outlining the specific amount of time needed so that the listener can consider if they can respond positively to the request. In this case, the word「～で終わらせます」is used to clearly express the time needed.</text:p>
      <text:p text:style-name="P159"/>
      <text:p text:style-name="P69">１時間で終わらせます。</text:p>
      <text:p text:style-name="P69">We'll finish in an hour.</text:p>
      <text:p text:style-name="P159"/>
      <text:p text:style-name="P159">The speaker is clearly outlining the specific amount of time needed so that the listener can consider if they can respond positively to the request. In this case, the word「～で終わらせます」is used to clearly express the time needed.<text:change-end text:change-id="ct263203392"/><text:change-start text:change-id="ct263227536"/></text:p>
      <text:p text:style-name="P159"/>
      <text:p text:style-name="P69">じゃあ、相撲は家に電話して録画してもらうわ。</text:p>
      <text:p text:style-name="P69">Okay. I'll call home and have them record it for me.</text:p>
      <text:p text:style-name="P159"/>
      <text:p text:style-name="P159">「じゃあ」is a more casual form of「では」. Here, it is being used to express「その状況だったらこうする」(If that's the case...) and reveals that the speaker is prepared to accept the listener's request. Though the speaker clearly wanted to watch sumo wrestling on TV, she said that she will have her family record it so that she can stay late and help out. Using 「（verb in dictionary form+）わ」with a falling intonation is used in casual conversation to express something one has decided, and can be used by men or women.</text:p>
      <text:p text:style-name="P159">Women often use「わ」at the end of a sentence with a rising intonation.</text:p>
      <text:p text:style-name="P159"/>
      <text:p text:style-name="P164">Kanji: 楽「らく・がく」、音楽「おんがく」music,娯楽「ごらく」leisure activity, <text:s/>楽しむ「たのしむ<text:change-end text:change-id="ct263227536"/><text:change-start text:change-id="ct263228480"/>」<text:change-end text:change-id="ct263228480"/><text:change-start text:change-id="ct263250864"/></text:p>
      <text:p text:style-name="P165">Keigo: <text:span text:style-name="T88">行く→ いらっしゃる → </text:span><text:span text:style-name="T92">参る（まいる）</text:span> </text:p>
      <text:p text:style-name="P165"/>
      <text:p text:style-name="P70">Words from this Dialogue</text:p>
      <text:p text:style-name="P165"/>
      <text:p text:style-name="P135"><text:span text:style-name="T39">パート </text:span>part-time worker</text:p>
      <text:p text:style-name="P165">There are many types of employment. 正社員 are full-time workers, and there are two types of part-time work called パート and アルバイト. Historically, パート refers to workers who have other duties, such as homemaking and raising children, and who only work part-time as a result. In contrast, the term アルバイト generally applies to students who are working part-time. However, different companies may use these terms to mean different types of work, so it's important to check the details of any job before accepting.</text:p>
      <text:p text:style-name="P166">パート勤務は短時間労働で働く人が多い。「ぱーときんむはたんじかんろうどうではたらくひとがおおい」</text:p>
      <text:p text:style-name="P166">Many part-time workers work shorter hours.</text:p>
      <text:p text:style-name="P166">パートタイム労働法という法律がある。「ぱーとたいむろうどうほうというほうりつがある」</text:p>
      <text:p text:style-name="P166"><text:soft-page-break/>Japan has a law called the Part-Time Employment Act.</text:p>
      <text:p text:style-name="P165"/>
      <text:p text:style-name="P135"><text:span text:style-name="T39">定時「ていじ」</text:span><text:span text:style-name="T107">　</text:span>fixed time, set time</text:p>
      <text:p text:style-name="P165">定時 refers to a fixed or set time that workers leave each day. It varies by company, and is not decided by law. The set time outlined in work contracts or rules generally describes「定時」.</text:p>
      <text:p text:style-name="P165">Adding the kanji「時」to other kanji can create new words. For example, 「臨時」（その時々、決まった時ではないこと）and「随時」（好きな時に、都合がいい時にいつでも、ときどき）.</text:p>
      <text:p text:style-name="P165">例）研修の申し込みは随時受け付けております。Ex.) We accept research requests at all times.</text:p>
      <text:p text:style-name="P167">私の会社では、９時から１７時までが定時で、それとは別に昼休みがある。「わたしのかいしゃでわ、くじからじゅうななじまでがていじで、それとはべつにひるやすみがある」</text:p>
      <text:p text:style-name="P167">My company's hours are set from 9 am to 5 pm, and include a lunch break.</text:p>
      <text:p text:style-name="P168">定時のニュースが終わったあとに、突然臨時ニュースが放送され驚いた。</text:p>
      <text:p text:style-name="P168">「ていじのにゅーすがおわったあとに、とつぜんりんじにゅーすがほうそうされおどろいた」</text:p>
      <text:p text:style-name="P168">After the regular news program finished, I was surprised when a special report began.</text:p>
      <text:p text:style-name="P169">上司に随時報告するようにと言われたが、いつ報告すればいいのかわからなかった。</text:p>
      <text:p text:style-name="P169">「じょうしにずいじほうこくするようにといわれたが、いつほうこくすればいいのかわからなかった」</text:p>
      <text:p text:style-name="P169">I was told to report to my superior at any time, but I wasn't sure when exactly to do so.<text:change-end text:change-id="ct263250864"/><text:change-start text:change-id="ct263256448"/></text:p>
      <text:p text:style-name="P169"/>
      <text:p text:style-name="P33"><text:span text:style-name="T106">#28 </text:span><text:span text:style-name="T14">Checking that others have understood instructions</text:span></text:p>
      <text:p text:style-name="P2">大事な内容なので、念のため確認させてください。</text:p>
      <text:p text:style-name="P7">This is important, so please let me confirm just to be sure.</text:p>
      <text:p text:style-name="P169"><text:change-end text:change-id="ct263256448"/><text:change-start text:change-id="ct263258160"/></text:p>
      <text:p text:style-name="P71">消毒液についてですが、在庫がなくなりそうな場合は、必ず２日前までに総務に連絡してください。</text:p>
      <text:p text:style-name="P71">This is about disinfectant. Contact General Affairs at least two days before we run out.</text:p>
      <text:p text:style-name="P169"/>
      <text:p text:style-name="P169">The speaker is talking about a workplace situation and a potential solution. The phrase「在庫がなくなりそう」refers to a situation where a supply is running out. The speaker is letting the staff members know to order more disinfectant when supplies are low, and not to wait until they've run out. The phrase「〜についてですが」is used to share the topic, and the phrase「〜場合は」shows the situation. The phrase「必ず（期日）までに〜てください」gives specific instructions on how to deal with that situation. This combination of phrases is useful, so it may be a good idea to memorize it. Here's an example:「会議室の備品についてですが、他の会議室のものを使う場合は、必ずその旨を総務に連絡してください」(This is about the supplies in the meeting room. Let General Affairs know if you're going to use supplies from another meeting room.)</text:p>
      <text:p text:style-name="P169"/>
      <text:p text:style-name="P71">はい。</text:p>
      <text:p text:style-name="P71">Okay.</text:p>
      <text:p text:style-name="P169"/>
      <text:p text:style-name="P71">土日はカウントされませんので、月曜日に必要な場合は、木曜日までに連絡してください。</text:p>
      <text:p text:style-name="P71">That doesn't include the weekend. So if a new delivery is needed on Monday, contact them by Thursday.</text:p>
      <text:p text:style-name="P169"><text:change-end text:change-id="ct263258160"/><text:change-start text:change-id="ct263275568"/></text:p>
      <text:p text:style-name="P169"><text:soft-page-break/>Saturday and Sunday (土曜日と日曜日) are referred to collectively as 「土日」. You can use this construction for other days of the week, too, like Monday and Tuesday「月火（げつか・げっか）」. Note that the pronunciation may vary slightly. In the business world, it's common to count days using business/operating days only. When in doubt, it's a good idea to confirm these sorts of things using this construction.</text:p>
      <text:p text:style-name="P169"/>
      <text:p text:style-name="P71">皆さん、よろしいですか。</text:p>
      <text:p text:style-name="P71">Understood?</text:p>
      <text:p text:style-name="P169"/>
      <text:p text:style-name="P169">The chief is checking to make sure that the staff members have all understood, and that there are no questions. When speaking to a group that may include superiors, it's a good idea to use 「よろしいでしょうか」.</text:p>
      <text:p text:style-name="P169"/>
      <text:p text:style-name="P71">はい。</text:p>
      <text:p text:style-name="P71">Yes.<text:change-end text:change-id="ct263275568"/><text:change-start text:change-id="ct263291824"/></text:p>
      <text:p text:style-name="P169"/>
      <text:p text:style-name="P71">ショウエンさん、ちょっといいかな。</text:p>
      <text:p text:style-name="P71">Shang Yan-san, can I have a word?</text:p>
      <text:p text:style-name="P169"/>
      <text:p text:style-name="P169">When asking someone for a quick word, it's best to use their name first to create a sense of closeness. The phrase「ちょっといいかな」lets the speaker ask the listener if now is a good time for a chat. When asking a superior for a word, use the phrase「少々よろしいでしょうか」.</text:p>
      <text:p text:style-name="P169"/>
      <text:p text:style-name="P71">はい、何でしょうか。</text:p>
      <text:p text:style-name="P71">Sure, what is it?</text:p>
      <text:p text:style-name="P169"/>
      <text:p text:style-name="P169">In response, the speaker first answers with 「はい」. Instead of following up with 「何ですか」it's more polite to use「何でしょうか」. This phrase lets the listener know that the speaker is prepared to hear what they have to say.</text:p>
      <text:p text:style-name="P169"/>
      <text:p text:style-name="P71">和田さんは、まだ入って２週間だったよね。</text:p>
      <text:p text:style-name="P71">Wada-san only joined two weeks ago, right?</text:p>
      <text:p text:style-name="P169"/>
      <text:p text:style-name="P169">The phrase「入って２週間」means「会社に入ってから、２週間が経った」(It's been two weeks since he has joined.). The word「まだ」shows that the speaker thinks this is a comparatively short amount of time. 「よね」is used to confirm.</text:p>
      <text:p text:style-name="P169"/>
      <text:p text:style-name="P71">そうです。</text:p>
      <text:p text:style-name="P71">That's right.<text:change-end text:change-id="ct263291824"/><text:change-start text:change-id="ct263292064"/></text:p>
      <text:p text:style-name="P169"/>
      <text:p text:style-name="P71">間違いがあるといけないから、さっきの指示がどこまで分かっているか、聞いてみてくれる？</text:p>
      <text:p text:style-name="P71">We can't be having any mistakes. Can you ask him how much he understood of what I just said?</text:p>
      <text:p text:style-name="P169"/>
      <text:p text:style-name="P169">Disinfectant is very important when cleaning. The chief wants to make sure that there will be no potential problems, but it would be unpleasant to ask if Wada-san understood in front of the whole group. So instead, he asks Wada-san's senpai to check with Wada-san instead. The phrase「〜てくれる？」is used by superiors to subordinates, and to people close with each other, to make casual requests.</text:p>
      <text:p text:style-name="P169"><text:soft-page-break/></text:p>
      <text:p text:style-name="P71">分かりました。</text:p>
      <text:p text:style-name="P71">Got it.</text:p>
      <text:p text:style-name="P169"/>
      <text:p text:style-name="P71">和田さん、隣いいですか。</text:p>
      <text:p text:style-name="P71">Wada-san, can I sit here?</text:p>
      <text:p text:style-name="P169"/>
      <text:p text:style-name="P169">This phrase means the same thing as「隣に座ってもいいですか」. 「お」 can also be added in front of this phrase to read「お隣、いいですか」. In this case, we can tell that the speaker is trying to begin a conversation.</text:p>
      <text:p text:style-name="P169"/>
      <text:p text:style-name="P71">はい、どうぞ。</text:p>
      <text:p text:style-name="P71">Sure, go ahead.</text:p>
      <text:p text:style-name="P169"/>
      <text:p text:style-name="P71">先ほどの朝礼の話、分かりましたか。</text:p>
      <text:p text:style-name="P71">Did you understand what was said at the meeting just now?</text:p>
      <text:p text:style-name="P169"/>
      <text:p text:style-name="P169">The word 朝礼 refers to morning group meetings held at school or in the workplace at the beginning of the day. In the workplace, people share information and relay messages at these meetings.</text:p>
      <text:p text:style-name="P169">The phrase「先ほどの朝礼の話、分かりましたか」omits 「が」after 「話」. The phrase「先ほど」means the same thing as 少し前. It's a fairly polite phrase, and it's often used in the business world.</text:p>
      <text:p text:style-name="P169">例）先ほど電話がありました。Ex.) There was a phone call for you just now.</text:p>
      <text:p text:style-name="P169"/>
      <text:p text:style-name="P71">分かりました。</text:p>
      <text:p text:style-name="P71">Yes, I did.<text:change-end text:change-id="ct263292064"/><text:change-start text:change-id="ct263326000"/></text:p>
      <text:p text:style-name="P169"/>
      <text:p text:style-name="P71">大事な内容なので、念のため確認させてください。</text:p>
      <text:p text:style-name="P71">This is important, so please let me confirm just to be sure.</text:p>
      <text:p text:style-name="P169"/>
      <text:p text:style-name="P169">The phrase「念のため」basically means「分かっているとは思うけれど、行き違いがないように」(I think you understood, but I just want to make sure.) . The phrase「大事な内容なので」shows that the speaker is double-checking because the information is important. This avoids hurting the listener's feelings, and provides a reasonable justification for an insistence on checking. Communicating in this way avoids creating negative feelings for the listener.</text:p>
      <text:p text:style-name="P169"/>
      <text:p text:style-name="P71">はい。消毒液の在庫がなくなりそうなときは、２日前までに総務に連絡します。</text:p>
      <text:p text:style-name="P71">Okay. When it looks like the disinfectant is going to run out, contact General Affairs at least two days in advance.</text:p>
      <text:p text:style-name="P169"/>
      <text:p text:style-name="P169">The speaker is responding to the listener's request, and is explaining what he has just heard at the morning meeting in his own words. In this way, the two can make a verbal check, and ensure that there has been no misunderstanding.<text:change-end text:change-id="ct263326000"/><text:change-start text:change-id="ct263333008"/></text:p>
      <text:p text:style-name="P169"/>
      <text:p text:style-name="P71">土日はカウントされません。</text:p>
      <text:p text:style-name="P71">That doesn't include Saturdays and Sundays.</text:p>
      <text:p text:style-name="P169"/>
      <text:p text:style-name="P169">The speaker continues his explanation to say that Saturdays and Sundays don't count.</text:p>
      <text:p text:style-name="P169"><text:soft-page-break/></text:p>
      <text:p text:style-name="P71">ありがとうございます。</text:p>
      <text:p text:style-name="P71">Thank you.<text:change-end text:change-id="ct263333008"/><text:change-start text:change-id="ct263337520"/></text:p>
      <text:p text:style-name="P169"/>
      <text:p text:style-name="P71">確認できて良かったです。</text:p>
      <text:p text:style-name="P71">I'm glad we were able to confirm that.</text:p>
      <text:p text:style-name="P169"/>
      <text:p text:style-name="P170">Kanji: 書「しょ」、書類「しょるい」 document, 図書館「としょかん」library, 書く「かく」<text:change-end text:change-id="ct263337520"/><text:change-start text:change-id="ct263337760"/></text:p>
      <text:p text:style-name="P171">Keigo: <text:change-end text:change-id="ct263337760"/><text:change-start text:change-id="ct263340224"/><text:span text:style-name="T88">です→</text:span> <text:span text:style-name="T88">でいらっしゃいます→</text:span> で<text:change-end text:change-id="ct263340224"/><text:change-start text:change-id="ct263362368"/>ございます</text:p>
      <text:p text:style-name="P171"/>
      <text:p text:style-name="P54">Words from this Dialogue</text:p>
      <text:p text:style-name="P136"/>
      <text:p text:style-name="P136"><text:span text:style-name="T39">所長「しょちょう」</text:span> chief</text:p>
      <text:p text:style-name="P171">所長 can be the chief of many places, such as a research facility, an outpost, or an office—anywhere ending with the kanji 所. The person next in line after the 所長 is the 副所長. The word 署長 has the same reading, しょちょう, but the characters are different. The word 署長 refers to the chief of a police department. The person next in line after the 署長 is the 副署長, which has the same reading as 副所長, ふくしょちょう. Just by changing one kanji, the meaning of the word totally changes.</text:p>
      <text:p text:style-name="P173">次の所長は山田さんだそうだ。「つぎのしょちょうはやまださんだそうだ」</text:p>
      <text:p text:style-name="P173">It seems like Yamada-san will be the next chief.</text:p>
      <text:p text:style-name="P173">明朝、所長の挨拶がある。「みょうちょう、しょちょうのあいさつがある」</text:p>
      <text:p text:style-name="P173">Tomorrow morning the chief will be visiting.</text:p>
      <text:p text:style-name="P174">所長と副所長は同期入社だ。「しょちょうとふくしょちょうはどうきにゅうしゃだ」</text:p>
      <text:p text:style-name="P174">The chief and the deputy chief joined the company around the same time.</text:p>
      <text:p text:style-name="P171"/>
      <text:p text:style-name="P137"><text:span text:style-name="T39">消毒液「しょうどくえき」</text:span> <text:span text:style-name="T109">d</text:span>isinfectant</text:p>
      <text:p text:style-name="P173">消毒, or disinfecting, means getting rid of disease-causing bacteria through chemical products, heat, or UV light. 消毒液 is a liquid disinfectant. It's used when cleaning, but has become especially important since COVID-19 started spreading. Some words related to 消毒 are「除菌」(菌の数を減らすこと）、「殺菌」（菌を殺すこと）、「マスク」「手洗い」and「うがい」.</text:p>
      <text:p text:style-name="P171">消毒用アルコール「しょうどくようあるこーる」<text:span text:style-name="T109">　</text:span>disinfecting alcohol</text:p>
      <text:p text:style-name="P171">消毒液を買っておく。「しょうどくえきをかっておく」<text:span text:style-name="T109">　</text:span>buying disinfectant</text:p>
      <text:p text:style-name="P172">消毒液にはスプレータイプのものもある。「しょうどくえきにはすぷれーたいぷのものもある」</text:p>
      <text:p text:style-name="P172">There are spray-type disinfectants.</text:p>
      <text:p text:style-name="P171"/>
      <text:p text:style-name="P136"><text:span text:style-name="T39">総務「そうむ」</text:span> general affairs department</text:p>
      <text:p text:style-name="P171">総務, or general affairs, involves overseeing various parts of a company or organization. The duties involved in this can vary. They may include planning and running employee entrance ceremonies, managing documents and welfare, sharing information among management, and more. Japanese companies tend to have many different departments. You can generally learn more about these different departments and the overall structure of a company by checking out its website.</text:p>
      <text:p text:style-name="P175">採用面接で営業部を希望していたが、総務部に配属された。</text:p>
      <text:p text:style-name="P175">「さいようめんせつでえいぎょうぶをきぼうしていたが、そうむぶにはいぞくされた」</text:p>
      <text:p text:style-name="P175">During my interview I asked to be placed in sales, but I was assigned to general affairs.</text:p>
      <text:p text:style-name="P175">総務部で働くことは、会社の全体を見る機会になった。</text:p>
      <text:p text:style-name="P175">「そうむぶではたらくことは、かいしゃのぜんたいをみるきかいになった」</text:p>
      <text:p text:style-name="P175">Working in general affairs was a good chance to see how the company functions.</text:p>
      <text:p text:style-name="P171"><text:soft-page-break/></text:p>
      <text:p text:style-name="P37"><text:change-end text:change-id="ct263362368"/><text:change text:change-id="ct263367232"/><text:change-start text:change-id="ct263371952"/><text:span text:style-name="T108">#29 </text:span><text:span text:style-name="T14">Reporting to a superior that a coworker is ill</text:span></text:p>
      <text:p text:style-name="P5">少し様子を見て戻ると言っていました。病院に行くほどではないそうです。</text:p>
      <text:p text:style-name="P11">He said he'll rest and come back. He said he wasn't sick enough to need a doctor.</text:p>
      <text:p text:style-name="P45"/>
      <text:p text:style-name="P54"><text:change-end text:change-id="ct263371952"/><text:change-start text:change-id="ct263375152"/>うーん、なんか変なんだよね…。</text:p>
      <text:p text:style-name="P54">I feel kind of weird.</text:p>
      <text:p text:style-name="P136"/>
      <text:p text:style-name="P171">「なんか」is a spoken version of「なにか」. The speaker may not be sure that something is wrong, or that they are really sick, but they may feel slightly "off."<text:change-end text:change-id="ct263375152"/><text:change-start text:change-id="ct263390432"/></text:p>
      <text:p text:style-name="P171"/>
      <text:p text:style-name="P54">どうしました？</text:p>
      <text:p text:style-name="P54">What's wrong?</text:p>
      <text:p text:style-name="P171"/>
      <text:p text:style-name="P171">The speaker notices their coworker isn't their usual self, and reaches out. This phrase is slightly more casual than「どうしましたか」. The intonation rises at the end of the phrase.</text:p>
      <text:p text:style-name="P171"/>
      <text:p text:style-name="P54">うーん…。</text:p>
      <text:p text:style-name="P72">Err….</text:p>
      <text:p text:style-name="P54"/>
      <text:p text:style-name="P54">どこか痛いんですか。</text:p>
      <text:p text:style-name="P54">Are you in pain?</text:p>
      <text:p text:style-name="P171"/>
      <text:p text:style-name="P171">The speaker is worried about their coworker, as it appears they could be in pain. When someone is in obvious pain, use the phrase「どこが痛いんですか」(Where does it hurt?) . By doing this, you can ask what is hurting them in particular. The phrase「～んですか」is often used to draw information from the listener. It can be used in phrases like「調子が悪いんですか」(Do you feel bad?) or「けがでもしたんですか」(Are you injured?).</text:p>
      <text:p text:style-name="P171"/>
      <text:p text:style-name="P54">あぁ、お昼ごはんを食べてから、ちょっとお腹が痛いんだ。</text:p>
      <text:p text:style-name="P54">After I ate lunch, my stomach started hurting a bit.</text:p>
      <text:p text:style-name="P171"/>
      <text:p text:style-name="P171">The speaker is explaining the situation. The phrase「んだ」is a more casual form of「んです」. Women often use 「お腹が痛いの」or「お腹が痛いのよ」.<text:change-end text:change-id="ct263390432"/><text:change-start text:change-id="ct263404608"/></text:p>
      <text:p text:style-name="P171"/>
      <text:p text:style-name="P54">大丈夫ですか。病院に行きますか。</text:p>
      <text:p text:style-name="P54">Are you okay? Do you want to see a doctor?</text:p>
      <text:p text:style-name="P171"/>
      <text:p text:style-name="P171">The speaker is worried about their coworker, and trying to figure out the severity of the situation. 「病院に行きますか」asks whether or not the coworker wants to go to the hospital. The speaker is trying to figure out how serious the illness is.</text:p>
      <text:p text:style-name="P171"/>
      <text:p text:style-name="P54">いや、そこまでじゃないよ。</text:p>
      <text:p text:style-name="P54">No, it's not that bad.</text:p>
      <text:p text:style-name="P171"><text:soft-page-break/></text:p>
      <text:p text:style-name="P171">「そこまでじゃない」means「病院に行くほどではない」. The word「そこ」isn't being used like it would be in the sentence「そこは休憩室です」. Instead, it's being used to refer back to what the previous speaker just said (in this case, going to the hospital).</text:p>
      <text:p text:style-name="P171"/>
      <text:p text:style-name="P54">じゃあ、何か薬、要りますか。それとも横になりますか。</text:p>
      <text:p text:style-name="P54">Well, do you want some medicine? Or do you want to lie down?</text:p>
      <text:p text:style-name="P171"/>
      <text:p text:style-name="P171">「じゃあ」is a casual form of「では」. The speaker knows their coworker doesn't want to see a doctor, so instead suggests taking medicine or lying down. The phrase「それとも」is used to show the listener that they can pick from any of the speaker's suggestions.<text:change-end text:change-id="ct263404608"/><text:change-start text:change-id="ct263413776"/></text:p>
      <text:p text:style-name="P171"/>
      <text:p text:style-name="P54">いや、そんなに大げさにしなくて大丈夫。</text:p>
      <text:p text:style-name="P54">No, it's not a big deal.</text:p>
      <text:p text:style-name="P171"/>
      <text:p text:style-name="P171">「大げさにする」means to exaggerate or make a big deal out of something. The speaker thinks that they don't feel unwell enough to need medicine or to lie down.</text:p>
      <text:p text:style-name="P171"/>
      <text:p text:style-name="P54">とりあえずトイレに行ってくる。</text:p>
      <text:p text:style-name="P54">For now, I'll go to the toilet.</text:p>
      <text:p text:style-name="P171"/>
      <text:p text:style-name="P171">「とりあえず」means「この状況から考えてまずは」, or "for now." The word「行ってくる」shows that the speaker intends to come back after they go to the toilet.<text:change-end text:change-id="ct263413776"/><text:change-start text:change-id="ct263424144"/></text:p>
      <text:p text:style-name="P171"/>
      <text:p text:style-name="P54">ちょっと休んだら戻るよ。</text:p>
      <text:p text:style-name="P54">I'll rest for a bit and then come back.</text:p>
      <text:p text:style-name="P171"/>
      <text:p text:style-name="P171">In this case,「休んだら」isn't referring to "if" like in the phrase「もし休んだら」. It means "after," like in「休んでから」or「休んだ後で」.</text:p>
      <text:p text:style-name="P171"/>
      <text:p text:style-name="P54">職長には、心配しないように伝えておいてくれる？</text:p>
      <text:p text:style-name="P54">Can you tell the boss for me, so he doesn't worry?</text:p>
      <text:p text:style-name="P171"/>
      <text:p text:style-name="P171">The speaker realizes that their boss may be worried if the speaker suddenly disappears without saying anything, and asks the listener to let the boss know the situation. The phrase「伝えておいて」includes the nuance that the speaker wants the listener to let the boss know the situation ahead of time, before the boss gets worried. The phrase「〜てくれる？」is a more casual form of「〜てくれませんか」.</text:p>
      <text:p text:style-name="P171"/>
      <text:p text:style-name="P54"><text:change-end text:change-id="ct263424144"/><text:change-start text:change-id="ct263424384"/>分かりました。</text:p>
      <text:p text:style-name="P54">Got it.</text:p>
      <text:p text:style-name="P171"/>
      <text:p text:style-name="P54">よーし、そろそろ作業を始めるぞ。</text:p>
      <text:p text:style-name="P54">Okay, almost time to get to work.</text:p>
      <text:p text:style-name="P171"/>
      <text:p text:style-name="P171">「よし」 is often said before getting to work, as a way to rev oneself up. It can be stretched out like「よーし」as well. The「ぞ」at the end of the sentence is used when emphasizing what one has just said, when repeating back to oneself, or to rally others. It can be used like this:<text:soft-page-break/>「JLPTにきっと合格するぞ」. The phrase「そろそろ」is used to signify that it is almost time to do something.</text:p>
      <text:p text:style-name="P171"/>
      <text:p text:style-name="P54">あれ、和田君はどうした？</text:p>
      <text:p text:style-name="P54">Hm, where's Wada-kun?</text:p>
      <text:p text:style-name="P171"/>
      <text:p text:style-name="P171">The phrase「あれ？」is used when you feel surprise or doubt about something. 「どうした？」is a shortened form of「どうしましたか」「どうしたんですか」. In this case, it is being used to ask 「和田君がいないけれど、彼はどうしたんですか」. Here's an example sentence using a similar structure:「あれ？コピー機が動かない。どうしたんだろう？」(Hm? The copier isn't working. What happened?).<text:change-end text:change-id="ct263424384"/><text:change-start text:change-id="ct263445312"/></text:p>
      <text:p text:style-name="P171"/>
      <text:p text:style-name="P54">昼食後から、お腹が痛いとのことでトイレに行きました。</text:p>
      <text:p text:style-name="P54">He said his stomach started hurting after lunch. He went to the toilet.</text:p>
      <text:p text:style-name="P171"/>
      <text:p text:style-name="P171">「昼食後から」means the same thing as「昼ご飯を食べてから」. The phrase「お腹が痛い」uses「～が痛い」to describe the body part that hurts. You can substitute other body parts in the place of お腹. The phrase「～とのこと」is used when relaying messages from others. It means the same thing as「〜さんが〜と言っていました」. For example, 「和田さんから電話があって、後で電話がほしいとのことです」(Wada-san called, and he said he wants you to call him back later.) . In this case, many people take a quick note of「電話がほしいとのこと」and leave the note for the relevant person.「～で」is used to explain causes and reasons.</text:p>
      <text:p text:style-name="P171"/>
      <text:p text:style-name="P54">えぇ、大丈夫か？</text:p>
      <text:p text:style-name="P54">Oh, is he okay?</text:p>
      <text:p text:style-name="P171"/>
      <text:p text:style-name="P54">和田君は、どんな感じだった？</text:p>
      <text:p text:style-name="P54">How bad did it seem?</text:p>
      <text:p text:style-name="P171"/>
      <text:p text:style-name="P171">「どんな感じ」means「どんな様子」. The speaker is worried about Wada-san, and asking about his condition.</text:p>
      <text:p text:style-name="P171"/>
      <text:p text:style-name="P54">少し様子を見て戻ると言っていました。病院に行くほどではないそうです。</text:p>
      <text:p text:style-name="P54">He said he'll rest and come back. He said he wasn't sick enough to need a doctor.</text:p>
      <text:p text:style-name="P171"/>
      <text:p text:style-name="P171">「様子を見て戻ると言っていました」relays that Wada-san intends to go to the toilet, and then come back after a little while. This is an efficient way to relay messages from others. The phrases「と言っていました」and「そうです」both are used to relay messages from others. They are used in sentences like these:「休んだらすぐ戻ると言っていました」(He said he would come back after resting.) and「食後に調子が悪くなったそうです」(He started feeling ill after eating.). 「ほど」is used to express the level of something. For example, Wada-san doesn't think his illness is at the level where he needs to see a doctor. The speaker relays this message from Wada-san to their superior using「そうです」.<text:change-end text:change-id="ct263445312"/><text:change-start text:change-id="ct263465648"/></text:p>
      <text:p text:style-name="P171"/>
      <text:p text:style-name="P54">そうか…。じゃあ、ひとまず先に始めるか。</text:p>
      <text:p text:style-name="P54">I see... Well, let's get back to work for now.</text:p>
      <text:p text:style-name="P171"/>
      <text:p text:style-name="P171">「ひとまず」is used as a buffer phrase. In this case, it's being used to set apart the two topics at hand: Wada-san's illness, and the need to get back to work.</text:p>
      <text:p text:style-name="P171"><text:soft-page-break/></text:p>
      <text:p text:style-name="P176">Kanji: 建「けん」、建築「けんちく」　construction, 建物「たてもの」　building, 建てる<text:change-end text:change-id="ct263465648"/><text:change-start text:change-id="ct263488272"/></text:p>
      <text:p text:style-name="P176">Keigo: <text:span text:style-name="T88">言う → </text:span><text:span text:style-name="T93">申し上げる（もうしあげる）→　 <text:s/></text:span><text:s/></text:p>
      <text:p text:style-name="P143"/>
      <text:p text:style-name="P73">Words from this Dialogue</text:p>
      <text:p text:style-name="P143"/>
      <text:p text:style-name="P176"><text:span text:style-name="T39">お腹が痛い「おなかがいたい」</text:span><text:span text:style-name="T97">　</text:span><text:span text:style-name="T95">have a stomachache</text:span></text:p>
      <text:p text:style-name="P176">To talk about pain in different parts of the body, you can use 「 [body part] ＋が痛い」. For example, 胃が痛い (have a stomachache), 頭が痛い (have a headache), 足が痛い (have foot pain), or 肩が痛い (have shoulder pain).</text:p>
      <text:p text:style-name="P176">There are many different types of pain, so explaining the specific pain you feel is important. For example, when you have a stomachache, you may have any of the following symptoms: 下痢をしている(having diarrhea), お腹がはる (being bloated). In English, the word "stomach" is used to refer to both the organ and the general abdominal area. However, in Japanese, 「胃」is used to mean the organ known as the stomach, and お腹 is used to refer to the general abdominal area.</text:p>
      <text:p text:style-name="P176">When describing stomach pain that is particular to the stomach organ itself, you can use phrases like 胃がしくしくする (having a dull ache in the stomach)、吐き気がする (feeling like vomiting)、気持ちが悪い (feeling unwell)、食欲がない (having a loss of appetite). Describing symptoms accurately will help doctors to provide you with better care.</text:p>
      <text:p text:style-name="P177">このところ緊張が続いていたせいか、胃が痛い。「このところきんちょうがつずいていたせいか、いがいたい」</text:p>
      <text:p text:style-name="P177">I've been having bad anxiety recently, which is possibly why my stomach hurts.</text:p>
      <text:p text:style-name="P178">ボールを投げすぎて、肩が痛くなった。ズシーンと重い痛みだ。</text:p>
      <text:p text:style-name="P178">「ぼーるをなげすぎて、かたがいたくなった、ずうしーいんおもいいたみだ」</text:p>
      <text:p text:style-name="P177">I threw the ball too hard, and my shoulder started hurting. I have this heavy, throbbing pain now.</text:p>
      <text:p text:style-name="P176"/>
      <text:p text:style-name="P176"><text:span text:style-name="T39">病院に行く「びょういんにいく」</text:span><text:span text:style-name="T97">　</text:span><text:span text:style-name="T95">go to see a doctor / go to a hospital</text:span></text:p>
      <text:p text:style-name="P176">The phrase 「病院に行く」literally means to go to a hospital, but often it is used for much less serious situations. It typically is used to mean to see a doctor.</text:p>
      <text:p text:style-name="P176">In the Japanese medical system, there are both 病院 (hospitals) and クリニック (clinics), each with their own role. By definition, a 病院 has more than 20 病床, or beds, for use by patients. A クリニック is a facility that has fewer than 20 beds. A 診療所 is sometimes an example of a クリニック. When going to a larger hospital, you may need a letter of introduction first. It's a good idea to check over the phone before heading to the hospital.</text:p>
      <text:p text:style-name="P179">夜中に胸が痛くなり、次の日病院に行ったら、すぐに検査入院することになった。</text:p>
      <text:p text:style-name="P179">「よなかにむねがいたくなり、つぎのひびょういんにいったら、すぐにけんさにゅいんすることになった」</text:p>
      <text:p text:style-name="P179">My stomach started hurting overnight. I went to see a doctor the next day, and they hospitalized me right away.<text:change-end text:change-id="ct263488272"/><text:change-start text:change-id="ct263489248"/></text:p>
      <text:p text:style-name="P179"><text:change-end text:change-id="ct263489248"/><text:change-start text:change-id="ct263490224"/></text:p>
      <text:p text:style-name="P180"><text:change-end text:change-id="ct263490224"/><text:change-start text:change-id="ct263497888"/></text:p>
      <text:p text:style-name="P34"><text:span text:style-name="T110">#30 </text:span><text:span text:style-name="T14">Turning down a request for support politely</text:span></text:p>
      <text:p text:style-name="P2">今はちょっと手が離せません。終わり次第お手伝いします。</text:p>
      <text:p text:style-name="P7">I'm in the middle of something. I'll help you as soon as I'm done.</text:p>
      <text:p text:style-name="Standard"/>
      <text:p text:style-name="P50">すみません、２番テーブルのお客様の前菜はまだですか。</text:p>
      <text:p text:style-name="P50">Excuse me, where are the appetizers for Table 2?</text:p>
      <text:p text:style-name="Standard"/>
      <text:p text:style-name="Standard">「前菜はまだですか」means 「前菜はまだできていませんか」(Are the appetizers still not ready?). The speaker is wondering when the appetizers will be ready. The phrase「頼んだコピー、まだですか」(Where are the copies I asked for?) uses a similar structure to check on the status of a request. However, this is a very direct means of questioning, so be careful when using this phrase.</text:p>
      <text:p text:style-name="P179"><text:change-end text:change-id="ct263497888"/><text:change-start text:change-id="ct263510640"/></text:p>
      <text:p text:style-name="P74">今ちょうど盛りつけているところです。</text:p>
      <text:p text:style-name="P74">I'm plating them now.</text:p>
      <text:p text:style-name="P179"/>
      <text:p text:style-name="P179">「ところ」is often used to mean "place," but in this case, it's being used to mean 「まさに今」(right now). It can be used in phrases like these to show your current progress on a task:「今から盛りつけるところ」(I'm about to plate them.),「ちょうど盛りつけているところ」(I'm plating them now.) and「たった今、盛りつけたところ」(I just finished plating them.).</text:p>
      <text:p text:style-name="P179"/>
      <text:p text:style-name="P74">ワンさん、このあと１番テーブルはデザートになりますけど、できていますか。</text:p>
      <text:p text:style-name="P74">Wang-san, Table 1 is going to need their desserts. Are they done?</text:p>
      <text:p text:style-name="P179"/>
      <text:p text:style-name="P179">Here, 「できていますか」is being used to mean「出来上がっていますか」. The phrase「〜になる」is being used to tell the listener what is coming up next. At this restaurant, which serves multi-course meals, 前菜 (appetizers) are followed by 主菜 (main dish), which is followed by デザート(dessert).</text:p>
      <text:p text:style-name="P179"/>
      <text:p text:style-name="P74">まだです。あともう少しかかります。</text:p>
      <text:p text:style-name="P74">Not yet. I need a little more time.</text:p>
      <text:p text:style-name="P179"/>
      <text:p text:style-name="P179">The phrase 「もう少しかかります」 means「もう少し時間がかかる」, but omits「時間が」.<text:change-end text:change-id="ct263510640"/><text:change-start text:change-id="ct263526320"/></text:p>
      <text:p text:style-name="P179"/>
      <text:p text:style-name="P74">皆さん、お客様をお待たせしないようお願いしますね！</text:p>
      <text:p text:style-name="P74">We can't keep the customers waiting, guys!</text:p>
      <text:p text:style-name="P179"/>
      <text:p text:style-name="P179">The speaker is trying to rally the kitchen to work as fast as possible so that customers are not kept waiting much longer. Adding「ね」at the end of the sentence is used for emphasis.</text:p>
      <text:p text:style-name="P179"/>
      <text:p text:style-name="P74">はい！</text:p>
      <text:p text:style-name="P74">Okay!</text:p>
      <text:p text:style-name="P179"/>
      <text:p text:style-name="P74">これじゃあ、全然人手が足りませんね。</text:p>
      <text:p text:style-name="P74"><text:soft-page-break/>We're understaffed!</text:p>
      <text:p text:style-name="P179"/>
      <text:p text:style-name="P179">「人手」, or worker, means the same thing as「働く人」or「働き手」.</text:p>
      <text:p text:style-name="P179"/>
      <text:p text:style-name="P74">一気に５組も団体さんが入ったら追いつかないですよ。</text:p>
      <text:p text:style-name="P74">If five groups come in at once like this, we can't keep up!</text:p>
      <text:p text:style-name="P179"/>
      <text:p text:style-name="P179">「一気に」means the same thing as「一度に」(at once). The word「団体さん」refers to「グループ客」, or a group. The word「追いつかない」is used to mean that one can't keep up or cope. It can be used in sentences like these: 「対応が追いつかない」(Can't keep up with responding)「サービスが追いつかない」(Can't provide service as fast as required)「コロナ患者が急増し処置が追いつかない」(Can't cope with the rising number of coronavirus cases). This can often come into play when the situation exceeds what is normal, or typical of comparable situations in the past.<text:change-end text:change-id="ct263526320"/><text:change-start text:change-id="ct263540336"/></text:p>
      <text:p text:style-name="P179"/>
      <text:p text:style-name="P74">ワンさんは大丈夫そうですか。</text:p>
      <text:p text:style-name="P74">Wang-san, how are you doing?</text:p>
      <text:p text:style-name="P179"/>
      <text:p text:style-name="P179">The speaker is checking on their coworker. The phrase「〜そうです」refers to how things look, or how things seem to be shaping up. Though the speaker is busy, they are checking on Wang-san and asking if he will be okay.</text:p>
      <text:p text:style-name="P179"/>
      <text:p text:style-name="P74">なんとか大丈夫です。</text:p>
      <text:p text:style-name="P74">I should be fine.</text:p>
      <text:p text:style-name="P179"/>
      <text:p text:style-name="P179">「なんとか」is a word that's used to show one is getting through a difficult situation. For example,「なんとか行けそうです」(I should be able to manage to go.) or「なんとかなりそうです」(It should work out somehow.).</text:p>
      <text:p text:style-name="P179"/>
      <text:p text:style-name="P74">2番テーブルのお客様から「前菜を10分以上待っている」とクレームが入りました。</text:p>
      <text:p text:style-name="P74">Table 2 has been waiting for appetizers for over ten minutes! They're not happy.</text:p>
      <text:p text:style-name="P179"/>
      <text:p text:style-name="P179">Here, the speaker uses the word 「入りました」instead of just「クレームがありました」to show that a complaint has just come in, and to create a sense of urgency. 「電話が入った」and「メールが入った」are other examples of this sense of urgency being created through 「入りました」.<text:change-end text:change-id="ct263540336"/><text:change-start text:change-id="ct263578768"/></text:p>
      <text:p text:style-name="P179"/>
      <text:p text:style-name="P74">大至急仕上げてください！</text:p>
      <text:p text:style-name="P74">I need the appetizers now!</text:p>
      <text:p text:style-name="P179"/>
      <text:p text:style-name="P179">「至急」means「大急ぎ」. Adding the kanji 「大」to make「大至急」creates an even greater sense of urgency. The word「仕上げる」means「完成させる」.</text:p>
      <text:p text:style-name="P179"/>
      <text:p text:style-name="P74">ワンさん、デザートもそろそろですから！</text:p>
      <text:p text:style-name="P74">Wang-san, I'll need the desserts soon!</text:p>
      <text:p text:style-name="P179"/>
      <text:p text:style-name="P179">「そろそろ出すことになる」explains that it is nearly time for the desserts to be brought out. The implication is that the speaker wants Wang-san to hurry up and finish the desserts. If the speaker ended the sentence with「そろそろです」, it would just serve as a friendly update <text:soft-page-break/>about the time. However, by adding 「から」to make「そろそろですから」, we can understand the hidden implication.</text:p>
      <text:p text:style-name="P179">「そろそろ」is often used in gentler phrases like 「そろそろ行きましょう」and「そろそろ帰りましょう」, but in this case, it's being used to prompt a listener to action.</text:p>
      <text:p text:style-name="P179"/>
      <text:p text:style-name="P74">あー、どうしよう！まずい、間に合わないよ…。</text:p>
      <text:p text:style-name="P74">Argh! What do I do? I can't make these fast enough…</text:p>
      <text:p text:style-name="P179"/>
      <text:p text:style-name="P74">ワンさん、ちょっとだけこっちの仕事を手伝ってくれませんか。</text:p>
      <text:p text:style-name="P74">Wang-san, could you help me out a bit?</text:p>
      <text:p text:style-name="P179"/>
      <text:p text:style-name="P179">「こっちの仕事」is being used to refer to what the speaker is working on. The speaker wants help with their job making appetizers, because they are overwhelmed with work. The phrase「～てくれませんか」is used by superiors to subordinates, or among coworkers. When asking a superior to help with something, use 「～てもらえませんか」or「～ていただけませんか」.</text:p>
      <text:p text:style-name="P179"/>
      <text:p text:style-name="P179"/>
      <text:p text:style-name="P74">すみません、今はちょっと手が離せません。終わり次第お手伝いします。</text:p>
      <text:p text:style-name="P74">I'm in the middle of something. I'll help you as soon as I'm done.</text:p>
      <text:p text:style-name="P179"/>
      <text:p text:style-name="P179">「手が離せない」means「今目の前に先にやるべき仕事がある」, and that the speaker is busy with their own work. The phrase「終わり次第」means「終わったらすぐに」, but is more polite, and more appropriate for use in a business situation. It lets the listener know that the speaker will help them as soon as they are able to, and that the listener's work will become their top priority.</text:p>
      <text:p text:style-name="P179"/>
      <text:p text:style-name="P74">そうですか…。じゃあ、終わったらお願いします。</text:p>
      <text:p text:style-name="P74">I see. Well, as soon as you're done!</text:p>
      <text:p text:style-name="P179"/>
      <text:p text:style-name="P179">In this case, 「終わったら」isn't being used to mean "if you finish," but instead "when you finish." It means the same thing as「終わってから」or「終わった後で」. Here, the sentence has the same meaning as「その仕事が終わったらこちらを手伝ってください」; in other words, the speaker is asking for help as soon as the listener's task is done.</text:p>
      <text:p text:style-name="P179"/>
      <text:p text:style-name="P75">分かりました。</text:p>
      <text:p text:style-name="P75">Okay.</text:p>
      <text:p text:style-name="P74"/>
      <text:p text:style-name="P75">じゃあ、私が手伝いましょうか。 </text:p>
      <text:p text:style-name="P75">Shall I help?</text:p>
      <text:p text:style-name="P179"/>
      <text:p text:style-name="P179">The chef in charge of main dishes is offering help. The phrase「〜ましょうか」can be used in phrases like「私がやりましょうか」or「何かしましょうか」to offer help.</text:p>
      <text:p text:style-name="P179"/>
      <text:p text:style-name="P75">ありがとうございます！ </text:p>
      <text:p text:style-name="P75">Thank you!</text:p>
      <text:p text:style-name="P179"/>
      <text:p text:style-name="P181"><text:change-end text:change-id="ct263578768"/><text:change-start text:change-id="ct263579152"/>Kanji: 務「きん」、出勤「しゅっきん」go to work, 勤務「きんむ」work duty, 務める<text:change-end text:change-id="ct263579152"/><text:change-start text:change-id="ct263580976"/></text:p>
      <text:p text:style-name="P182">Keigo: <text:span text:style-name="T88">行きます→</text:span> <text:change-end text:change-id="ct263580976"/><text:change-start text:change-id="ct263581296"/>参ります（まいります）<text:change-end text:change-id="ct263581296"/><text:change-start text:change-id="ct263596400"/></text:p>
      <text:p text:style-name="P182"/>
      <text:p text:style-name="P76"><text:soft-page-break/>Words from this Dialogue</text:p>
      <text:p text:style-name="P182"/>
      <text:p text:style-name="P138"><text:span text:style-name="T39">前菜「ぜんさい」</text:span><text:span text:style-name="T111">　</text:span>appetizers</text:p>
      <text:p text:style-name="P182">The kanji「菜」can be used to refer to a side dish. 「前菜」, or appetizers, are what precede a main dish. Multi-course meals may include 「前菜」 (appetizers)、「スープ」 (soup)、「メイン」(魚料理、肉料理）(main dishes, including meat or fish)、and 「デザート」 (dessert).</text:p>
      <text:p text:style-name="P183">「前菜盛り合わせ」を頼み、みんなで分けて食べることにした。</text:p>
      <text:p text:style-name="P183">「ぜんさいもりあわせをたのみ、みんあでわけてたべることにした」</text:p>
      <text:p text:style-name="P183">We decided to share the appetizer platter.</text:p>
      <text:p text:style-name="P183">前菜の量が多くて、それだけでお腹がいっぱいになりそうだ。</text:p>
      <text:p text:style-name="P183">「ぜんさいのりょうがおおくて、それだれでおなかがいっぱいになりそうだ」</text:p>
      <text:p text:style-name="P183">The appetizers look big enough to fill me up.</text:p>
      <text:p text:style-name="P182"/>
      <text:p text:style-name="P138"><text:span text:style-name="T39">人手「ひとで」</text:span><text:span text:style-name="T111">　</text:span>workers, help, labor</text:p>
      <text:p text:style-name="P182">This term is used to refer to workers or help, or the labor force in general.</text:p>
      <text:p text:style-name="P184">深刻な人手不足が続いていて、人手を確保しようとする企業が増えている。</text:p>
      <text:p text:style-name="P184">「しんこくなひとでぶそくがつずいていて、ひとでをかくほしようとするきぎょうがふえている」<text:change-end text:change-id="ct263596400"/><text:change text:change-id="ct263596640"/><text:change-start text:change-id="ct263597616"/></text:p>
      <text:p text:style-name="P185"><text:change-end text:change-id="ct263597616"/><text:change-start text:change-id="ct263610288"/>There is a serious labor shortage, and many companies are trying to secure workers.</text:p>
      <text:p text:style-name="P184">企業は、人手不足解消に向けて議論を続けている。</text:p>
      <text:p text:style-name="P184">「きぎょうは、ひとでぶそくかいしょうにむけてぎろんをつずけている」</text:p>
      <text:p text:style-name="P184">The company is continuing to hold discussions about how to solve the labor shortage.</text:p>
      <text:p text:style-name="P184"/>
      <text:p text:style-name="P182"><text:span text:style-name="T39">団体さん「だんたいさん」</text:span><text:span text:style-name="T98">　</text:span><text:span text:style-name="T95">group</text:span></text:p>
      <text:p text:style-name="P182">A 団体 is a group of people gathered for a specific purpose. By adding the suffix「さん」on the end, it becomes more polite and friendly.</text:p>
      <text:p text:style-name="P182">Groups of customers can be collectively called 「団体さん」.</text:p>
      <text:p text:style-name="P185">今日チェックインする団体さんは、何名かな。</text:p>
      <text:p text:style-name="P185">「きょうちぇっくいんするだんたいさんは、なんめいかな」</text:p>
      <text:p text:style-name="P185">How many people are in the group that's checking in later today?</text:p>
      <text:p text:style-name="P185">観光バスから団体さんが降りてきた。</text:p>
      <text:p text:style-name="P185">「かんこうばすだんたいさんがおりてきた」</text:p>
      <text:p text:style-name="P185">A group of people got off of the tour bus.<text:change-end text:change-id="ct263610288"/><text:change-start text:change-id="ct263616224"/></text:p>
      <text:p text:style-name="P185"/>
      <text:p text:style-name="P35"><text:span text:style-name="T117">#33 </text:span><text:span text:style-name="T14">Dealing with a complaint from a neighbor</text:span></text:p>
      <text:p text:style-name="P1">ご迷惑をおかけして申し訳ありません。今後、清掃のルールを徹底させます。</text:p>
      <text:p text:style-name="P6">I'm sorry we were a nuisance. We'll be extra careful from now on.</text:p>
      <text:p text:style-name="P185"><text:change-end text:change-id="ct263616224"/><text:change-start text:change-id="ct263617200"/></text:p>
      <text:p text:style-name="P42"><text:change-end text:change-id="ct263617200"/><text:change-start text:change-id="ct263623040"/>Role-play Setup</text:p>
      <text:p text:style-name="P202">You work as a carpenter, helping to construct homes. After your lunch break, a neighbor approaches with something to say.</text:p>
      <text:p text:style-name="P202"/>
      <text:p text:style-name="P199"><text:change-end text:change-id="ct263623040"/><text:change-start text:change-id="ct263635248"/>あのー、すみません。</text:p>
      <text:p text:style-name="P199">Anoo, sumimasen.</text:p>
      <text:p text:style-name="P199"/>
      <text:p text:style-name="P199">Excuse me.</text:p>
      <text:p text:style-name="P199"/>
      <text:p text:style-name="P199">「すみません。」is often used when striking up a conversation. 「あの」or「あのー」are used before beginning a new topic. It's common to add「あの」or「あのー」before「すみません。」when beginning a conversation with someone you don't know.</text:p>
      <text:p text:style-name="P199"/>
      <text:p text:style-name="P199">ちょっといいですか。</text:p>
      <text:p text:style-name="P199">Chotto ii desu ka.</text:p>
      <text:p text:style-name="P199"/>
      <text:p text:style-name="P199">Do you have a minute?</text:p>
      <text:p text:style-name="P199"/>
      <text:p text:style-name="P199"/>
      <text:p text:style-name="P199">When beginning a conversation with someone who is working, ask them for a moment of their time with 「今ちょっとお時間いいですか。」. In this case, the speaker omits「今」and「お時間」and simply asks「ちょっといいですか。」.<text:change-end text:change-id="ct263635248"/><text:change-start text:change-id="ct263642640"/></text:p>
      <text:p text:style-name="P199"/>
      <text:p text:style-name="P199"/>
      <text:p text:style-name="P199">はい。</text:p>
      <text:p text:style-name="P199">Hai.</text:p>
      <text:p text:style-name="P199"/>
      <text:p text:style-name="P199">Yes</text:p>
      <text:p text:style-name="P199"/>
      <text:p text:style-name="P199"><text:change-end text:change-id="ct263642640"/><text:change-start text:change-id="ct263655552"/>このペットボトル、お宅が出したごみじゃない？</text:p>
      <text:p text:style-name="P199">Kono pettobotoru, otaku ga dashita gomi ja nai?</text:p>
      <text:p text:style-name="P199"/>
      <text:p text:style-name="P199">Did you toss this plastic bottle?</text:p>
      <text:p text:style-name="P199"/>
      <text:p text:style-name="P199">「ペットボトル」, or "PET bottle", is a plastic bottle. The abbreviation PET comes from Polyethyleneterephthalate, which is a type of plastic. If you are an English speaker and have never heard this phrase before, don't worry. The phrase "PET bottle" was created by Japanese people using the abbreviation "PET" and the English word "bottle." Phrases like these are known as「和製英語」, or "Japanese-made English."</text:p>
      <text:p text:style-name="P199">「お宅」is a way of referring to someone you don't know, often used when making complaints. It's being used in the place of「あなた」here.</text:p>
      <text:p text:style-name="P199"><text:soft-page-break/>In spoken Japanese,「では」often becomes「じゃ」. The phrase「●●●じゃない？」is a casual form of「●●●ではありませんか。」.</text:p>
      <text:p text:style-name="P199"/>
      <text:p text:style-name="P199">どちらに落ちてましたか。</text:p>
      <text:p text:style-name="P199">Dochira ni ochite mashita ka.</text:p>
      <text:p text:style-name="P199"/>
      <text:p text:style-name="P199">Where did you find it?</text:p>
      <text:p text:style-name="P199"/>
      <text:p text:style-name="P199">「どちら」is a polite way to say「どこ」.</text:p>
      <text:p text:style-name="P199">The 「い」from 「落ちていましたか」is omitted to create「落ちてましたか」. In spoken Japanese, the「い」is often omitted in this way.<text:change-end text:change-id="ct263655552"/><text:change-start text:change-id="ct263661808"/></text:p>
      <text:p text:style-name="P199"/>
      <text:p text:style-name="P199">うちの前の道路よ。</text:p>
      <text:p text:style-name="P199">Uchi no mae no dooro yo.</text:p>
      <text:p text:style-name="P199"/>
      <text:p text:style-name="P199">On the street in front of my house.</text:p>
      <text:p text:style-name="P199"/>
      <text:p text:style-name="P199">In this case,「うち」is being used to refer to「私の家」, or the speaker's house. 「私の」is omitted.</text:p>
      <text:p text:style-name="P199">Here,「よ」is added at the end of the sentence because the speaker is sharing something the listener does not know. In this situation, the speaker is answering the question about where the litter was found.</text:p>
      <text:p text:style-name="P199"/>
      <text:p text:style-name="P199"/>
      <text:p text:style-name="P199">Saikin, uchi no mawari ni poi-sute ga fueta yoona ki mo suru no yone.</text:p>
      <text:p text:style-name="P199"/>
      <text:p text:style-name="P199">I'm seeing a lot of litter around here these days.</text:p>
      <text:p text:style-name="P199"/>
      <text:p text:style-name="P199">「ぽい捨て」is litter.</text:p>
      <text:p text:style-name="P199">「●●●ような気がする」is used to show what you think or feel, even if there may not be a specific reason behind it. When making complaints, you can soften expressions by using this phrase.</text:p>
      <text:p text:style-name="P199">Changing「気がする」to「気もする」makes it even gentler.<text:change-end text:change-id="ct263661808"/><text:change-start text:change-id="ct263688016"/></text:p>
      <text:p text:style-name="P199"/>
      <text:p text:style-name="P199">私たちが出したごみではないと思いますが…。</text:p>
      <text:p text:style-name="P199">Watashitachi ga dashita gomi dewa nai to omoimasu ga...</text:p>
      <text:p text:style-name="P199"/>
      <text:p text:style-name="P199">I don't believe it's our trash...</text:p>
      <text:p text:style-name="P199"/>
      <text:p text:style-name="P199"/>
      <text:p text:style-name="P199">「ごみを出す」means to throw away trash.</text:p>
      <text:p text:style-name="P199">When expressing an opinion, you can add 「と思います」afterward. When you aren't confident in what you have said, add 「が」after 「思います」to show uncertainty, like this:「と思いますが、私が間違っているかもしれません。」. The part following「が」is often omitted. When expressing an opinion that differs from a superior's opinion, use「と思いますが…。」to be more roundabout and polite</text:p>
      <text:p text:style-name="P199"/>
      <text:p text:style-name="P199">ごみの処理は、十分気をつけておりますので。</text:p>
      <text:p text:style-name="P199">Gomi no shori wa, juubun ki o tsukete orimasu node.</text:p>
      <text:p text:style-name="P199"><text:soft-page-break/></text:p>
      <text:p text:style-name="P199">We're very careful about the disposal of garbage.</text:p>
      <text:p text:style-name="P199"/>
      <text:p text:style-name="P199"/>
      <text:p text:style-name="P199">「気をつけております」is a polite version of「気をつけています」.</text:p>
      <text:p text:style-name="P199">In this case, the sentence could be extended to read 「ごみの処理は、十分気をつけていますので、道にごみを捨てることはありません。」, but here the latter part is omitted.<text:change-end text:change-id="ct263688016"/><text:change-start text:change-id="ct263695840"/></text:p>
      <text:p text:style-name="P199"/>
      <text:p text:style-name="P199">そう？</text:p>
      <text:p text:style-name="P199">Soo?</text:p>
      <text:p text:style-name="P199"/>
      <text:p text:style-name="P199">Really?</text:p>
      <text:p text:style-name="P199"/>
      <text:p text:style-name="P199">「そう？」is a shorter version of「本当にそうですか。」.</text:p>
      <text:p text:style-name="P199">Here, the speaker doesn't believe what the listener has said. They pronounce「そう？」with a rising intonation to show doubt.</text:p>
      <text:p text:style-name="P199">If the speaker believed the listener, they would say「そう。」with a falling intonation, to mean「そうですか。分かりました。」.</text:p>
      <text:p text:style-name="P199"/>
      <text:p text:style-name="P199">すみません。</text:p>
      <text:p text:style-name="P199">Sumimasen.</text:p>
      <text:p text:style-name="P199"/>
      <text:p text:style-name="P199">Excuse me.</text:p>
      <text:p text:style-name="P199"><text:change-end text:change-id="ct263695840"/><text:change-start text:change-id="ct263709456"/></text:p>
      <text:p text:style-name="P199">あっ、それ、僕が飲み終えたペットボトルです。</text:p>
      <text:p text:style-name="P199">A, sore, boku ga nomioeta pettobotoru desu.</text:p>
      <text:p text:style-name="P199"/>
      <text:p text:style-name="P199">Oh, that's my plastic bottle.</text:p>
      <text:p text:style-name="P199"/>
      <text:p text:style-name="P199">「あっ」is used when you suddenly discover or remember something. Here, the speaker is surprised to see their plastic bottle again.</text:p>
      <text:p text:style-name="P199">By using「終えた」to describe things that you've finished, it creates a stronger impression of being done. For example, if you talk about a task you finished by saying「仕事を終えた」rather than「仕事が終わった」, it creates an impression that you worked hard on the task and have done as much as you can.</text:p>
      <text:p text:style-name="P199">Here, the speaker uses「飲み終えた」to describe the plastic bottle to show that he was the one who drank from it.</text:p>
      <text:p text:style-name="P199"/>
      <text:p text:style-name="P199">風で飛ばされてしまったようです。</text:p>
      <text:p text:style-name="P199">Kaze de tobasarete shimatta yoodesu.</text:p>
      <text:p text:style-name="P199"/>
      <text:p text:style-name="P199">The wind must have blown it away.</text:p>
      <text:p text:style-name="P199"/>
      <text:p text:style-name="P199">「ようです」is used to describe what you think based on your observations. Here, the speaker believes that the wind must have blown away the bottle into the street after he finished drinking it.</text:p>
      <text:p text:style-name="P199">「飛ばされる」is the passive form of「飛ばす」.</text:p>
      <text:p text:style-name="P199">When you feel regret about something, you can use the -te form of a verb and add「しまいました」. In this case, 「飛ばされた」becomes「飛ばされてしまった」.</text:p>
      <text:p text:style-name="P199"><text:soft-page-break/>ほらね、もう、気をつけてくださいね。</text:p>
      <text:p text:style-name="P199">Hora ne, moo, ki o tsukete kudasai ne.</text:p>
      <text:p text:style-name="P199"/>
      <text:p text:style-name="P199">See? You be more careful.</text:p>
      <text:p text:style-name="P199"/>
      <text:p text:style-name="P199">「ほら」is being used to draw the attention of others. Here, the speaker is using it to highlight 「ペットボトルは会社の人が捨てたごみだ」, and that she correctly assumed the plastic bottle came from the construction site.</text:p>
      <text:p text:style-name="P199">「ね」is used at the end of sentences as a confirmation.</text:p>
      <text:p text:style-name="P199">To emphasize an opinion, use「もう」in front of it. When angry or making a complaint, even just using 「もう！」or「まったく、もう！」 shows that you are upset.<text:change-end text:change-id="ct263709456"/><text:change-start text:change-id="ct263739328"/></text:p>
      <text:p text:style-name="P199"/>
      <text:p text:style-name="P199">ご迷惑をおかけして申し訳ありません。今後、清掃のルールを徹底させます。</text:p>
      <text:p text:style-name="P199">Gomeewaku o okakeshite mooshiwake arimasen. Kongo, seesoo no ruuru o tettee-sasemasu.</text:p>
      <text:p text:style-name="P199"/>
      <text:p text:style-name="P199">I'm sorry we were a nuisance. We'll be extra careful from now on.</text:p>
      <text:p text:style-name="P199"/>
      <text:p text:style-name="P199">The speaker apologizes right away for the nuisance. Then, they tell the listener how they will be careful to avoid making the same mistake in the future.</text:p>
      <text:p text:style-name="P199">「徹底」means「細かいところまで完全にする」, or to be very thorough about something. Here, the speaker uses it to mean「社員全員が仕事のごみの片付け方をよく理解して、きちんとするようにします。」, or that they will make sure that all employees understand how to properly dispose of trash.</text:p>
      <text:p text:style-name="P199"/>
      <text:p text:style-name="P199">じゃ、よろしくお願いします。</text:p>
      <text:p text:style-name="P199">Ja, yoroshiku onegai-shimasu.</text:p>
      <text:p text:style-name="P199"/>
      <text:p text:style-name="P199">Please do.</text:p>
      <text:p text:style-name="P199"/>
      <text:p text:style-name="P200"><text:change-end text:change-id="ct263739328"/><text:change-start text:change-id="ct263742688"/><text:span text:style-name="T118">Kanji: </text:span><text:span text:style-name="T64">現れる</text:span></text:p>
      <text:p text:style-name="P43">arawareru <text:span text:style-name="T118">(to appear, gen in genkin and genba)</text:span></text:p>
      <text:p text:style-name="P201"><text:change-end text:change-id="ct263742688"/><text:change-start text:change-id="ct263743600"/><text:span text:style-name="T64">Keigo: </text:span><text:span text:style-name="T65">いただきます(I’d love to </text:span><text:change-end text:change-id="ct263743600"/><text:change-start text:change-id="ct263755744"/><text:span text:style-name="T65">drink)</text:span></text:p>
      <text:p text:style-name="P203"/>
      <text:p text:style-name="P204">Tips from this Dialogue</text:p>
      <text:p text:style-name="P203">お宅</text:p>
      <text:p text:style-name="P203">otaku</text:p>
      <text:p text:style-name="P203">you</text:p>
      <text:p text:style-name="P203"/>
      <text:p text:style-name="P203">「宅」from「お宅」means「住むところ」, or one's home. When asking politely where someone lives, you could ask: 「お宅はどちらですか。」.</text:p>
      <text:p text:style-name="P203">「お宅」is also used instead of「あなた」when speaking with someone unfamiliar to you, particularly when making complaints. Don't use「お宅」with friends or superiors, as it would be rude.</text:p>
      <text:p text:style-name="P203">ぽい捨て</text:p>
      <text:p text:style-name="P203">poi-sute</text:p>
      <text:p text:style-name="P203">litter</text:p>
      <text:p text:style-name="P203"/>
      <text:p text:style-name="P203"><text:soft-page-break/>There are many Japanese words that are used to describe sounds or appearances. 「ぽい」creates a mental image of something being tossed or thrown away. It's also written 「ポイ」.</text:p>
      <text:p text:style-name="P203">「ぽい捨て」refers to litter, or trash that's been left on the street. You can see signs and posters all over Japan that say「ぽい捨て禁止」and「ポイ捨て禁止」: No Littering!</text:p>
      <text:p text:style-name="P203">In some cases, people who litter may have to pay fines.</text:p>
      <text:p text:style-name="P203">ぽい捨て対策poi-sute taisakustrategies against littering</text:p>
      <text:p text:style-name="P203">登山をしているとき「ぽい捨て禁止」の看板を何度も見た。Tozan o shiteiru toki「poi-sute kinshi」no kanban o nando mo mita.I saw lots of signs saying "No Littering" when I went mountain climbing.</text:p>
      <text:p text:style-name="P203"/>
      <text:p text:style-name="P203">ルール</text:p>
      <text:p text:style-name="P203">ruuru</text:p>
      <text:p text:style-name="P203">rule</text:p>
      <text:p text:style-name="P203"/>
      <text:p text:style-name="P203">「ルール」is the Japanese version of the English word "rule." In Japanese, the word 「規則」can also be used to refer to rules. They mean the same thing, but「ルール」is more commonly used in sports. For rules at schools or companies, 「規則」is more common. Company rules are called「社則」, and school rules are called 「校則」.</text:p>
      <text:p text:style-name="P203">「決まり」is also used to refer to rules, but these are usually more general and vague.</text:p>
      <text:p text:style-name="P203">試合のルールブックを読んだ。Shiai no ruuru-bukku o yonda.I read the rulebook for the match.</text:p>
      <text:p text:style-name="P203">ごみ出しのルールがあることで、この町はいつもきれいだ。Gomi-dashi no ruuru ga aru koto de, kono machi wa itsumo kiree da.There are rules about putting out the trash, which is why our town is so clean.<text:change-end text:change-id="ct26375574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kaoGothic" svg:font-family="TakaoGothic" style:font-family-generic="system" style:font-pitch="variable"/>
    <style:font-face style:name="Ubuntu Light" svg:font-family="'Ubuntu Light'"/>
    <style:font-face style:name="apple-system" svg:font-family="apple-system, BlinkMacSystemFont, 'Helvetica Neue', 'Segoe UI', Helvetica, 'Hiragino Kaku Gothic ProN', 'Hiragino Kaku Gothic Pro', Meiry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Ubuntu Light" fo:font-size="12pt" fo:language="en" fo:country="US" style:letter-kerning="true" style:font-name-asian="DejaVu Sans" style:font-size-asian="10.5pt" style:language-asian="zxx" style:country-asian="none"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Ubuntu Light" fo:font-size="12pt" fo:language="en" fo:country="US" style:letter-kerning="true" style:font-name-asian="DejaVu Sans" style:font-size-asian="10.5pt" style:language-asian="zxx" style:country-asian="none"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2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Gothic" style:font-family-asian="TakaoGothi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Ubuntu Light" fo:font-family="'Ubuntu Ligh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gus Tris Atmaja</meta:initial-creator>
    <meta:creation-date>2021-02-11T08:27:59.950663385</meta:creation-date>
    <dc:date>2025-01-21T17:54:19.053163854</dc:date>
    <meta:editing-duration>P1DT21H20M16S</meta:editing-duration>
    <meta:editing-cycles>739</meta:editing-cycles>
    <meta:generator>LibreOffice/7.3.6.2$Linux_X86_64 LibreOffice_project/c28ca90fd6e1a19e189fc16c05f8f8924961e12e</meta:generator>
    <meta:document-statistic meta:table-count="0" meta:image-count="0" meta:object-count="0" meta:page-count="95" meta:paragraph-count="2174" meta:word-count="56718" meta:character-count="172327" meta:non-whitespace-character-count="148055"/>
  </office:meta>
</office:document-meta>
</file>